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008in"/>
    </style:style>
    <style:style style:name="co2" style:family="table-column">
      <style:table-column-properties fo:break-before="auto" style:column-width="0.889in"/>
    </style:style>
    <style:style style:name="co3" style:family="table-column">
      <style:table-column-properties fo:break-before="auto" style:column-width="0.8693in"/>
    </style:style>
    <style:style style:name="co4" style:family="table-column">
      <style:table-column-properties fo:break-before="auto" style:column-width="1.1429in"/>
    </style:style>
    <style:style style:name="co5" style:family="table-column">
      <style:table-column-properties fo:break-before="auto" style:column-width="1.7984in"/>
    </style:style>
    <style:style style:name="co6" style:family="table-column">
      <style:table-column-properties fo:break-before="auto" style:column-width="1.5602in"/>
    </style:style>
    <style:style style:name="co7" style:family="table-column">
      <style:table-column-properties fo:break-before="auto" style:column-width="1.3339in"/>
    </style:style>
    <style:style style:name="co8" style:family="table-column">
      <style:table-column-properties fo:break-before="auto" style:column-width="1.2744in"/>
    </style:style>
    <style:style style:name="co9" style:family="table-column">
      <style:table-column-properties fo:break-before="auto" style:column-width="1.2756in"/>
    </style:style>
    <style:style style:name="co10" style:family="table-column">
      <style:table-column-properties fo:break-before="auto" style:column-width="1.3398in"/>
    </style:style>
    <style:style style:name="co11" style:family="table-column">
      <style:table-column-properties fo:break-before="auto" style:column-width="0.711in"/>
    </style:style>
    <style:style style:name="co12" style:family="table-column">
      <style:table-column-properties fo:break-before="auto" style:column-width="1.1673in"/>
    </style:style>
    <style:style style:name="co13" style:family="table-column">
      <style:table-column-properties fo:break-before="auto" style:column-width="1.0929in"/>
    </style:style>
    <style:style style:name="co14" style:family="table-column">
      <style:table-column-properties fo:break-before="auto" style:column-width="1.1043in"/>
    </style:style>
    <style:style style:name="co15" style:family="table-column">
      <style:table-column-properties fo:break-before="auto" style:column-width="1.3457in"/>
    </style:style>
    <style:style style:name="co16" style:family="table-column">
      <style:table-column-properties fo:break-before="auto" style:column-width="1.5244in"/>
    </style:style>
    <style:style style:name="co17" style:family="table-column">
      <style:table-column-properties fo:break-before="auto" style:column-width="1.7752in"/>
    </style:style>
    <style:style style:name="co18" style:family="table-column">
      <style:table-column-properties fo:break-before="auto" style:column-width="5.2299in"/>
    </style:style>
    <style:style style:name="co19" style:family="table-column">
      <style:table-column-properties fo:break-before="auto" style:column-width="1.0957in"/>
    </style:style>
    <style:style style:name="ro1" style:family="table-row">
      <style:table-row-properties style:row-height="0.2409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9902in" fo:break-before="auto" style:use-optimal-row-height="true"/>
    </style:style>
    <style:style style:name="ro5" style:family="table-row">
      <style:table-row-properties style:row-height="0.178in" fo:break-before="auto" style:use-optimal-row-height="false"/>
    </style:style>
    <style:style style:name="ro6" style:family="table-row">
      <style:table-row-properties style:row-height="3.0862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5063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ackground-color="#ffff00"/>
    </style:style>
    <style:style style:name="ce3" style:family="table-cell" style:parent-style-name="Default">
      <style:table-cell-properties fo:border="0.06pt solid #000000"/>
    </style:style>
    <style:style style:name="ce4" style:family="table-cell" style:parent-style-name="Default">
      <style:table-cell-properties fo:background-color="#ff3333" fo:border="0.06pt solid #000000"/>
    </style:style>
    <style:style style:name="ce5" style:family="table-cell" style:parent-style-name="Default">
      <style:table-cell-properties fo:background-color="#ccffcc" fo:border="0.06pt solid #000000"/>
    </style:style>
    <style:style style:name="ce6" style:family="table-cell" style:parent-style-name="Default">
      <style:table-cell-properties fo:background-color="#ff3333"/>
    </style:style>
    <style:style style:name="ce7" style:family="table-cell" style:parent-style-name="Default">
      <style:table-cell-properties fo:background-color="#ccffcc"/>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9"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00" fo:border="0.06pt solid #000000"/>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ans" style:font-name-asian="Droid Sans Fallback" style:font-name-complex="FreeSans"/>
    </style:style>
    <style:style style:name="ce13" style:family="table-cell" style:parent-style-name="Default">
      <style:table-cell-properties fo:border="0.06pt solid #000000"/>
      <style:text-properties style:font-name="Liberation Sans" fo:font-size="12pt" fo:font-weight="bold" style:font-name-asian="Droid Sans Fallback" style:font-size-asian="12pt" style:font-weight-asian="bold" style:font-name-complex="FreeSans" style:font-size-complex="12pt" style:font-weight-complex="bold"/>
    </style:style>
    <style:style style:name="ce14" style:family="table-cell" style:parent-style-name="Default" style:data-style-name="N121">
      <style:table-cell-properties fo:background-color="#ff3333" fo:border="0.06pt solid #000000"/>
    </style:style>
    <style:style style:name="ce15" style:family="table-cell" style:parent-style-name="Default" style:data-style-name="N121">
      <style:table-cell-properties fo:background-color="#ccffcc" fo:border="0.06pt solid #000000"/>
    </style:style>
    <style:style style:name="ce16"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heet1" table:style-name="ta1">
        <table:table-column table:style-name="co1" table:default-cell-style-name="Default"/>
        <table:table-column table:style-name="co2" table:number-columns-repeated="3"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2" table:default-cell-style-name="Default"/>
        <table:table-column table:style-name="co9"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2" table:default-cell-style-name="Default"/>
        <table:table-column table:style-name="co15" table:default-cell-style-name="Default"/>
        <table:table-column table:style-name="co16" table:default-cell-style-name="Default"/>
        <table:table-column table:style-name="co2" table:number-columns-repeated="998" table:default-cell-style-name="Default"/>
        <table:table-row table:style-name="ro1">
          <table:table-cell/>
          <table:table-cell table:style-name="ce8" office:value-type="string" calcext:value-type="string" table:number-columns-spanned="3" table:number-rows-spanned="1">
            <text:p>Parametros Samples</text:p>
          </table:table-cell>
          <table:covered-table-cell table:number-columns-repeated="2" table:style-name="ce3"/>
          <table:table-cell table:style-name="ce8" office:value-type="string" calcext:value-type="string" table:number-columns-spanned="8" table:number-rows-spanned="1">
            <text:p>Parametros Training Cascade</text:p>
          </table:table-cell>
          <table:covered-table-cell table:number-columns-repeated="7" table:style-name="ce3"/>
          <table:table-cell table:style-name="ce3" table:number-columns-repeated="7"/>
          <table:table-cell table:style-name="ce8" office:value-type="string" calcext:value-type="string" table:number-columns-spanned="6" table:number-rows-spanned="1">
            <text:p>Results (numNeighbors 3-SizeMax 200x400)</text:p>
          </table:table-cell>
          <table:covered-table-cell table:number-columns-repeated="2" table:style-name="ce3"/>
          <table:covered-table-cell table:number-columns-repeated="2" table:style-name="ce16"/>
          <table:covered-table-cell table:style-name="ce3"/>
          <table:table-cell table:style-name="ce1" office:value-type="string" calcext:value-type="string">
            <text:p>numNeighbors</text:p>
          </table:table-cell>
          <table:table-cell table:number-columns-repeated="998"/>
        </table:table-row>
        <table:table-row table:style-name="ro2">
          <table:table-cell table:style-name="ce1"/>
          <table:table-cell table:style-name="ce9" office:value-type="string" calcext:value-type="string">
            <text:p>w</text:p>
          </table:table-cell>
          <table:table-cell table:style-name="ce9" office:value-type="string" calcext:value-type="string">
            <text:p>h</text:p>
          </table:table-cell>
          <table:table-cell table:style-name="ce9" office:value-type="string" calcext:value-type="string">
            <text:p>num</text:p>
          </table:table-cell>
          <table:table-cell table:style-name="ce9" office:value-type="string" calcext:value-type="string">
            <text:p>numPos</text:p>
          </table:table-cell>
          <table:table-cell table:style-name="ce9" office:value-type="string" calcext:value-type="string">
            <text:p>numNeg</text:p>
          </table:table-cell>
          <table:table-cell table:style-name="ce9" office:value-type="string" calcext:value-type="string">
            <text:p>minHitRate</text:p>
          </table:table-cell>
          <table:table-cell table:style-name="ce9" office:value-type="string" calcext:value-type="string">
            <text:p>maxFalseAlarmRate</text:p>
          </table:table-cell>
          <table:table-cell table:style-name="ce9" office:value-type="string" calcext:value-type="string">
            <text:p><text:s/>weightTrimRate</text:p>
          </table:table-cell>
          <table:table-cell table:style-name="ce9" office:value-type="string" calcext:value-type="string">
            <text:p>maxCatCount</text:p>
          </table:table-cell>
          <table:table-cell table:style-name="ce9" office:value-type="string" calcext:value-type="string">
            <text:p>maxWeakCount</text:p>
          </table:table-cell>
          <table:table-cell table:style-name="ce9" office:value-type="string" calcext:value-type="string">
            <text:p>numStages</text:p>
          </table:table-cell>
          <table:table-cell table:style-name="ce13" office:value-type="string" calcext:value-type="string">
            <text:p>featureType</text:p>
          </table:table-cell>
          <table:table-cell table:style-name="ce13" office:value-type="string" calcext:value-type="string">
            <text:p>maxxangle</text:p>
          </table:table-cell>
          <table:table-cell table:style-name="ce13" office:value-type="string" calcext:value-type="string">
            <text:p>maxyangle</text:p>
          </table:table-cell>
          <table:table-cell table:style-name="ce13" office:value-type="string" calcext:value-type="string">
            <text:p>maxzangle</text:p>
          </table:table-cell>
          <table:table-cell table:style-name="ce9" office:value-type="string" calcext:value-type="string">
            <text:p>precalcValBufSize</text:p>
          </table:table-cell>
          <table:table-cell table:style-name="ce9" office:value-type="string" calcext:value-type="string">
            <text:p>precalcIdxBufSize</text:p>
          </table:table-cell>
          <table:table-cell table:style-name="ce9" office:value-type="string" calcext:value-type="string">
            <text:p>mode</text:p>
          </table:table-cell>
          <table:table-cell table:style-name="ce9" office:value-type="string" calcext:value-type="string">
            <text:p>True Positive</text:p>
          </table:table-cell>
          <table:table-cell table:style-name="ce9" office:value-type="string" calcext:value-type="string">
            <text:p>False Positive</text:p>
          </table:table-cell>
          <table:table-cell table:style-name="ce9" office:value-type="string" calcext:value-type="string">
            <text:p>False Negative</text:p>
          </table:table-cell>
          <table:table-cell table:style-name="ce9" office:value-type="string" calcext:value-type="string">
            <text:p>Recall</text:p>
          </table:table-cell>
          <table:table-cell table:style-name="ce9" office:value-type="string" calcext:value-type="string">
            <text:p>Precision</text:p>
          </table:table-cell>
          <table:table-cell table:style-name="ce3" office:value-type="string" calcext:value-type="string">
            <text:p>PrecisionXRecall</text:p>
          </table:table-cell>
          <table:table-cell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table:number-columns-repeated="996"/>
        </table:table-row>
        <table:table-row table:style-name="ro3">
          <table:table-cell office:value-type="string" calcext:value-type="string">
            <text:p>Teste 4</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2187" calcext:value-type="float">
            <text:p>2187</text:p>
          </table:table-cell>
          <table:table-cell table:style-name="ce3" office:value-type="float" office:value="2077" calcext:value-type="float">
            <text:p>2077</text:p>
          </table:table-cell>
          <table:table-cell table:style-name="ce3" office:value-type="float" office:value="1099" calcext:value-type="float">
            <text:p>1099</text:p>
          </table:table-cell>
          <table:table-cell table:style-name="ce3" office:value-type="float" office:value="0.999" calcext:value-type="float">
            <text:p>0.999</text:p>
          </table:table-cell>
          <table:table-cell table:style-name="ce3" office:value-type="float" office:value="0.5" calcext:value-type="float">
            <text:p>0.5</text:p>
          </table:table-cell>
          <table:table-cell office:value-type="float" office:value="0.95" calcext:value-type="float">
            <text:p>0.95</text:p>
          </table:table-cell>
          <table:table-cell/>
          <table:table-cell office:value-type="float" office:value="100" calcext:value-type="float">
            <text:p>100</text:p>
          </table:table-cell>
          <table:table-cell office:value-type="float" office:value="20" calcext:value-type="float">
            <text:p>20</text:p>
          </table:table-cell>
          <table:table-cell table:style-name="ce3" office:value-type="string" calcext:value-type="string">
            <text:p>LBP</text:p>
          </table:table-cell>
          <table:table-cell table:number-columns-repeated="2" table:style-name="ce3" office:value-type="float" office:value="1.1" calcext:value-type="float">
            <text:p>1.1</text:p>
          </table:table-cell>
          <table:table-cell table:style-name="ce3" office:value-type="float" office:value="0.5" calcext:value-type="float">
            <text:p>0.5</text:p>
          </table:table-cell>
          <table:table-cell table:number-columns-repeated="2" table:style-name="ce3" office:value-type="float" office:value="2048" calcext:value-type="float">
            <text:p>2048</text:p>
          </table:table-cell>
          <table:table-cell table:style-name="ce3" office:value-type="string" calcext:value-type="string">
            <text:p>BASIC</text:p>
          </table:table-cell>
          <table:table-cell table:style-name="ce3" office:value-type="float" office:value="562" calcext:value-type="float">
            <text:p>562</text:p>
          </table:table-cell>
          <table:table-cell table:style-name="ce3" office:value-type="float" office:value="291" calcext:value-type="float">
            <text:p>291</text:p>
          </table:table-cell>
          <table:table-cell table:style-name="ce3" office:value-type="float" office:value="79" calcext:value-type="float">
            <text:p>79</text:p>
          </table:table-cell>
          <table:table-cell table:style-name="ce3" office:value-type="float" office:value="0.876755" calcext:value-type="float">
            <text:p>0.876755</text:p>
          </table:table-cell>
          <table:table-cell table:style-name="ce3" office:value-type="float" office:value="0.658851" calcext:value-type="float">
            <text:p>0.658851</text:p>
          </table:table-cell>
          <table:table-cell table:style-name="ce3" table:formula="of:=[.W3]*[.X3]" office:value-type="float" office:value="0.577650908505" calcext:value-type="float">
            <text:p>0.5776509085</text:p>
          </table:table-cell>
          <table:table-cell table:number-columns-repeated="999"/>
        </table:table-row>
        <table:table-row table:style-name="ro3">
          <table:table-cell office:value-type="string" calcext:value-type="string">
            <text:p>Teste 5</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2187" calcext:value-type="float">
            <text:p>2187</text:p>
          </table:table-cell>
          <table:table-cell table:style-name="ce3" office:value-type="float" office:value="2077" calcext:value-type="float">
            <text:p>2077</text:p>
          </table:table-cell>
          <table:table-cell table:style-name="ce3" office:value-type="float" office:value="1099" calcext:value-type="float">
            <text:p>1099</text:p>
          </table:table-cell>
          <table:table-cell table:style-name="ce3" office:value-type="float" office:value="0.999" calcext:value-type="float">
            <text:p>0.999</text:p>
          </table:table-cell>
          <table:table-cell table:style-name="ce3" office:value-type="float" office:value="0.5" calcext:value-type="float">
            <text:p>0.5</text:p>
          </table:table-cell>
          <table:table-cell table:style-name="ce3" office:value-type="float" office:value="0.95" calcext:value-type="float">
            <text:p>0.95</text:p>
          </table:table-cell>
          <table:table-cell table:style-name="ce3"/>
          <table:table-cell table:style-name="ce3" office:value-type="float" office:value="100" calcext:value-type="float">
            <text:p>100</text:p>
          </table:table-cell>
          <table:table-cell table:style-name="ce3" office:value-type="float" office:value="20" calcext:value-type="float">
            <text:p>20</text:p>
          </table:table-cell>
          <table:table-cell table:style-name="ce3" office:value-type="string" calcext:value-type="string">
            <text:p>LBP</text:p>
          </table:table-cell>
          <table:table-cell table:number-columns-repeated="2" table:style-name="ce3" office:value-type="float" office:value="1.1" calcext:value-type="float">
            <text:p>1.1</text:p>
          </table:table-cell>
          <table:table-cell table:style-name="ce3" office:value-type="float" office:value="0.5" calcext:value-type="float">
            <text:p>0.5</text:p>
          </table:table-cell>
          <table:table-cell table:number-columns-repeated="2" table:style-name="ce3" office:value-type="float" office:value="2048" calcext:value-type="float">
            <text:p>2048</text:p>
          </table:table-cell>
          <table:table-cell table:style-name="ce3" office:value-type="string" calcext:value-type="string">
            <text:p>ALL</text:p>
          </table:table-cell>
          <table:table-cell table:style-name="ce3" office:value-type="float" office:value="570" calcext:value-type="float">
            <text:p>570</text:p>
          </table:table-cell>
          <table:table-cell table:style-name="ce3" office:value-type="float" office:value="395" calcext:value-type="float">
            <text:p>395</text:p>
          </table:table-cell>
          <table:table-cell table:style-name="ce3" office:value-type="float" office:value="71" calcext:value-type="float">
            <text:p>71</text:p>
          </table:table-cell>
          <table:table-cell table:style-name="ce3" office:value-type="float" office:value="0.889236" calcext:value-type="float">
            <text:p>0.889236</text:p>
          </table:table-cell>
          <table:table-cell table:style-name="ce3" office:value-type="float" office:value="0.590674" calcext:value-type="float">
            <text:p>0.590674</text:p>
          </table:table-cell>
          <table:table-cell table:style-name="ce3" table:formula="of:=[.W4]*[.X4]" office:value-type="float" office:value="0.525248585064" calcext:value-type="float">
            <text:p>0.5252485851</text:p>
          </table:table-cell>
          <table:table-cell table:number-columns-repeated="999"/>
        </table:table-row>
        <table:table-row table:style-name="ro3">
          <table:table-cell office:value-type="string" calcext:value-type="string">
            <text:p>Teste 6</text:p>
          </table:table-cell>
          <table:table-cell table:style-name="ce3" office:value-type="float" office:value="9" calcext:value-type="float">
            <text:p>9</text:p>
          </table:table-cell>
          <table:table-cell table:style-name="ce3" office:value-type="float" office:value="21" calcext:value-type="float">
            <text:p>21</text:p>
          </table:table-cell>
          <table:table-cell office:value-type="float" office:value="2187" calcext:value-type="float">
            <text:p>2187</text:p>
          </table:table-cell>
          <table:table-cell table:style-name="ce3" office:value-type="float" office:value="1800" calcext:value-type="float">
            <text:p>1800</text:p>
          </table:table-cell>
          <table:table-cell table:style-name="ce3" office:value-type="float" office:value="1101" calcext:value-type="float">
            <text:p>1101</text:p>
          </table:table-cell>
          <table:table-cell table:style-name="ce3" office:value-type="float" office:value="0.99" calcext:value-type="float">
            <text:p>0.99</text:p>
          </table:table-cell>
          <table:table-cell table:style-name="ce3" office:value-type="float" office:value="0.5" calcext:value-type="float">
            <text:p>0.5</text:p>
          </table:table-cell>
          <table:table-cell table:style-name="ce3" office:value-type="float" office:value="0.949" calcext:value-type="float">
            <text:p>0.949</text:p>
          </table:table-cell>
          <table:table-cell table:style-name="ce3"/>
          <table:table-cell table:style-name="ce3" office:value-type="float" office:value="256" calcext:value-type="float">
            <text:p>256</text:p>
          </table:table-cell>
          <table:table-cell table:style-name="ce3" office:value-type="float" office:value="20" calcext:value-type="float">
            <text:p>20</text:p>
          </table:table-cell>
          <table:table-cell table:style-name="ce3" office:value-type="string" calcext:value-type="string">
            <text:p>LBP</text:p>
          </table:table-cell>
          <table:table-cell table:number-columns-repeated="2" table:style-name="ce3" office:value-type="float" office:value="1.1" calcext:value-type="float">
            <text:p>1.1</text:p>
          </table:table-cell>
          <table:table-cell table:style-name="ce3" office:value-type="float" office:value="0.5" calcext:value-type="float">
            <text:p>0.5</text:p>
          </table:table-cell>
          <table:table-cell table:number-columns-repeated="2" table:style-name="ce3" office:value-type="float" office:value="2048" calcext:value-type="float">
            <text:p>2048</text:p>
          </table:table-cell>
          <table:table-cell table:style-name="ce3" office:value-type="string" calcext:value-type="string">
            <text:p>ALL</text:p>
          </table:table-cell>
          <table:table-cell office:value-type="float" office:value="497" calcext:value-type="float">
            <text:p>497</text:p>
          </table:table-cell>
          <table:table-cell office:value-type="float" office:value="37" calcext:value-type="float">
            <text:p>37</text:p>
          </table:table-cell>
          <table:table-cell office:value-type="float" office:value="144" calcext:value-type="float">
            <text:p>144</text:p>
          </table:table-cell>
          <table:table-cell office:value-type="float" office:value="0.775351" calcext:value-type="float">
            <text:p>0.775351</text:p>
          </table:table-cell>
          <table:table-cell table:style-name="ce3" office:value-type="float" office:value="0.930712" calcext:value-type="float">
            <text:p>0.930712</text:p>
          </table:table-cell>
          <table:table-cell table:style-name="ce3" table:formula="of:=[.W5]*[.X5]" office:value-type="float" office:value="0.721628479912" calcext:value-type="float">
            <text:p>0.7216284799</text:p>
          </table:table-cell>
          <table:table-cell table:number-columns-repeated="999"/>
        </table:table-row>
        <table:table-row table:style-name="ro3">
          <table:table-cell table:style-name="ce2" office:value-type="string" calcext:value-type="string">
            <text:p>Teste 7</text:p>
          </table:table-cell>
          <table:table-cell table:style-name="ce10" office:value-type="float" office:value="9" calcext:value-type="float">
            <text:p>9</text:p>
          </table:table-cell>
          <table:table-cell table:style-name="ce10" office:value-type="float" office:value="21" calcext:value-type="float">
            <text:p>21</text:p>
          </table:table-cell>
          <table:table-cell table:style-name="ce10" office:value-type="float" office:value="2187" calcext:value-type="float">
            <text:p>2187</text:p>
          </table:table-cell>
          <table:table-cell table:style-name="ce10" office:value-type="float" office:value="1810" calcext:value-type="float">
            <text:p>1810</text:p>
          </table:table-cell>
          <table:table-cell table:style-name="ce10" office:value-type="float" office:value="1101" calcext:value-type="float">
            <text:p>1101</text:p>
          </table:table-cell>
          <table:table-cell table:style-name="ce10" office:value-type="float" office:value="0.99" calcext:value-type="float">
            <text:p>0.99</text:p>
          </table:table-cell>
          <table:table-cell table:style-name="ce10" office:value-type="float" office:value="0.5" calcext:value-type="float">
            <text:p>0.5</text:p>
          </table:table-cell>
          <table:table-cell table:style-name="ce10" office:value-type="float" office:value="0.949" calcext:value-type="float">
            <text:p>0.949</text:p>
          </table:table-cell>
          <table:table-cell table:style-name="ce2" office:value-type="float" office:value="256" calcext:value-type="float">
            <text:p>256</text:p>
          </table:table-cell>
          <table:table-cell table:style-name="ce10" office:value-type="float" office:value="100" calcext:value-type="float">
            <text:p>100</text:p>
          </table:table-cell>
          <table:table-cell table:style-name="ce10" office:value-type="float" office:value="20" calcext:value-type="float">
            <text:p>20</text:p>
          </table:table-cell>
          <table:table-cell table:style-name="ce10" office:value-type="string" calcext:value-type="string">
            <text:p>LBP</text:p>
          </table:table-cell>
          <table:table-cell table:number-columns-repeated="2" table:style-name="ce10" office:value-type="float" office:value="1.1" calcext:value-type="float">
            <text:p>1.1</text:p>
          </table:table-cell>
          <table:table-cell table:style-name="ce10" office:value-type="float" office:value="0.5" calcext:value-type="float">
            <text:p>0.5</text:p>
          </table:table-cell>
          <table:table-cell table:number-columns-repeated="2" table:style-name="ce10" office:value-type="float" office:value="2048" calcext:value-type="float">
            <text:p>2048</text:p>
          </table:table-cell>
          <table:table-cell table:style-name="ce10" office:value-type="string" calcext:value-type="string">
            <text:p>ALL</text:p>
          </table:table-cell>
          <table:table-cell table:style-name="ce10" office:value-type="float" office:value="513" calcext:value-type="float">
            <text:p>513</text:p>
          </table:table-cell>
          <table:table-cell table:style-name="ce10" office:value-type="float" office:value="34" calcext:value-type="float">
            <text:p>34</text:p>
          </table:table-cell>
          <table:table-cell table:style-name="ce10" office:value-type="float" office:value="128" calcext:value-type="float">
            <text:p>128</text:p>
          </table:table-cell>
          <table:table-cell table:style-name="ce10" office:value-type="float" office:value="0.800312" calcext:value-type="float">
            <text:p>0.800312</text:p>
          </table:table-cell>
          <table:table-cell table:style-name="ce10" office:value-type="float" office:value="0.937843" calcext:value-type="float">
            <text:p>0.937843</text:p>
          </table:table-cell>
          <table:table-cell table:style-name="ce3" table:formula="of:=[.W6]*[.X6]" office:value-type="float" office:value="0.750567007016" calcext:value-type="float">
            <text:p>0.750567007</text:p>
          </table:table-cell>
          <table:table-cell table:style-name="ce2" table:number-columns-repeated="999"/>
        </table:table-row>
        <table:table-row table:style-name="ro3">
          <table:table-cell office:value-type="string" calcext:value-type="string">
            <text:p>Teste 8</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3" office:value-type="float" office:value="2187" calcext:value-type="float">
            <text:p>2187</text:p>
          </table:table-cell>
          <table:table-cell table:style-name="ce3" office:value-type="float" office:value="1810" calcext:value-type="float">
            <text:p>1810</text:p>
          </table:table-cell>
          <table:table-cell table:style-name="ce3" office:value-type="float" office:value="1101" calcext:value-type="float">
            <text:p>1101</text:p>
          </table:table-cell>
          <table:table-cell table:style-name="ce3" office:value-type="float" office:value="0.99" calcext:value-type="float">
            <text:p>0.99</text:p>
          </table:table-cell>
          <table:table-cell table:style-name="ce3" office:value-type="float" office:value="0.5" calcext:value-type="float">
            <text:p>0.5</text:p>
          </table:table-cell>
          <table:table-cell table:style-name="ce12" office:value-type="float" office:value="0.949" calcext:value-type="float">
            <text:p>0.949</text:p>
          </table:table-cell>
          <table:table-cell table:style-name="ce3" office:value-type="float" office:value="256" calcext:value-type="float">
            <text:p>256</text:p>
          </table:table-cell>
          <table:table-cell table:style-name="ce3" office:value-type="float" office:value="100" calcext:value-type="float">
            <text:p>100</text:p>
          </table:table-cell>
          <table:table-cell table:style-name="ce3" office:value-type="float" office:value="25" calcext:value-type="float">
            <text:p>25</text:p>
          </table:table-cell>
          <table:table-cell table:style-name="ce3" office:value-type="string" calcext:value-type="string">
            <text:p>LBP</text:p>
          </table:table-cell>
          <table:table-cell table:number-columns-repeated="2" table:style-name="ce3" office:value-type="float" office:value="1.1" calcext:value-type="float">
            <text:p>1.1</text:p>
          </table:table-cell>
          <table:table-cell table:style-name="ce3" office:value-type="float" office:value="0.5" calcext:value-type="float">
            <text:p>0.5</text:p>
          </table:table-cell>
          <table:table-cell table:number-columns-repeated="2"/>
          <table:table-cell table:style-name="ce3" office:value-type="string" calcext:value-type="string">
            <text:p>ALL</text:p>
          </table:table-cell>
          <table:table-cell table:style-name="ce3" table:number-columns-repeated="5"/>
          <table:table-cell table:style-name="ce3" table:formula="of:=[.W7]*[.X7]" office:value-type="float" office:value="0" calcext:value-type="float">
            <text:p>0</text:p>
          </table:table-cell>
          <table:table-cell table:number-columns-repeated="999"/>
        </table:table-row>
        <table:table-row table:style-name="ro3">
          <table:table-cell table:style-name="ce3" office:value-type="string" calcext:value-type="string">
            <text:p>Teste 9-Tiago</text:p>
          </table:table-cell>
          <table:table-cell table:style-name="ce3" table:number-columns-repeated="23"/>
          <table:table-cell table:style-name="ce3" table:formula="of:=[.W8]*[.X8]" office:value-type="float" office:value="0" calcext:value-type="float">
            <text:p>0</text:p>
          </table:table-cell>
          <table:table-cell table:style-name="ce3" table:number-columns-repeated="999"/>
        </table:table-row>
        <table:table-row table:style-name="ro3">
          <table:table-cell table:style-name="ce4" office:value-type="string" calcext:value-type="string">
            <text:p>Teste 10</text:p>
          </table:table-cell>
          <table:table-cell table:style-name="ce4" office:value-type="float" office:value="9" calcext:value-type="float">
            <text:p>9</text:p>
          </table:table-cell>
          <table:table-cell table:style-name="ce4" office:value-type="float" office:value="21" calcext:value-type="float">
            <text:p>21</text:p>
          </table:table-cell>
          <table:table-cell table:style-name="ce4" office:value-type="float" office:value="2052" calcext:value-type="float">
            <text:p>2052</text:p>
          </table:table-cell>
          <table:table-cell table:style-name="ce4" office:value-type="float" office:value="1744" calcext:value-type="float">
            <text:p>1744</text:p>
          </table:table-cell>
          <table:table-cell table:style-name="ce4" office:value-type="float" office:value="1101" calcext:value-type="float">
            <text:p>1101</text:p>
          </table:table-cell>
          <table:table-cell table:style-name="ce4" office:value-type="float" office:value="0.999" calcext:value-type="float">
            <text:p>0.999</text:p>
          </table:table-cell>
          <table:table-cell table:style-name="ce4" office:value-type="float" office:value="0.5" calcext:value-type="float">
            <text:p>0.5</text:p>
          </table:table-cell>
          <table:table-cell table:style-name="ce4" office:value-type="float" office:value="0.95" calcext:value-type="float">
            <text:p>0.95</text:p>
          </table:table-cell>
          <table:table-cell table:style-name="ce4" office:value-type="float" office:value="256" calcext:value-type="float">
            <text:p>256</text:p>
          </table:table-cell>
          <table:table-cell table:style-name="ce4" office:value-type="float" office:value="100" calcext:value-type="float">
            <text:p>100</text:p>
          </table:table-cell>
          <table:table-cell table:style-name="ce4" office:value-type="float" office:value="20" calcext:value-type="float">
            <text:p>20</text:p>
          </table:table-cell>
          <table:table-cell table:style-name="ce4" office:value-type="string" calcext:value-type="string">
            <text:p>LBP</text:p>
          </table:table-cell>
          <table:table-cell table:number-columns-repeated="3" table:style-name="ce14" office:value-type="float" office:value="0" calcext:value-type="float">
            <text:p>0.0</text:p>
          </table:table-cell>
          <table:table-cell table:number-columns-repeated="2" table:style-name="ce4" office:value-type="float" office:value="2048" calcext:value-type="float">
            <text:p>2048</text:p>
          </table:table-cell>
          <table:table-cell table:style-name="ce4" office:value-type="string" calcext:value-type="string">
            <text:p>ALL</text:p>
          </table:table-cell>
          <table:table-cell table:style-name="ce4" office:value-type="float" office:value="690" calcext:value-type="float">
            <text:p>690</text:p>
          </table:table-cell>
          <table:table-cell table:style-name="ce4" office:value-type="float" office:value="266" calcext:value-type="float">
            <text:p>266</text:p>
          </table:table-cell>
          <table:table-cell table:style-name="ce4" office:value-type="float" office:value="180" calcext:value-type="float">
            <text:p>180</text:p>
          </table:table-cell>
          <table:table-cell table:style-name="ce4" office:value-type="float" office:value="0.793103" calcext:value-type="float">
            <text:p>0.793103</text:p>
          </table:table-cell>
          <table:table-cell table:style-name="ce4" office:value-type="float" office:value="0.721757" calcext:value-type="float">
            <text:p>0.721757</text:p>
          </table:table-cell>
          <table:table-cell table:style-name="ce3" table:formula="of:=[.W9]*[.X9]" office:value-type="float" office:value="0.572427641971" calcext:value-type="float">
            <text:p>0.572427642</text:p>
          </table:table-cell>
          <table:table-cell table:style-name="ce4" table:number-columns-repeated="999"/>
        </table:table-row>
        <table:table-row table:style-name="ro3">
          <table:table-cell table:style-name="ce5" office:value-type="string" calcext:value-type="string">
            <text:p>Teste 11</text:p>
          </table:table-cell>
          <table:table-cell table:style-name="ce5" office:value-type="float" office:value="9" calcext:value-type="float">
            <text:p>9</text:p>
          </table:table-cell>
          <table:table-cell table:style-name="ce5" office:value-type="float" office:value="21" calcext:value-type="float">
            <text:p>21</text:p>
          </table:table-cell>
          <table:table-cell table:style-name="ce5" office:value-type="float" office:value="2052" calcext:value-type="float">
            <text:p>2052</text:p>
          </table:table-cell>
          <table:table-cell table:style-name="ce5" office:value-type="float" office:value="2000" calcext:value-type="float">
            <text:p>2000</text:p>
          </table:table-cell>
          <table:table-cell table:style-name="ce5" office:value-type="float" office:value="1101" calcext:value-type="float">
            <text:p>1101</text:p>
          </table:table-cell>
          <table:table-cell table:style-name="ce5" office:value-type="float" office:value="0.999" calcext:value-type="float">
            <text:p>0.999</text:p>
          </table:table-cell>
          <table:table-cell table:style-name="ce5" office:value-type="float" office:value="0.5" calcext:value-type="float">
            <text:p>0.5</text:p>
          </table:table-cell>
          <table:table-cell table:style-name="ce5" office:value-type="float" office:value="0.95" calcext:value-type="float">
            <text:p>0.95</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15" calcext:value-type="float">
            <text:p>15</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number-columns-repeated="2" table:style-name="ce5" office:value-type="float" office:value="2048" calcext:value-type="float">
            <text:p>2048</text:p>
          </table:table-cell>
          <table:table-cell table:style-name="ce5" office:value-type="string" calcext:value-type="string">
            <text:p>ALL</text:p>
          </table:table-cell>
          <table:table-cell table:style-name="ce5" office:value-type="float" office:value="731" calcext:value-type="float">
            <text:p>731</text:p>
          </table:table-cell>
          <table:table-cell table:style-name="ce5" office:value-type="float" office:value="5384" calcext:value-type="float">
            <text:p>5384</text:p>
          </table:table-cell>
          <table:table-cell table:style-name="ce5" office:value-type="float" office:value="139" calcext:value-type="float">
            <text:p>139</text:p>
          </table:table-cell>
          <table:table-cell table:style-name="ce5" office:value-type="float" office:value="0.8" calcext:value-type="float">
            <text:p>0.8</text:p>
          </table:table-cell>
          <table:table-cell table:style-name="ce5" office:value-type="float" office:value="0.119" calcext:value-type="float">
            <text:p>0.119</text:p>
          </table:table-cell>
          <table:table-cell table:style-name="ce3" table:formula="of:=[.W10]*[.X10]" office:value-type="float" office:value="0.0952" calcext:value-type="float">
            <text:p>0.0952</text:p>
          </table:table-cell>
          <table:table-cell table:style-name="ce5" table:number-columns-repeated="999"/>
        </table:table-row>
        <table:table-row table:style-name="ro3">
          <table:table-cell table:style-name="ce5" office:value-type="string" calcext:value-type="string">
            <text:p>Teste 12</text:p>
          </table:table-cell>
          <table:table-cell table:style-name="ce5" office:value-type="float" office:value="9" calcext:value-type="float">
            <text:p>9</text:p>
          </table:table-cell>
          <table:table-cell table:style-name="ce5" office:value-type="float" office:value="21" calcext:value-type="float">
            <text:p>21</text:p>
          </table:table-cell>
          <table:table-cell table:style-name="ce5" office:value-type="float" office:value="2052" calcext:value-type="float">
            <text:p>2052</text:p>
          </table:table-cell>
          <table:table-cell table:style-name="ce5" office:value-type="float" office:value="2020" calcext:value-type="float">
            <text:p>2020</text:p>
          </table:table-cell>
          <table:table-cell table:style-name="ce5" office:value-type="float" office:value="1101" calcext:value-type="float">
            <text:p>1101</text:p>
          </table:table-cell>
          <table:table-cell table:style-name="ce5" office:value-type="float" office:value="0.999" calcext:value-type="float">
            <text:p>0.999</text:p>
          </table:table-cell>
          <table:table-cell table:style-name="ce5" office:value-type="float" office:value="0.5" calcext:value-type="float">
            <text:p>0.5</text:p>
          </table:table-cell>
          <table:table-cell table:style-name="ce5" office:value-type="float" office:value="0.95" calcext:value-type="float">
            <text:p>0.95</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18" calcext:value-type="float">
            <text:p>18</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number-columns-repeated="2" table:style-name="ce5" office:value-type="float" office:value="2048" calcext:value-type="float">
            <text:p>2048</text:p>
          </table:table-cell>
          <table:table-cell table:style-name="ce5" office:value-type="string" calcext:value-type="string">
            <text:p>ALL</text:p>
          </table:table-cell>
          <table:table-cell table:style-name="ce5" office:value-type="float" office:value="706" calcext:value-type="float">
            <text:p>706</text:p>
          </table:table-cell>
          <table:table-cell table:style-name="ce5" office:value-type="float" office:value="611" calcext:value-type="float">
            <text:p>611</text:p>
          </table:table-cell>
          <table:table-cell table:style-name="ce5" office:value-type="float" office:value="164" calcext:value-type="float">
            <text:p>164</text:p>
          </table:table-cell>
          <table:table-cell table:style-name="ce5" office:value-type="float" office:value="0.811" calcext:value-type="float">
            <text:p>0.811</text:p>
          </table:table-cell>
          <table:table-cell table:style-name="ce5" office:value-type="float" office:value="0.536067" calcext:value-type="float">
            <text:p>0.536067</text:p>
          </table:table-cell>
          <table:table-cell table:style-name="ce3" table:formula="of:=[.W11]*[.X11]" office:value-type="float" office:value="0.434750337" calcext:value-type="float">
            <text:p>0.434750337</text:p>
          </table:table-cell>
          <table:table-cell table:style-name="ce5" table:number-columns-repeated="999"/>
        </table:table-row>
        <table:table-row table:style-name="ro3">
          <table:table-cell table:style-name="ce5" office:value-type="string" calcext:value-type="string">
            <text:p>Teste 13</text:p>
          </table:table-cell>
          <table:table-cell table:style-name="ce5" office:value-type="float" office:value="9" calcext:value-type="float">
            <text:p>9</text:p>
          </table:table-cell>
          <table:table-cell table:style-name="ce5" office:value-type="float" office:value="21" calcext:value-type="float">
            <text:p>21</text:p>
          </table:table-cell>
          <table:table-cell table:style-name="ce5" office:value-type="float" office:value="2052" calcext:value-type="float">
            <text:p>2052</text:p>
          </table:table-cell>
          <table:table-cell table:style-name="ce5" office:value-type="float" office:value="2020" calcext:value-type="float">
            <text:p>2020</text:p>
          </table:table-cell>
          <table:table-cell table:style-name="ce5" office:value-type="float" office:value="1101" calcext:value-type="float">
            <text:p>1101</text:p>
          </table:table-cell>
          <table:table-cell table:style-name="ce5" office:value-type="float" office:value="0.999" calcext:value-type="float">
            <text:p>0.999</text:p>
          </table:table-cell>
          <table:table-cell table:style-name="ce5" office:value-type="float" office:value="0.5" calcext:value-type="float">
            <text:p>0.5</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17" calcext:value-type="float">
            <text:p>17</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number-columns-repeated="2" table:style-name="ce5" office:value-type="float" office:value="2048" calcext:value-type="float">
            <text:p>2048</text:p>
          </table:table-cell>
          <table:table-cell table:style-name="ce5" office:value-type="string" calcext:value-type="string">
            <text:p>ALL</text:p>
          </table:table-cell>
          <table:table-cell table:style-name="ce5" table:number-columns-repeated="5"/>
          <table:table-cell table:style-name="ce3" table:formula="of:=[.W12]*[.X12]" office:value-type="float" office:value="0" calcext:value-type="float">
            <text:p>0</text:p>
          </table:table-cell>
          <table:table-cell table:style-name="ce5" table:number-columns-repeated="999"/>
        </table:table-row>
        <table:table-row table:style-name="ro3">
          <table:table-cell table:style-name="ce4" office:value-type="string" calcext:value-type="string">
            <text:p>Teste 14</text:p>
          </table:table-cell>
          <table:table-cell table:style-name="ce4" office:value-type="float" office:value="9" calcext:value-type="float">
            <text:p>9</text:p>
          </table:table-cell>
          <table:table-cell table:style-name="ce4" office:value-type="float" office:value="22" calcext:value-type="float">
            <text:p>22</text:p>
          </table:table-cell>
          <table:table-cell table:style-name="ce4" office:value-type="float" office:value="2052" calcext:value-type="float">
            <text:p>2052</text:p>
          </table:table-cell>
          <table:table-cell table:style-name="ce4" office:value-type="float" office:value="2020" calcext:value-type="float">
            <text:p>2020</text:p>
          </table:table-cell>
          <table:table-cell table:style-name="ce4" office:value-type="float" office:value="1101" calcext:value-type="float">
            <text:p>1101</text:p>
          </table:table-cell>
          <table:table-cell table:style-name="ce4" office:value-type="float" office:value="0.999" calcext:value-type="float">
            <text:p>0.999</text:p>
          </table:table-cell>
          <table:table-cell table:style-name="ce4" office:value-type="float" office:value="0.5" calcext:value-type="float">
            <text:p>0.5</text:p>
          </table:table-cell>
          <table:table-cell table:style-name="ce4" office:value-type="float" office:value="0.95" calcext:value-type="float">
            <text:p>0.95</text:p>
          </table:table-cell>
          <table:table-cell table:style-name="ce4" office:value-type="float" office:value="256" calcext:value-type="float">
            <text:p>256</text:p>
          </table:table-cell>
          <table:table-cell table:style-name="ce4" office:value-type="float" office:value="100" calcext:value-type="float">
            <text:p>100</text:p>
          </table:table-cell>
          <table:table-cell table:style-name="ce4" office:value-type="float" office:value="20" calcext:value-type="float">
            <text:p>20</text:p>
          </table:table-cell>
          <table:table-cell table:style-name="ce4" office:value-type="string" calcext:value-type="string">
            <text:p>LBP</text:p>
          </table:table-cell>
          <table:table-cell table:number-columns-repeated="3" table:style-name="ce14" office:value-type="float" office:value="0" calcext:value-type="float">
            <text:p>0.0</text:p>
          </table:table-cell>
          <table:table-cell table:number-columns-repeated="2" table:style-name="ce4" office:value-type="float" office:value="2048" calcext:value-type="float">
            <text:p>2048</text:p>
          </table:table-cell>
          <table:table-cell table:style-name="ce4" office:value-type="string" calcext:value-type="string">
            <text:p>ALL</text:p>
          </table:table-cell>
          <table:table-cell table:style-name="ce4" office:value-type="float" office:value="693" calcext:value-type="float">
            <text:p>693</text:p>
          </table:table-cell>
          <table:table-cell table:style-name="ce4" office:value-type="float" office:value="539" calcext:value-type="float">
            <text:p>539</text:p>
          </table:table-cell>
          <table:table-cell table:style-name="ce4" office:value-type="float" office:value="177" calcext:value-type="float">
            <text:p>177</text:p>
          </table:table-cell>
          <table:table-cell table:style-name="ce4" office:value-type="float" office:value="0.796552" calcext:value-type="float">
            <text:p>0.796552</text:p>
          </table:table-cell>
          <table:table-cell table:style-name="ce4" office:value-type="float" office:value="0.5625" calcext:value-type="float">
            <text:p>0.5625</text:p>
          </table:table-cell>
          <table:table-cell table:style-name="ce3" table:formula="of:=[.W13]*[.X13]" office:value-type="float" office:value="0.4480605" calcext:value-type="float">
            <text:p>0.4480605</text:p>
          </table:table-cell>
          <table:table-cell table:style-name="ce4" table:number-columns-repeated="999"/>
        </table:table-row>
        <table:table-row table:style-name="ro3">
          <table:table-cell table:style-name="ce5" office:value-type="string" calcext:value-type="string">
            <text:p>Teste 15</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2052" calcext:value-type="float">
            <text:p>2052</text:p>
          </table:table-cell>
          <table:table-cell table:style-name="ce5" office:value-type="float" office:value="1810" calcext:value-type="float">
            <text:p>1810</text:p>
          </table:table-cell>
          <table:table-cell table:style-name="ce5" office:value-type="float" office:value="1101" calcext:value-type="float">
            <text:p>1101</text:p>
          </table:table-cell>
          <table:table-cell table:style-name="ce5" office:value-type="float" office:value="0.999" calcext:value-type="float">
            <text:p>0.999</text:p>
          </table:table-cell>
          <table:table-cell table:style-name="ce5" office:value-type="float" office:value="0.5" calcext:value-type="float">
            <text:p>0.5</text:p>
          </table:table-cell>
          <table:table-cell table:style-name="ce5" office:value-type="float" office:value="0.95" calcext:value-type="float">
            <text:p>0.95</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0" calcext:value-type="float">
            <text:p>20</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table:number-columns-repeated="2"/>
          <table:table-cell table:style-name="ce5" office:value-type="string" calcext:value-type="string">
            <text:p>ALL</text:p>
          </table:table-cell>
          <table:table-cell table:style-name="ce5" office:value-type="float" office:value="616" calcext:value-type="float">
            <text:p>616</text:p>
          </table:table-cell>
          <table:table-cell table:style-name="ce5" office:value-type="float" office:value="149" calcext:value-type="float">
            <text:p>149</text:p>
          </table:table-cell>
          <table:table-cell table:style-name="ce5" office:value-type="float" office:value="412" calcext:value-type="float">
            <text:p>412</text:p>
          </table:table-cell>
          <table:table-cell office:value-type="float" office:value="0.599222" calcext:value-type="float">
            <text:p>0.599222</text:p>
          </table:table-cell>
          <table:table-cell table:style-name="ce5" office:value-type="float" office:value="0.805229" calcext:value-type="float">
            <text:p>0.805229</text:p>
          </table:table-cell>
          <table:table-cell table:style-name="ce3" table:formula="of:=[.W14]*[.X14]" office:value-type="float" office:value="0.482510931838" calcext:value-type="float">
            <text:p>0.4825109318</text:p>
          </table:table-cell>
          <table:table-cell table:style-name="ce5" table:number-columns-repeated="999"/>
        </table:table-row>
        <table:table-row table:style-name="ro3">
          <table:table-cell table:style-name="ce5" office:value-type="string" calcext:value-type="string">
            <text:p>Teste 16</text:p>
          </table:table-cell>
          <table:table-cell table:style-name="ce5" office:value-type="float" office:value="10" calcext:value-type="float">
            <text:p>10</text:p>
          </table:table-cell>
          <table:table-cell table:style-name="ce5" office:value-type="float" office:value="24" calcext:value-type="float">
            <text:p>24</text:p>
          </table:table-cell>
          <table:table-cell table:style-name="ce5" office:value-type="float" office:value="2052" calcext:value-type="float">
            <text:p>2052</text:p>
          </table:table-cell>
          <table:table-cell table:style-name="ce5" office:value-type="float" office:value="1810" calcext:value-type="float">
            <text:p>1810</text:p>
          </table:table-cell>
          <table:table-cell table:style-name="ce5" office:value-type="float" office:value="1101" calcext:value-type="float">
            <text:p>1101</text:p>
          </table:table-cell>
          <table:table-cell table:style-name="ce5" office:value-type="float" office:value="0.999" calcext:value-type="float">
            <text:p>0.999</text:p>
          </table:table-cell>
          <table:table-cell table:style-name="ce5" office:value-type="float" office:value="0.4" calcext:value-type="float">
            <text:p>0.4</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5" calcext:value-type="float">
            <text:p>25</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table:number-columns-repeated="2"/>
          <table:table-cell table:style-name="ce5" office:value-type="string" calcext:value-type="string">
            <text:p>ALL</text:p>
          </table:table-cell>
          <table:table-cell table:style-name="ce3" office:value-type="float" office:value="519" calcext:value-type="float">
            <text:p>519</text:p>
          </table:table-cell>
          <table:table-cell table:style-name="ce3" office:value-type="float" office:value="3" calcext:value-type="float">
            <text:p>3</text:p>
          </table:table-cell>
          <table:table-cell table:style-name="ce3" office:value-type="float" office:value="509" calcext:value-type="float">
            <text:p>509</text:p>
          </table:table-cell>
          <table:table-cell table:style-name="ce3" office:value-type="float" office:value="0.504864" calcext:value-type="float">
            <text:p>0.504864</text:p>
          </table:table-cell>
          <table:table-cell table:style-name="ce3" office:value-type="float" office:value="0.994253" calcext:value-type="float">
            <text:p>0.994253</text:p>
          </table:table-cell>
          <table:table-cell table:style-name="ce3" table:formula="of:=[.W15]*[.X15]" office:value-type="float" office:value="0.501962546592" calcext:value-type="float">
            <text:p>0.5019625466</text:p>
          </table:table-cell>
          <table:table-cell table:number-columns-repeated="999"/>
        </table:table-row>
        <table:table-row table:style-name="ro3">
          <table:table-cell/>
          <table:table-cell table:style-name="ce3" table:number-columns-repeated="20"/>
          <table:table-cell/>
          <table:table-cell table:style-name="ce3" table:number-columns-repeated="2"/>
          <table:table-cell table:style-name="ce3" table:formula="of:=[.W16]*[.X16]" office:value-type="float" office:value="0" calcext:value-type="float">
            <text:p>0</text:p>
          </table:table-cell>
          <table:table-cell table:number-columns-repeated="999"/>
        </table:table-row>
        <table:table-row table:style-name="ro3">
          <table:table-cell office:value-type="string" calcext:value-type="string">
            <text:p>Maquina-Edilson</text:p>
          </table:table-cell>
          <table:table-cell table:style-name="ce3" table:number-columns-repeated="23"/>
          <table:table-cell table:style-name="ce3" table:formula="of:=[.W17]*[.X17]" office:value-type="float" office:value="0" calcext:value-type="float">
            <text:p>0</text:p>
          </table:table-cell>
          <table:table-cell table:number-columns-repeated="999"/>
        </table:table-row>
        <table:table-row table:style-name="ro3">
          <table:table-cell table:style-name="ce4" office:value-type="string" calcext:value-type="string">
            <text:p>teste 1a</text:p>
          </table:table-cell>
          <table:table-cell table:style-name="ce4" office:value-type="float" office:value="9" calcext:value-type="float">
            <text:p>9</text:p>
          </table:table-cell>
          <table:table-cell table:style-name="ce4" office:value-type="float" office:value="22" calcext:value-type="float">
            <text:p>22</text:p>
          </table:table-cell>
          <table:table-cell table:style-name="ce4" office:value-type="float" office:value="2052" calcext:value-type="float">
            <text:p>2052</text:p>
          </table:table-cell>
          <table:table-cell table:style-name="ce4" office:value-type="float" office:value="1685" calcext:value-type="float">
            <text:p>1685</text:p>
          </table:table-cell>
          <table:table-cell table:style-name="ce4" office:value-type="float" office:value="1101" calcext:value-type="float">
            <text:p>1101</text:p>
          </table:table-cell>
          <table:table-cell table:style-name="ce4" office:value-type="float" office:value="0.99" calcext:value-type="float">
            <text:p>0.99</text:p>
          </table:table-cell>
          <table:table-cell table:style-name="ce4" office:value-type="float" office:value="0.5" calcext:value-type="float">
            <text:p>0.5</text:p>
          </table:table-cell>
          <table:table-cell table:style-name="ce4" office:value-type="float" office:value="0.95" calcext:value-type="float">
            <text:p>0.95</text:p>
          </table:table-cell>
          <table:table-cell table:style-name="ce4" office:value-type="float" office:value="256" calcext:value-type="float">
            <text:p>256</text:p>
          </table:table-cell>
          <table:table-cell table:style-name="ce4" office:value-type="float" office:value="100" calcext:value-type="float">
            <text:p>100</text:p>
          </table:table-cell>
          <table:table-cell table:style-name="ce4" office:value-type="float" office:value="20" calcext:value-type="float">
            <text:p>20</text:p>
          </table:table-cell>
          <table:table-cell table:style-name="ce4" office:value-type="string" calcext:value-type="string">
            <text:p>LBP</text:p>
          </table:table-cell>
          <table:table-cell table:number-columns-repeated="3" table:style-name="ce14" office:value-type="float" office:value="1.1" calcext:value-type="float">
            <text:p>1.1</text:p>
          </table:table-cell>
          <table:table-cell table:style-name="ce4" office:value-type="float" office:value="16384" calcext:value-type="float">
            <office:annotation draw:style-name="gr1" draw:text-style-name="P1" svg:width="1.1413in" svg:height="0.5457in" svg:x="20.0976in" svg:y="2.5252in" draw:caption-point-x="-0.2402in" draw:caption-point-y="0.5945in">
              <dc:date>2017-04-10T00:00:00</dc:date>
              <text:p text:style-name="P1"><text:span text:style-name="T1">Apenas Para Maquina 10 (31GB de RAM)</text:span></text:p>
            </office:annotation>
            <text:p>16384</text:p>
          </table:table-cell>
          <table:table-cell table:style-name="ce4" office:value-type="float" office:value="16384" calcext:value-type="float">
            <office:annotation draw:style-name="gr1" draw:text-style-name="P1" svg:width="1.1413in" svg:height="0.5457in" svg:x="21.4374in" svg:y="2.5252in" draw:caption-point-x="-0.2402in" draw:caption-point-y="0.5945in">
              <dc:date>2017-04-10T00:00:00</dc:date>
              <text:p text:style-name="P1"><text:span text:style-name="T1">Apenas Para Maquina 10 (31GB de RAM)</text:span></text:p>
            </office:annotation>
            <text:p>16384</text:p>
          </table:table-cell>
          <table:table-cell table:style-name="ce4" office:value-type="string" calcext:value-type="string">
            <text:p>ALL</text:p>
          </table:table-cell>
          <table:table-cell table:style-name="ce4" office:value-type="float" office:value="392" calcext:value-type="float">
            <text:p>392</text:p>
          </table:table-cell>
          <table:table-cell table:style-name="ce4" office:value-type="float" office:value="57" calcext:value-type="float">
            <text:p>57</text:p>
          </table:table-cell>
          <table:table-cell table:style-name="ce4" office:value-type="float" office:value="478" calcext:value-type="float">
            <text:p>478</text:p>
          </table:table-cell>
          <table:table-cell table:style-name="ce4" office:value-type="float" office:value="0.450575" calcext:value-type="float">
            <text:p>0.450575</text:p>
          </table:table-cell>
          <table:table-cell table:style-name="ce4" office:value-type="float" office:value="0.873051" calcext:value-type="float">
            <text:p>0.873051</text:p>
          </table:table-cell>
          <table:table-cell table:style-name="ce3" table:formula="of:=[.W18]*[.X18]" office:value-type="float" office:value="0.393374954325" calcext:value-type="float">
            <text:p>0.3933749543</text:p>
          </table:table-cell>
          <table:table-cell table:style-name="ce4" table:number-columns-repeated="999"/>
        </table:table-row>
        <table:table-row table:style-name="ro3">
          <table:table-cell table:style-name="ce4" office:value-type="string" calcext:value-type="string">
            <text:p>teste 2a</text:p>
          </table:table-cell>
          <table:table-cell table:style-name="ce4" office:value-type="float" office:value="7" calcext:value-type="float">
            <text:p>7</text:p>
          </table:table-cell>
          <table:table-cell table:style-name="ce4" office:value-type="float" office:value="17" calcext:value-type="float">
            <text:p>17</text:p>
          </table:table-cell>
          <table:table-cell table:style-name="ce4" office:value-type="float" office:value="2052" calcext:value-type="float">
            <text:p>2052</text:p>
          </table:table-cell>
          <table:table-cell table:style-name="ce4" office:value-type="float" office:value="1685" calcext:value-type="float">
            <text:p>1685</text:p>
          </table:table-cell>
          <table:table-cell table:style-name="ce4" office:value-type="float" office:value="1101" calcext:value-type="float">
            <text:p>1101</text:p>
          </table:table-cell>
          <table:table-cell table:style-name="ce4" office:value-type="float" office:value="0.99" calcext:value-type="float">
            <text:p>0.99</text:p>
          </table:table-cell>
          <table:table-cell table:style-name="ce4" office:value-type="float" office:value="0.5" calcext:value-type="float">
            <text:p>0.5</text:p>
          </table:table-cell>
          <table:table-cell table:style-name="ce4" office:value-type="float" office:value="0.95" calcext:value-type="float">
            <text:p>0.95</text:p>
          </table:table-cell>
          <table:table-cell table:style-name="ce4" office:value-type="float" office:value="256" calcext:value-type="float">
            <text:p>256</text:p>
          </table:table-cell>
          <table:table-cell table:style-name="ce4" office:value-type="float" office:value="100" calcext:value-type="float">
            <text:p>100</text:p>
          </table:table-cell>
          <table:table-cell table:style-name="ce4" office:value-type="float" office:value="20" calcext:value-type="float">
            <text:p>20</text:p>
          </table:table-cell>
          <table:table-cell table:style-name="ce4" office:value-type="string" calcext:value-type="string">
            <text:p>LBP</text:p>
          </table:table-cell>
          <table:table-cell table:number-columns-repeated="3" table:style-name="ce14" office:value-type="float" office:value="1.1" calcext:value-type="float">
            <text:p>1.1</text:p>
          </table:table-cell>
          <table:table-cell table:style-name="ce4" office:value-type="float" office:value="16384" calcext:value-type="float">
            <office:annotation draw:style-name="gr1" draw:text-style-name="P1" svg:width="1.1413in" svg:height="0.5457in" svg:x="20.0976in" svg:y="2.7031in" draw:caption-point-x="-0.2402in" draw:caption-point-y="0.5945in">
              <dc:date>2017-04-10T00:00:00</dc:date>
              <text:p text:style-name="P1"><text:span text:style-name="T1">Apenas Para Maquina 10 (31GB de RAM)</text:span></text:p>
            </office:annotation>
            <text:p>16384</text:p>
          </table:table-cell>
          <table:table-cell table:style-name="ce4" office:value-type="float" office:value="16384" calcext:value-type="float">
            <office:annotation draw:style-name="gr1" draw:text-style-name="P1" svg:width="1.1413in" svg:height="0.5457in" svg:x="21.4374in" svg:y="2.7031in" draw:caption-point-x="-0.2402in" draw:caption-point-y="0.5945in">
              <dc:date>2017-04-10T00:00:00</dc:date>
              <text:p text:style-name="P1"><text:span text:style-name="T1">Apenas Para Maquina 10 (31GB de RAM)</text:span></text:p>
            </office:annotation>
            <text:p>16384</text:p>
          </table:table-cell>
          <table:table-cell table:style-name="ce4" office:value-type="string" calcext:value-type="string">
            <text:p>ALL</text:p>
          </table:table-cell>
          <table:table-cell table:style-name="ce4" office:value-type="float" office:value="514" calcext:value-type="float">
            <text:p>514</text:p>
          </table:table-cell>
          <table:table-cell table:style-name="ce4" office:value-type="float" office:value="1" calcext:value-type="float">
            <text:p>1</text:p>
          </table:table-cell>
          <table:table-cell table:style-name="ce4" office:value-type="float" office:value="356" calcext:value-type="float">
            <text:p>356</text:p>
          </table:table-cell>
          <table:table-cell table:style-name="ce4" office:value-type="float" office:value="0.590805" calcext:value-type="float">
            <text:p>0.590805</text:p>
          </table:table-cell>
          <table:table-cell table:style-name="ce4" office:value-type="float" office:value="0.998058" calcext:value-type="float">
            <text:p>0.998058</text:p>
          </table:table-cell>
          <table:table-cell table:style-name="ce3" table:formula="of:=[.W19]*[.X19]" office:value-type="float" office:value="0.58965765669" calcext:value-type="float">
            <text:p>0.5896576567</text:p>
          </table:table-cell>
          <table:table-cell table:style-name="ce4" table:number-columns-repeated="999"/>
        </table:table-row>
        <table:table-row table:style-name="ro3">
          <table:table-cell table:style-name="ce5" office:value-type="string" calcext:value-type="string">
            <text:p>teste 3a</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2052" calcext:value-type="float">
            <text:p>2052</text:p>
          </table:table-cell>
          <table:table-cell table:style-name="ce5" office:value-type="float" office:value="1685" calcext:value-type="float">
            <text:p>1685</text:p>
          </table:table-cell>
          <table:table-cell table:style-name="ce5" office:value-type="float" office:value="1101" calcext:value-type="float">
            <text:p>1101</text:p>
          </table:table-cell>
          <table:table-cell table:style-name="ce5" office:value-type="float" office:value="0.99" calcext:value-type="float">
            <text:p>0.99</text:p>
          </table:table-cell>
          <table:table-cell table:style-name="ce5" office:value-type="float" office:value="0.5" calcext:value-type="float">
            <text:p>0.5</text:p>
          </table:table-cell>
          <table:table-cell table:style-name="ce5" office:value-type="float" office:value="0.95" calcext:value-type="float">
            <text:p>0.95</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0" calcext:value-type="float">
            <text:p>20</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office:value-type="float" office:value="16384" calcext:value-type="float">
            <office:annotation draw:style-name="gr1" draw:text-style-name="P1" svg:width="1.1413in" svg:height="0.5457in" svg:x="20.0976in" svg:y="2.8807in" draw:caption-point-x="-0.2402in" draw:caption-point-y="0.5945in">
              <dc:date>2017-04-10T00:00:00</dc:date>
              <text:p text:style-name="P1"><text:span text:style-name="T1">Apenas Para Maquina 10 (31GB de RAM)</text:span></text:p>
            </office:annotation>
            <text:p>16384</text:p>
          </table:table-cell>
          <table:table-cell table:style-name="ce5" office:value-type="float" office:value="16384" calcext:value-type="float">
            <office:annotation draw:style-name="gr1" draw:text-style-name="P1" svg:width="1.1413in" svg:height="0.5457in" svg:x="21.4374in" svg:y="2.8807in" draw:caption-point-x="-0.2402in" draw:caption-point-y="0.5945in">
              <dc:date>2017-04-10T00:00:00</dc:date>
              <text:p text:style-name="P1"><text:span text:style-name="T1">Apenas Para Maquina 10 (31GB de RAM)</text:span></text:p>
            </office:annotation>
            <text:p>16384</text:p>
          </table:table-cell>
          <table:table-cell table:style-name="ce5" office:value-type="string" calcext:value-type="string">
            <text:p>ALL</text:p>
          </table:table-cell>
          <table:table-cell office:value-type="float" office:value="514" calcext:value-type="float">
            <text:p>514</text:p>
          </table:table-cell>
          <table:table-cell office:value-type="float" office:value="1" calcext:value-type="float">
            <text:p>1</text:p>
          </table:table-cell>
          <table:table-cell office:value-type="float" office:value="356" calcext:value-type="float">
            <text:p>356</text:p>
          </table:table-cell>
          <table:table-cell office:value-type="float" office:value="0.590805" calcext:value-type="float">
            <text:p>0.590805</text:p>
          </table:table-cell>
          <table:table-cell office:value-type="float" office:value="0.998058" calcext:value-type="float">
            <text:p>0.998058</text:p>
          </table:table-cell>
          <table:table-cell table:style-name="ce3" table:formula="of:=[.W20]*[.X20]" office:value-type="float" office:value="0.58965765669" calcext:value-type="float">
            <text:p>0.5896576567</text:p>
          </table:table-cell>
          <table:table-cell table:style-name="ce5" table:number-columns-repeated="999"/>
        </table:table-row>
        <table:table-row table:style-name="ro3">
          <table:table-cell table:style-name="ce5" office:value-type="string" calcext:value-type="string">
            <text:p>teste 4a</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2052" calcext:value-type="float">
            <text:p>2052</text:p>
          </table:table-cell>
          <table:table-cell table:style-name="ce5" office:value-type="float" office:value="1685" calcext:value-type="float">
            <text:p>1685</text:p>
          </table:table-cell>
          <table:table-cell table:style-name="ce5" office:value-type="float" office:value="1101" calcext:value-type="float">
            <text:p>1101</text:p>
          </table:table-cell>
          <table:table-cell table:style-name="ce5" office:value-type="float" office:value="0.99" calcext:value-type="float">
            <text:p>0.99</text:p>
          </table:table-cell>
          <table:table-cell table:style-name="ce5" office:value-type="float" office:value="0.5" calcext:value-type="float">
            <text:p>0.5</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0" calcext:value-type="float">
            <text:p>20</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office:value-type="float" office:value="16384" calcext:value-type="float">
            <office:annotation draw:style-name="gr1" draw:text-style-name="P1" svg:width="1.1413in" svg:height="0.5457in" svg:x="20.0976in" svg:y="3.0587in" draw:caption-point-x="-0.2402in" draw:caption-point-y="0.5945in">
              <dc:date>2017-04-10T00:00:00</dc:date>
              <text:p text:style-name="P1"><text:span text:style-name="T1">Apenas Para Maquina 10 (31GB de RAM)</text:span></text:p>
            </office:annotation>
            <text:p>16384</text:p>
          </table:table-cell>
          <table:table-cell table:style-name="ce5" office:value-type="float" office:value="16384" calcext:value-type="float">
            <office:annotation draw:style-name="gr1" draw:text-style-name="P1" svg:width="1.1413in" svg:height="0.5457in" svg:x="21.4374in" svg:y="3.0587in" draw:caption-point-x="-0.2402in" draw:caption-point-y="0.5945in">
              <dc:date>2017-04-10T00:00:00</dc:date>
              <text:p text:style-name="P1"><text:span text:style-name="T1">Apenas Para Maquina 10 (31GB de RAM)</text:span></text:p>
            </office:annotation>
            <text:p>16384</text:p>
          </table:table-cell>
          <table:table-cell table:style-name="ce5" office:value-type="string" calcext:value-type="string">
            <text:p>ALL</text:p>
          </table:table-cell>
          <table:table-cell office:value-type="float" office:value="514" calcext:value-type="float">
            <text:p>514</text:p>
          </table:table-cell>
          <table:table-cell office:value-type="float" office:value="1" calcext:value-type="float">
            <text:p>1</text:p>
          </table:table-cell>
          <table:table-cell office:value-type="float" office:value="356" calcext:value-type="float">
            <text:p>356</text:p>
          </table:table-cell>
          <table:table-cell office:value-type="float" office:value="0.590805" calcext:value-type="float">
            <text:p>0.590805</text:p>
          </table:table-cell>
          <table:table-cell office:value-type="float" office:value="0.998058" calcext:value-type="float">
            <text:p>0.998058</text:p>
          </table:table-cell>
          <table:table-cell table:style-name="ce3" table:formula="of:=[.W21]*[.X21]" office:value-type="float" office:value="0.58965765669" calcext:value-type="float">
            <text:p>0.5896576567</text:p>
          </table:table-cell>
          <table:table-cell table:style-name="ce5" table:number-columns-repeated="999"/>
        </table:table-row>
        <table:table-row table:style-name="ro3">
          <table:table-cell table:style-name="ce5" office:value-type="string" calcext:value-type="string">
            <text:p>teste_5a</text:p>
          </table:table-cell>
          <table:table-cell table:style-name="ce5" office:value-type="float" office:value="9" calcext:value-type="float">
            <text:p>9</text:p>
          </table:table-cell>
          <table:table-cell table:style-name="ce5" office:value-type="float" office:value="21" calcext:value-type="float">
            <text:p>21</text:p>
          </table:table-cell>
          <table:table-cell table:style-name="ce5" office:value-type="float" office:value="2052" calcext:value-type="float">
            <text:p>2052</text:p>
          </table:table-cell>
          <table:table-cell table:style-name="ce5" office:value-type="float" office:value="1685" calcext:value-type="float">
            <text:p>1685</text:p>
          </table:table-cell>
          <table:table-cell table:style-name="ce5" office:value-type="float" office:value="1101" calcext:value-type="float">
            <text:p>1101</text:p>
          </table:table-cell>
          <table:table-cell table:style-name="ce5" office:value-type="float" office:value="0.99" calcext:value-type="float">
            <text:p>0.99</text:p>
          </table:table-cell>
          <table:table-cell table:style-name="ce5" office:value-type="float" office:value="0.5" calcext:value-type="float">
            <text:p>0.5</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2" calcext:value-type="float">
            <text:p>22</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office:value-type="float" office:value="16384" calcext:value-type="float">
            <office:annotation draw:style-name="gr1" draw:text-style-name="P1" svg:width="1.1413in" svg:height="0.5457in" svg:x="20.0976in" svg:y="3.2362in" draw:caption-point-x="-0.2402in" draw:caption-point-y="0.5945in">
              <dc:date>2017-04-10T00:00:00</dc:date>
              <text:p text:style-name="P1"><text:span text:style-name="T1">Apenas Para Maquina 10 (31GB de RAM)</text:span></text:p>
            </office:annotation>
            <text:p>16384</text:p>
          </table:table-cell>
          <table:table-cell table:style-name="ce5" office:value-type="float" office:value="16384" calcext:value-type="float">
            <office:annotation draw:style-name="gr1" draw:text-style-name="P1" svg:width="1.1413in" svg:height="0.5457in" svg:x="21.4374in" svg:y="3.2362in" draw:caption-point-x="-0.2402in" draw:caption-point-y="0.5945in">
              <dc:date>2017-04-10T00:00:00</dc:date>
              <text:p text:style-name="P1"><text:span text:style-name="T1">Apenas Para Maquina 10 (31GB de RAM)</text:span></text:p>
            </office:annotation>
            <text:p>16384</text:p>
          </table:table-cell>
          <table:table-cell table:style-name="ce5" office:value-type="string" calcext:value-type="string">
            <text:p>ALL</text:p>
          </table:table-cell>
          <table:table-cell office:value-type="float" office:value="481" calcext:value-type="float">
            <text:p>481</text:p>
          </table:table-cell>
          <table:table-cell table:style-name="ce3" office:value-type="float" office:value="0" calcext:value-type="float">
            <text:p>0</text:p>
          </table:table-cell>
          <table:table-cell table:style-name="ce3" office:value-type="float" office:value="389" calcext:value-type="float">
            <text:p>389</text:p>
          </table:table-cell>
          <table:table-cell table:style-name="ce3" office:value-type="float" office:value="0.552874" calcext:value-type="float">
            <text:p>0.552874</text:p>
          </table:table-cell>
          <table:table-cell table:style-name="ce3" office:value-type="float" office:value="1" calcext:value-type="float">
            <text:p>1</text:p>
          </table:table-cell>
          <table:table-cell table:style-name="ce3" table:formula="of:=[.W22]*[.X22]" office:value-type="float" office:value="0.552874" calcext:value-type="float">
            <text:p>0.552874</text:p>
          </table:table-cell>
          <table:table-cell table:style-name="ce5"/>
          <table:table-cell table:number-columns-repeated="998"/>
        </table:table-row>
        <table:table-row table:style-name="ro3">
          <table:table-cell table:style-name="ce5" office:value-type="string" calcext:value-type="string">
            <text:p>teste_6a</text:p>
          </table:table-cell>
          <table:table-cell table:style-name="ce5" office:value-type="float" office:value="14" calcext:value-type="float">
            <text:p>14</text:p>
          </table:table-cell>
          <table:table-cell table:style-name="ce5" office:value-type="float" office:value="35" calcext:value-type="float">
            <text:p>35</text:p>
          </table:table-cell>
          <table:table-cell table:style-name="ce5" office:value-type="float" office:value="2052" calcext:value-type="float">
            <text:p>2052</text:p>
          </table:table-cell>
          <table:table-cell table:style-name="ce5" office:value-type="float" office:value="1685" calcext:value-type="float">
            <text:p>1685</text:p>
          </table:table-cell>
          <table:table-cell table:style-name="ce5" office:value-type="float" office:value="1101" calcext:value-type="float">
            <text:p>1101</text:p>
          </table:table-cell>
          <table:table-cell table:style-name="ce5" office:value-type="float" office:value="0.99" calcext:value-type="float">
            <text:p>0.99</text:p>
          </table:table-cell>
          <table:table-cell table:style-name="ce5" office:value-type="float" office:value="0.5" calcext:value-type="float">
            <text:p>0.5</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0" calcext:value-type="float">
            <text:p>20</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office:value-type="float" office:value="16384" calcext:value-type="float">
            <office:annotation draw:style-name="gr1" draw:text-style-name="P1" svg:width="1.1413in" svg:height="0.5457in" svg:x="20.0976in" svg:y="3.4142in" draw:caption-point-x="-0.2402in" draw:caption-point-y="0.5945in">
              <dc:date>2017-04-10T00:00:00</dc:date>
              <text:p text:style-name="P1"><text:span text:style-name="T1">Apenas Para Maquina 10 (31GB de RAM)</text:span></text:p>
            </office:annotation>
            <text:p>16384</text:p>
          </table:table-cell>
          <table:table-cell table:style-name="ce5" office:value-type="float" office:value="16384" calcext:value-type="float">
            <office:annotation draw:style-name="gr1" draw:text-style-name="P1" svg:width="1.1413in" svg:height="0.5457in" svg:x="21.4374in" svg:y="3.4142in" draw:caption-point-x="-0.2402in" draw:caption-point-y="0.5945in">
              <dc:date>2017-04-10T00:00:00</dc:date>
              <text:p text:style-name="P1"><text:span text:style-name="T1">Apenas Para Maquina 10 (31GB de RAM)</text:span></text:p>
            </office:annotation>
            <text:p>16384</text:p>
          </table:table-cell>
          <table:table-cell table:style-name="ce5" office:value-type="string" calcext:value-type="string">
            <text:p>ALL</text:p>
          </table:table-cell>
          <table:table-cell table:style-name="ce3" office:value-type="float" office:value="665" calcext:value-type="float">
            <text:p>665</text:p>
          </table:table-cell>
          <table:table-cell table:style-name="ce3" office:value-type="float" office:value="41" calcext:value-type="float">
            <text:p>41</text:p>
          </table:table-cell>
          <table:table-cell table:style-name="ce3" office:value-type="float" office:value="205" calcext:value-type="float">
            <text:p>205</text:p>
          </table:table-cell>
          <table:table-cell table:style-name="ce3" office:value-type="float" office:value="0.764368" calcext:value-type="float">
            <text:p>0.764368</text:p>
          </table:table-cell>
          <table:table-cell table:style-name="ce3" office:value-type="float" office:value="0.941926" calcext:value-type="float">
            <text:p>0.941926</text:p>
          </table:table-cell>
          <table:table-cell table:style-name="ce3" table:formula="of:=[.W23]*[.X23]" office:value-type="float" office:value="0.719978092768" calcext:value-type="float">
            <text:p>0.7199780928</text:p>
          </table:table-cell>
          <table:table-cell table:style-name="ce5"/>
          <table:table-cell table:number-columns-repeated="998"/>
        </table:table-row>
        <table:table-row table:style-name="ro3">
          <table:table-cell table:style-name="ce5" office:value-type="string" calcext:value-type="string">
            <text:p>teste_7a</text:p>
          </table:table-cell>
          <table:table-cell table:style-name="ce5" office:value-type="float" office:value="14" calcext:value-type="float">
            <text:p>14</text:p>
          </table:table-cell>
          <table:table-cell table:style-name="ce5" office:value-type="float" office:value="35" calcext:value-type="float">
            <text:p>35</text:p>
          </table:table-cell>
          <table:table-cell table:style-name="ce5" office:value-type="float" office:value="2052" calcext:value-type="float">
            <text:p>2052</text:p>
          </table:table-cell>
          <table:table-cell table:style-name="ce5" office:value-type="float" office:value="1152" calcext:value-type="float">
            <text:p>1152</text:p>
          </table:table-cell>
          <table:table-cell table:style-name="ce5" office:value-type="float" office:value="1101" calcext:value-type="float">
            <text:p>1101</text:p>
          </table:table-cell>
          <table:table-cell table:style-name="ce5" office:value-type="float" office:value="0.999" calcext:value-type="float">
            <text:p>0.999</text:p>
          </table:table-cell>
          <table:table-cell table:style-name="ce5" office:value-type="float" office:value="0.5" calcext:value-type="float">
            <text:p>0.5</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2" calcext:value-type="float">
            <text:p>22</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office:value-type="float" office:value="16384" calcext:value-type="float">
            <office:annotation draw:style-name="gr1" draw:text-style-name="P1" svg:width="1.1413in" svg:height="0.5457in" svg:x="20.0976in" svg:y="3.5917in" draw:caption-point-x="-0.2402in" draw:caption-point-y="0.5945in">
              <dc:date>2017-04-10T00:00:00</dc:date>
              <text:p text:style-name="P1"><text:span text:style-name="T1">Apenas Para Maquina 10 (31GB de RAM)</text:span></text:p>
            </office:annotation>
            <text:p>16384</text:p>
          </table:table-cell>
          <table:table-cell table:style-name="ce5" office:value-type="float" office:value="16384" calcext:value-type="float">
            <office:annotation draw:style-name="gr1" draw:text-style-name="P1" svg:width="1.1413in" svg:height="0.5457in" svg:x="21.4374in" svg:y="3.5917in" draw:caption-point-x="-0.2402in" draw:caption-point-y="0.5945in">
              <dc:date>2017-04-10T00:00:00</dc:date>
              <text:p text:style-name="P1"><text:span text:style-name="T1">Apenas Para Maquina 10 (31GB de RAM)</text:span></text:p>
            </office:annotation>
            <text:p>16384</text:p>
          </table:table-cell>
          <table:table-cell table:style-name="ce5" office:value-type="string" calcext:value-type="string">
            <text:p>ALL</text:p>
          </table:table-cell>
          <table:table-cell table:style-name="ce3" office:value-type="float" office:value="411" calcext:value-type="float">
            <text:p>411</text:p>
          </table:table-cell>
          <table:table-cell table:style-name="ce3" office:value-type="float" office:value="11" calcext:value-type="float">
            <text:p>11</text:p>
          </table:table-cell>
          <table:table-cell table:style-name="ce3" office:value-type="float" office:value="617" calcext:value-type="float">
            <text:p>617</text:p>
          </table:table-cell>
          <table:table-cell table:style-name="ce3" office:value-type="float" office:value="0.399805" calcext:value-type="float">
            <text:p>0.399805</text:p>
          </table:table-cell>
          <table:table-cell table:style-name="ce3" office:value-type="float" office:value="0.973934" calcext:value-type="float">
            <text:p>0.973934</text:p>
          </table:table-cell>
          <table:table-cell table:style-name="ce3" table:formula="of:=[.W24]*[.X24]" office:value-type="float" office:value="0.38938368287" calcext:value-type="float">
            <text:p>0.3893836829</text:p>
          </table:table-cell>
          <table:table-cell table:style-name="ce5"/>
          <table:table-cell table:number-columns-repeated="998"/>
        </table:table-row>
        <table:table-row table:style-name="ro4">
          <table:table-cell office:value-type="string" calcext:value-type="string">
            <text:p>teste_8a</text:p>
          </table:table-cell>
          <table:table-cell table:style-name="ce3" office:value-type="float" office:value="10" calcext:value-type="float">
            <text:p>10</text:p>
          </table:table-cell>
          <table:table-cell table:style-name="ce3" office:value-type="float" office:value="22" calcext:value-type="float">
            <text:p>22</text:p>
          </table:table-cell>
          <table:table-cell office:value-type="float" office:value="1356" calcext:value-type="float">
            <text:p>1356</text:p>
          </table:table-cell>
          <table:table-cell table:style-name="ce3" office:value-type="float" office:value="1200" calcext:value-type="float">
            <text:p>1200</text:p>
          </table:table-cell>
          <table:table-cell table:style-name="ce3" office:value-type="float" office:value="1101" calcext:value-type="float">
            <text:p>1101</text:p>
          </table:table-cell>
          <table:table-cell table:style-name="ce5" office:value-type="float" office:value="0.999" calcext:value-type="float">
            <text:p>0.999</text:p>
          </table:table-cell>
          <table:table-cell table:style-name="ce5" office:value-type="float" office:value="0.5" calcext:value-type="float">
            <text:p>0.5</text:p>
          </table:table-cell>
          <table:table-cell table:style-name="ce5" office:value-type="float" office:value="0.949" calcext:value-type="float">
            <text:p>0.949</text:p>
          </table:table-cell>
          <table:table-cell table:style-name="ce5" office:value-type="float" office:value="256" calcext:value-type="float">
            <text:p>256</text:p>
          </table:table-cell>
          <table:table-cell table:style-name="ce5" office:value-type="float" office:value="100" calcext:value-type="float">
            <text:p>100</text:p>
          </table:table-cell>
          <table:table-cell table:style-name="ce5" office:value-type="float" office:value="22" calcext:value-type="float">
            <text:p>22</text:p>
          </table:table-cell>
          <table:table-cell table:style-name="ce5" office:value-type="string" calcext:value-type="string">
            <text:p>LBP</text:p>
          </table:table-cell>
          <table:table-cell table:number-columns-repeated="3" table:style-name="ce15" office:value-type="float" office:value="0" calcext:value-type="float">
            <text:p>0.0</text:p>
          </table:table-cell>
          <table:table-cell table:style-name="ce5" office:value-type="float" office:value="16384" calcext:value-type="float">
            <office:annotation draw:style-name="gr1" draw:text-style-name="P1" svg:width="1.1413in" svg:height="0.5457in" svg:x="20.0976in" svg:y="3.7697in" draw:caption-point-x="-0.2402in" draw:caption-point-y="0.5945in">
              <dc:date>2017-04-10T00:00:00</dc:date>
              <text:p text:style-name="P1"><text:span text:style-name="T1">Apenas Para Maquina 10 (31GB de RAM)</text:span></text:p>
            </office:annotation>
            <text:p>16384</text:p>
          </table:table-cell>
          <table:table-cell table:style-name="ce5" office:value-type="float" office:value="16384" calcext:value-type="float">
            <office:annotation draw:style-name="gr1" draw:text-style-name="P1" svg:width="1.1413in" svg:height="0.5457in" svg:x="21.4374in" svg:y="3.7697in" draw:caption-point-x="-0.2402in" draw:caption-point-y="0.5945in">
              <dc:date>2017-04-10T00:00:00</dc:date>
              <text:p text:style-name="P1"><text:span text:style-name="T1">Apenas Para Maquina 10 (31GB de RAM)</text:span></text:p>
            </office:annotation>
            <text:p>16384</text:p>
          </table:table-cell>
          <table:table-cell table:style-name="ce5" office:value-type="string" calcext:value-type="string">
            <text:p>ALL</text:p>
          </table:table-cell>
          <table:table-cell table:style-name="ce3" office:value-type="float" office:value="514" calcext:value-type="float">
            <text:p>514</text:p>
          </table:table-cell>
          <table:table-cell table:style-name="ce3" office:value-type="float" office:value="27" calcext:value-type="float">
            <text:p>27</text:p>
          </table:table-cell>
          <table:table-cell table:style-name="ce3" office:value-type="float" office:value="514" calcext:value-type="float">
            <text:p>514</text:p>
          </table:table-cell>
          <table:table-cell office:value-type="float" office:value="0.5" calcext:value-type="float">
            <text:p>0.5</text:p>
          </table:table-cell>
          <table:table-cell table:style-name="ce3" office:value-type="float" office:value="0.950092" calcext:value-type="float">
            <text:p>0.950092</text:p>
          </table:table-cell>
          <table:table-cell table:style-name="ce3" table:formula="of:=[.W25]*[.X25]" office:value-type="float" office:value="0.475046" calcext:value-type="float">
            <text:p>0.475046</text:p>
          </table:table-cell>
          <table:table-cell office:value-type="string" calcext:value-type="string">
            <text:p>0.900498</text:p>
            <text:p>0.52821</text:p>
            <text:p>543</text:p>
            <text:p>485</text:p>
            <text:p>60</text:p>
            <text:p/>
          </table:table-cell>
          <table:table-cell office:value-type="string" calcext:value-type="string">
            <text:p>0.842336</text:p>
            <text:p>0.561284</text:p>
            <text:p>577</text:p>
            <text:p>451</text:p>
            <text:p>108</text:p>
            <text:p/>
          </table:table-cell>
          <table:table-cell office:value-type="string" calcext:value-type="string">
            <text:p>0.754601</text:p>
            <text:p>0.598249</text:p>
            <text:p>615</text:p>
            <text:p>413</text:p>
            <text:p>200</text:p>
            <text:p/>
          </table:table-cell>
          <table:table-cell table:number-columns-repeated="996"/>
        </table:table-row>
        <table:table-row table:style-name="ro3">
          <table:table-cell/>
          <table:table-cell table:style-name="ce3" table:number-columns-repeated="2"/>
          <table:table-cell/>
          <table:table-cell table:style-name="ce3" table:number-columns-repeated="20"/>
          <table:table-cell table:style-name="ce3" table:formula="of:=[.W26]*[.X26]" office:value-type="float" office:value="0" calcext:value-type="float">
            <text:p>0</text:p>
          </table:table-cell>
          <table:table-cell table:number-columns-repeated="999"/>
        </table:table-row>
        <table:table-row table:style-name="ro3">
          <table:table-cell/>
          <table:table-cell table:style-name="ce3" table:number-columns-repeated="2"/>
          <table:table-cell/>
          <table:table-cell table:style-name="ce3" table:number-columns-repeated="20"/>
          <table:table-cell table:style-name="ce3" table:formula="of:=[.W27]*[.X27]" office:value-type="float" office:value="0" calcext:value-type="float">
            <text:p>0</text:p>
          </table:table-cell>
          <table:table-cell table:number-columns-repeated="999"/>
        </table:table-row>
        <table:table-row table:style-name="ro3">
          <table:table-cell/>
          <table:table-cell table:style-name="ce3" table:number-columns-repeated="2"/>
          <table:table-cell/>
          <table:table-cell table:style-name="ce3" table:number-columns-repeated="20"/>
          <table:table-cell table:style-name="ce3" table:formula="of:=[.W28]*[.X28]" office:value-type="float" office:value="0" calcext:value-type="float">
            <text:p>0</text:p>
          </table:table-cell>
          <table:table-cell table:number-columns-repeated="999"/>
        </table:table-row>
        <table:table-row table:style-name="ro3">
          <table:table-cell table:number-columns-repeated="4"/>
          <table:table-cell table:style-name="ce3" table:number-columns-repeated="15"/>
          <table:table-cell table:number-columns-repeated="1005"/>
        </table:table-row>
        <table:table-row table:style-name="ro3">
          <table:table-cell office:value-type="string" calcext:value-type="string">
            <text:p>Treinanddo com conjunto de teste para testar poucas imagens</text:p>
          </table:table-cell>
          <table:table-cell table:number-columns-repeated="3"/>
          <table:table-cell table:style-name="ce3" table:number-columns-repeated="15"/>
          <table:table-cell table:number-columns-repeated="1005"/>
        </table:table-row>
        <table:table-row table:style-name="ro3">
          <table:table-cell office:value-type="string" calcext:value-type="string">
            <text:p>Teste 1b</text:p>
          </table:table-cell>
          <table:table-cell table:number-columns-repeated="3"/>
          <table:table-cell table:style-name="ce3" table:number-columns-repeated="15"/>
          <table:table-cell table:number-columns-repeated="1005"/>
        </table:table-row>
        <table:table-row table:style-name="ro3">
          <table:table-cell table:number-columns-repeated="2"/>
          <table:table-cell table:style-name="ce11"/>
          <table:table-cell/>
          <table:table-cell table:style-name="ce3" table:number-columns-repeated="15"/>
          <table:table-cell table:number-columns-repeated="1005"/>
        </table:table-row>
        <table:table-row table:style-name="ro3">
          <table:table-cell table:style-name="ce6" office:value-type="string" calcext:value-type="string">
            <text:p>Testar no log</text:p>
          </table:table-cell>
          <table:table-cell table:number-columns-repeated="1023"/>
        </table:table-row>
        <table:table-row table:style-name="ro3">
          <table:table-cell table:style-name="ce7" office:value-type="string" calcext:value-type="string">
            <text:p>Novo_dataset</text:p>
          </table:table-cell>
          <table:table-cell table:number-columns-repeated="1023"/>
        </table:table-row>
        <table:table-row table:style-name="ro3">
          <table:table-cell table:number-columns-repeated="1024"/>
        </table:table-row>
        <table:table-row table:style-name="ro3">
          <table:table-cell table:style-name="ce2" office:value-type="string" calcext:value-type="string">
            <text:p>Rodar a noite_ajustando parametros</text:p>
          </table:table-cell>
          <table:table-cell table:number-columns-repeated="1023"/>
        </table:table-row>
        <table:table-row table:style-name="ro3" table:number-rows-repeated="1048539">
          <table:table-cell table:number-columns-repeated="1024"/>
        </table:table-row>
        <table:table-row table:style-name="ro5">
          <table:table-cell table:number-columns-repeated="1024"/>
        </table:table-row>
      </table:table>
      <table:table table:name="Dicas" table:style-name="ta1">
        <table:table-column table:style-name="co17" table:default-cell-style-name="Default"/>
        <table:table-column table:style-name="co18" table:default-cell-style-name="ce17"/>
        <table:table-row table:style-name="ro3">
          <table:table-cell office:value-type="string" calcext:value-type="string">
            <text:p>http://stackoverflow.com/questions/16058080/how-to-train-cascade-properly</text:p>
          </table:table-cell>
          <table:table-cell table:style-name="Default"/>
        </table:table-row>
        <table:table-row table:style-name="ro3" table:number-rows-repeated="2">
          <table:table-cell/>
          <table:table-cell table:style-name="Default"/>
        </table:table-row>
        <table:table-row table:style-name="ro6">
          <table:table-cell/>
          <table:table-cell office:value-type="string" calcext:value-type="string">
            <text:p/>
            <text:p>    First you need a couple of original samples (don't use one and multiply it with create samples). I have used 10 different photos of beer bottles, for each I have created 200 hundred samples, then I have combined all samples in one vector file with 2000 samples.</text:p>
            <text:p>    -w 20 -h 35 should match aspect ratio of your original image</text:p>
            <text:p>    Relation of positive samples to negative should be around 2:1 (there should be more positive samples)</text:p>
            <text:p>    Number of stages you should chose by yourself (for me it is 12-13). The more stages you set the more precisely will be your cascade, but you can also overtrain your cascade and it won't find anything. The precision of your cascade is shown by acceptanceRatio on the last stage it should be around this value 0.000412662 or less.</text:p>
            <text:p/>
            <text:p>But if you get acceptanceRatio like this 7.83885e-07 your cascade is probably overtrained and it wont find anything, try to set less stages.</text:p>
            <text:p/>
            <text:p>!!! And one more important thing, when you train your cascade you should have more than one feature on your stage beginning from 2 or 3 stage. If you have only one feature you wont get good cascade. You should work on your training images (negative and positive samples). Normal training will look like this: </text:p>
          </table:table-cell>
        </table:table-row>
        <table:table-row table:style-name="ro7">
          <table:table-cell office:value-type="string" calcext:value-type="string">
            <text:p>numPos</text:p>
          </table:table-cell>
          <table:table-cell table:style-name="ce18" office:value-type="string" calcext:value-type="string">
            <text:p>90% of the positive samples</text:p>
          </table:table-cell>
        </table:table-row>
        <table:table-row table:style-name="ro8">
          <table:table-cell office:value-type="string" calcext:value-type="string">
            <text:p>Parametros de teste:</text:p>
          </table:table-cell>
          <table:table-cell office:value-type="string" calcext:value-type="string">
            <text:p>No teste, os parametros do detectMultiScale() devem ser ajustados. O tamanho max e min das janelas tem que corresponder ao seu dominio. O numNeighbors muito alto, diminuirá os falsos positivos, porém, alto demais, pode nao detectar bem. </text:p>
          </table:table-cell>
        </table:table-row>
        <table:table-row table:style-name="ro3">
          <table:table-cell table:number-columns-repeated="2"/>
        </table:table-row>
        <table:table-row table:style-name="ro3">
          <table:table-cell table:number-columns-repeated="2"/>
        </table:table-row>
      </table:table>
      <table:table table:name="Study" table:style-name="ta1">
        <table:table-column table:style-name="co2" table:number-columns-repeated="2" table:default-cell-style-name="Default"/>
        <table:table-column table:style-name="co19" table:default-cell-style-name="Default"/>
        <table:table-column table:style-name="co2" table:number-columns-repeated="6" table:default-cell-style-name="Default"/>
        <table:table-row table:style-name="ro3">
          <table:table-cell office:value-type="string" calcext:value-type="string">
            <text:p>Width</text:p>
          </table:table-cell>
          <table:table-cell office:value-type="string" calcext:value-type="string">
            <text:p>height</text:p>
          </table:table-cell>
          <table:table-cell office:value-type="string" calcext:value-type="string">
            <text:p>Ratio</text:p>
          </table:table-cell>
          <table:table-cell office:value-type="string" calcext:value-type="string">
            <text:p>Media ratio</text:p>
          </table:table-cell>
          <table:table-cell office:value-type="string" calcext:value-type="string">
            <text:p>Media Width</text:p>
          </table:table-cell>
          <table:table-cell office:value-type="string" calcext:value-type="string">
            <text:p>Media height</text:p>
          </table:table-cell>
          <table:table-cell/>
          <table:table-cell office:value-type="string" calcext:value-type="string">
            <text:p>valores estimados para w e h</text:p>
          </table:table-cell>
          <table:table-cell/>
        </table:table-row>
        <table:table-row table:style-name="ro3">
          <table:table-cell office:value-type="float" office:value="18" calcext:value-type="float">
            <text:p>18</text:p>
          </table:table-cell>
          <table:table-cell office:value-type="float" office:value="37" calcext:value-type="float">
            <text:p>37</text:p>
          </table:table-cell>
          <table:table-cell table:formula="of:=[.A2]/[.B2]" office:value-type="float" office:value="0.486486486486487" calcext:value-type="float">
            <text:p>0.4864864865</text:p>
          </table:table-cell>
          <table:table-cell table:formula="of:=AVERAGE([.C2:.C4945])" office:value-type="float" office:value="0.41920954058759" calcext:value-type="float">
            <text:p>0.4192095406</text:p>
          </table:table-cell>
          <table:table-cell table:formula="of:=AVERAGE([.A2:.A4945])" office:value-type="float" office:value="14.6749595469256" calcext:value-type="float">
            <text:p>14.6749595469</text:p>
          </table:table-cell>
          <table:table-cell table:formula="of:=AVERAGE([.B2:.B4945])" office:value-type="float" office:value="35.1701051779935" calcext:value-type="float">
            <text:p>35.170105178</text:p>
          </table:table-cell>
          <table:table-cell/>
          <table:table-cell table:formula="of:=[.E2]/2" office:value-type="float" office:value="7.33747977346278" calcext:value-type="float">
            <text:p>7.3374797735</text:p>
          </table:table-cell>
          <table:table-cell table:formula="of:=[.F2]/2" office:value-type="float" office:value="17.5850525889968" calcext:value-type="float">
            <text:p>17.585052589</text:p>
          </table:table-cell>
        </table:table-row>
        <table:table-row table:style-name="ro3">
          <table:table-cell office:value-type="float" office:value="18" calcext:value-type="float">
            <text:p>18</text:p>
          </table:table-cell>
          <table:table-cell office:value-type="float" office:value="37" calcext:value-type="float">
            <text:p>37</text:p>
          </table:table-cell>
          <table:table-cell table:formula="of:=[.A3]/[.B3]" office:value-type="float" office:value="0.486486486486487" calcext:value-type="float">
            <text:p>0.4864864865</text:p>
          </table:table-cell>
          <table:table-cell table:number-columns-repeated="4"/>
          <table:table-cell office:value-type="float" office:value="7" calcext:value-type="float">
            <text:p>7</text:p>
          </table:table-cell>
          <table:table-cell office:value-type="float" office:value="17" calcext:value-type="float">
            <text:p>17</text:p>
          </table:table-cell>
        </table:table-row>
        <table:table-row table:style-name="ro3">
          <table:table-cell office:value-type="float" office:value="18" calcext:value-type="float">
            <text:p>18</text:p>
          </table:table-cell>
          <table:table-cell office:value-type="float" office:value="37" calcext:value-type="float">
            <text:p>37</text:p>
          </table:table-cell>
          <table:table-cell table:formula="of:=[.A4]/[.B4]" office:value-type="float" office:value="0.486486486486487" calcext:value-type="float">
            <text:p>0.4864864865</text:p>
          </table:table-cell>
          <table:table-cell table:number-columns-repeated="6"/>
        </table:table-row>
        <table:table-row table:style-name="ro3">
          <table:table-cell office:value-type="float" office:value="18" calcext:value-type="float">
            <text:p>18</text:p>
          </table:table-cell>
          <table:table-cell office:value-type="float" office:value="37" calcext:value-type="float">
            <text:p>37</text:p>
          </table:table-cell>
          <table:table-cell table:formula="of:=[.A5]/[.B5]" office:value-type="float" office:value="0.486486486486487" calcext:value-type="float">
            <text:p>0.4864864865</text:p>
          </table:table-cell>
          <table:table-cell table:number-columns-repeated="6"/>
        </table:table-row>
        <table:table-row table:style-name="ro3">
          <table:table-cell office:value-type="float" office:value="18" calcext:value-type="float">
            <text:p>18</text:p>
          </table:table-cell>
          <table:table-cell office:value-type="float" office:value="37" calcext:value-type="float">
            <text:p>37</text:p>
          </table:table-cell>
          <table:table-cell table:formula="of:=[.A6]/[.B6]" office:value-type="float" office:value="0.486486486486487" calcext:value-type="float">
            <text:p>0.4864864865</text:p>
          </table:table-cell>
          <table:table-cell table:formula="of:=AVERAGE([.C2:.C525])" office:value-type="float" office:value="0.435520347763908" calcext:value-type="float">
            <text:p>0.4355203478</text:p>
          </table:table-cell>
          <table:table-cell table:formula="of:=AVERAGE([.A2:.A525])" office:value-type="float" office:value="21.3053435114504" calcext:value-type="float">
            <text:p>21.3053435115</text:p>
          </table:table-cell>
          <table:table-cell table:formula="of:=AVERAGE([.B2:.B525])" office:value-type="float" office:value="48.9770992366412" calcext:value-type="float">
            <text:p>48.9770992366</text:p>
          </table:table-cell>
          <table:table-cell/>
          <table:table-cell table:formula="of:=[.E6]/2" office:value-type="float" office:value="10.6526717557252" calcext:value-type="float">
            <text:p>10.6526717557</text:p>
          </table:table-cell>
          <table:table-cell table:formula="of:=[.F6]/2" office:value-type="float" office:value="24.4885496183206" calcext:value-type="float">
            <text:p>24.4885496183</text:p>
          </table:table-cell>
        </table:table-row>
        <table:table-row table:style-name="ro3">
          <table:table-cell office:value-type="float" office:value="18" calcext:value-type="float">
            <text:p>18</text:p>
          </table:table-cell>
          <table:table-cell office:value-type="float" office:value="37" calcext:value-type="float">
            <text:p>37</text:p>
          </table:table-cell>
          <table:table-cell table:formula="of:=[.A7]/[.B7]" office:value-type="float" office:value="0.486486486486487" calcext:value-type="float">
            <text:p>0.4864864865</text:p>
          </table:table-cell>
          <table:table-cell table:number-columns-repeated="6"/>
        </table:table-row>
        <table:table-row table:style-name="ro3">
          <table:table-cell office:value-type="float" office:value="18" calcext:value-type="float">
            <text:p>18</text:p>
          </table:table-cell>
          <table:table-cell office:value-type="float" office:value="37" calcext:value-type="float">
            <text:p>37</text:p>
          </table:table-cell>
          <table:table-cell table:formula="of:=[.A8]/[.B8]" office:value-type="float" office:value="0.486486486486487" calcext:value-type="float">
            <text:p>0.486486486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9]/[.B9]"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0]/[.B10]" office:value-type="float" office:value="0.475" calcext:value-type="float">
            <text:p>0.475</text:p>
          </table:table-cell>
          <table:table-cell table:number-columns-repeated="2"/>
          <table:table-cell table:formula="of:=MAX([.A2:.A10000])" office:value-type="float" office:value="56" calcext:value-type="float">
            <text:p>56</text:p>
          </table:table-cell>
          <table:table-cell table:formula="of:=MAX([.B2:.B4945])" office:value-type="float" office:value="125" calcext:value-type="float">
            <text:p>125</text:p>
          </table:table-cell>
          <table:table-cell table:number-columns-repeated="2"/>
        </table:table-row>
        <table:table-row table:style-name="ro3">
          <table:table-cell office:value-type="float" office:value="19" calcext:value-type="float">
            <text:p>19</text:p>
          </table:table-cell>
          <table:table-cell office:value-type="float" office:value="40" calcext:value-type="float">
            <text:p>40</text:p>
          </table:table-cell>
          <table:table-cell table:formula="of:=[.A11]/[.B11]" office:value-type="float" office:value="0.475" calcext:value-type="float">
            <text:p>0.475</text:p>
          </table:table-cell>
          <table:table-cell table:number-columns-repeated="2"/>
          <table:table-cell table:formula="of:=MIN([.A2:.A4945])" office:value-type="float" office:value="4" calcext:value-type="float">
            <text:p>4</text:p>
          </table:table-cell>
          <table:table-cell table:formula="of:=MIN([.B2:.B4945])" office:value-type="float" office:value="10" calcext:value-type="float">
            <text:p>10</text:p>
          </table:table-cell>
          <table:table-cell table:number-columns-repeated="2"/>
        </table:table-row>
        <table:table-row table:style-name="ro3">
          <table:table-cell office:value-type="float" office:value="19" calcext:value-type="float">
            <text:p>19</text:p>
          </table:table-cell>
          <table:table-cell office:value-type="float" office:value="40" calcext:value-type="float">
            <text:p>40</text:p>
          </table:table-cell>
          <table:table-cell table:formula="of:=[.A12]/[.B12]"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3]/[.B13]"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4]/[.B14]"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5]/[.B15]"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6]/[.B16]"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7]/[.B17]"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8]/[.B18]"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9]/[.B19]"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0]/[.B20]"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1]/[.B21]"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2]/[.B22]"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3]/[.B23]"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4]/[.B24]"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5]/[.B25]"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6]/[.B26]"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7]/[.B27]"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28]/[.B28]" office:value-type="float" office:value="0.475" calcext:value-type="float">
            <text:p>0.475</text:p>
          </table:table-cell>
          <table:table-cell table:number-columns-repeated="6"/>
        </table:table-row>
        <table:table-row table:style-name="ro3">
          <table:table-cell office:value-type="float" office:value="19" calcext:value-type="float">
            <text:p>19</text:p>
          </table:table-cell>
          <table:table-cell office:value-type="float" office:value="42" calcext:value-type="float">
            <text:p>42</text:p>
          </table:table-cell>
          <table:table-cell table:formula="of:=[.A29]/[.B29]" office:value-type="float" office:value="0.452380952380952" calcext:value-type="float">
            <text:p>0.4523809524</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30]/[.B30]" office:value-type="float" office:value="0.404255319148936" calcext:value-type="float">
            <text:p>0.4042553191</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31]/[.B31]" office:value-type="float" office:value="0.404255319148936" calcext:value-type="float">
            <text:p>0.4042553191</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32]/[.B32]" office:value-type="float" office:value="0.404255319148936" calcext:value-type="float">
            <text:p>0.4042553191</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33]/[.B33]" office:value-type="float" office:value="0.425531914893617" calcext:value-type="float">
            <text:p>0.42553191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4]/[.B34]"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5]/[.B35]"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6]/[.B36]"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7]/[.B37]"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8]/[.B3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9]/[.B39]"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B4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1]/[.B4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2]/[.B4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B43]"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44]/[.B44]"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45]/[.B45]"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46]/[.B46]"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47]/[.B47]"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8]/[.B48]"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9]/[.B4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50]/[.B5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51]/[.B51]"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52]/[.B52]"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53]/[.B53]"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54]/[.B5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55]/[.B55]"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56]/[.B56]"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57]/[.B57]"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58]/[.B58]"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59]/[.B59]"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60]/[.B60]"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61]/[.B6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62]/[.B62]"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3]/[.B63]"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4]/[.B64]"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65]/[.B65]"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6]/[.B66]" office:value-type="float" office:value="0.431372549019608" calcext:value-type="float">
            <text:p>0.431372549</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67]/[.B67]" office:value-type="float" office:value="0.425531914893617" calcext:value-type="float">
            <text:p>0.42553191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68]/[.B68]"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69]/[.B6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70]/[.B70]"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71]/[.B7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72]/[.B72]"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73]/[.B73]"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74]/[.B74]"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75]/[.B75]"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76]/[.B76]"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77]/[.B77]"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78]/[.B78]"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79]/[.B7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80]/[.B80]"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81]/[.B8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82]/[.B8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83]/[.B8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84]/[.B84]"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85]/[.B85]"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86]/[.B8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87]/[.B87]"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88]/[.B88]"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89]/[.B89]"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0]/[.B90]"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1]/[.B91]"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2]/[.B92]"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3]/[.B93]"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4]/[.B94]"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5]/[.B95]"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6]/[.B96]"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7]/[.B97]"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8]/[.B98]"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9]/[.B99]"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0]/[.B100]"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1]/[.B101]"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2]/[.B102]"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3]/[.B103]"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4]/[.B104]"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5]/[.B105]"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6]/[.B106]"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7]/[.B107]"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8]/[.B108]"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9]/[.B109]"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0]/[.B110]"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1]/[.B111]"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2]/[.B112]"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3]/[.B113]"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4]/[.B114]"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5]/[.B115]"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6]/[.B116]"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7]/[.B117]"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8]/[.B118]"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19]/[.B119]"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20]/[.B120]"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21]/[.B121]"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22]/[.B122]"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23]/[.B123]"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24]/[.B124]"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25]/[.B125]"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26]/[.B126]"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27]/[.B127]"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28]/[.B128]"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29]/[.B129]"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30]/[.B130]"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31]/[.B13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49" calcext:value-type="float">
            <text:p>49</text:p>
          </table:table-cell>
          <table:table-cell table:formula="of:=[.A132]/[.B132]" office:value-type="float" office:value="0.448979591836735" calcext:value-type="float">
            <text:p>0.4489795918</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33]/[.B133]"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34]/[.B134]"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35]/[.B135]"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36]/[.B13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37]/[.B137]"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38]/[.B138]"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39]/[.B139]" office:value-type="float" office:value="0.428571428571429" calcext:value-type="float">
            <text:p>0.4285714286</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140]/[.B140]" office:value-type="float" office:value="0.433962264150943" calcext:value-type="float">
            <text:p>0.43396226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41]/[.B141]"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42]/[.B142]"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43]/[.B143]"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44]/[.B144]"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45]/[.B145]"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46]/[.B146]"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47]/[.B147]"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48]/[.B148]"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49]/[.B149]"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50]/[.B150]" office:value-type="float" office:value="0.44" calcext:value-type="float">
            <text:p>0.44</text:p>
          </table:table-cell>
          <table:table-cell table:number-columns-repeated="6"/>
        </table:table-row>
        <table:table-row table:style-name="ro3">
          <table:table-cell office:value-type="float" office:value="20" calcext:value-type="float">
            <text:p>20</text:p>
          </table:table-cell>
          <table:table-cell office:value-type="float" office:value="45" calcext:value-type="float">
            <text:p>45</text:p>
          </table:table-cell>
          <table:table-cell table:formula="of:=[.A151]/[.B151]" office:value-type="float" office:value="0.444444444444444" calcext:value-type="float">
            <text:p>0.44444444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52]/[.B152]"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53]/[.B153]"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54]/[.B154]"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55]/[.B155]"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56]/[.B15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57]/[.B157]"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58]/[.B15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59]/[.B159]"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60]/[.B160]"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61]/[.B161]" office:value-type="float" office:value="0.428571428571429" calcext:value-type="float">
            <text:p>0.4285714286</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162]/[.B162]" office:value-type="float" office:value="0.425531914893617" calcext:value-type="float">
            <text:p>0.4255319149</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163]/[.B16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164]/[.B164]"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65]/[.B165]" office:value-type="float" office:value="0.423076923076923" calcext:value-type="float">
            <text:p>0.4230769231</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166]/[.B166]" office:value-type="float" office:value="0.442307692307692" calcext:value-type="float">
            <text:p>0.4423076923</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67]/[.B167]"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68]/[.B168]"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69]/[.B16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70]/[.B170]"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71]/[.B171]"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72]/[.B172]"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73]/[.B17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74]/[.B174]"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75]/[.B175]"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76]/[.B176]"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77]/[.B177]"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78]/[.B17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79]/[.B179]" office:value-type="float" office:value="0.44" calcext:value-type="float">
            <text:p>0.44</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180]/[.B180]" office:value-type="float" office:value="0.433962264150943" calcext:value-type="float">
            <text:p>0.43396226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81]/[.B18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82]/[.B18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83]/[.B183]"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84]/[.B184]" office:value-type="float" office:value="0.42" calcext:value-type="float">
            <text:p>0.42</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185]/[.B185]" office:value-type="float" office:value="0.46" calcext:value-type="float">
            <text:p>0.4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86]/[.B186]"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87]/[.B187]"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88]/[.B188]"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89]/[.B18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90]/[.B190]"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1]/[.B19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92]/[.B192]"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93]/[.B193]"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94]/[.B194]"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95]/[.B195]"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96]/[.B196]"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7" calcext:value-type="float">
            <text:p>47</text:p>
          </table:table-cell>
          <table:table-cell table:formula="of:=[.A197]/[.B197]" office:value-type="float" office:value="0.446808510638298" calcext:value-type="float">
            <text:p>0.4468085106</text:p>
          </table:table-cell>
          <table:table-cell table:number-columns-repeated="6"/>
        </table:table-row>
        <table:table-row table:style-name="ro3">
          <table:table-cell office:value-type="float" office:value="24" calcext:value-type="float">
            <text:p>24</text:p>
          </table:table-cell>
          <table:table-cell office:value-type="float" office:value="52" calcext:value-type="float">
            <text:p>52</text:p>
          </table:table-cell>
          <table:table-cell table:formula="of:=[.A198]/[.B198]" office:value-type="float" office:value="0.461538461538462" calcext:value-type="float">
            <text:p>0.461538461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199]/[.B19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00]/[.B200]"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01]/[.B201]"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2]/[.B202]"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03]/[.B203]"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04]/[.B204]"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5]/[.B205]"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06]/[.B20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7]/[.B207]"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08]/[.B208]"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09]/[.B20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0]/[.B210]"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1]/[.B21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2]/[.B212]"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3]/[.B213]"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4]/[.B214]"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5]/[.B215]"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6]/[.B216]"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7]/[.B217]"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8]/[.B218]"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19]/[.B21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20]/[.B220]"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1]/[.B221]"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22]/[.B222]"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23]/[.B223]"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24]/[.B224]" office:value-type="float" office:value="0.431372549019608" calcext:value-type="float">
            <text:p>0.431372549</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225]/[.B225]" office:value-type="float" office:value="0.425531914893617" calcext:value-type="float">
            <text:p>0.42553191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6]/[.B22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7]/[.B227]"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228]/[.B228]"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9]/[.B229]"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30]/[.B230]"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31]/[.B231]"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32]/[.B232]"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33]/[.B233]"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34]/[.B234]"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35]/[.B235]"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36]/[.B236]"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37]/[.B237]"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38]/[.B238]"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39]/[.B239]"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40]/[.B240]"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41]/[.B241]"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42]/[.B242]"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43]/[.B243]"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44]/[.B244]"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45]/[.B245]"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46]/[.B246]"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47]/[.B247]"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48]/[.B248]"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49]/[.B24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50]/[.B250]"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51]/[.B251]"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52]/[.B252]"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53]/[.B25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54]/[.B254]"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55]/[.B255]"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56]/[.B256]"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57]/[.B257]"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58]/[.B25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59]/[.B259]"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60]/[.B260]"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61]/[.B26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62]/[.B262]"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63]/[.B263]"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64]/[.B264]"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65]/[.B265]"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66]/[.B266]"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267]/[.B267]"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68]/[.B268]" office:value-type="float" office:value="0.44" calcext:value-type="float">
            <text:p>0.44</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269]/[.B269]" office:value-type="float" office:value="0.46" calcext:value-type="float">
            <text:p>0.4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70]/[.B270]"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71]/[.B27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7" calcext:value-type="float">
            <text:p>47</text:p>
          </table:table-cell>
          <table:table-cell table:formula="of:=[.A272]/[.B272]" office:value-type="float" office:value="0.446808510638298" calcext:value-type="float">
            <text:p>0.446808510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73]/[.B273]"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74]/[.B274]"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75]/[.B275]"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76]/[.B276]"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77]/[.B277]"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78]/[.B278]"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79]/[.B279]"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80]/[.B280]" office:value-type="float" office:value="0.428571428571429" calcext:value-type="float">
            <text:p>0.4285714286</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281]/[.B281]" office:value-type="float" office:value="0.425531914893617" calcext:value-type="float">
            <text:p>0.42553191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82]/[.B282]"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83]/[.B283]"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84]/[.B284]"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85]/[.B285]"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86]/[.B286]"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287]/[.B287]"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288]/[.B288]"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89]/[.B28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90]/[.B290]"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91]/[.B29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92]/[.B292]"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93]/[.B29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294]/[.B294]"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95]/[.B295]"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96]/[.B296]"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297]/[.B297]"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298]/[.B298]"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99]/[.B299]"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00]/[.B300]" office:value-type="float" office:value="0.44" calcext:value-type="float">
            <text:p>0.44</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301]/[.B301]" office:value-type="float" office:value="0.425531914893617" calcext:value-type="float">
            <text:p>0.42553191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02]/[.B302]"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03]/[.B303]"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04]/[.B304]"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05]/[.B305]"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06]/[.B306]"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07]/[.B307]"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08]/[.B308]"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09]/[.B309]"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10]/[.B310]"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11]/[.B31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312]/[.B312]"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13]/[.B313]" office:value-type="float" office:value="0.44" calcext:value-type="float">
            <text:p>0.44</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314]/[.B314]" office:value-type="float" office:value="0.433962264150943" calcext:value-type="float">
            <text:p>0.43396226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15]/[.B315]"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316]/[.B316]" office:value-type="float" office:value="0.4375" calcext:value-type="float">
            <text:p>0.4375</text:p>
          </table:table-cell>
          <table:table-cell table:number-columns-repeated="6"/>
        </table:table-row>
        <table:table-row table:style-name="ro3">
          <table:table-cell office:value-type="float" office:value="20" calcext:value-type="float">
            <text:p>20</text:p>
          </table:table-cell>
          <table:table-cell office:value-type="float" office:value="45" calcext:value-type="float">
            <text:p>45</text:p>
          </table:table-cell>
          <table:table-cell table:formula="of:=[.A317]/[.B317]" office:value-type="float" office:value="0.444444444444444" calcext:value-type="float">
            <text:p>0.44444444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18]/[.B318]"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19]/[.B31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20]/[.B320]"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21]/[.B32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22]/[.B322]"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23]/[.B323]" office:value-type="float" office:value="0.44" calcext:value-type="float">
            <text:p>0.44</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324]/[.B324]" office:value-type="float" office:value="0.425531914893617" calcext:value-type="float">
            <text:p>0.42553191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25]/[.B325]"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26]/[.B326]"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27]/[.B327]"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28]/[.B328]"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29]/[.B329]"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30]/[.B330]"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31]/[.B33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32]/[.B332]"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33]/[.B333]"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334]/[.B334]"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35]/[.B335]"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36]/[.B336]"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37]/[.B337]"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38]/[.B33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39]/[.B33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40]/[.B340]"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41]/[.B34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42]/[.B342]"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43]/[.B343]"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44]/[.B344]"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45]/[.B345]"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46]/[.B34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47]/[.B347]"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48]/[.B348]"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49]/[.B349]"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50]/[.B350]"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51]/[.B351]"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52]/[.B352]"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53]/[.B353]"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54]/[.B354]"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55]/[.B355]"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56]/[.B356]"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57]/[.B357]"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58]/[.B35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59]/[.B359]"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60]/[.B360]"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61]/[.B36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62]/[.B36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63]/[.B36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364]/[.B364]" office:value-type="float" office:value="0.4375" calcext:value-type="float">
            <text:p>0.4375</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65]/[.B365]"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66]/[.B366]"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67]/[.B367]"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68]/[.B36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69]/[.B369]"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70]/[.B370]"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71]/[.B371]"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72]/[.B372]"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73]/[.B373]"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74]/[.B374]"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75]/[.B375]"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76]/[.B376]"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77]/[.B377]"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78]/[.B378]"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79]/[.B379]"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80]/[.B380]"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81]/[.B38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82]/[.B382]"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83]/[.B383]"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84]/[.B384]"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85]/[.B385]"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86]/[.B386]"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87]/[.B387]" office:value-type="float" office:value="0.44" calcext:value-type="float">
            <text:p>0.4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88]/[.B388]"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89]/[.B389]"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90]/[.B390]"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91]/[.B39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92]/[.B392]"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93]/[.B393]"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94]/[.B394]"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95]/[.B395]"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396]/[.B396]"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97]/[.B397]"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98]/[.B398]"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99]/[.B399]" office:value-type="float" office:value="0.431372549019608" calcext:value-type="float">
            <text:p>0.431372549</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400]/[.B400]"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401]/[.B40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02]/[.B40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03]/[.B40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4]/[.B40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5]/[.B40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6]/[.B40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7]/[.B40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8]/[.B40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09]/[.B40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0]/[.B41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1]/[.B41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2]/[.B41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3]/[.B41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4]/[.B41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5]/[.B41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6]/[.B41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7]/[.B41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8]/[.B41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19]/[.B41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0]/[.B42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1]/[.B42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2]/[.B42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3]/[.B42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4]/[.B42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5]/[.B42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6]/[.B42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7]/[.B42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8]/[.B42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29]/[.B42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0]/[.B43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1]/[.B43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2]/[.B43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3]/[.B43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4]/[.B43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5]/[.B43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6]/[.B43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7]/[.B43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8]/[.B43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39]/[.B43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0]/[.B44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1]/[.B44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2]/[.B44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3]/[.B44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4]/[.B44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5]/[.B44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46]/[.B44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47]/[.B447]"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48]/[.B448]"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449]/[.B449]"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450]/[.B450]" office:value-type="float" office:value="0.42" calcext:value-type="float">
            <text:p>0.42</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1]/[.B45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2]/[.B45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3]/[.B45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4]/[.B45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5]/[.B45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6]/[.B45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7]/[.B45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8]/[.B45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9]/[.B45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0]/[.B46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1]/[.B46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2]/[.B46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3]/[.B46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4]/[.B46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5]/[.B46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6]/[.B46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7]/[.B46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8]/[.B46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69]/[.B46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0]/[.B470]"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1]/[.B47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2]/[.B47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3]/[.B47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4]/[.B474]"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5]/[.B475]"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6]/[.B47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7]/[.B477]"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8]/[.B478]"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9]/[.B47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80]/[.B480]"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81]/[.B48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82]/[.B48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83]/[.B483]" office:value-type="float" office:value="0.428571428571429" calcext:value-type="float">
            <text:p>0.4285714286</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484]/[.B484]" office:value-type="float" office:value="0.425531914893617" calcext:value-type="float">
            <text:p>0.4255319149</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85]/[.B48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86]/[.B48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87]/[.B48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88]/[.B48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89]/[.B48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0]/[.B490]"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1]/[.B491]"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2]/[.B492]"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3]/[.B493]"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4]/[.B494]"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5]/[.B495]"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6]/[.B496]"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7]/[.B497]"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8]/[.B498]"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99]/[.B499]" office:value-type="float" office:value="0.4375" calcext:value-type="float">
            <text:p>0.437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500]/[.B500]"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501]/[.B501]" office:value-type="float" office:value="0.431372549019608" calcext:value-type="float">
            <text:p>0.431372549</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502]/[.B502]"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503]/[.B503]"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504]/[.B504]"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505]/[.B505]"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506]/[.B506]" office:value-type="float" office:value="0.431372549019608" calcext:value-type="float">
            <text:p>0.431372549</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07]/[.B507]"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08]/[.B508]"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09]/[.B509]"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0]/[.B510]"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1]/[.B511]"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2]/[.B512]"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3]/[.B513]"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4]/[.B514]"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5]/[.B515]"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6]/[.B516]"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7]/[.B517]"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8]/[.B518]"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19]/[.B519]" office:value-type="float" office:value="0.469387755102041" calcext:value-type="float">
            <text:p>0.4693877551</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520]/[.B520]" office:value-type="float" office:value="0.469387755102041" calcext:value-type="float">
            <text:p>0.4693877551</text:p>
          </table:table-cell>
          <table:table-cell table:number-columns-repeated="6"/>
        </table:table-row>
        <table:table-row table:style-name="ro3">
          <table:table-cell office:value-type="float" office:value="22" calcext:value-type="float">
            <text:p>22</text:p>
          </table:table-cell>
          <table:table-cell office:value-type="float" office:value="49" calcext:value-type="float">
            <text:p>49</text:p>
          </table:table-cell>
          <table:table-cell table:formula="of:=[.A521]/[.B521]" office:value-type="float" office:value="0.448979591836735" calcext:value-type="float">
            <text:p>0.4489795918</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522]/[.B522]" office:value-type="float" office:value="0.433962264150943" calcext:value-type="float">
            <text:p>0.4339622642</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523]/[.B523]" office:value-type="float" office:value="0.433962264150943" calcext:value-type="float">
            <text:p>0.4339622642</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524]/[.B524]" office:value-type="float" office:value="0.415094339622642" calcext:value-type="float">
            <text:p>0.4150943396</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525]/[.B525]" office:value-type="float" office:value="0.442307692307692" calcext:value-type="float">
            <text:p>0.4423076923</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526]/[.B526]" office:value-type="float" office:value="0.442307692307692" calcext:value-type="float">
            <text:p>0.4423076923</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527]/[.B527]" office:value-type="float" office:value="0.433962264150943" calcext:value-type="float">
            <text:p>0.4339622642</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528]/[.B528]" office:value-type="float" office:value="0.433962264150943" calcext:value-type="float">
            <text:p>0.43396226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529]/[.B529]" office:value-type="float" office:value="0.428571428571429" calcext:value-type="float">
            <text:p>0.4285714286</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530]/[.B530]" office:value-type="float" office:value="0.44" calcext:value-type="float">
            <text:p>0.44</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531]/[.B531]" office:value-type="float" office:value="0.442307692307692" calcext:value-type="float">
            <text:p>0.4423076923</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532]/[.B532]" office:value-type="float" office:value="0.423076923076923" calcext:value-type="float">
            <text:p>0.4230769231</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533]/[.B533]"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17" calcext:value-type="float">
            <text:p>17</text:p>
          </table:table-cell>
          <table:table-cell table:formula="of:=[.A534]/[.B534]" office:value-type="float" office:value="0.529411764705882" calcext:value-type="float">
            <text:p>0.5294117647</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535]/[.B535]"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36]/[.B536]"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537]/[.B537]"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38]/[.B538]"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39]/[.B539]"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40]/[.B540]"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41]/[.B541]"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42]/[.B542]"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543]/[.B543]"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544]/[.B544]"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545]/[.B545]"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546]/[.B546]"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547]/[.B547]" office:value-type="float" office:value="0.476190476190476" calcext:value-type="float">
            <text:p>0.4761904762</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548]/[.B548]" office:value-type="float" office:value="0.476190476190476" calcext:value-type="float">
            <text:p>0.4761904762</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549]/[.B549]"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550]/[.B550]"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551]/[.B551]" office:value-type="float" office:value="0.478260869565217" calcext:value-type="float">
            <text:p>0.4782608696</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552]/[.B552]" office:value-type="float" office:value="0.478260869565217" calcext:value-type="float">
            <text:p>0.4782608696</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553]/[.B553]" office:value-type="float" office:value="0.478260869565217" calcext:value-type="float">
            <text:p>0.4782608696</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554]/[.B554]"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555]/[.B555]"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556]/[.B556]"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557]/[.B557]" office:value-type="float" office:value="0.4375" calcext:value-type="float">
            <text:p>0.437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558]/[.B558]" office:value-type="float" office:value="0.44" calcext:value-type="float">
            <text:p>0.44</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559]/[.B559]" office:value-type="float" office:value="0.4375" calcext:value-type="float">
            <text:p>0.437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560]/[.B560]" office:value-type="float" office:value="0.44" calcext:value-type="float">
            <text:p>0.44</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561]/[.B561]" office:value-type="float" office:value="0.4375" calcext:value-type="float">
            <text:p>0.437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562]/[.B562]" office:value-type="float" office:value="0.44" calcext:value-type="float">
            <text:p>0.44</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563]/[.B563]"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564]/[.B564]"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565]/[.B565]" office:value-type="float" office:value="0.375" calcext:value-type="float">
            <text:p>0.375</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566]/[.B566]"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567]/[.B567]" office:value-type="float" office:value="0.466666666666667" calcext:value-type="float">
            <text:p>0.4666666667</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568]/[.B568]"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569]/[.B569]" office:value-type="float" office:value="0.466666666666667" calcext:value-type="float">
            <text:p>0.4666666667</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570]/[.B570]" office:value-type="float" office:value="0.481481481481481" calcext:value-type="float">
            <text:p>0.481481481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571]/[.B571]" office:value-type="float" office:value="0.411764705882353" calcext:value-type="float">
            <text:p>0.4117647059</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572]/[.B572]" office:value-type="float" office:value="0.481481481481481" calcext:value-type="float">
            <text:p>0.481481481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573]/[.B573]" office:value-type="float" office:value="0.4375" calcext:value-type="float">
            <text:p>0.4375</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574]/[.B574]" office:value-type="float" office:value="0.481481481481481" calcext:value-type="float">
            <text:p>0.481481481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575]/[.B575]" office:value-type="float" office:value="0.421052631578947" calcext:value-type="float">
            <text:p>0.4210526316</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576]/[.B576]" office:value-type="float" office:value="0.413793103448276" calcext:value-type="float">
            <text:p>0.4137931034</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577]/[.B577]" office:value-type="float" office:value="0.5" calcext:value-type="float">
            <text:p>0.5</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578]/[.B578]" office:value-type="float" office:value="0.413793103448276" calcext:value-type="float">
            <text:p>0.413793103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579]/[.B579]" office:value-type="float" office:value="0.444444444444444" calcext:value-type="float">
            <text:p>0.4444444444</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580]/[.B580]" office:value-type="float" office:value="0.451612903225806" calcext:value-type="float">
            <text:p>0.4516129032</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581]/[.B581]" office:value-type="float" office:value="0.411764705882353" calcext:value-type="float">
            <text:p>0.4117647059</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582]/[.B582]"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583]/[.B583]" office:value-type="float" office:value="0.388888888888889" calcext:value-type="float">
            <text:p>0.3888888889</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584]/[.B584]" office:value-type="float" office:value="0.4375" calcext:value-type="float">
            <text:p>0.4375</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585]/[.B585]" office:value-type="float" office:value="0.473684210526316" calcext:value-type="float">
            <text:p>0.4736842105</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586]/[.B586]"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587]/[.B587]" office:value-type="float" office:value="0.4" calcext:value-type="float">
            <text:p>0.4</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588]/[.B588]" office:value-type="float" office:value="0.424242424242424" calcext:value-type="float">
            <text:p>0.4242424242</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589]/[.B589]" office:value-type="float" office:value="0.45" calcext:value-type="float">
            <text:p>0.45</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590]/[.B590]" office:value-type="float" office:value="0.4375" calcext:value-type="float">
            <text:p>0.4375</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591]/[.B591]" office:value-type="float" office:value="0.476190476190476" calcext:value-type="float">
            <text:p>0.4761904762</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592]/[.B59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593]/[.B593]" office:value-type="float" office:value="0.409090909090909" calcext:value-type="float">
            <text:p>0.4090909091</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594]/[.B594]" office:value-type="float" office:value="0.432432432432432" calcext:value-type="float">
            <text:p>0.432432432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595]/[.B595]" office:value-type="float" office:value="0.454545454545455" calcext:value-type="float">
            <text:p>0.4545454545</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596]/[.B596]" office:value-type="float" office:value="0.432432432432432" calcext:value-type="float">
            <text:p>0.432432432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597]/[.B597]" office:value-type="float" office:value="0.416666666666667" calcext:value-type="float">
            <text:p>0.4166666667</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598]/[.B598]" office:value-type="float" office:value="0.435897435897436" calcext:value-type="float">
            <text:p>0.4358974359</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599]/[.B599]" office:value-type="float" office:value="0.375" calcext:value-type="float">
            <text:p>0.375</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600]/[.B600]" office:value-type="float" office:value="0.435897435897436" calcext:value-type="float">
            <text:p>0.4358974359</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601]/[.B601]" office:value-type="float" office:value="0.36" calcext:value-type="float">
            <text:p>0.36</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602]/[.B602]"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603]/[.B603]" office:value-type="float" office:value="0.4" calcext:value-type="float">
            <text:p>0.4</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604]/[.B604]" office:value-type="float" office:value="0.45" calcext:value-type="float">
            <text:p>0.45</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605]/[.B605]" office:value-type="float" office:value="0.461538461538462" calcext:value-type="float">
            <text:p>0.4615384615</text:p>
          </table:table-cell>
          <table:table-cell table:number-columns-repeated="6"/>
        </table:table-row>
        <table:table-row table:style-name="ro3">
          <table:table-cell office:value-type="float" office:value="18" calcext:value-type="float">
            <text:p>18</text:p>
          </table:table-cell>
          <table:table-cell office:value-type="float" office:value="41" calcext:value-type="float">
            <text:p>41</text:p>
          </table:table-cell>
          <table:table-cell table:formula="of:=[.A606]/[.B606]" office:value-type="float" office:value="0.439024390243902" calcext:value-type="float">
            <text:p>0.4390243902</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607]/[.B607]" office:value-type="float" office:value="0.384615384615385" calcext:value-type="float">
            <text:p>0.3846153846</text:p>
          </table:table-cell>
          <table:table-cell table:number-columns-repeated="6"/>
        </table:table-row>
        <table:table-row table:style-name="ro3">
          <table:table-cell office:value-type="float" office:value="19" calcext:value-type="float">
            <text:p>19</text:p>
          </table:table-cell>
          <table:table-cell office:value-type="float" office:value="42" calcext:value-type="float">
            <text:p>42</text:p>
          </table:table-cell>
          <table:table-cell table:formula="of:=[.A608]/[.B608]" office:value-type="float" office:value="0.452380952380952" calcext:value-type="float">
            <text:p>0.4523809524</text:p>
          </table:table-cell>
          <table:table-cell table:number-columns-repeated="6"/>
        </table:table-row>
        <table:table-row table:style-name="ro3">
          <table:table-cell office:value-type="float" office:value="12" calcext:value-type="float">
            <text:p>12</text:p>
          </table:table-cell>
          <table:table-cell office:value-type="float" office:value="23" calcext:value-type="float">
            <text:p>23</text:p>
          </table:table-cell>
          <table:table-cell table:formula="of:=[.A609]/[.B609]" office:value-type="float" office:value="0.521739130434783" calcext:value-type="float">
            <text:p>0.5217391304</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610]/[.B610]"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611]/[.B611]" office:value-type="float" office:value="0.416666666666667" calcext:value-type="float">
            <text:p>0.4166666667</text:p>
          </table:table-cell>
          <table:table-cell table:number-columns-repeated="6"/>
        </table:table-row>
        <table:table-row table:style-name="ro3">
          <table:table-cell office:value-type="float" office:value="18" calcext:value-type="float">
            <text:p>18</text:p>
          </table:table-cell>
          <table:table-cell office:value-type="float" office:value="41" calcext:value-type="float">
            <text:p>41</text:p>
          </table:table-cell>
          <table:table-cell table:formula="of:=[.A612]/[.B612]" office:value-type="float" office:value="0.439024390243902" calcext:value-type="float">
            <text:p>0.4390243902</text:p>
          </table:table-cell>
          <table:table-cell table:number-columns-repeated="6"/>
        </table:table-row>
        <table:table-row table:style-name="ro3">
          <table:table-cell office:value-type="float" office:value="12" calcext:value-type="float">
            <text:p>12</text:p>
          </table:table-cell>
          <table:table-cell office:value-type="float" office:value="24" calcext:value-type="float">
            <text:p>24</text:p>
          </table:table-cell>
          <table:table-cell table:formula="of:=[.A613]/[.B613]" office:value-type="float" office:value="0.5" calcext:value-type="float">
            <text:p>0.5</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614]/[.B614]"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615]/[.B615]" office:value-type="float" office:value="0.4" calcext:value-type="float">
            <text:p>0.4</text:p>
          </table:table-cell>
          <table:table-cell table:number-columns-repeated="6"/>
        </table:table-row>
        <table:table-row table:style-name="ro3">
          <table:table-cell office:value-type="float" office:value="20" calcext:value-type="float">
            <text:p>20</text:p>
          </table:table-cell>
          <table:table-cell office:value-type="float" office:value="45" calcext:value-type="float">
            <text:p>45</text:p>
          </table:table-cell>
          <table:table-cell table:formula="of:=[.A616]/[.B616]" office:value-type="float" office:value="0.444444444444444" calcext:value-type="float">
            <text:p>0.44444444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617]/[.B617]" office:value-type="float" office:value="0.407407407407407" calcext:value-type="float">
            <text:p>0.4074074074</text:p>
          </table:table-cell>
          <table:table-cell table:number-columns-repeated="6"/>
        </table:table-row>
        <table:table-row table:style-name="ro3">
          <table:table-cell office:value-type="float" office:value="21" calcext:value-type="float">
            <text:p>21</text:p>
          </table:table-cell>
          <table:table-cell office:value-type="float" office:value="45" calcext:value-type="float">
            <text:p>45</text:p>
          </table:table-cell>
          <table:table-cell table:formula="of:=[.A618]/[.B618]" office:value-type="float" office:value="0.466666666666667" calcext:value-type="float">
            <text:p>0.4666666667</text:p>
          </table:table-cell>
          <table:table-cell table:number-columns-repeated="6"/>
        </table:table-row>
        <table:table-row table:style-name="ro3">
          <table:table-cell office:value-type="float" office:value="13" calcext:value-type="float">
            <text:p>13</text:p>
          </table:table-cell>
          <table:table-cell office:value-type="float" office:value="29" calcext:value-type="float">
            <text:p>29</text:p>
          </table:table-cell>
          <table:table-cell table:formula="of:=[.A619]/[.B619]" office:value-type="float" office:value="0.448275862068966" calcext:value-type="float">
            <text:p>0.4482758621</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620]/[.B620]"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29" calcext:value-type="float">
            <text:p>29</text:p>
          </table:table-cell>
          <table:table-cell table:formula="of:=[.A621]/[.B621]" office:value-type="float" office:value="0.482758620689655" calcext:value-type="float">
            <text:p>0.4827586207</text:p>
          </table:table-cell>
          <table:table-cell table:number-columns-repeated="6"/>
        </table:table-row>
        <table:table-row table:style-name="ro3">
          <table:table-cell office:value-type="float" office:value="21" calcext:value-type="float">
            <text:p>21</text:p>
          </table:table-cell>
          <table:table-cell office:value-type="float" office:value="46" calcext:value-type="float">
            <text:p>46</text:p>
          </table:table-cell>
          <table:table-cell table:formula="of:=[.A622]/[.B622]" office:value-type="float" office:value="0.456521739130435" calcext:value-type="float">
            <text:p>0.456521739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623]/[.B623]" office:value-type="float" office:value="0.407407407407407" calcext:value-type="float">
            <text:p>0.4074074074</text:p>
          </table:table-cell>
          <table:table-cell table:number-columns-repeated="6"/>
        </table:table-row>
        <table:table-row table:style-name="ro3">
          <table:table-cell office:value-type="float" office:value="20" calcext:value-type="float">
            <text:p>20</text:p>
          </table:table-cell>
          <table:table-cell office:value-type="float" office:value="44" calcext:value-type="float">
            <text:p>44</text:p>
          </table:table-cell>
          <table:table-cell table:formula="of:=[.A624]/[.B624]" office:value-type="float" office:value="0.454545454545455" calcext:value-type="float">
            <text:p>0.4545454545</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625]/[.B625]" office:value-type="float" office:value="0.481481481481481" calcext:value-type="float">
            <text:p>0.4814814815</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626]/[.B626]" office:value-type="float" office:value="0.4375" calcext:value-type="float">
            <text:p>0.4375</text:p>
          </table:table-cell>
          <table:table-cell table:number-columns-repeated="6"/>
        </table:table-row>
        <table:table-row table:style-name="ro3">
          <table:table-cell office:value-type="float" office:value="13" calcext:value-type="float">
            <text:p>13</text:p>
          </table:table-cell>
          <table:table-cell office:value-type="float" office:value="32" calcext:value-type="float">
            <text:p>32</text:p>
          </table:table-cell>
          <table:table-cell table:formula="of:=[.A627]/[.B627]" office:value-type="float" office:value="0.40625" calcext:value-type="float">
            <text:p>0.40625</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628]/[.B628]"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629]/[.B629]"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630]/[.B630]"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631]/[.B631]" office:value-type="float" office:value="0.387096774193548" calcext:value-type="float">
            <text:p>0.3870967742</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632]/[.B632]" office:value-type="float" office:value="0.4375" calcext:value-type="float">
            <text:p>0.4375</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633]/[.B633]" office:value-type="float" office:value="0.387096774193548" calcext:value-type="float">
            <text:p>0.3870967742</text:p>
          </table:table-cell>
          <table:table-cell table:number-columns-repeated="6"/>
        </table:table-row>
        <table:table-row table:style-name="ro3">
          <table:table-cell office:value-type="float" office:value="23" calcext:value-type="float">
            <text:p>23</text:p>
          </table:table-cell>
          <table:table-cell office:value-type="float" office:value="51" calcext:value-type="float">
            <text:p>51</text:p>
          </table:table-cell>
          <table:table-cell table:formula="of:=[.A634]/[.B634]" office:value-type="float" office:value="0.450980392156863" calcext:value-type="float">
            <text:p>0.4509803922</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635]/[.B635]" office:value-type="float" office:value="0.419354838709677" calcext:value-type="float">
            <text:p>0.4193548387</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636]/[.B636]" office:value-type="float" office:value="0.4375" calcext:value-type="float">
            <text:p>0.4375</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637]/[.B637]" office:value-type="float" office:value="0.387096774193548" calcext:value-type="float">
            <text:p>0.387096774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638]/[.B638]"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639]/[.B639]" office:value-type="float" office:value="0.354838709677419" calcext:value-type="float">
            <text:p>0.3548387097</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40]/[.B640]" office:value-type="float" office:value="0.431372549019608" calcext:value-type="float">
            <text:p>0.431372549</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641]/[.B641]" office:value-type="float" office:value="0.419354838709677" calcext:value-type="float">
            <text:p>0.4193548387</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42]/[.B642]" office:value-type="float" office:value="0.431372549019608" calcext:value-type="float">
            <text:p>0.431372549</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643]/[.B643]" office:value-type="float" office:value="0.375" calcext:value-type="float">
            <text:p>0.375</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644]/[.B644]" office:value-type="float" office:value="0.433962264150943" calcext:value-type="float">
            <text:p>0.4339622642</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645]/[.B645]" office:value-type="float" office:value="0.375" calcext:value-type="float">
            <text:p>0.375</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646]/[.B646]" office:value-type="float" office:value="0.442307692307692" calcext:value-type="float">
            <text:p>0.4423076923</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647]/[.B647]" office:value-type="float" office:value="0.375" calcext:value-type="float">
            <text:p>0.375</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48]/[.B648]" office:value-type="float" office:value="0.431372549019608" calcext:value-type="float">
            <text:p>0.431372549</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649]/[.B649]" office:value-type="float" office:value="0.393939393939394" calcext:value-type="float">
            <text:p>0.3939393939</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650]/[.B650]" office:value-type="float" office:value="0.442307692307692" calcext:value-type="float">
            <text:p>0.4423076923</text:p>
          </table:table-cell>
          <table:table-cell table:number-columns-repeated="6"/>
        </table:table-row>
        <table:table-row table:style-name="ro3">
          <table:table-cell office:value-type="float" office:value="12" calcext:value-type="float">
            <text:p>12</text:p>
          </table:table-cell>
          <table:table-cell office:value-type="float" office:value="33" calcext:value-type="float">
            <text:p>33</text:p>
          </table:table-cell>
          <table:table-cell table:formula="of:=[.A651]/[.B651]" office:value-type="float" office:value="0.363636363636364" calcext:value-type="float">
            <text:p>0.3636363636</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652]/[.B652]" office:value-type="float" office:value="0.431372549019608" calcext:value-type="float">
            <text:p>0.431372549</text:p>
          </table:table-cell>
          <table:table-cell table:number-columns-repeated="6"/>
        </table:table-row>
        <table:table-row table:style-name="ro3">
          <table:table-cell office:value-type="float" office:value="13" calcext:value-type="float">
            <text:p>13</text:p>
          </table:table-cell>
          <table:table-cell office:value-type="float" office:value="35" calcext:value-type="float">
            <text:p>35</text:p>
          </table:table-cell>
          <table:table-cell table:formula="of:=[.A653]/[.B653]" office:value-type="float" office:value="0.371428571428571" calcext:value-type="float">
            <text:p>0.371428571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654]/[.B654]" office:value-type="float" office:value="0.423076923076923" calcext:value-type="float">
            <text:p>0.4230769231</text:p>
          </table:table-cell>
          <table:table-cell table:number-columns-repeated="6"/>
        </table:table-row>
        <table:table-row table:style-name="ro3">
          <table:table-cell office:value-type="float" office:value="13" calcext:value-type="float">
            <text:p>13</text:p>
          </table:table-cell>
          <table:table-cell office:value-type="float" office:value="36" calcext:value-type="float">
            <text:p>36</text:p>
          </table:table-cell>
          <table:table-cell table:formula="of:=[.A655]/[.B655]" office:value-type="float" office:value="0.361111111111111" calcext:value-type="float">
            <text:p>0.3611111111</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656]/[.B656]"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36" calcext:value-type="float">
            <text:p>36</text:p>
          </table:table-cell>
          <table:table-cell table:formula="of:=[.A657]/[.B657]" office:value-type="float" office:value="0.333333333333333" calcext:value-type="float">
            <text:p>0.3333333333</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658]/[.B658]" office:value-type="float" office:value="0.433962264150943" calcext:value-type="float">
            <text:p>0.4339622642</text:p>
          </table:table-cell>
          <table:table-cell table:number-columns-repeated="6"/>
        </table:table-row>
        <table:table-row table:style-name="ro3">
          <table:table-cell office:value-type="float" office:value="13" calcext:value-type="float">
            <text:p>13</text:p>
          </table:table-cell>
          <table:table-cell office:value-type="float" office:value="35" calcext:value-type="float">
            <text:p>35</text:p>
          </table:table-cell>
          <table:table-cell table:formula="of:=[.A659]/[.B659]" office:value-type="float" office:value="0.371428571428571" calcext:value-type="float">
            <text:p>0.3714285714</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660]/[.B660]" office:value-type="float" office:value="0.436363636363636" calcext:value-type="float">
            <text:p>0.4363636364</text:p>
          </table:table-cell>
          <table:table-cell table:number-columns-repeated="6"/>
        </table:table-row>
        <table:table-row table:style-name="ro3">
          <table:table-cell office:value-type="float" office:value="13" calcext:value-type="float">
            <text:p>13</text:p>
          </table:table-cell>
          <table:table-cell office:value-type="float" office:value="35" calcext:value-type="float">
            <text:p>35</text:p>
          </table:table-cell>
          <table:table-cell table:formula="of:=[.A661]/[.B661]" office:value-type="float" office:value="0.371428571428571" calcext:value-type="float">
            <text:p>0.3714285714</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662]/[.B662]" office:value-type="float" office:value="0.436363636363636" calcext:value-type="float">
            <text:p>0.4363636364</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663]/[.B663]" office:value-type="float" office:value="0.342857142857143" calcext:value-type="float">
            <text:p>0.342857142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64]/[.B664]" office:value-type="float" office:value="0.425925925925926" calcext:value-type="float">
            <text:p>0.4259259259</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665]/[.B665]" office:value-type="float" office:value="0.342857142857143" calcext:value-type="float">
            <text:p>0.342857142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66]/[.B666]" office:value-type="float" office:value="0.425925925925926" calcext:value-type="float">
            <text:p>0.4259259259</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667]/[.B667]" office:value-type="float" office:value="0.342857142857143" calcext:value-type="float">
            <text:p>0.342857142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68]/[.B668]" office:value-type="float" office:value="0.425925925925926" calcext:value-type="float">
            <text:p>0.4259259259</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669]/[.B669]" office:value-type="float" office:value="0.342857142857143" calcext:value-type="float">
            <text:p>0.342857142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70]/[.B670]" office:value-type="float" office:value="0.425925925925926" calcext:value-type="float">
            <text:p>0.4259259259</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671]/[.B671]" office:value-type="float" office:value="0.342857142857143" calcext:value-type="float">
            <text:p>0.342857142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72]/[.B672]" office:value-type="float" office:value="0.425925925925926" calcext:value-type="float">
            <text:p>0.4259259259</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673]/[.B673]" office:value-type="float" office:value="0.342857142857143" calcext:value-type="float">
            <text:p>0.342857142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74]/[.B67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75]/[.B67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76]/[.B67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77]/[.B67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78]/[.B67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79]/[.B67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80]/[.B68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81]/[.B68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82]/[.B68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83]/[.B68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84]/[.B68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85]/[.B68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86]/[.B68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87]/[.B68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88]/[.B68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89]/[.B68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90]/[.B69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91]/[.B69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92]/[.B69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93]/[.B69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94]/[.B69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95]/[.B69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96]/[.B69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97]/[.B69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698]/[.B69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699]/[.B69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00]/[.B70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01]/[.B70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02]/[.B70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03]/[.B70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04]/[.B70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05]/[.B70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06]/[.B70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07]/[.B70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08]/[.B70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09]/[.B70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10]/[.B71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11]/[.B71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12]/[.B71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13]/[.B71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14]/[.B71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15]/[.B71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16]/[.B71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17]/[.B71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18]/[.B71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19]/[.B71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20]/[.B72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21]/[.B72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22]/[.B72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23]/[.B72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24]/[.B72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25]/[.B72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26]/[.B72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27]/[.B72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28]/[.B72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29]/[.B72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30]/[.B73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31]/[.B73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32]/[.B73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33]/[.B73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34]/[.B73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35]/[.B73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36]/[.B73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37]/[.B73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38]/[.B73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39]/[.B73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40]/[.B74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41]/[.B74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42]/[.B74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43]/[.B74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44]/[.B74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45]/[.B74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46]/[.B74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47]/[.B74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48]/[.B74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49]/[.B74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50]/[.B75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51]/[.B75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52]/[.B75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53]/[.B75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54]/[.B75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55]/[.B75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56]/[.B75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57]/[.B75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58]/[.B75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59]/[.B75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60]/[.B76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61]/[.B76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62]/[.B76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63]/[.B76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64]/[.B76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65]/[.B76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66]/[.B76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67]/[.B76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68]/[.B76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69]/[.B76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70]/[.B77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71]/[.B77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72]/[.B772]"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73]/[.B77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74]/[.B774]"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75]/[.B77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76]/[.B776]"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77]/[.B77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78]/[.B778]"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79]/[.B77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780]/[.B780]" office:value-type="float" office:value="0.425925925925926" calcext:value-type="float">
            <text:p>0.4259259259</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81]/[.B78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82]/[.B782]"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83]/[.B78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84]/[.B784]"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85]/[.B78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86]/[.B786]"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87]/[.B78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88]/[.B788]"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89]/[.B78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90]/[.B790]"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91]/[.B79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92]/[.B792]"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93]/[.B79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94]/[.B794]"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95]/[.B79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96]/[.B796]"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97]/[.B79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798]/[.B798]"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799]/[.B799]"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800]/[.B800]"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801]/[.B801]"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802]/[.B802]"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803]/[.B803]"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804]/[.B804]"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805]/[.B805]"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806]/[.B806]" office:value-type="float" office:value="0.396551724137931" calcext:value-type="float">
            <text:p>0.3965517241</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807]/[.B807]" office:value-type="float" office:value="0.358974358974359" calcext:value-type="float">
            <text:p>0.358974359</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808]/[.B808]" office:value-type="float" office:value="0.396551724137931" calcext:value-type="float">
            <text:p>0.3965517241</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809]/[.B809]" office:value-type="float" office:value="0.396551724137931" calcext:value-type="float">
            <text:p>0.3965517241</text:p>
          </table:table-cell>
          <table:table-cell table:number-columns-repeated="6"/>
        </table:table-row>
        <table:table-row table:style-name="ro3">
          <table:table-cell office:value-type="float" office:value="13" calcext:value-type="float">
            <text:p>13</text:p>
          </table:table-cell>
          <table:table-cell office:value-type="float" office:value="41" calcext:value-type="float">
            <text:p>41</text:p>
          </table:table-cell>
          <table:table-cell table:formula="of:=[.A810]/[.B810]" office:value-type="float" office:value="0.317073170731707" calcext:value-type="float">
            <text:p>0.3170731707</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811]/[.B811]" office:value-type="float" office:value="0.431034482758621" calcext:value-type="float">
            <text:p>0.4310344828</text:p>
          </table:table-cell>
          <table:table-cell table:number-columns-repeated="6"/>
        </table:table-row>
        <table:table-row table:style-name="ro3">
          <table:table-cell office:value-type="float" office:value="13" calcext:value-type="float">
            <text:p>13</text:p>
          </table:table-cell>
          <table:table-cell office:value-type="float" office:value="41" calcext:value-type="float">
            <text:p>41</text:p>
          </table:table-cell>
          <table:table-cell table:formula="of:=[.A812]/[.B812]" office:value-type="float" office:value="0.317073170731707" calcext:value-type="float">
            <text:p>0.3170731707</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813]/[.B813]" office:value-type="float" office:value="0.423728813559322" calcext:value-type="float">
            <text:p>0.4237288136</text:p>
          </table:table-cell>
          <table:table-cell table:number-columns-repeated="6"/>
        </table:table-row>
        <table:table-row table:style-name="ro3">
          <table:table-cell office:value-type="float" office:value="13" calcext:value-type="float">
            <text:p>13</text:p>
          </table:table-cell>
          <table:table-cell office:value-type="float" office:value="41" calcext:value-type="float">
            <text:p>41</text:p>
          </table:table-cell>
          <table:table-cell table:formula="of:=[.A814]/[.B814]" office:value-type="float" office:value="0.317073170731707" calcext:value-type="float">
            <text:p>0.3170731707</text:p>
          </table:table-cell>
          <table:table-cell table:number-columns-repeated="6"/>
        </table:table-row>
        <table:table-row table:style-name="ro3">
          <table:table-cell office:value-type="float" office:value="26" calcext:value-type="float">
            <text:p>26</text:p>
          </table:table-cell>
          <table:table-cell office:value-type="float" office:value="60" calcext:value-type="float">
            <text:p>60</text:p>
          </table:table-cell>
          <table:table-cell table:formula="of:=[.A815]/[.B815]" office:value-type="float" office:value="0.433333333333333" calcext:value-type="float">
            <text:p>0.4333333333</text:p>
          </table:table-cell>
          <table:table-cell table:number-columns-repeated="6"/>
        </table:table-row>
        <table:table-row table:style-name="ro3">
          <table:table-cell office:value-type="float" office:value="12" calcext:value-type="float">
            <text:p>12</text:p>
          </table:table-cell>
          <table:table-cell office:value-type="float" office:value="40" calcext:value-type="float">
            <text:p>40</text:p>
          </table:table-cell>
          <table:table-cell table:formula="of:=[.A816]/[.B816]" office:value-type="float" office:value="0.3" calcext:value-type="float">
            <text:p>0.3</text:p>
          </table:table-cell>
          <table:table-cell table:number-columns-repeated="6"/>
        </table:table-row>
        <table:table-row table:style-name="ro3">
          <table:table-cell office:value-type="float" office:value="26" calcext:value-type="float">
            <text:p>26</text:p>
          </table:table-cell>
          <table:table-cell office:value-type="float" office:value="60" calcext:value-type="float">
            <text:p>60</text:p>
          </table:table-cell>
          <table:table-cell table:formula="of:=[.A817]/[.B817]" office:value-type="float" office:value="0.433333333333333" calcext:value-type="float">
            <text:p>0.4333333333</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818]/[.B818]" office:value-type="float" office:value="0.390243902439024" calcext:value-type="float">
            <text:p>0.3902439024</text:p>
          </table:table-cell>
          <table:table-cell table:number-columns-repeated="6"/>
        </table:table-row>
        <table:table-row table:style-name="ro3">
          <table:table-cell office:value-type="float" office:value="26" calcext:value-type="float">
            <text:p>26</text:p>
          </table:table-cell>
          <table:table-cell office:value-type="float" office:value="61" calcext:value-type="float">
            <text:p>61</text:p>
          </table:table-cell>
          <table:table-cell table:formula="of:=[.A819]/[.B819]" office:value-type="float" office:value="0.426229508196721" calcext:value-type="float">
            <text:p>0.4262295082</text:p>
          </table:table-cell>
          <table:table-cell table:number-columns-repeated="6"/>
        </table:table-row>
        <table:table-row table:style-name="ro3">
          <table:table-cell office:value-type="float" office:value="15" calcext:value-type="float">
            <text:p>15</text:p>
          </table:table-cell>
          <table:table-cell office:value-type="float" office:value="42" calcext:value-type="float">
            <text:p>42</text:p>
          </table:table-cell>
          <table:table-cell table:formula="of:=[.A820]/[.B820]" office:value-type="float" office:value="0.357142857142857" calcext:value-type="float">
            <text:p>0.3571428571</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821]/[.B821]" office:value-type="float" office:value="0.423728813559322" calcext:value-type="float">
            <text:p>0.4237288136</text:p>
          </table:table-cell>
          <table:table-cell table:number-columns-repeated="6"/>
        </table:table-row>
        <table:table-row table:style-name="ro3">
          <table:table-cell office:value-type="float" office:value="16" calcext:value-type="float">
            <text:p>16</text:p>
          </table:table-cell>
          <table:table-cell office:value-type="float" office:value="44" calcext:value-type="float">
            <text:p>44</text:p>
          </table:table-cell>
          <table:table-cell table:formula="of:=[.A822]/[.B822]" office:value-type="float" office:value="0.363636363636364" calcext:value-type="float">
            <text:p>0.3636363636</text:p>
          </table:table-cell>
          <table:table-cell table:number-columns-repeated="6"/>
        </table:table-row>
        <table:table-row table:style-name="ro3">
          <table:table-cell office:value-type="float" office:value="26" calcext:value-type="float">
            <text:p>26</text:p>
          </table:table-cell>
          <table:table-cell office:value-type="float" office:value="62" calcext:value-type="float">
            <text:p>62</text:p>
          </table:table-cell>
          <table:table-cell table:formula="of:=[.A823]/[.B823]" office:value-type="float" office:value="0.419354838709677" calcext:value-type="float">
            <text:p>0.4193548387</text:p>
          </table:table-cell>
          <table:table-cell table:number-columns-repeated="6"/>
        </table:table-row>
        <table:table-row table:style-name="ro3">
          <table:table-cell office:value-type="float" office:value="13" calcext:value-type="float">
            <text:p>13</text:p>
          </table:table-cell>
          <table:table-cell office:value-type="float" office:value="42" calcext:value-type="float">
            <text:p>42</text:p>
          </table:table-cell>
          <table:table-cell table:formula="of:=[.A824]/[.B824]" office:value-type="float" office:value="0.30952380952381" calcext:value-type="float">
            <text:p>0.3095238095</text:p>
          </table:table-cell>
          <table:table-cell table:number-columns-repeated="6"/>
        </table:table-row>
        <table:table-row table:style-name="ro3">
          <table:table-cell office:value-type="float" office:value="26" calcext:value-type="float">
            <text:p>26</text:p>
          </table:table-cell>
          <table:table-cell office:value-type="float" office:value="61" calcext:value-type="float">
            <text:p>61</text:p>
          </table:table-cell>
          <table:table-cell table:formula="of:=[.A825]/[.B825]" office:value-type="float" office:value="0.426229508196721" calcext:value-type="float">
            <text:p>0.4262295082</text:p>
          </table:table-cell>
          <table:table-cell table:number-columns-repeated="6"/>
        </table:table-row>
        <table:table-row table:style-name="ro3">
          <table:table-cell office:value-type="float" office:value="14" calcext:value-type="float">
            <text:p>14</text:p>
          </table:table-cell>
          <table:table-cell office:value-type="float" office:value="42" calcext:value-type="float">
            <text:p>42</text:p>
          </table:table-cell>
          <table:table-cell table:formula="of:=[.A826]/[.B826]" office:value-type="float" office:value="0.333333333333333" calcext:value-type="float">
            <text:p>0.3333333333</text:p>
          </table:table-cell>
          <table:table-cell table:number-columns-repeated="6"/>
        </table:table-row>
        <table:table-row table:style-name="ro3">
          <table:table-cell office:value-type="float" office:value="27" calcext:value-type="float">
            <text:p>27</text:p>
          </table:table-cell>
          <table:table-cell office:value-type="float" office:value="62" calcext:value-type="float">
            <text:p>62</text:p>
          </table:table-cell>
          <table:table-cell table:formula="of:=[.A827]/[.B827]" office:value-type="float" office:value="0.435483870967742" calcext:value-type="float">
            <text:p>0.435483871</text:p>
          </table:table-cell>
          <table:table-cell table:number-columns-repeated="6"/>
        </table:table-row>
        <table:table-row table:style-name="ro3">
          <table:table-cell office:value-type="float" office:value="17" calcext:value-type="float">
            <text:p>17</text:p>
          </table:table-cell>
          <table:table-cell office:value-type="float" office:value="42" calcext:value-type="float">
            <text:p>42</text:p>
          </table:table-cell>
          <table:table-cell table:formula="of:=[.A828]/[.B828]" office:value-type="float" office:value="0.404761904761905" calcext:value-type="float">
            <text:p>0.4047619048</text:p>
          </table:table-cell>
          <table:table-cell table:number-columns-repeated="6"/>
        </table:table-row>
        <table:table-row table:style-name="ro3">
          <table:table-cell office:value-type="float" office:value="26" calcext:value-type="float">
            <text:p>26</text:p>
          </table:table-cell>
          <table:table-cell office:value-type="float" office:value="60" calcext:value-type="float">
            <text:p>60</text:p>
          </table:table-cell>
          <table:table-cell table:formula="of:=[.A829]/[.B829]" office:value-type="float" office:value="0.433333333333333" calcext:value-type="float">
            <text:p>0.4333333333</text:p>
          </table:table-cell>
          <table:table-cell table:number-columns-repeated="6"/>
        </table:table-row>
        <table:table-row table:style-name="ro3">
          <table:table-cell office:value-type="float" office:value="17" calcext:value-type="float">
            <text:p>17</text:p>
          </table:table-cell>
          <table:table-cell office:value-type="float" office:value="41" calcext:value-type="float">
            <text:p>41</text:p>
          </table:table-cell>
          <table:table-cell table:formula="of:=[.A830]/[.B830]" office:value-type="float" office:value="0.414634146341463" calcext:value-type="float">
            <text:p>0.4146341463</text:p>
          </table:table-cell>
          <table:table-cell table:number-columns-repeated="6"/>
        </table:table-row>
        <table:table-row table:style-name="ro3">
          <table:table-cell office:value-type="float" office:value="28" calcext:value-type="float">
            <text:p>28</text:p>
          </table:table-cell>
          <table:table-cell office:value-type="float" office:value="65" calcext:value-type="float">
            <text:p>65</text:p>
          </table:table-cell>
          <table:table-cell table:formula="of:=[.A831]/[.B831]" office:value-type="float" office:value="0.430769230769231" calcext:value-type="float">
            <text:p>0.4307692308</text:p>
          </table:table-cell>
          <table:table-cell table:number-columns-repeated="6"/>
        </table:table-row>
        <table:table-row table:style-name="ro3">
          <table:table-cell office:value-type="float" office:value="15" calcext:value-type="float">
            <text:p>15</text:p>
          </table:table-cell>
          <table:table-cell office:value-type="float" office:value="45" calcext:value-type="float">
            <text:p>45</text:p>
          </table:table-cell>
          <table:table-cell table:formula="of:=[.A832]/[.B832]" office:value-type="float" office:value="0.333333333333333" calcext:value-type="float">
            <text:p>0.3333333333</text:p>
          </table:table-cell>
          <table:table-cell table:number-columns-repeated="6"/>
        </table:table-row>
        <table:table-row table:style-name="ro3">
          <table:table-cell office:value-type="float" office:value="27" calcext:value-type="float">
            <text:p>27</text:p>
          </table:table-cell>
          <table:table-cell office:value-type="float" office:value="64" calcext:value-type="float">
            <text:p>64</text:p>
          </table:table-cell>
          <table:table-cell table:formula="of:=[.A833]/[.B833]" office:value-type="float" office:value="0.421875" calcext:value-type="float">
            <text:p>0.421875</text:p>
          </table:table-cell>
          <table:table-cell table:number-columns-repeated="6"/>
        </table:table-row>
        <table:table-row table:style-name="ro3">
          <table:table-cell office:value-type="float" office:value="14" calcext:value-type="float">
            <text:p>14</text:p>
          </table:table-cell>
          <table:table-cell office:value-type="float" office:value="48" calcext:value-type="float">
            <text:p>48</text:p>
          </table:table-cell>
          <table:table-cell table:formula="of:=[.A834]/[.B834]" office:value-type="float" office:value="0.291666666666667" calcext:value-type="float">
            <text:p>0.2916666667</text:p>
          </table:table-cell>
          <table:table-cell table:number-columns-repeated="6"/>
        </table:table-row>
        <table:table-row table:style-name="ro3">
          <table:table-cell office:value-type="float" office:value="28" calcext:value-type="float">
            <text:p>28</text:p>
          </table:table-cell>
          <table:table-cell office:value-type="float" office:value="66" calcext:value-type="float">
            <text:p>66</text:p>
          </table:table-cell>
          <table:table-cell table:formula="of:=[.A835]/[.B835]" office:value-type="float" office:value="0.424242424242424" calcext:value-type="float">
            <text:p>0.4242424242</text:p>
          </table:table-cell>
          <table:table-cell table:number-columns-repeated="6"/>
        </table:table-row>
        <table:table-row table:style-name="ro3">
          <table:table-cell office:value-type="float" office:value="16" calcext:value-type="float">
            <text:p>16</text:p>
          </table:table-cell>
          <table:table-cell office:value-type="float" office:value="46" calcext:value-type="float">
            <text:p>46</text:p>
          </table:table-cell>
          <table:table-cell table:formula="of:=[.A836]/[.B836]" office:value-type="float" office:value="0.347826086956522" calcext:value-type="float">
            <text:p>0.347826087</text:p>
          </table:table-cell>
          <table:table-cell table:number-columns-repeated="6"/>
        </table:table-row>
        <table:table-row table:style-name="ro3">
          <table:table-cell office:value-type="float" office:value="29" calcext:value-type="float">
            <text:p>29</text:p>
          </table:table-cell>
          <table:table-cell office:value-type="float" office:value="68" calcext:value-type="float">
            <text:p>68</text:p>
          </table:table-cell>
          <table:table-cell table:formula="of:=[.A837]/[.B837]" office:value-type="float" office:value="0.426470588235294" calcext:value-type="float">
            <text:p>0.4264705882</text:p>
          </table:table-cell>
          <table:table-cell table:number-columns-repeated="6"/>
        </table:table-row>
        <table:table-row table:style-name="ro3">
          <table:table-cell office:value-type="float" office:value="15" calcext:value-type="float">
            <text:p>15</text:p>
          </table:table-cell>
          <table:table-cell office:value-type="float" office:value="45" calcext:value-type="float">
            <text:p>45</text:p>
          </table:table-cell>
          <table:table-cell table:formula="of:=[.A838]/[.B838]" office:value-type="float" office:value="0.333333333333333" calcext:value-type="float">
            <text:p>0.3333333333</text:p>
          </table:table-cell>
          <table:table-cell table:number-columns-repeated="6"/>
        </table:table-row>
        <table:table-row table:style-name="ro3">
          <table:table-cell office:value-type="float" office:value="29" calcext:value-type="float">
            <text:p>29</text:p>
          </table:table-cell>
          <table:table-cell office:value-type="float" office:value="68" calcext:value-type="float">
            <text:p>68</text:p>
          </table:table-cell>
          <table:table-cell table:formula="of:=[.A839]/[.B839]" office:value-type="float" office:value="0.426470588235294" calcext:value-type="float">
            <text:p>0.4264705882</text:p>
          </table:table-cell>
          <table:table-cell table:number-columns-repeated="6"/>
        </table:table-row>
        <table:table-row table:style-name="ro3">
          <table:table-cell office:value-type="float" office:value="14" calcext:value-type="float">
            <text:p>14</text:p>
          </table:table-cell>
          <table:table-cell office:value-type="float" office:value="47" calcext:value-type="float">
            <text:p>47</text:p>
          </table:table-cell>
          <table:table-cell table:formula="of:=[.A840]/[.B840]" office:value-type="float" office:value="0.297872340425532" calcext:value-type="float">
            <text:p>0.2978723404</text:p>
          </table:table-cell>
          <table:table-cell table:number-columns-repeated="6"/>
        </table:table-row>
        <table:table-row table:style-name="ro3">
          <table:table-cell office:value-type="float" office:value="29" calcext:value-type="float">
            <text:p>29</text:p>
          </table:table-cell>
          <table:table-cell office:value-type="float" office:value="67" calcext:value-type="float">
            <text:p>67</text:p>
          </table:table-cell>
          <table:table-cell table:formula="of:=[.A841]/[.B841]" office:value-type="float" office:value="0.432835820895522" calcext:value-type="float">
            <text:p>0.4328358209</text:p>
          </table:table-cell>
          <table:table-cell table:number-columns-repeated="6"/>
        </table:table-row>
        <table:table-row table:style-name="ro3">
          <table:table-cell office:value-type="float" office:value="29" calcext:value-type="float">
            <text:p>29</text:p>
          </table:table-cell>
          <table:table-cell office:value-type="float" office:value="69" calcext:value-type="float">
            <text:p>69</text:p>
          </table:table-cell>
          <table:table-cell table:formula="of:=[.A842]/[.B842]" office:value-type="float" office:value="0.420289855072464" calcext:value-type="float">
            <text:p>0.4202898551</text:p>
          </table:table-cell>
          <table:table-cell table:number-columns-repeated="6"/>
        </table:table-row>
        <table:table-row table:style-name="ro3">
          <table:table-cell office:value-type="float" office:value="15" calcext:value-type="float">
            <text:p>15</text:p>
          </table:table-cell>
          <table:table-cell office:value-type="float" office:value="46" calcext:value-type="float">
            <text:p>46</text:p>
          </table:table-cell>
          <table:table-cell table:formula="of:=[.A843]/[.B843]" office:value-type="float" office:value="0.326086956521739" calcext:value-type="float">
            <text:p>0.3260869565</text:p>
          </table:table-cell>
          <table:table-cell table:number-columns-repeated="6"/>
        </table:table-row>
        <table:table-row table:style-name="ro3">
          <table:table-cell office:value-type="float" office:value="30" calcext:value-type="float">
            <text:p>30</text:p>
          </table:table-cell>
          <table:table-cell office:value-type="float" office:value="69" calcext:value-type="float">
            <text:p>69</text:p>
          </table:table-cell>
          <table:table-cell table:formula="of:=[.A844]/[.B844]" office:value-type="float" office:value="0.434782608695652" calcext:value-type="float">
            <text:p>0.4347826087</text:p>
          </table:table-cell>
          <table:table-cell table:number-columns-repeated="6"/>
        </table:table-row>
        <table:table-row table:style-name="ro3">
          <table:table-cell office:value-type="float" office:value="13" calcext:value-type="float">
            <text:p>13</text:p>
          </table:table-cell>
          <table:table-cell office:value-type="float" office:value="50" calcext:value-type="float">
            <text:p>50</text:p>
          </table:table-cell>
          <table:table-cell table:formula="of:=[.A845]/[.B845]" office:value-type="float" office:value="0.26" calcext:value-type="float">
            <text:p>0.26</text:p>
          </table:table-cell>
          <table:table-cell table:number-columns-repeated="6"/>
        </table:table-row>
        <table:table-row table:style-name="ro3">
          <table:table-cell office:value-type="float" office:value="32" calcext:value-type="float">
            <text:p>32</text:p>
          </table:table-cell>
          <table:table-cell office:value-type="float" office:value="71" calcext:value-type="float">
            <text:p>71</text:p>
          </table:table-cell>
          <table:table-cell table:formula="of:=[.A846]/[.B846]" office:value-type="float" office:value="0.450704225352113" calcext:value-type="float">
            <text:p>0.4507042254</text:p>
          </table:table-cell>
          <table:table-cell table:number-columns-repeated="6"/>
        </table:table-row>
        <table:table-row table:style-name="ro3">
          <table:table-cell office:value-type="float" office:value="14" calcext:value-type="float">
            <text:p>14</text:p>
          </table:table-cell>
          <table:table-cell office:value-type="float" office:value="48" calcext:value-type="float">
            <text:p>48</text:p>
          </table:table-cell>
          <table:table-cell table:formula="of:=[.A847]/[.B847]" office:value-type="float" office:value="0.291666666666667" calcext:value-type="float">
            <text:p>0.2916666667</text:p>
          </table:table-cell>
          <table:table-cell table:number-columns-repeated="6"/>
        </table:table-row>
        <table:table-row table:style-name="ro3">
          <table:table-cell office:value-type="float" office:value="32" calcext:value-type="float">
            <text:p>32</text:p>
          </table:table-cell>
          <table:table-cell office:value-type="float" office:value="70" calcext:value-type="float">
            <text:p>70</text:p>
          </table:table-cell>
          <table:table-cell table:formula="of:=[.A848]/[.B848]" office:value-type="float" office:value="0.457142857142857" calcext:value-type="float">
            <text:p>0.4571428571</text:p>
          </table:table-cell>
          <table:table-cell table:number-columns-repeated="6"/>
        </table:table-row>
        <table:table-row table:style-name="ro3">
          <table:table-cell office:value-type="float" office:value="16" calcext:value-type="float">
            <text:p>16</text:p>
          </table:table-cell>
          <table:table-cell office:value-type="float" office:value="53" calcext:value-type="float">
            <text:p>53</text:p>
          </table:table-cell>
          <table:table-cell table:formula="of:=[.A849]/[.B849]" office:value-type="float" office:value="0.30188679245283" calcext:value-type="float">
            <text:p>0.3018867925</text:p>
          </table:table-cell>
          <table:table-cell table:number-columns-repeated="6"/>
        </table:table-row>
        <table:table-row table:style-name="ro3">
          <table:table-cell office:value-type="float" office:value="32" calcext:value-type="float">
            <text:p>32</text:p>
          </table:table-cell>
          <table:table-cell office:value-type="float" office:value="76" calcext:value-type="float">
            <text:p>76</text:p>
          </table:table-cell>
          <table:table-cell table:formula="of:=[.A850]/[.B850]" office:value-type="float" office:value="0.421052631578947" calcext:value-type="float">
            <text:p>0.4210526316</text:p>
          </table:table-cell>
          <table:table-cell table:number-columns-repeated="6"/>
        </table:table-row>
        <table:table-row table:style-name="ro3">
          <table:table-cell office:value-type="float" office:value="16" calcext:value-type="float">
            <text:p>16</text:p>
          </table:table-cell>
          <table:table-cell office:value-type="float" office:value="52" calcext:value-type="float">
            <text:p>52</text:p>
          </table:table-cell>
          <table:table-cell table:formula="of:=[.A851]/[.B851]" office:value-type="float" office:value="0.307692307692308" calcext:value-type="float">
            <text:p>0.3076923077</text:p>
          </table:table-cell>
          <table:table-cell table:number-columns-repeated="6"/>
        </table:table-row>
        <table:table-row table:style-name="ro3">
          <table:table-cell office:value-type="float" office:value="34" calcext:value-type="float">
            <text:p>34</text:p>
          </table:table-cell>
          <table:table-cell office:value-type="float" office:value="76" calcext:value-type="float">
            <text:p>76</text:p>
          </table:table-cell>
          <table:table-cell table:formula="of:=[.A852]/[.B852]" office:value-type="float" office:value="0.447368421052632" calcext:value-type="float">
            <text:p>0.4473684211</text:p>
          </table:table-cell>
          <table:table-cell table:number-columns-repeated="6"/>
        </table:table-row>
        <table:table-row table:style-name="ro3">
          <table:table-cell office:value-type="float" office:value="17" calcext:value-type="float">
            <text:p>17</text:p>
          </table:table-cell>
          <table:table-cell office:value-type="float" office:value="51" calcext:value-type="float">
            <text:p>51</text:p>
          </table:table-cell>
          <table:table-cell table:formula="of:=[.A853]/[.B853]" office:value-type="float" office:value="0.333333333333333" calcext:value-type="float">
            <text:p>0.3333333333</text:p>
          </table:table-cell>
          <table:table-cell table:number-columns-repeated="6"/>
        </table:table-row>
        <table:table-row table:style-name="ro3">
          <table:table-cell office:value-type="float" office:value="35" calcext:value-type="float">
            <text:p>35</text:p>
          </table:table-cell>
          <table:table-cell office:value-type="float" office:value="79" calcext:value-type="float">
            <text:p>79</text:p>
          </table:table-cell>
          <table:table-cell table:formula="of:=[.A854]/[.B854]" office:value-type="float" office:value="0.443037974683544" calcext:value-type="float">
            <text:p>0.4430379747</text:p>
          </table:table-cell>
          <table:table-cell table:number-columns-repeated="6"/>
        </table:table-row>
        <table:table-row table:style-name="ro3">
          <table:table-cell office:value-type="float" office:value="20" calcext:value-type="float">
            <text:p>20</text:p>
          </table:table-cell>
          <table:table-cell office:value-type="float" office:value="54" calcext:value-type="float">
            <text:p>54</text:p>
          </table:table-cell>
          <table:table-cell table:formula="of:=[.A855]/[.B855]" office:value-type="float" office:value="0.37037037037037" calcext:value-type="float">
            <text:p>0.3703703704</text:p>
          </table:table-cell>
          <table:table-cell table:number-columns-repeated="6"/>
        </table:table-row>
        <table:table-row table:style-name="ro3">
          <table:table-cell office:value-type="float" office:value="36" calcext:value-type="float">
            <text:p>36</text:p>
          </table:table-cell>
          <table:table-cell office:value-type="float" office:value="81" calcext:value-type="float">
            <text:p>81</text:p>
          </table:table-cell>
          <table:table-cell table:formula="of:=[.A856]/[.B856]" office:value-type="float" office:value="0.444444444444444" calcext:value-type="float">
            <text:p>0.4444444444</text:p>
          </table:table-cell>
          <table:table-cell table:number-columns-repeated="6"/>
        </table:table-row>
        <table:table-row table:style-name="ro3">
          <table:table-cell office:value-type="float" office:value="22" calcext:value-type="float">
            <text:p>22</text:p>
          </table:table-cell>
          <table:table-cell office:value-type="float" office:value="57" calcext:value-type="float">
            <text:p>57</text:p>
          </table:table-cell>
          <table:table-cell table:formula="of:=[.A857]/[.B857]" office:value-type="float" office:value="0.385964912280702" calcext:value-type="float">
            <text:p>0.3859649123</text:p>
          </table:table-cell>
          <table:table-cell table:number-columns-repeated="6"/>
        </table:table-row>
        <table:table-row table:style-name="ro3">
          <table:table-cell office:value-type="float" office:value="38" calcext:value-type="float">
            <text:p>38</text:p>
          </table:table-cell>
          <table:table-cell office:value-type="float" office:value="87" calcext:value-type="float">
            <text:p>87</text:p>
          </table:table-cell>
          <table:table-cell table:formula="of:=[.A858]/[.B858]" office:value-type="float" office:value="0.436781609195402" calcext:value-type="float">
            <text:p>0.4367816092</text:p>
          </table:table-cell>
          <table:table-cell table:number-columns-repeated="6"/>
        </table:table-row>
        <table:table-row table:style-name="ro3">
          <table:table-cell office:value-type="float" office:value="18" calcext:value-type="float">
            <text:p>18</text:p>
          </table:table-cell>
          <table:table-cell office:value-type="float" office:value="59" calcext:value-type="float">
            <text:p>59</text:p>
          </table:table-cell>
          <table:table-cell table:formula="of:=[.A859]/[.B859]" office:value-type="float" office:value="0.305084745762712" calcext:value-type="float">
            <text:p>0.3050847458</text:p>
          </table:table-cell>
          <table:table-cell table:number-columns-repeated="6"/>
        </table:table-row>
        <table:table-row table:style-name="ro3">
          <table:table-cell office:value-type="float" office:value="37" calcext:value-type="float">
            <text:p>37</text:p>
          </table:table-cell>
          <table:table-cell office:value-type="float" office:value="87" calcext:value-type="float">
            <text:p>87</text:p>
          </table:table-cell>
          <table:table-cell table:formula="of:=[.A860]/[.B860]" office:value-type="float" office:value="0.425287356321839" calcext:value-type="float">
            <text:p>0.4252873563</text:p>
          </table:table-cell>
          <table:table-cell table:number-columns-repeated="6"/>
        </table:table-row>
        <table:table-row table:style-name="ro3">
          <table:table-cell office:value-type="float" office:value="20" calcext:value-type="float">
            <text:p>20</text:p>
          </table:table-cell>
          <table:table-cell office:value-type="float" office:value="62" calcext:value-type="float">
            <text:p>62</text:p>
          </table:table-cell>
          <table:table-cell table:formula="of:=[.A861]/[.B861]" office:value-type="float" office:value="0.32258064516129" calcext:value-type="float">
            <text:p>0.3225806452</text:p>
          </table:table-cell>
          <table:table-cell table:number-columns-repeated="6"/>
        </table:table-row>
        <table:table-row table:style-name="ro3">
          <table:table-cell office:value-type="float" office:value="21" calcext:value-type="float">
            <text:p>21</text:p>
          </table:table-cell>
          <table:table-cell office:value-type="float" office:value="63" calcext:value-type="float">
            <text:p>63</text:p>
          </table:table-cell>
          <table:table-cell table:formula="of:=[.A862]/[.B862]" office:value-type="float" office:value="0.333333333333333" calcext:value-type="float">
            <text:p>0.3333333333</text:p>
          </table:table-cell>
          <table:table-cell table:number-columns-repeated="6"/>
        </table:table-row>
        <table:table-row table:style-name="ro3">
          <table:table-cell office:value-type="float" office:value="39" calcext:value-type="float">
            <text:p>39</text:p>
          </table:table-cell>
          <table:table-cell office:value-type="float" office:value="89" calcext:value-type="float">
            <text:p>89</text:p>
          </table:table-cell>
          <table:table-cell table:formula="of:=[.A863]/[.B863]" office:value-type="float" office:value="0.438202247191011" calcext:value-type="float">
            <text:p>0.4382022472</text:p>
          </table:table-cell>
          <table:table-cell table:number-columns-repeated="6"/>
        </table:table-row>
        <table:table-row table:style-name="ro3">
          <table:table-cell office:value-type="float" office:value="38" calcext:value-type="float">
            <text:p>38</text:p>
          </table:table-cell>
          <table:table-cell office:value-type="float" office:value="91" calcext:value-type="float">
            <text:p>91</text:p>
          </table:table-cell>
          <table:table-cell table:formula="of:=[.A864]/[.B864]" office:value-type="float" office:value="0.417582417582418" calcext:value-type="float">
            <text:p>0.4175824176</text:p>
          </table:table-cell>
          <table:table-cell table:number-columns-repeated="6"/>
        </table:table-row>
        <table:table-row table:style-name="ro3">
          <table:table-cell office:value-type="float" office:value="21" calcext:value-type="float">
            <text:p>21</text:p>
          </table:table-cell>
          <table:table-cell office:value-type="float" office:value="63" calcext:value-type="float">
            <text:p>63</text:p>
          </table:table-cell>
          <table:table-cell table:formula="of:=[.A865]/[.B865]" office:value-type="float" office:value="0.333333333333333" calcext:value-type="float">
            <text:p>0.3333333333</text:p>
          </table:table-cell>
          <table:table-cell table:number-columns-repeated="6"/>
        </table:table-row>
        <table:table-row table:style-name="ro3">
          <table:table-cell office:value-type="float" office:value="42" calcext:value-type="float">
            <text:p>42</text:p>
          </table:table-cell>
          <table:table-cell office:value-type="float" office:value="95" calcext:value-type="float">
            <text:p>95</text:p>
          </table:table-cell>
          <table:table-cell table:formula="of:=[.A866]/[.B866]" office:value-type="float" office:value="0.442105263157895" calcext:value-type="float">
            <text:p>0.4421052632</text:p>
          </table:table-cell>
          <table:table-cell table:number-columns-repeated="6"/>
        </table:table-row>
        <table:table-row table:style-name="ro3">
          <table:table-cell office:value-type="float" office:value="42" calcext:value-type="float">
            <text:p>42</text:p>
          </table:table-cell>
          <table:table-cell office:value-type="float" office:value="97" calcext:value-type="float">
            <text:p>97</text:p>
          </table:table-cell>
          <table:table-cell table:formula="of:=[.A867]/[.B867]" office:value-type="float" office:value="0.432989690721649" calcext:value-type="float">
            <text:p>0.4329896907</text:p>
          </table:table-cell>
          <table:table-cell table:number-columns-repeated="6"/>
        </table:table-row>
        <table:table-row table:style-name="ro3">
          <table:table-cell office:value-type="float" office:value="44" calcext:value-type="float">
            <text:p>44</text:p>
          </table:table-cell>
          <table:table-cell office:value-type="float" office:value="102" calcext:value-type="float">
            <text:p>102</text:p>
          </table:table-cell>
          <table:table-cell table:formula="of:=[.A868]/[.B868]" office:value-type="float" office:value="0.431372549019608" calcext:value-type="float">
            <text:p>0.431372549</text:p>
          </table:table-cell>
          <table:table-cell table:number-columns-repeated="6"/>
        </table:table-row>
        <table:table-row table:style-name="ro3">
          <table:table-cell office:value-type="float" office:value="43" calcext:value-type="float">
            <text:p>43</text:p>
          </table:table-cell>
          <table:table-cell office:value-type="float" office:value="103" calcext:value-type="float">
            <text:p>103</text:p>
          </table:table-cell>
          <table:table-cell table:formula="of:=[.A869]/[.B869]" office:value-type="float" office:value="0.41747572815534" calcext:value-type="float">
            <text:p>0.4174757282</text:p>
          </table:table-cell>
          <table:table-cell table:number-columns-repeated="6"/>
        </table:table-row>
        <table:table-row table:style-name="ro3">
          <table:table-cell office:value-type="float" office:value="47" calcext:value-type="float">
            <text:p>47</text:p>
          </table:table-cell>
          <table:table-cell office:value-type="float" office:value="111" calcext:value-type="float">
            <text:p>111</text:p>
          </table:table-cell>
          <table:table-cell table:formula="of:=[.A870]/[.B870]" office:value-type="float" office:value="0.423423423423423" calcext:value-type="float">
            <text:p>0.4234234234</text:p>
          </table:table-cell>
          <table:table-cell table:number-columns-repeated="6"/>
        </table:table-row>
        <table:table-row table:style-name="ro3">
          <table:table-cell office:value-type="float" office:value="51" calcext:value-type="float">
            <text:p>51</text:p>
          </table:table-cell>
          <table:table-cell office:value-type="float" office:value="117" calcext:value-type="float">
            <text:p>117</text:p>
          </table:table-cell>
          <table:table-cell table:formula="of:=[.A871]/[.B871]" office:value-type="float" office:value="0.435897435897436" calcext:value-type="float">
            <text:p>0.4358974359</text:p>
          </table:table-cell>
          <table:table-cell table:number-columns-repeated="6"/>
        </table:table-row>
        <table:table-row table:style-name="ro3">
          <table:table-cell office:value-type="float" office:value="10" calcext:value-type="float">
            <text:p>10</text:p>
          </table:table-cell>
          <table:table-cell office:value-type="float" office:value="19" calcext:value-type="float">
            <text:p>19</text:p>
          </table:table-cell>
          <table:table-cell table:formula="of:=[.A872]/[.B872]" office:value-type="float" office:value="0.526315789473684" calcext:value-type="float">
            <text:p>0.5263157895</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873]/[.B873]" office:value-type="float" office:value="0.388888888888889" calcext:value-type="float">
            <text:p>0.3888888889</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874]/[.B874]"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875]/[.B875]"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876]/[.B876]"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877]/[.B877]"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878]/[.B878]"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879]/[.B879]" office:value-type="float" office:value="0.45" calcext:value-type="float">
            <text:p>0.45</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880]/[.B880]"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881]/[.B881]"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882]/[.B88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883]/[.B883]" office:value-type="float" office:value="0.363636363636364" calcext:value-type="float">
            <text:p>0.363636363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884]/[.B884]"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885]/[.B885]"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886]/[.B886]"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887]/[.B887]" office:value-type="float" office:value="0.476190476190476" calcext:value-type="float">
            <text:p>0.476190476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888]/[.B888]"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889]/[.B889]"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890]/[.B890]"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891]/[.B891]"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892]/[.B892]"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893]/[.B893]"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894]/[.B894]"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895]/[.B895]"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896]/[.B896]"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897]/[.B897]" office:value-type="float" office:value="0.384615384615385" calcext:value-type="float">
            <text:p>0.384615384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898]/[.B898]"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899]/[.B899]" office:value-type="float" office:value="0.458333333333333" calcext:value-type="float">
            <text:p>0.4583333333</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900]/[.B900]"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901]/[.B901]"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902]/[.B902]" office:value-type="float" office:value="0.444444444444444" calcext:value-type="float">
            <text:p>0.44444444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903]/[.B903]" office:value-type="float" office:value="0.407407407407407" calcext:value-type="float">
            <text:p>0.4074074074</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904]/[.B904]"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905]/[.B905]"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906]/[.B906]" office:value-type="float" office:value="0.444444444444444" calcext:value-type="float">
            <text:p>0.44444444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907]/[.B907]" office:value-type="float" office:value="0.407407407407407" calcext:value-type="float">
            <text:p>0.407407407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908]/[.B908]"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909]/[.B909]"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910]/[.B910]" office:value-type="float" office:value="0.413793103448276" calcext:value-type="float">
            <text:p>0.4137931034</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911]/[.B911]" office:value-type="float" office:value="0.413793103448276" calcext:value-type="float">
            <text:p>0.4137931034</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912]/[.B912]" office:value-type="float" office:value="0.419354838709677" calcext:value-type="float">
            <text:p>0.4193548387</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913]/[.B913]" office:value-type="float" office:value="0.428571428571429" calcext:value-type="float">
            <text:p>0.4285714286</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914]/[.B914]" office:value-type="float" office:value="0.4375" calcext:value-type="float">
            <text:p>0.4375</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915]/[.B915]" office:value-type="float" office:value="0.393939393939394" calcext:value-type="float">
            <text:p>0.3939393939</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916]/[.B916]" office:value-type="float" office:value="0.424242424242424" calcext:value-type="float">
            <text:p>0.4242424242</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917]/[.B917]" office:value-type="float" office:value="0.424242424242424" calcext:value-type="float">
            <text:p>0.4242424242</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918]/[.B918]" office:value-type="float" office:value="0.411764705882353" calcext:value-type="float">
            <text:p>0.4117647059</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919]/[.B919]" office:value-type="float" office:value="0.382352941176471" calcext:value-type="float">
            <text:p>0.3823529412</text:p>
          </table:table-cell>
          <table:table-cell table:number-columns-repeated="6"/>
        </table:table-row>
        <table:table-row table:style-name="ro3">
          <table:table-cell office:value-type="float" office:value="15" calcext:value-type="float">
            <text:p>15</text:p>
          </table:table-cell>
          <table:table-cell office:value-type="float" office:value="34" calcext:value-type="float">
            <text:p>34</text:p>
          </table:table-cell>
          <table:table-cell table:formula="of:=[.A920]/[.B920]" office:value-type="float" office:value="0.441176470588235" calcext:value-type="float">
            <text:p>0.4411764706</text:p>
          </table:table-cell>
          <table:table-cell table:number-columns-repeated="6"/>
        </table:table-row>
        <table:table-row table:style-name="ro3">
          <table:table-cell office:value-type="float" office:value="15" calcext:value-type="float">
            <text:p>15</text:p>
          </table:table-cell>
          <table:table-cell office:value-type="float" office:value="34" calcext:value-type="float">
            <text:p>34</text:p>
          </table:table-cell>
          <table:table-cell table:formula="of:=[.A921]/[.B921]" office:value-type="float" office:value="0.441176470588235" calcext:value-type="float">
            <text:p>0.4411764706</text:p>
          </table:table-cell>
          <table:table-cell table:number-columns-repeated="6"/>
        </table:table-row>
        <table:table-row table:style-name="ro3">
          <table:table-cell office:value-type="float" office:value="16" calcext:value-type="float">
            <text:p>16</text:p>
          </table:table-cell>
          <table:table-cell office:value-type="float" office:value="36" calcext:value-type="float">
            <text:p>36</text:p>
          </table:table-cell>
          <table:table-cell table:formula="of:=[.A922]/[.B922]" office:value-type="float" office:value="0.444444444444444" calcext:value-type="float">
            <text:p>0.4444444444</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923]/[.B923]" office:value-type="float" office:value="0.416666666666667" calcext:value-type="float">
            <text:p>0.4166666667</text:p>
          </table:table-cell>
          <table:table-cell table:number-columns-repeated="6"/>
        </table:table-row>
        <table:table-row table:style-name="ro3">
          <table:table-cell office:value-type="float" office:value="17" calcext:value-type="float">
            <text:p>17</text:p>
          </table:table-cell>
          <table:table-cell office:value-type="float" office:value="36" calcext:value-type="float">
            <text:p>36</text:p>
          </table:table-cell>
          <table:table-cell table:formula="of:=[.A924]/[.B924]" office:value-type="float" office:value="0.472222222222222" calcext:value-type="float">
            <text:p>0.4722222222</text:p>
          </table:table-cell>
          <table:table-cell table:number-columns-repeated="6"/>
        </table:table-row>
        <table:table-row table:style-name="ro3">
          <table:table-cell office:value-type="float" office:value="16" calcext:value-type="float">
            <text:p>16</text:p>
          </table:table-cell>
          <table:table-cell office:value-type="float" office:value="36" calcext:value-type="float">
            <text:p>36</text:p>
          </table:table-cell>
          <table:table-cell table:formula="of:=[.A925]/[.B925]" office:value-type="float" office:value="0.444444444444444" calcext:value-type="float">
            <text:p>0.4444444444</text:p>
          </table:table-cell>
          <table:table-cell table:number-columns-repeated="6"/>
        </table:table-row>
        <table:table-row table:style-name="ro3">
          <table:table-cell office:value-type="float" office:value="15" calcext:value-type="float">
            <text:p>15</text:p>
          </table:table-cell>
          <table:table-cell office:value-type="float" office:value="40" calcext:value-type="float">
            <text:p>40</text:p>
          </table:table-cell>
          <table:table-cell table:formula="of:=[.A926]/[.B926]" office:value-type="float" office:value="0.375" calcext:value-type="float">
            <text:p>0.375</text:p>
          </table:table-cell>
          <table:table-cell table:number-columns-repeated="6"/>
        </table:table-row>
        <table:table-row table:style-name="ro3">
          <table:table-cell office:value-type="float" office:value="15" calcext:value-type="float">
            <text:p>15</text:p>
          </table:table-cell>
          <table:table-cell office:value-type="float" office:value="40" calcext:value-type="float">
            <text:p>40</text:p>
          </table:table-cell>
          <table:table-cell table:formula="of:=[.A927]/[.B927]" office:value-type="float" office:value="0.375" calcext:value-type="float">
            <text:p>0.375</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928]/[.B928]" office:value-type="float" office:value="0.425" calcext:value-type="float">
            <text:p>0.425</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929]/[.B929]" office:value-type="float" office:value="0.4" calcext:value-type="float">
            <text:p>0.4</text:p>
          </table:table-cell>
          <table:table-cell table:number-columns-repeated="6"/>
        </table:table-row>
        <table:table-row table:style-name="ro3">
          <table:table-cell office:value-type="float" office:value="18" calcext:value-type="float">
            <text:p>18</text:p>
          </table:table-cell>
          <table:table-cell office:value-type="float" office:value="43" calcext:value-type="float">
            <text:p>43</text:p>
          </table:table-cell>
          <table:table-cell table:formula="of:=[.A930]/[.B930]" office:value-type="float" office:value="0.418604651162791" calcext:value-type="float">
            <text:p>0.4186046512</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931]/[.B931]" office:value-type="float" office:value="0.428571428571429" calcext:value-type="float">
            <text:p>0.4285714286</text:p>
          </table:table-cell>
          <table:table-cell table:number-columns-repeated="6"/>
        </table:table-row>
        <table:table-row table:style-name="ro3">
          <table:table-cell office:value-type="float" office:value="19" calcext:value-type="float">
            <text:p>19</text:p>
          </table:table-cell>
          <table:table-cell office:value-type="float" office:value="45" calcext:value-type="float">
            <text:p>45</text:p>
          </table:table-cell>
          <table:table-cell table:formula="of:=[.A932]/[.B932]" office:value-type="float" office:value="0.422222222222222" calcext:value-type="float">
            <text:p>0.4222222222</text:p>
          </table:table-cell>
          <table:table-cell table:number-columns-repeated="6"/>
        </table:table-row>
        <table:table-row table:style-name="ro3">
          <table:table-cell office:value-type="float" office:value="18" calcext:value-type="float">
            <text:p>18</text:p>
          </table:table-cell>
          <table:table-cell office:value-type="float" office:value="44" calcext:value-type="float">
            <text:p>44</text:p>
          </table:table-cell>
          <table:table-cell table:formula="of:=[.A933]/[.B933]" office:value-type="float" office:value="0.409090909090909" calcext:value-type="float">
            <text:p>0.409090909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934]/[.B934]" office:value-type="float" office:value="0.428571428571429" calcext:value-type="float">
            <text:p>0.4285714286</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935]/[.B935]" office:value-type="float" office:value="0.425531914893617" calcext:value-type="float">
            <text:p>0.4255319149</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936]/[.B936]" office:value-type="float" office:value="0.42" calcext:value-type="float">
            <text:p>0.42</text:p>
          </table:table-cell>
          <table:table-cell table:number-columns-repeated="6"/>
        </table:table-row>
        <table:table-row table:style-name="ro3">
          <table:table-cell office:value-type="float" office:value="20" calcext:value-type="float">
            <text:p>20</text:p>
          </table:table-cell>
          <table:table-cell office:value-type="float" office:value="51" calcext:value-type="float">
            <text:p>51</text:p>
          </table:table-cell>
          <table:table-cell table:formula="of:=[.A937]/[.B937]" office:value-type="float" office:value="0.392156862745098" calcext:value-type="float">
            <text:p>0.3921568627</text:p>
          </table:table-cell>
          <table:table-cell table:number-columns-repeated="6"/>
        </table:table-row>
        <table:table-row table:style-name="ro3">
          <table:table-cell office:value-type="float" office:value="23" calcext:value-type="float">
            <text:p>23</text:p>
          </table:table-cell>
          <table:table-cell office:value-type="float" office:value="51" calcext:value-type="float">
            <text:p>51</text:p>
          </table:table-cell>
          <table:table-cell table:formula="of:=[.A938]/[.B938]" office:value-type="float" office:value="0.450980392156863" calcext:value-type="float">
            <text:p>0.4509803922</text:p>
          </table:table-cell>
          <table:table-cell table:number-columns-repeated="6"/>
        </table:table-row>
        <table:table-row table:style-name="ro3">
          <table:table-cell office:value-type="float" office:value="21" calcext:value-type="float">
            <text:p>21</text:p>
          </table:table-cell>
          <table:table-cell office:value-type="float" office:value="53" calcext:value-type="float">
            <text:p>53</text:p>
          </table:table-cell>
          <table:table-cell table:formula="of:=[.A939]/[.B939]" office:value-type="float" office:value="0.39622641509434" calcext:value-type="float">
            <text:p>0.3962264151</text:p>
          </table:table-cell>
          <table:table-cell table:number-columns-repeated="6"/>
        </table:table-row>
        <table:table-row table:style-name="ro3">
          <table:table-cell office:value-type="float" office:value="26" calcext:value-type="float">
            <text:p>26</text:p>
          </table:table-cell>
          <table:table-cell office:value-type="float" office:value="55" calcext:value-type="float">
            <text:p>55</text:p>
          </table:table-cell>
          <table:table-cell table:formula="of:=[.A940]/[.B940]" office:value-type="float" office:value="0.472727272727273" calcext:value-type="float">
            <text:p>0.4727272727</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941]/[.B941]" office:value-type="float" office:value="0.425925925925926" calcext:value-type="float">
            <text:p>0.4259259259</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942]/[.B942]" office:value-type="float" office:value="0.413793103448276" calcext:value-type="float">
            <text:p>0.4137931034</text:p>
          </table:table-cell>
          <table:table-cell table:number-columns-repeated="6"/>
        </table:table-row>
        <table:table-row table:style-name="ro3">
          <table:table-cell office:value-type="float" office:value="24" calcext:value-type="float">
            <text:p>24</text:p>
          </table:table-cell>
          <table:table-cell office:value-type="float" office:value="57" calcext:value-type="float">
            <text:p>57</text:p>
          </table:table-cell>
          <table:table-cell table:formula="of:=[.A943]/[.B943]" office:value-type="float" office:value="0.421052631578947" calcext:value-type="float">
            <text:p>0.4210526316</text:p>
          </table:table-cell>
          <table:table-cell table:number-columns-repeated="6"/>
        </table:table-row>
        <table:table-row table:style-name="ro3">
          <table:table-cell office:value-type="float" office:value="28" calcext:value-type="float">
            <text:p>28</text:p>
          </table:table-cell>
          <table:table-cell office:value-type="float" office:value="63" calcext:value-type="float">
            <text:p>63</text:p>
          </table:table-cell>
          <table:table-cell table:formula="of:=[.A944]/[.B944]" office:value-type="float" office:value="0.444444444444444" calcext:value-type="float">
            <text:p>0.4444444444</text:p>
          </table:table-cell>
          <table:table-cell table:number-columns-repeated="6"/>
        </table:table-row>
        <table:table-row table:style-name="ro3">
          <table:table-cell office:value-type="float" office:value="26" calcext:value-type="float">
            <text:p>26</text:p>
          </table:table-cell>
          <table:table-cell office:value-type="float" office:value="64" calcext:value-type="float">
            <text:p>64</text:p>
          </table:table-cell>
          <table:table-cell table:formula="of:=[.A945]/[.B945]" office:value-type="float" office:value="0.40625" calcext:value-type="float">
            <text:p>0.40625</text:p>
          </table:table-cell>
          <table:table-cell table:number-columns-repeated="6"/>
        </table:table-row>
        <table:table-row table:style-name="ro3">
          <table:table-cell office:value-type="float" office:value="27" calcext:value-type="float">
            <text:p>27</text:p>
          </table:table-cell>
          <table:table-cell office:value-type="float" office:value="65" calcext:value-type="float">
            <text:p>65</text:p>
          </table:table-cell>
          <table:table-cell table:formula="of:=[.A946]/[.B946]" office:value-type="float" office:value="0.415384615384615" calcext:value-type="float">
            <text:p>0.4153846154</text:p>
          </table:table-cell>
          <table:table-cell table:number-columns-repeated="6"/>
        </table:table-row>
        <table:table-row table:style-name="ro3">
          <table:table-cell office:value-type="float" office:value="28" calcext:value-type="float">
            <text:p>28</text:p>
          </table:table-cell>
          <table:table-cell office:value-type="float" office:value="65" calcext:value-type="float">
            <text:p>65</text:p>
          </table:table-cell>
          <table:table-cell table:formula="of:=[.A947]/[.B947]" office:value-type="float" office:value="0.430769230769231" calcext:value-type="float">
            <text:p>0.4307692308</text:p>
          </table:table-cell>
          <table:table-cell table:number-columns-repeated="6"/>
        </table:table-row>
        <table:table-row table:style-name="ro3">
          <table:table-cell office:value-type="float" office:value="32" calcext:value-type="float">
            <text:p>32</text:p>
          </table:table-cell>
          <table:table-cell office:value-type="float" office:value="75" calcext:value-type="float">
            <text:p>75</text:p>
          </table:table-cell>
          <table:table-cell table:formula="of:=[.A948]/[.B948]" office:value-type="float" office:value="0.426666666666667" calcext:value-type="float">
            <text:p>0.4266666667</text:p>
          </table:table-cell>
          <table:table-cell table:number-columns-repeated="6"/>
        </table:table-row>
        <table:table-row table:style-name="ro3">
          <table:table-cell office:value-type="float" office:value="28" calcext:value-type="float">
            <text:p>28</text:p>
          </table:table-cell>
          <table:table-cell office:value-type="float" office:value="72" calcext:value-type="float">
            <text:p>72</text:p>
          </table:table-cell>
          <table:table-cell table:formula="of:=[.A949]/[.B949]" office:value-type="float" office:value="0.388888888888889" calcext:value-type="float">
            <text:p>0.3888888889</text:p>
          </table:table-cell>
          <table:table-cell table:number-columns-repeated="6"/>
        </table:table-row>
        <table:table-row table:style-name="ro3">
          <table:table-cell office:value-type="float" office:value="34" calcext:value-type="float">
            <text:p>34</text:p>
          </table:table-cell>
          <table:table-cell office:value-type="float" office:value="81" calcext:value-type="float">
            <text:p>81</text:p>
          </table:table-cell>
          <table:table-cell table:formula="of:=[.A950]/[.B950]" office:value-type="float" office:value="0.419753086419753" calcext:value-type="float">
            <text:p>0.4197530864</text:p>
          </table:table-cell>
          <table:table-cell table:number-columns-repeated="6"/>
        </table:table-row>
        <table:table-row table:style-name="ro3">
          <table:table-cell office:value-type="float" office:value="32" calcext:value-type="float">
            <text:p>32</text:p>
          </table:table-cell>
          <table:table-cell office:value-type="float" office:value="82" calcext:value-type="float">
            <text:p>82</text:p>
          </table:table-cell>
          <table:table-cell table:formula="of:=[.A951]/[.B951]" office:value-type="float" office:value="0.390243902439024" calcext:value-type="float">
            <text:p>0.3902439024</text:p>
          </table:table-cell>
          <table:table-cell table:number-columns-repeated="6"/>
        </table:table-row>
        <table:table-row table:style-name="ro3">
          <table:table-cell office:value-type="float" office:value="38" calcext:value-type="float">
            <text:p>38</text:p>
          </table:table-cell>
          <table:table-cell office:value-type="float" office:value="92" calcext:value-type="float">
            <text:p>92</text:p>
          </table:table-cell>
          <table:table-cell table:formula="of:=[.A952]/[.B952]" office:value-type="float" office:value="0.41304347826087" calcext:value-type="float">
            <text:p>0.4130434783</text:p>
          </table:table-cell>
          <table:table-cell table:number-columns-repeated="6"/>
        </table:table-row>
        <table:table-row table:style-name="ro3">
          <table:table-cell office:value-type="float" office:value="33" calcext:value-type="float">
            <text:p>33</text:p>
          </table:table-cell>
          <table:table-cell office:value-type="float" office:value="86" calcext:value-type="float">
            <text:p>86</text:p>
          </table:table-cell>
          <table:table-cell table:formula="of:=[.A953]/[.B953]" office:value-type="float" office:value="0.383720930232558" calcext:value-type="float">
            <text:p>0.3837209302</text:p>
          </table:table-cell>
          <table:table-cell table:number-columns-repeated="6"/>
        </table:table-row>
        <table:table-row table:style-name="ro3">
          <table:table-cell office:value-type="float" office:value="37" calcext:value-type="float">
            <text:p>37</text:p>
          </table:table-cell>
          <table:table-cell office:value-type="float" office:value="96" calcext:value-type="float">
            <text:p>96</text:p>
          </table:table-cell>
          <table:table-cell table:formula="of:=[.A954]/[.B954]" office:value-type="float" office:value="0.385416666666667" calcext:value-type="float">
            <text:p>0.3854166667</text:p>
          </table:table-cell>
          <table:table-cell table:number-columns-repeated="6"/>
        </table:table-row>
        <table:table-row table:style-name="ro3">
          <table:table-cell office:value-type="float" office:value="34" calcext:value-type="float">
            <text:p>34</text:p>
          </table:table-cell>
          <table:table-cell office:value-type="float" office:value="95" calcext:value-type="float">
            <text:p>95</text:p>
          </table:table-cell>
          <table:table-cell table:formula="of:=[.A955]/[.B955]" office:value-type="float" office:value="0.357894736842105" calcext:value-type="float">
            <text:p>0.3578947368</text:p>
          </table:table-cell>
          <table:table-cell table:number-columns-repeated="6"/>
        </table:table-row>
        <table:table-row table:style-name="ro3">
          <table:table-cell office:value-type="float" office:value="47" calcext:value-type="float">
            <text:p>47</text:p>
          </table:table-cell>
          <table:table-cell office:value-type="float" office:value="117" calcext:value-type="float">
            <text:p>117</text:p>
          </table:table-cell>
          <table:table-cell table:formula="of:=[.A956]/[.B956]" office:value-type="float" office:value="0.401709401709402" calcext:value-type="float">
            <text:p>0.4017094017</text:p>
          </table:table-cell>
          <table:table-cell table:number-columns-repeated="6"/>
        </table:table-row>
        <table:table-row table:style-name="ro3">
          <table:table-cell office:value-type="float" office:value="42" calcext:value-type="float">
            <text:p>42</text:p>
          </table:table-cell>
          <table:table-cell office:value-type="float" office:value="112" calcext:value-type="float">
            <text:p>112</text:p>
          </table:table-cell>
          <table:table-cell table:formula="of:=[.A957]/[.B957]" office:value-type="float" office:value="0.375" calcext:value-type="float">
            <text:p>0.375</text:p>
          </table:table-cell>
          <table:table-cell table:number-columns-repeated="6"/>
        </table:table-row>
        <table:table-row table:style-name="ro3">
          <table:table-cell office:value-type="float" office:value="43" calcext:value-type="float">
            <text:p>43</text:p>
          </table:table-cell>
          <table:table-cell office:value-type="float" office:value="122" calcext:value-type="float">
            <text:p>122</text:p>
          </table:table-cell>
          <table:table-cell table:formula="of:=[.A958]/[.B958]" office:value-type="float" office:value="0.352459016393443" calcext:value-type="float">
            <text:p>0.352459016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959]/[.B959]"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960]/[.B960]"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961]/[.B961]"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962]/[.B962]"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3]/[.B963]"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4]/[.B964]"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5]/[.B965]"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6]/[.B966]"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7]/[.B967]"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8]/[.B968]"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69]/[.B969]"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70]/[.B970]"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71]/[.B971]"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972]/[.B972]"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973]/[.B973]"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974]/[.B974]"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975]/[.B975]"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976]/[.B976]"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977]/[.B977]" office:value-type="float" office:value="0.458333333333333" calcext:value-type="float">
            <text:p>0.4583333333</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978]/[.B978]" office:value-type="float" office:value="0.4" calcext:value-type="float">
            <text:p>0.4</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979]/[.B979]"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980]/[.B980]" office:value-type="float" office:value="0.407407407407407" calcext:value-type="float">
            <text:p>0.4074074074</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981]/[.B981]"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982]/[.B982]"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983]/[.B983]"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25" calcext:value-type="float">
            <text:p>25</text:p>
          </table:table-cell>
          <table:table-cell table:formula="of:=[.A984]/[.B984]" office:value-type="float" office:value="0.48" calcext:value-type="float">
            <text:p>0.48</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985]/[.B985]" office:value-type="float" office:value="0.407407407407407" calcext:value-type="float">
            <text:p>0.4074074074</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986]/[.B986]" office:value-type="float" office:value="0.413793103448276" calcext:value-type="float">
            <text:p>0.4137931034</text:p>
          </table:table-cell>
          <table:table-cell table:number-columns-repeated="6"/>
        </table:table-row>
        <table:table-row table:style-name="ro3">
          <table:table-cell office:value-type="float" office:value="13" calcext:value-type="float">
            <text:p>13</text:p>
          </table:table-cell>
          <table:table-cell office:value-type="float" office:value="28" calcext:value-type="float">
            <text:p>28</text:p>
          </table:table-cell>
          <table:table-cell table:formula="of:=[.A987]/[.B987]" office:value-type="float" office:value="0.464285714285714" calcext:value-type="float">
            <text:p>0.4642857143</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988]/[.B988]" office:value-type="float" office:value="0.413793103448276" calcext:value-type="float">
            <text:p>0.4137931034</text:p>
          </table:table-cell>
          <table:table-cell table:number-columns-repeated="6"/>
        </table:table-row>
        <table:table-row table:style-name="ro3">
          <table:table-cell office:value-type="float" office:value="13" calcext:value-type="float">
            <text:p>13</text:p>
          </table:table-cell>
          <table:table-cell office:value-type="float" office:value="29" calcext:value-type="float">
            <text:p>29</text:p>
          </table:table-cell>
          <table:table-cell table:formula="of:=[.A989]/[.B989]" office:value-type="float" office:value="0.448275862068966" calcext:value-type="float">
            <text:p>0.4482758621</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990]/[.B990]" office:value-type="float" office:value="0.379310344827586" calcext:value-type="float">
            <text:p>0.3793103448</text:p>
          </table:table-cell>
          <table:table-cell table:number-columns-repeated="6"/>
        </table:table-row>
        <table:table-row table:style-name="ro3">
          <table:table-cell office:value-type="float" office:value="13" calcext:value-type="float">
            <text:p>13</text:p>
          </table:table-cell>
          <table:table-cell office:value-type="float" office:value="32" calcext:value-type="float">
            <text:p>32</text:p>
          </table:table-cell>
          <table:table-cell table:formula="of:=[.A991]/[.B991]" office:value-type="float" office:value="0.40625" calcext:value-type="float">
            <text:p>0.40625</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992]/[.B992]" office:value-type="float" office:value="0.387096774193548" calcext:value-type="float">
            <text:p>0.3870967742</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993]/[.B993]" office:value-type="float" office:value="0.4" calcext:value-type="float">
            <text:p>0.4</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994]/[.B994]" office:value-type="float" office:value="0.433333333333333" calcext:value-type="float">
            <text:p>0.4333333333</text:p>
          </table:table-cell>
          <table:table-cell table:number-columns-repeated="6"/>
        </table:table-row>
        <table:table-row table:style-name="ro3">
          <table:table-cell office:value-type="float" office:value="17" calcext:value-type="float">
            <text:p>17</text:p>
          </table:table-cell>
          <table:table-cell office:value-type="float" office:value="36" calcext:value-type="float">
            <text:p>36</text:p>
          </table:table-cell>
          <table:table-cell table:formula="of:=[.A995]/[.B995]" office:value-type="float" office:value="0.472222222222222" calcext:value-type="float">
            <text:p>0.4722222222</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996]/[.B996]" office:value-type="float" office:value="0.411764705882353" calcext:value-type="float">
            <text:p>0.4117647059</text:p>
          </table:table-cell>
          <table:table-cell table:number-columns-repeated="6"/>
        </table:table-row>
        <table:table-row table:style-name="ro3">
          <table:table-cell office:value-type="float" office:value="18" calcext:value-type="float">
            <text:p>18</text:p>
          </table:table-cell>
          <table:table-cell office:value-type="float" office:value="38" calcext:value-type="float">
            <text:p>38</text:p>
          </table:table-cell>
          <table:table-cell table:formula="of:=[.A997]/[.B997]" office:value-type="float" office:value="0.473684210526316" calcext:value-type="float">
            <text:p>0.4736842105</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998]/[.B998]" office:value-type="float" office:value="0.421052631578947" calcext:value-type="float">
            <text:p>0.4210526316</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999]/[.B999]" office:value-type="float" office:value="0.425" calcext:value-type="float">
            <text:p>0.425</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1000]/[.B1000]" office:value-type="float" office:value="0.41025641025641" calcext:value-type="float">
            <text:p>0.4102564103</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1001]/[.B1001]" office:value-type="float" office:value="0.380952380952381" calcext:value-type="float">
            <text:p>0.380952381</text:p>
          </table:table-cell>
          <table:table-cell table:number-columns-repeated="6"/>
        </table:table-row>
        <table:table-row table:style-name="ro3">
          <table:table-cell office:value-type="float" office:value="18" calcext:value-type="float">
            <text:p>18</text:p>
          </table:table-cell>
          <table:table-cell office:value-type="float" office:value="43" calcext:value-type="float">
            <text:p>43</text:p>
          </table:table-cell>
          <table:table-cell table:formula="of:=[.A1002]/[.B1002]" office:value-type="float" office:value="0.418604651162791" calcext:value-type="float">
            <text:p>0.4186046512</text:p>
          </table:table-cell>
          <table:table-cell table:number-columns-repeated="6"/>
        </table:table-row>
        <table:table-row table:style-name="ro3">
          <table:table-cell office:value-type="float" office:value="18" calcext:value-type="float">
            <text:p>18</text:p>
          </table:table-cell>
          <table:table-cell office:value-type="float" office:value="45" calcext:value-type="float">
            <text:p>45</text:p>
          </table:table-cell>
          <table:table-cell table:formula="of:=[.A1003]/[.B1003]" office:value-type="float" office:value="0.4" calcext:value-type="float">
            <text:p>0.4</text:p>
          </table:table-cell>
          <table:table-cell table:number-columns-repeated="6"/>
        </table:table-row>
        <table:table-row table:style-name="ro3">
          <table:table-cell office:value-type="float" office:value="17" calcext:value-type="float">
            <text:p>17</text:p>
          </table:table-cell>
          <table:table-cell office:value-type="float" office:value="45" calcext:value-type="float">
            <text:p>45</text:p>
          </table:table-cell>
          <table:table-cell table:formula="of:=[.A1004]/[.B1004]" office:value-type="float" office:value="0.377777777777778" calcext:value-type="float">
            <text:p>0.3777777778</text:p>
          </table:table-cell>
          <table:table-cell table:number-columns-repeated="6"/>
        </table:table-row>
        <table:table-row table:style-name="ro3">
          <table:table-cell office:value-type="float" office:value="20" calcext:value-type="float">
            <text:p>20</text:p>
          </table:table-cell>
          <table:table-cell office:value-type="float" office:value="49" calcext:value-type="float">
            <text:p>49</text:p>
          </table:table-cell>
          <table:table-cell table:formula="of:=[.A1005]/[.B1005]" office:value-type="float" office:value="0.408163265306122" calcext:value-type="float">
            <text:p>0.4081632653</text:p>
          </table:table-cell>
          <table:table-cell table:number-columns-repeated="6"/>
        </table:table-row>
        <table:table-row table:style-name="ro3">
          <table:table-cell office:value-type="float" office:value="19" calcext:value-type="float">
            <text:p>19</text:p>
          </table:table-cell>
          <table:table-cell office:value-type="float" office:value="50" calcext:value-type="float">
            <text:p>50</text:p>
          </table:table-cell>
          <table:table-cell table:formula="of:=[.A1006]/[.B1006]" office:value-type="float" office:value="0.38" calcext:value-type="float">
            <text:p>0.38</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1007]/[.B1007]" office:value-type="float" office:value="0.436363636363636" calcext:value-type="float">
            <text:p>0.4363636364</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1008]/[.B1008]" office:value-type="float" office:value="0.436363636363636" calcext:value-type="float">
            <text:p>0.4363636364</text:p>
          </table:table-cell>
          <table:table-cell table:number-columns-repeated="6"/>
        </table:table-row>
        <table:table-row table:style-name="ro3">
          <table:table-cell office:value-type="float" office:value="27" calcext:value-type="float">
            <text:p>27</text:p>
          </table:table-cell>
          <table:table-cell office:value-type="float" office:value="61" calcext:value-type="float">
            <text:p>61</text:p>
          </table:table-cell>
          <table:table-cell table:formula="of:=[.A1009]/[.B1009]" office:value-type="float" office:value="0.442622950819672" calcext:value-type="float">
            <text:p>0.4426229508</text:p>
          </table:table-cell>
          <table:table-cell table:number-columns-repeated="6"/>
        </table:table-row>
        <table:table-row table:style-name="ro3">
          <table:table-cell office:value-type="float" office:value="25" calcext:value-type="float">
            <text:p>25</text:p>
          </table:table-cell>
          <table:table-cell office:value-type="float" office:value="64" calcext:value-type="float">
            <text:p>64</text:p>
          </table:table-cell>
          <table:table-cell table:formula="of:=[.A1010]/[.B1010]" office:value-type="float" office:value="0.390625" calcext:value-type="float">
            <text:p>0.390625</text:p>
          </table:table-cell>
          <table:table-cell table:number-columns-repeated="6"/>
        </table:table-row>
        <table:table-row table:style-name="ro3">
          <table:table-cell office:value-type="float" office:value="28" calcext:value-type="float">
            <text:p>28</text:p>
          </table:table-cell>
          <table:table-cell office:value-type="float" office:value="65" calcext:value-type="float">
            <text:p>65</text:p>
          </table:table-cell>
          <table:table-cell table:formula="of:=[.A1011]/[.B1011]" office:value-type="float" office:value="0.430769230769231" calcext:value-type="float">
            <text:p>0.4307692308</text:p>
          </table:table-cell>
          <table:table-cell table:number-columns-repeated="6"/>
        </table:table-row>
        <table:table-row table:style-name="ro3">
          <table:table-cell office:value-type="float" office:value="26" calcext:value-type="float">
            <text:p>26</text:p>
          </table:table-cell>
          <table:table-cell office:value-type="float" office:value="66" calcext:value-type="float">
            <text:p>66</text:p>
          </table:table-cell>
          <table:table-cell table:formula="of:=[.A1012]/[.B1012]" office:value-type="float" office:value="0.393939393939394" calcext:value-type="float">
            <text:p>0.3939393939</text:p>
          </table:table-cell>
          <table:table-cell table:number-columns-repeated="6"/>
        </table:table-row>
        <table:table-row table:style-name="ro3">
          <table:table-cell office:value-type="float" office:value="32" calcext:value-type="float">
            <text:p>32</text:p>
          </table:table-cell>
          <table:table-cell office:value-type="float" office:value="77" calcext:value-type="float">
            <text:p>77</text:p>
          </table:table-cell>
          <table:table-cell table:formula="of:=[.A1013]/[.B1013]" office:value-type="float" office:value="0.415584415584416" calcext:value-type="float">
            <text:p>0.4155844156</text:p>
          </table:table-cell>
          <table:table-cell table:number-columns-repeated="6"/>
        </table:table-row>
        <table:table-row table:style-name="ro3">
          <table:table-cell office:value-type="float" office:value="30" calcext:value-type="float">
            <text:p>30</text:p>
          </table:table-cell>
          <table:table-cell office:value-type="float" office:value="69" calcext:value-type="float">
            <text:p>69</text:p>
          </table:table-cell>
          <table:table-cell table:formula="of:=[.A1014]/[.B1014]" office:value-type="float" office:value="0.434782608695652" calcext:value-type="float">
            <text:p>0.4347826087</text:p>
          </table:table-cell>
          <table:table-cell table:number-columns-repeated="6"/>
        </table:table-row>
        <table:table-row table:style-name="ro3">
          <table:table-cell office:value-type="float" office:value="32" calcext:value-type="float">
            <text:p>32</text:p>
          </table:table-cell>
          <table:table-cell office:value-type="float" office:value="77" calcext:value-type="float">
            <text:p>77</text:p>
          </table:table-cell>
          <table:table-cell table:formula="of:=[.A1015]/[.B1015]" office:value-type="float" office:value="0.415584415584416" calcext:value-type="float">
            <text:p>0.4155844156</text:p>
          </table:table-cell>
          <table:table-cell table:number-columns-repeated="6"/>
        </table:table-row>
        <table:table-row table:style-name="ro3">
          <table:table-cell office:value-type="float" office:value="28" calcext:value-type="float">
            <text:p>28</text:p>
          </table:table-cell>
          <table:table-cell office:value-type="float" office:value="77" calcext:value-type="float">
            <text:p>77</text:p>
          </table:table-cell>
          <table:table-cell table:formula="of:=[.A1016]/[.B1016]" office:value-type="float" office:value="0.363636363636364" calcext:value-type="float">
            <text:p>0.3636363636</text:p>
          </table:table-cell>
          <table:table-cell table:number-columns-repeated="6"/>
        </table:table-row>
        <table:table-row table:style-name="ro3">
          <table:table-cell office:value-type="float" office:value="38" calcext:value-type="float">
            <text:p>38</text:p>
          </table:table-cell>
          <table:table-cell office:value-type="float" office:value="83" calcext:value-type="float">
            <text:p>83</text:p>
          </table:table-cell>
          <table:table-cell table:formula="of:=[.A1017]/[.B1017]" office:value-type="float" office:value="0.457831325301205" calcext:value-type="float">
            <text:p>0.4578313253</text:p>
          </table:table-cell>
          <table:table-cell table:number-columns-repeated="6"/>
        </table:table-row>
        <table:table-row table:style-name="ro3">
          <table:table-cell office:value-type="float" office:value="33" calcext:value-type="float">
            <text:p>33</text:p>
          </table:table-cell>
          <table:table-cell office:value-type="float" office:value="83" calcext:value-type="float">
            <text:p>83</text:p>
          </table:table-cell>
          <table:table-cell table:formula="of:=[.A1018]/[.B1018]" office:value-type="float" office:value="0.397590361445783" calcext:value-type="float">
            <text:p>0.3975903614</text:p>
          </table:table-cell>
          <table:table-cell table:number-columns-repeated="6"/>
        </table:table-row>
        <table:table-row table:style-name="ro3">
          <table:table-cell office:value-type="float" office:value="44" calcext:value-type="float">
            <text:p>44</text:p>
          </table:table-cell>
          <table:table-cell office:value-type="float" office:value="94" calcext:value-type="float">
            <text:p>94</text:p>
          </table:table-cell>
          <table:table-cell table:formula="of:=[.A1019]/[.B1019]" office:value-type="float" office:value="0.468085106382979" calcext:value-type="float">
            <text:p>0.4680851064</text:p>
          </table:table-cell>
          <table:table-cell table:number-columns-repeated="6"/>
        </table:table-row>
        <table:table-row table:style-name="ro3">
          <table:table-cell office:value-type="float" office:value="38" calcext:value-type="float">
            <text:p>38</text:p>
          </table:table-cell>
          <table:table-cell office:value-type="float" office:value="92" calcext:value-type="float">
            <text:p>92</text:p>
          </table:table-cell>
          <table:table-cell table:formula="of:=[.A1020]/[.B1020]" office:value-type="float" office:value="0.41304347826087" calcext:value-type="float">
            <text:p>0.4130434783</text:p>
          </table:table-cell>
          <table:table-cell table:number-columns-repeated="6"/>
        </table:table-row>
        <table:table-row table:style-name="ro3">
          <table:table-cell office:value-type="float" office:value="39" calcext:value-type="float">
            <text:p>39</text:p>
          </table:table-cell>
          <table:table-cell office:value-type="float" office:value="100" calcext:value-type="float">
            <text:p>100</text:p>
          </table:table-cell>
          <table:table-cell table:formula="of:=[.A1021]/[.B1021]" office:value-type="float" office:value="0.39" calcext:value-type="float">
            <text:p>0.39</text:p>
          </table:table-cell>
          <table:table-cell table:number-columns-repeated="6"/>
        </table:table-row>
        <table:table-row table:style-name="ro3">
          <table:table-cell office:value-type="float" office:value="37" calcext:value-type="float">
            <text:p>37</text:p>
          </table:table-cell>
          <table:table-cell office:value-type="float" office:value="97" calcext:value-type="float">
            <text:p>97</text:p>
          </table:table-cell>
          <table:table-cell table:formula="of:=[.A1022]/[.B1022]" office:value-type="float" office:value="0.381443298969072" calcext:value-type="float">
            <text:p>0.381443299</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023]/[.B1023]"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024]/[.B1024]"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1025]/[.B1025]"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026]/[.B1026]"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1027]/[.B1027]" office:value-type="float" office:value="0.458333333333333" calcext:value-type="float">
            <text:p>0.458333333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28]/[.B1028]"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29]/[.B1029]"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030]/[.B1030]"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031]/[.B1031]"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1032]/[.B1032]"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33]/[.B1033]"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1034]/[.B1034]"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35]/[.B1035]"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1036]/[.B1036]"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037]/[.B1037]" office:value-type="float" office:value="0.407407407407407" calcext:value-type="float">
            <text:p>0.4074074074</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038]/[.B1038]" office:value-type="float" office:value="0.413793103448276" calcext:value-type="float">
            <text:p>0.4137931034</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039]/[.B1039]" office:value-type="float" office:value="0.433333333333333" calcext:value-type="float">
            <text:p>0.4333333333</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040]/[.B1040]" office:value-type="float" office:value="0.413793103448276" calcext:value-type="float">
            <text:p>0.4137931034</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041]/[.B1041]" office:value-type="float" office:value="0.419354838709677" calcext:value-type="float">
            <text:p>0.4193548387</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1042]/[.B1042]" office:value-type="float" office:value="0.411764705882353" calcext:value-type="float">
            <text:p>0.4117647059</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1043]/[.B1043]" office:value-type="float" office:value="0.411764705882353" calcext:value-type="float">
            <text:p>0.4117647059</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044]/[.B1044]" office:value-type="float" office:value="0.424242424242424" calcext:value-type="float">
            <text:p>0.4242424242</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1045]/[.B1045]" office:value-type="float" office:value="0.411764705882353" calcext:value-type="float">
            <text:p>0.4117647059</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046]/[.B1046]" office:value-type="float" office:value="0.424242424242424" calcext:value-type="float">
            <text:p>0.4242424242</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1047]/[.B1047]"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1048]/[.B1048]" office:value-type="float" office:value="0.416666666666667" calcext:value-type="float">
            <text:p>0.4166666667</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049]/[.B1049]" office:value-type="float" office:value="0.435897435897436" calcext:value-type="float">
            <text:p>0.4358974359</text:p>
          </table:table-cell>
          <table:table-cell table:number-columns-repeated="6"/>
        </table:table-row>
        <table:table-row table:style-name="ro3">
          <table:table-cell office:value-type="float" office:value="17" calcext:value-type="float">
            <text:p>17</text:p>
          </table:table-cell>
          <table:table-cell office:value-type="float" office:value="38" calcext:value-type="float">
            <text:p>38</text:p>
          </table:table-cell>
          <table:table-cell table:formula="of:=[.A1050]/[.B1050]" office:value-type="float" office:value="0.447368421052632" calcext:value-type="float">
            <text:p>0.4473684211</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1051]/[.B1051]" office:value-type="float" office:value="0.428571428571429" calcext:value-type="float">
            <text:p>0.4285714286</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052]/[.B1052]" office:value-type="float" office:value="0.435897435897436" calcext:value-type="float">
            <text:p>0.4358974359</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1053]/[.B1053]" office:value-type="float" office:value="0.428571428571429" calcext:value-type="float">
            <text:p>0.4285714286</text:p>
          </table:table-cell>
          <table:table-cell table:number-columns-repeated="6"/>
        </table:table-row>
        <table:table-row table:style-name="ro3">
          <table:table-cell office:value-type="float" office:value="19" calcext:value-type="float">
            <text:p>19</text:p>
          </table:table-cell>
          <table:table-cell office:value-type="float" office:value="43" calcext:value-type="float">
            <text:p>43</text:p>
          </table:table-cell>
          <table:table-cell table:formula="of:=[.A1054]/[.B1054]" office:value-type="float" office:value="0.441860465116279" calcext:value-type="float">
            <text:p>0.4418604651</text:p>
          </table:table-cell>
          <table:table-cell table:number-columns-repeated="6"/>
        </table:table-row>
        <table:table-row table:style-name="ro3">
          <table:table-cell office:value-type="float" office:value="18" calcext:value-type="float">
            <text:p>18</text:p>
          </table:table-cell>
          <table:table-cell office:value-type="float" office:value="47" calcext:value-type="float">
            <text:p>47</text:p>
          </table:table-cell>
          <table:table-cell table:formula="of:=[.A1055]/[.B1055]" office:value-type="float" office:value="0.382978723404255" calcext:value-type="float">
            <text:p>0.3829787234</text:p>
          </table:table-cell>
          <table:table-cell table:number-columns-repeated="6"/>
        </table:table-row>
        <table:table-row table:style-name="ro3">
          <table:table-cell office:value-type="float" office:value="21" calcext:value-type="float">
            <text:p>21</text:p>
          </table:table-cell>
          <table:table-cell office:value-type="float" office:value="47" calcext:value-type="float">
            <text:p>47</text:p>
          </table:table-cell>
          <table:table-cell table:formula="of:=[.A1056]/[.B1056]" office:value-type="float" office:value="0.446808510638298" calcext:value-type="float">
            <text:p>0.4468085106</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1057]/[.B1057]" office:value-type="float" office:value="0.42" calcext:value-type="float">
            <text:p>0.42</text:p>
          </table:table-cell>
          <table:table-cell table:number-columns-repeated="6"/>
        </table:table-row>
        <table:table-row table:style-name="ro3">
          <table:table-cell office:value-type="float" office:value="22" calcext:value-type="float">
            <text:p>22</text:p>
          </table:table-cell>
          <table:table-cell office:value-type="float" office:value="48" calcext:value-type="float">
            <text:p>48</text:p>
          </table:table-cell>
          <table:table-cell table:formula="of:=[.A1058]/[.B1058]" office:value-type="float" office:value="0.458333333333333" calcext:value-type="float">
            <text:p>0.4583333333</text:p>
          </table:table-cell>
          <table:table-cell table:number-columns-repeated="6"/>
        </table:table-row>
        <table:table-row table:style-name="ro3">
          <table:table-cell office:value-type="float" office:value="21" calcext:value-type="float">
            <text:p>21</text:p>
          </table:table-cell>
          <table:table-cell office:value-type="float" office:value="53" calcext:value-type="float">
            <text:p>53</text:p>
          </table:table-cell>
          <table:table-cell table:formula="of:=[.A1059]/[.B1059]" office:value-type="float" office:value="0.39622641509434" calcext:value-type="float">
            <text:p>0.3962264151</text:p>
          </table:table-cell>
          <table:table-cell table:number-columns-repeated="6"/>
        </table:table-row>
        <table:table-row table:style-name="ro3">
          <table:table-cell office:value-type="float" office:value="21" calcext:value-type="float">
            <text:p>21</text:p>
          </table:table-cell>
          <table:table-cell office:value-type="float" office:value="52" calcext:value-type="float">
            <text:p>52</text:p>
          </table:table-cell>
          <table:table-cell table:formula="of:=[.A1060]/[.B1060]" office:value-type="float" office:value="0.403846153846154" calcext:value-type="float">
            <text:p>0.4038461538</text:p>
          </table:table-cell>
          <table:table-cell table:number-columns-repeated="6"/>
        </table:table-row>
        <table:table-row table:style-name="ro3">
          <table:table-cell office:value-type="float" office:value="23" calcext:value-type="float">
            <text:p>23</text:p>
          </table:table-cell>
          <table:table-cell office:value-type="float" office:value="57" calcext:value-type="float">
            <text:p>57</text:p>
          </table:table-cell>
          <table:table-cell table:formula="of:=[.A1061]/[.B1061]" office:value-type="float" office:value="0.403508771929825" calcext:value-type="float">
            <text:p>0.4035087719</text:p>
          </table:table-cell>
          <table:table-cell table:number-columns-repeated="6"/>
        </table:table-row>
        <table:table-row table:style-name="ro3">
          <table:table-cell office:value-type="float" office:value="25" calcext:value-type="float">
            <text:p>25</text:p>
          </table:table-cell>
          <table:table-cell office:value-type="float" office:value="60" calcext:value-type="float">
            <text:p>60</text:p>
          </table:table-cell>
          <table:table-cell table:formula="of:=[.A1062]/[.B1062]" office:value-type="float" office:value="0.416666666666667" calcext:value-type="float">
            <text:p>0.4166666667</text:p>
          </table:table-cell>
          <table:table-cell table:number-columns-repeated="6"/>
        </table:table-row>
        <table:table-row table:style-name="ro3">
          <table:table-cell office:value-type="float" office:value="28" calcext:value-type="float">
            <text:p>28</text:p>
          </table:table-cell>
          <table:table-cell office:value-type="float" office:value="66" calcext:value-type="float">
            <text:p>66</text:p>
          </table:table-cell>
          <table:table-cell table:formula="of:=[.A1063]/[.B1063]" office:value-type="float" office:value="0.424242424242424" calcext:value-type="float">
            <text:p>0.4242424242</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064]/[.B1064]" office:value-type="float" office:value="0.430555555555556" calcext:value-type="float">
            <text:p>0.4305555556</text:p>
          </table:table-cell>
          <table:table-cell table:number-columns-repeated="6"/>
        </table:table-row>
        <table:table-row table:style-name="ro3">
          <table:table-cell office:value-type="float" office:value="30" calcext:value-type="float">
            <text:p>30</text:p>
          </table:table-cell>
          <table:table-cell office:value-type="float" office:value="75" calcext:value-type="float">
            <text:p>75</text:p>
          </table:table-cell>
          <table:table-cell table:formula="of:=[.A1065]/[.B106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83" calcext:value-type="float">
            <text:p>83</text:p>
          </table:table-cell>
          <table:table-cell table:formula="of:=[.A1066]/[.B1066]" office:value-type="float" office:value="0.373493975903614" calcext:value-type="float">
            <text:p>0.3734939759</text:p>
          </table:table-cell>
          <table:table-cell table:number-columns-repeated="6"/>
        </table:table-row>
        <table:table-row table:style-name="ro3">
          <table:table-cell office:value-type="float" office:value="37" calcext:value-type="float">
            <text:p>37</text:p>
          </table:table-cell>
          <table:table-cell office:value-type="float" office:value="102" calcext:value-type="float">
            <text:p>102</text:p>
          </table:table-cell>
          <table:table-cell table:formula="of:=[.A1067]/[.B1067]" office:value-type="float" office:value="0.362745098039216" calcext:value-type="float">
            <text:p>0.362745098</text:p>
          </table:table-cell>
          <table:table-cell table:number-columns-repeated="6"/>
        </table:table-row>
        <table:table-row table:style-name="ro3">
          <table:table-cell office:value-type="float" office:value="40" calcext:value-type="float">
            <text:p>40</text:p>
          </table:table-cell>
          <table:table-cell office:value-type="float" office:value="102" calcext:value-type="float">
            <text:p>102</text:p>
          </table:table-cell>
          <table:table-cell table:formula="of:=[.A1068]/[.B1068]" office:value-type="float" office:value="0.392156862745098" calcext:value-type="float">
            <text:p>0.3921568627</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1069]/[.B1069]"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070]/[.B1070]"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071]/[.B1071]" office:value-type="float" office:value="0.421052631578947" calcext:value-type="float">
            <text:p>0.421052631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72]/[.B1072]" office:value-type="float" office:value="0.434782608695652" calcext:value-type="float">
            <text:p>0.4347826087</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073]/[.B1073]"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074]/[.B1074]"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1075]/[.B1075]" office:value-type="float" office:value="0.466666666666667" calcext:value-type="float">
            <text:p>0.466666666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076]/[.B1076]"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1077]/[.B1077]"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078]/[.B1078]"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079]/[.B1079]"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080]/[.B1080]" office:value-type="float" office:value="0.409090909090909" calcext:value-type="float">
            <text:p>0.4090909091</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081]/[.B1081]" office:value-type="float" office:value="0.388888888888889" calcext:value-type="float">
            <text:p>0.3888888889</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082]/[.B1082]"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083]/[.B1083]" office:value-type="float" office:value="0.421052631578947" calcext:value-type="float">
            <text:p>0.421052631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84]/[.B1084]" office:value-type="float" office:value="0.434782608695652" calcext:value-type="float">
            <text:p>0.4347826087</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085]/[.B1085]"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086]/[.B1086]"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1087]/[.B1087]" office:value-type="float" office:value="0.36" calcext:value-type="float">
            <text:p>0.3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1088]/[.B1088]"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6" calcext:value-type="float">
            <text:p>26</text:p>
          </table:table-cell>
          <table:table-cell table:formula="of:=[.A1089]/[.B1089]" office:value-type="float" office:value="0.307692307692308" calcext:value-type="float">
            <text:p>0.307692307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1090]/[.B1090]"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091]/[.B1091]" office:value-type="float" office:value="0.434782608695652" calcext:value-type="float">
            <text:p>0.4347826087</text:p>
          </table:table-cell>
          <table:table-cell table:number-columns-repeated="6"/>
        </table:table-row>
        <table:table-row table:style-name="ro3">
          <table:table-cell office:value-type="float" office:value="13" calcext:value-type="float">
            <text:p>13</text:p>
          </table:table-cell>
          <table:table-cell office:value-type="float" office:value="26" calcext:value-type="float">
            <text:p>26</text:p>
          </table:table-cell>
          <table:table-cell table:formula="of:=[.A1092]/[.B1092]"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093]/[.B1093]"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094]/[.B1094]" office:value-type="float" office:value="0.423076923076923" calcext:value-type="float">
            <text:p>0.423076923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1095]/[.B1095]" office:value-type="float" office:value="0.4" calcext:value-type="float">
            <text:p>0.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1096]/[.B109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097]/[.B1097]"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098]/[.B1098]" office:value-type="float" office:value="0.407407407407407" calcext:value-type="float">
            <text:p>0.4074074074</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1099]/[.B1099]" office:value-type="float" office:value="0.45" calcext:value-type="float">
            <text:p>0.45</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100]/[.B1100]" office:value-type="float" office:value="0.413793103448276" calcext:value-type="float">
            <text:p>0.4137931034</text:p>
          </table:table-cell>
          <table:table-cell table:number-columns-repeated="6"/>
        </table:table-row>
        <table:table-row table:style-name="ro3">
          <table:table-cell office:value-type="float" office:value="10" calcext:value-type="float">
            <text:p>10</text:p>
          </table:table-cell>
          <table:table-cell office:value-type="float" office:value="20" calcext:value-type="float">
            <text:p>20</text:p>
          </table:table-cell>
          <table:table-cell table:formula="of:=[.A1101]/[.B1101]" office:value-type="float" office:value="0.5" calcext:value-type="float">
            <text:p>0.5</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1102]/[.B110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1103]/[.B1103]" office:value-type="float" office:value="0.36" calcext:value-type="float">
            <text:p>0.36</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104]/[.B1104]" office:value-type="float" office:value="0.433333333333333" calcext:value-type="float">
            <text:p>0.4333333333</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105]/[.B1105]" office:value-type="float" office:value="0.423076923076923" calcext:value-type="float">
            <text:p>0.4230769231</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106]/[.B1106]" office:value-type="float" office:value="0.433333333333333" calcext:value-type="float">
            <text:p>0.4333333333</text:p>
          </table:table-cell>
          <table:table-cell table:number-columns-repeated="6"/>
        </table:table-row>
        <table:table-row table:style-name="ro3">
          <table:table-cell office:value-type="float" office:value="12" calcext:value-type="float">
            <text:p>12</text:p>
          </table:table-cell>
          <table:table-cell office:value-type="float" office:value="24" calcext:value-type="float">
            <text:p>24</text:p>
          </table:table-cell>
          <table:table-cell table:formula="of:=[.A1107]/[.B1107]" office:value-type="float" office:value="0.5" calcext:value-type="float">
            <text:p>0.5</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1108]/[.B1108]" office:value-type="float" office:value="0.4375" calcext:value-type="float">
            <text:p>0.437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109]/[.B1109]" office:value-type="float" office:value="0.391304347826087" calcext:value-type="float">
            <text:p>0.3913043478</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1110]/[.B1110]" office:value-type="float" office:value="0.451612903225806" calcext:value-type="float">
            <text:p>0.4516129032</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111]/[.B1111]" office:value-type="float" office:value="0.391304347826087" calcext:value-type="float">
            <text:p>0.3913043478</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1112]/[.B1112]" office:value-type="float" office:value="0.451612903225806" calcext:value-type="float">
            <text:p>0.4516129032</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113]/[.B1113]" office:value-type="float" office:value="0.391304347826087" calcext:value-type="float">
            <text:p>0.3913043478</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1114]/[.B1114]" office:value-type="float" office:value="0.451612903225806" calcext:value-type="float">
            <text:p>0.451612903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115]/[.B1115]" office:value-type="float" office:value="0.409090909090909" calcext:value-type="float">
            <text:p>0.4090909091</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116]/[.B1116]" office:value-type="float" office:value="0.424242424242424" calcext:value-type="float">
            <text:p>0.4242424242</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1117]/[.B1117]" office:value-type="float" office:value="0.428571428571429" calcext:value-type="float">
            <text:p>0.4285714286</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118]/[.B1118]" office:value-type="float" office:value="0.424242424242424" calcext:value-type="float">
            <text:p>0.4242424242</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1119]/[.B1119]" office:value-type="float" office:value="0.478260869565217" calcext:value-type="float">
            <text:p>0.4782608696</text:p>
          </table:table-cell>
          <table:table-cell table:number-columns-repeated="6"/>
        </table:table-row>
        <table:table-row table:style-name="ro3">
          <table:table-cell office:value-type="float" office:value="18" calcext:value-type="float">
            <text:p>18</text:p>
          </table:table-cell>
          <table:table-cell office:value-type="float" office:value="38" calcext:value-type="float">
            <text:p>38</text:p>
          </table:table-cell>
          <table:table-cell table:formula="of:=[.A1120]/[.B1120]" office:value-type="float" office:value="0.473684210526316" calcext:value-type="float">
            <text:p>0.473684210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121]/[.B1121]" office:value-type="float" office:value="0.434782608695652" calcext:value-type="float">
            <text:p>0.4347826087</text:p>
          </table:table-cell>
          <table:table-cell table:number-columns-repeated="6"/>
        </table:table-row>
        <table:table-row table:style-name="ro3">
          <table:table-cell office:value-type="float" office:value="18" calcext:value-type="float">
            <text:p>18</text:p>
          </table:table-cell>
          <table:table-cell office:value-type="float" office:value="39" calcext:value-type="float">
            <text:p>39</text:p>
          </table:table-cell>
          <table:table-cell table:formula="of:=[.A1122]/[.B112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123]/[.B1123]" office:value-type="float" office:value="0.434782608695652" calcext:value-type="float">
            <text:p>0.4347826087</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124]/[.B1124]" office:value-type="float" office:value="0.435897435897436" calcext:value-type="float">
            <text:p>0.4358974359</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1125]/[.B1125]" office:value-type="float" office:value="0.346153846153846" calcext:value-type="float">
            <text:p>0.3461538462</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1126]/[.B1126]" office:value-type="float" office:value="0.425" calcext:value-type="float">
            <text:p>0.42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127]/[.B1127]" office:value-type="float" office:value="0.428571428571429" calcext:value-type="float">
            <text:p>0.4285714286</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1128]/[.B1128]"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1129]/[.B1129]" office:value-type="float" office:value="0.476190476190476" calcext:value-type="float">
            <text:p>0.4761904762</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1130]/[.B1130]"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1131]/[.B1131]" office:value-type="float" office:value="0.461538461538462" calcext:value-type="float">
            <text:p>0.4615384615</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1132]/[.B1132]"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1133]/[.B1133]" office:value-type="float" office:value="0.461538461538462" calcext:value-type="float">
            <text:p>0.4615384615</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1134]/[.B1134]"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135]/[.B1135]" office:value-type="float" office:value="0.423076923076923" calcext:value-type="float">
            <text:p>0.4230769231</text:p>
          </table:table-cell>
          <table:table-cell table:number-columns-repeated="6"/>
        </table:table-row>
        <table:table-row table:style-name="ro3">
          <table:table-cell office:value-type="float" office:value="21" calcext:value-type="float">
            <text:p>21</text:p>
          </table:table-cell>
          <table:table-cell office:value-type="float" office:value="46" calcext:value-type="float">
            <text:p>46</text:p>
          </table:table-cell>
          <table:table-cell table:formula="of:=[.A1136]/[.B1136]" office:value-type="float" office:value="0.456521739130435" calcext:value-type="float">
            <text:p>0.4565217391</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1137]/[.B1137]" office:value-type="float" office:value="0.444444444444444" calcext:value-type="float">
            <text:p>0.4444444444</text:p>
          </table:table-cell>
          <table:table-cell table:number-columns-repeated="6"/>
        </table:table-row>
        <table:table-row table:style-name="ro3">
          <table:table-cell office:value-type="float" office:value="19" calcext:value-type="float">
            <text:p>19</text:p>
          </table:table-cell>
          <table:table-cell office:value-type="float" office:value="43" calcext:value-type="float">
            <text:p>43</text:p>
          </table:table-cell>
          <table:table-cell table:formula="of:=[.A1138]/[.B1138]" office:value-type="float" office:value="0.441860465116279" calcext:value-type="float">
            <text:p>0.4418604651</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1139]/[.B1139]" office:value-type="float" office:value="0.444444444444444" calcext:value-type="float">
            <text:p>0.4444444444</text:p>
          </table:table-cell>
          <table:table-cell table:number-columns-repeated="6"/>
        </table:table-row>
        <table:table-row table:style-name="ro3">
          <table:table-cell office:value-type="float" office:value="19" calcext:value-type="float">
            <text:p>19</text:p>
          </table:table-cell>
          <table:table-cell office:value-type="float" office:value="43" calcext:value-type="float">
            <text:p>43</text:p>
          </table:table-cell>
          <table:table-cell table:formula="of:=[.A1140]/[.B1140]" office:value-type="float" office:value="0.441860465116279" calcext:value-type="float">
            <text:p>0.4418604651</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1141]/[.B1141]" office:value-type="float" office:value="0.444444444444444" calcext:value-type="float">
            <text:p>0.4444444444</text:p>
          </table:table-cell>
          <table:table-cell table:number-columns-repeated="6"/>
        </table:table-row>
        <table:table-row table:style-name="ro3">
          <table:table-cell office:value-type="float" office:value="19" calcext:value-type="float">
            <text:p>19</text:p>
          </table:table-cell>
          <table:table-cell office:value-type="float" office:value="45" calcext:value-type="float">
            <text:p>45</text:p>
          </table:table-cell>
          <table:table-cell table:formula="of:=[.A1142]/[.B1142]" office:value-type="float" office:value="0.422222222222222" calcext:value-type="float">
            <text:p>0.4222222222</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1143]/[.B1143]" office:value-type="float" office:value="0.444444444444444" calcext:value-type="float">
            <text:p>0.4444444444</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144]/[.B1144]" office:value-type="float" office:value="0.41304347826087" calcext:value-type="float">
            <text:p>0.4130434783</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1145]/[.B1145]" office:value-type="float" office:value="0.444444444444444" calcext:value-type="float">
            <text:p>0.4444444444</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146]/[.B1146]" office:value-type="float" office:value="0.41304347826087" calcext:value-type="float">
            <text:p>0.4130434783</text:p>
          </table:table-cell>
          <table:table-cell table:number-columns-repeated="6"/>
        </table:table-row>
        <table:table-row table:style-name="ro3">
          <table:table-cell office:value-type="float" office:value="13" calcext:value-type="float">
            <text:p>13</text:p>
          </table:table-cell>
          <table:table-cell office:value-type="float" office:value="26" calcext:value-type="float">
            <text:p>26</text:p>
          </table:table-cell>
          <table:table-cell table:formula="of:=[.A1147]/[.B1147]" office:value-type="float" office:value="0.5" calcext:value-type="float">
            <text:p>0.5</text:p>
          </table:table-cell>
          <table:table-cell table:number-columns-repeated="6"/>
        </table:table-row>
        <table:table-row table:style-name="ro3">
          <table:table-cell office:value-type="float" office:value="21" calcext:value-type="float">
            <text:p>21</text:p>
          </table:table-cell>
          <table:table-cell office:value-type="float" office:value="51" calcext:value-type="float">
            <text:p>51</text:p>
          </table:table-cell>
          <table:table-cell table:formula="of:=[.A1148]/[.B1148]" office:value-type="float" office:value="0.411764705882353" calcext:value-type="float">
            <text:p>0.4117647059</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1149]/[.B1149]" office:value-type="float" office:value="0.461538461538462" calcext:value-type="float">
            <text:p>0.4615384615</text:p>
          </table:table-cell>
          <table:table-cell table:number-columns-repeated="6"/>
        </table:table-row>
        <table:table-row table:style-name="ro3">
          <table:table-cell office:value-type="float" office:value="22" calcext:value-type="float">
            <text:p>22</text:p>
          </table:table-cell>
          <table:table-cell office:value-type="float" office:value="49" calcext:value-type="float">
            <text:p>49</text:p>
          </table:table-cell>
          <table:table-cell table:formula="of:=[.A1150]/[.B1150]" office:value-type="float" office:value="0.448979591836735" calcext:value-type="float">
            <text:p>0.4489795918</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151]/[.B1151]" office:value-type="float" office:value="0.413793103448276" calcext:value-type="float">
            <text:p>0.4137931034</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152]/[.B1152]" office:value-type="float" office:value="0.431372549019608" calcext:value-type="float">
            <text:p>0.431372549</text:p>
          </table:table-cell>
          <table:table-cell table:number-columns-repeated="6"/>
        </table:table-row>
        <table:table-row table:style-name="ro3">
          <table:table-cell office:value-type="float" office:value="11" calcext:value-type="float">
            <text:p>11</text:p>
          </table:table-cell>
          <table:table-cell office:value-type="float" office:value="33" calcext:value-type="float">
            <text:p>33</text:p>
          </table:table-cell>
          <table:table-cell table:formula="of:=[.A1153]/[.B1153]" office:value-type="float" office:value="0.333333333333333" calcext:value-type="float">
            <text:p>0.3333333333</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154]/[.B1154]"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33" calcext:value-type="float">
            <text:p>33</text:p>
          </table:table-cell>
          <table:table-cell table:formula="of:=[.A1155]/[.B1155]" office:value-type="float" office:value="0.333333333333333" calcext:value-type="float">
            <text:p>0.3333333333</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1156]/[.B1156]"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157]/[.B1157]" office:value-type="float" office:value="0.413793103448276" calcext:value-type="float">
            <text:p>0.4137931034</text:p>
          </table:table-cell>
          <table:table-cell table:number-columns-repeated="6"/>
        </table:table-row>
        <table:table-row table:style-name="ro3">
          <table:table-cell office:value-type="float" office:value="23" calcext:value-type="float">
            <text:p>23</text:p>
          </table:table-cell>
          <table:table-cell office:value-type="float" office:value="53" calcext:value-type="float">
            <text:p>53</text:p>
          </table:table-cell>
          <table:table-cell table:formula="of:=[.A1158]/[.B1158]" office:value-type="float" office:value="0.433962264150943" calcext:value-type="float">
            <text:p>0.4339622642</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1159]/[.B1159]"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1160]/[.B1160]" office:value-type="float" office:value="0.415094339622642" calcext:value-type="float">
            <text:p>0.4150943396</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1161]/[.B1161]"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1162]/[.B1162]" office:value-type="float" office:value="0.415094339622642" calcext:value-type="float">
            <text:p>0.4150943396</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1163]/[.B1163]" office:value-type="float" office:value="0.344827586206897" calcext:value-type="float">
            <text:p>0.3448275862</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1164]/[.B1164]" office:value-type="float" office:value="0.431034482758621" calcext:value-type="float">
            <text:p>0.4310344828</text:p>
          </table:table-cell>
          <table:table-cell table:number-columns-repeated="6"/>
        </table:table-row>
        <table:table-row table:style-name="ro3">
          <table:table-cell office:value-type="float" office:value="11" calcext:value-type="float">
            <text:p>11</text:p>
          </table:table-cell>
          <table:table-cell office:value-type="float" office:value="30" calcext:value-type="float">
            <text:p>30</text:p>
          </table:table-cell>
          <table:table-cell table:formula="of:=[.A1165]/[.B1165]" office:value-type="float" office:value="0.366666666666667" calcext:value-type="float">
            <text:p>0.3666666667</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1166]/[.B1166]" office:value-type="float" office:value="0.436363636363636" calcext:value-type="float">
            <text:p>0.4363636364</text:p>
          </table:table-cell>
          <table:table-cell table:number-columns-repeated="6"/>
        </table:table-row>
        <table:table-row table:style-name="ro3">
          <table:table-cell office:value-type="float" office:value="13" calcext:value-type="float">
            <text:p>13</text:p>
          </table:table-cell>
          <table:table-cell office:value-type="float" office:value="29" calcext:value-type="float">
            <text:p>29</text:p>
          </table:table-cell>
          <table:table-cell table:formula="of:=[.A1167]/[.B1167]" office:value-type="float" office:value="0.448275862068966" calcext:value-type="float">
            <text:p>0.4482758621</text:p>
          </table:table-cell>
          <table:table-cell table:number-columns-repeated="6"/>
        </table:table-row>
        <table:table-row table:style-name="ro3">
          <table:table-cell office:value-type="float" office:value="26" calcext:value-type="float">
            <text:p>26</text:p>
          </table:table-cell>
          <table:table-cell office:value-type="float" office:value="59" calcext:value-type="float">
            <text:p>59</text:p>
          </table:table-cell>
          <table:table-cell table:formula="of:=[.A1168]/[.B1168]" office:value-type="float" office:value="0.440677966101695" calcext:value-type="float">
            <text:p>0.4406779661</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1169]/[.B1169]" office:value-type="float" office:value="0.375" calcext:value-type="float">
            <text:p>0.375</text:p>
          </table:table-cell>
          <table:table-cell table:number-columns-repeated="6"/>
        </table:table-row>
        <table:table-row table:style-name="ro3">
          <table:table-cell office:value-type="float" office:value="26" calcext:value-type="float">
            <text:p>26</text:p>
          </table:table-cell>
          <table:table-cell office:value-type="float" office:value="60" calcext:value-type="float">
            <text:p>60</text:p>
          </table:table-cell>
          <table:table-cell table:formula="of:=[.A1170]/[.B1170]" office:value-type="float" office:value="0.433333333333333" calcext:value-type="float">
            <text:p>0.4333333333</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71]/[.B1171]"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58" calcext:value-type="float">
            <text:p>58</text:p>
          </table:table-cell>
          <table:table-cell table:formula="of:=[.A1172]/[.B1172]" office:value-type="float" office:value="0.46551724137931" calcext:value-type="float">
            <text:p>0.4655172414</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73]/[.B1173]"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58" calcext:value-type="float">
            <text:p>58</text:p>
          </table:table-cell>
          <table:table-cell table:formula="of:=[.A1174]/[.B1174]" office:value-type="float" office:value="0.46551724137931" calcext:value-type="float">
            <text:p>0.4655172414</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75]/[.B1175]"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58" calcext:value-type="float">
            <text:p>58</text:p>
          </table:table-cell>
          <table:table-cell table:formula="of:=[.A1176]/[.B1176]" office:value-type="float" office:value="0.46551724137931" calcext:value-type="float">
            <text:p>0.4655172414</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77]/[.B1177]"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61" calcext:value-type="float">
            <text:p>61</text:p>
          </table:table-cell>
          <table:table-cell table:formula="of:=[.A1178]/[.B1178]" office:value-type="float" office:value="0.442622950819672" calcext:value-type="float">
            <text:p>0.4426229508</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79]/[.B1179]"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61" calcext:value-type="float">
            <text:p>61</text:p>
          </table:table-cell>
          <table:table-cell table:formula="of:=[.A1180]/[.B1180]" office:value-type="float" office:value="0.442622950819672" calcext:value-type="float">
            <text:p>0.4426229508</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81]/[.B1181]"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61" calcext:value-type="float">
            <text:p>61</text:p>
          </table:table-cell>
          <table:table-cell table:formula="of:=[.A1182]/[.B1182]" office:value-type="float" office:value="0.442622950819672" calcext:value-type="float">
            <text:p>0.4426229508</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83]/[.B1183]"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64" calcext:value-type="float">
            <text:p>64</text:p>
          </table:table-cell>
          <table:table-cell table:formula="of:=[.A1184]/[.B1184]" office:value-type="float" office:value="0.421875" calcext:value-type="float">
            <text:p>0.421875</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185]/[.B1185]" office:value-type="float" office:value="0.382352941176471" calcext:value-type="float">
            <text:p>0.3823529412</text:p>
          </table:table-cell>
          <table:table-cell table:number-columns-repeated="6"/>
        </table:table-row>
        <table:table-row table:style-name="ro3">
          <table:table-cell office:value-type="float" office:value="27" calcext:value-type="float">
            <text:p>27</text:p>
          </table:table-cell>
          <table:table-cell office:value-type="float" office:value="64" calcext:value-type="float">
            <text:p>64</text:p>
          </table:table-cell>
          <table:table-cell table:formula="of:=[.A1186]/[.B1186]" office:value-type="float" office:value="0.421875" calcext:value-type="float">
            <text:p>0.421875</text:p>
          </table:table-cell>
          <table:table-cell table:number-columns-repeated="6"/>
        </table:table-row>
        <table:table-row table:style-name="ro3">
          <table:table-cell office:value-type="float" office:value="11" calcext:value-type="float">
            <text:p>11</text:p>
          </table:table-cell>
          <table:table-cell office:value-type="float" office:value="38" calcext:value-type="float">
            <text:p>38</text:p>
          </table:table-cell>
          <table:table-cell table:formula="of:=[.A1187]/[.B1187]" office:value-type="float" office:value="0.289473684210526" calcext:value-type="float">
            <text:p>0.2894736842</text:p>
          </table:table-cell>
          <table:table-cell table:number-columns-repeated="6"/>
        </table:table-row>
        <table:table-row table:style-name="ro3">
          <table:table-cell office:value-type="float" office:value="30" calcext:value-type="float">
            <text:p>30</text:p>
          </table:table-cell>
          <table:table-cell office:value-type="float" office:value="70" calcext:value-type="float">
            <text:p>70</text:p>
          </table:table-cell>
          <table:table-cell table:formula="of:=[.A1188]/[.B118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1189]/[.B1189]" office:value-type="float" office:value="0.405405405405405" calcext:value-type="float">
            <text:p>0.4054054054</text:p>
          </table:table-cell>
          <table:table-cell table:number-columns-repeated="6"/>
        </table:table-row>
        <table:table-row table:style-name="ro3">
          <table:table-cell office:value-type="float" office:value="32" calcext:value-type="float">
            <text:p>32</text:p>
          </table:table-cell>
          <table:table-cell office:value-type="float" office:value="69" calcext:value-type="float">
            <text:p>69</text:p>
          </table:table-cell>
          <table:table-cell table:formula="of:=[.A1190]/[.B1190]" office:value-type="float" office:value="0.463768115942029" calcext:value-type="float">
            <text:p>0.4637681159</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191]/[.B1191]" office:value-type="float" office:value="0.435897435897436" calcext:value-type="float">
            <text:p>0.4358974359</text:p>
          </table:table-cell>
          <table:table-cell table:number-columns-repeated="6"/>
        </table:table-row>
        <table:table-row table:style-name="ro3">
          <table:table-cell office:value-type="float" office:value="29" calcext:value-type="float">
            <text:p>29</text:p>
          </table:table-cell>
          <table:table-cell office:value-type="float" office:value="68" calcext:value-type="float">
            <text:p>68</text:p>
          </table:table-cell>
          <table:table-cell table:formula="of:=[.A1192]/[.B1192]" office:value-type="float" office:value="0.426470588235294" calcext:value-type="float">
            <text:p>0.4264705882</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193]/[.B1193]" office:value-type="float" office:value="0.435897435897436" calcext:value-type="float">
            <text:p>0.4358974359</text:p>
          </table:table-cell>
          <table:table-cell table:number-columns-repeated="6"/>
        </table:table-row>
        <table:table-row table:style-name="ro3">
          <table:table-cell office:value-type="float" office:value="29" calcext:value-type="float">
            <text:p>29</text:p>
          </table:table-cell>
          <table:table-cell office:value-type="float" office:value="70" calcext:value-type="float">
            <text:p>70</text:p>
          </table:table-cell>
          <table:table-cell table:formula="of:=[.A1194]/[.B1194]" office:value-type="float" office:value="0.414285714285714" calcext:value-type="float">
            <text:p>0.4142857143</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1195]/[.B1195]" office:value-type="float" office:value="0.41025641025641" calcext:value-type="float">
            <text:p>0.4102564103</text:p>
          </table:table-cell>
          <table:table-cell table:number-columns-repeated="6"/>
        </table:table-row>
        <table:table-row table:style-name="ro3">
          <table:table-cell office:value-type="float" office:value="32" calcext:value-type="float">
            <text:p>32</text:p>
          </table:table-cell>
          <table:table-cell office:value-type="float" office:value="71" calcext:value-type="float">
            <text:p>71</text:p>
          </table:table-cell>
          <table:table-cell table:formula="of:=[.A1196]/[.B1196]" office:value-type="float" office:value="0.450704225352113" calcext:value-type="float">
            <text:p>0.4507042254</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1197]/[.B1197]" office:value-type="float" office:value="0.41025641025641" calcext:value-type="float">
            <text:p>0.4102564103</text:p>
          </table:table-cell>
          <table:table-cell table:number-columns-repeated="6"/>
        </table:table-row>
        <table:table-row table:style-name="ro3">
          <table:table-cell office:value-type="float" office:value="32" calcext:value-type="float">
            <text:p>32</text:p>
          </table:table-cell>
          <table:table-cell office:value-type="float" office:value="71" calcext:value-type="float">
            <text:p>71</text:p>
          </table:table-cell>
          <table:table-cell table:formula="of:=[.A1198]/[.B1198]" office:value-type="float" office:value="0.450704225352113" calcext:value-type="float">
            <text:p>0.4507042254</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1199]/[.B1199]" office:value-type="float" office:value="0.425" calcext:value-type="float">
            <text:p>0.425</text:p>
          </table:table-cell>
          <table:table-cell table:number-columns-repeated="6"/>
        </table:table-row>
        <table:table-row table:style-name="ro3">
          <table:table-cell office:value-type="float" office:value="33" calcext:value-type="float">
            <text:p>33</text:p>
          </table:table-cell>
          <table:table-cell office:value-type="float" office:value="72" calcext:value-type="float">
            <text:p>72</text:p>
          </table:table-cell>
          <table:table-cell table:formula="of:=[.A1200]/[.B1200]" office:value-type="float" office:value="0.458333333333333" calcext:value-type="float">
            <text:p>0.4583333333</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1201]/[.B1201]" office:value-type="float" office:value="0.425" calcext:value-type="float">
            <text:p>0.425</text:p>
          </table:table-cell>
          <table:table-cell table:number-columns-repeated="6"/>
        </table:table-row>
        <table:table-row table:style-name="ro3">
          <table:table-cell office:value-type="float" office:value="33" calcext:value-type="float">
            <text:p>33</text:p>
          </table:table-cell>
          <table:table-cell office:value-type="float" office:value="72" calcext:value-type="float">
            <text:p>72</text:p>
          </table:table-cell>
          <table:table-cell table:formula="of:=[.A1202]/[.B1202]" office:value-type="float" office:value="0.458333333333333" calcext:value-type="float">
            <text:p>0.4583333333</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1203]/[.B1203]" office:value-type="float" office:value="0.425" calcext:value-type="float">
            <text:p>0.425</text:p>
          </table:table-cell>
          <table:table-cell table:number-columns-repeated="6"/>
        </table:table-row>
        <table:table-row table:style-name="ro3">
          <table:table-cell office:value-type="float" office:value="33" calcext:value-type="float">
            <text:p>33</text:p>
          </table:table-cell>
          <table:table-cell office:value-type="float" office:value="72" calcext:value-type="float">
            <text:p>72</text:p>
          </table:table-cell>
          <table:table-cell table:formula="of:=[.A1204]/[.B1204]" office:value-type="float" office:value="0.458333333333333" calcext:value-type="float">
            <text:p>0.4583333333</text:p>
          </table:table-cell>
          <table:table-cell table:number-columns-repeated="6"/>
        </table:table-row>
        <table:table-row table:style-name="ro3">
          <table:table-cell office:value-type="float" office:value="14" calcext:value-type="float">
            <text:p>14</text:p>
          </table:table-cell>
          <table:table-cell office:value-type="float" office:value="40" calcext:value-type="float">
            <text:p>40</text:p>
          </table:table-cell>
          <table:table-cell table:formula="of:=[.A1205]/[.B1205]" office:value-type="float" office:value="0.35" calcext:value-type="float">
            <text:p>0.35</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206]/[.B1206]" office:value-type="float" office:value="0.438356164383562" calcext:value-type="float">
            <text:p>0.438356164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07]/[.B120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08]/[.B120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09]/[.B120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10]/[.B121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11]/[.B121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12]/[.B121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13]/[.B121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14]/[.B121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15]/[.B121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16]/[.B121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17]/[.B121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18]/[.B121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19]/[.B121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20]/[.B122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21]/[.B122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22]/[.B122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23]/[.B122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24]/[.B122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25]/[.B122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26]/[.B122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27]/[.B122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28]/[.B122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29]/[.B122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30]/[.B123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31]/[.B123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32]/[.B123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33]/[.B123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34]/[.B123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35]/[.B123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36]/[.B123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37]/[.B123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38]/[.B123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39]/[.B123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40]/[.B124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41]/[.B124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42]/[.B124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43]/[.B124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44]/[.B124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45]/[.B124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46]/[.B124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47]/[.B124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48]/[.B124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49]/[.B124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50]/[.B125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51]/[.B125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52]/[.B125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53]/[.B125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54]/[.B125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55]/[.B125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56]/[.B125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57]/[.B125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58]/[.B125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59]/[.B125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60]/[.B126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61]/[.B126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62]/[.B126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63]/[.B126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64]/[.B126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65]/[.B126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66]/[.B126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67]/[.B126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68]/[.B126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69]/[.B126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70]/[.B127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71]/[.B127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72]/[.B127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73]/[.B127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74]/[.B127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75]/[.B127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76]/[.B127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77]/[.B127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78]/[.B127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79]/[.B127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80]/[.B128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81]/[.B128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82]/[.B128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83]/[.B128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84]/[.B128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85]/[.B128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86]/[.B128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87]/[.B128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88]/[.B128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89]/[.B128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90]/[.B129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91]/[.B129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92]/[.B129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93]/[.B129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94]/[.B129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95]/[.B129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96]/[.B129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97]/[.B129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298]/[.B129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299]/[.B129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00]/[.B130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01]/[.B130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02]/[.B130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03]/[.B130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04]/[.B130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05]/[.B130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06]/[.B130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07]/[.B130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08]/[.B130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09]/[.B130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10]/[.B131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11]/[.B131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12]/[.B131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13]/[.B131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14]/[.B131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15]/[.B131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16]/[.B131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17]/[.B131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18]/[.B131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19]/[.B131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20]/[.B132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21]/[.B132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22]/[.B132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23]/[.B132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24]/[.B132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25]/[.B132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26]/[.B132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27]/[.B132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28]/[.B132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29]/[.B132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30]/[.B133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31]/[.B133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32]/[.B133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33]/[.B133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34]/[.B133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35]/[.B133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36]/[.B133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37]/[.B133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38]/[.B133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39]/[.B133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40]/[.B134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41]/[.B134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42]/[.B134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43]/[.B134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44]/[.B134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45]/[.B134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46]/[.B134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47]/[.B134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48]/[.B134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49]/[.B134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50]/[.B135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51]/[.B135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52]/[.B135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53]/[.B135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54]/[.B135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55]/[.B135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56]/[.B135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57]/[.B135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58]/[.B135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59]/[.B135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60]/[.B136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61]/[.B136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62]/[.B136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63]/[.B136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64]/[.B136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65]/[.B136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66]/[.B136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67]/[.B136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68]/[.B136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69]/[.B136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70]/[.B137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71]/[.B137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72]/[.B137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73]/[.B137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74]/[.B137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75]/[.B137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76]/[.B137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77]/[.B137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78]/[.B137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79]/[.B137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80]/[.B138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81]/[.B138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82]/[.B138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83]/[.B138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84]/[.B138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85]/[.B138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86]/[.B138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87]/[.B138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88]/[.B138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89]/[.B138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90]/[.B139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91]/[.B139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92]/[.B139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93]/[.B139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94]/[.B139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95]/[.B139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96]/[.B139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97]/[.B139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398]/[.B139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399]/[.B139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00]/[.B140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01]/[.B140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02]/[.B140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03]/[.B140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04]/[.B140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05]/[.B140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06]/[.B140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07]/[.B140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08]/[.B140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09]/[.B140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10]/[.B141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11]/[.B141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12]/[.B141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13]/[.B141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14]/[.B141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15]/[.B141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16]/[.B141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17]/[.B141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18]/[.B141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19]/[.B141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20]/[.B142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21]/[.B142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22]/[.B142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23]/[.B142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24]/[.B142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25]/[.B142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26]/[.B1426]"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27]/[.B1427]"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28]/[.B1428]"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29]/[.B1429]"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30]/[.B1430]"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31]/[.B1431]"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32]/[.B1432]"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33]/[.B1433]"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34]/[.B1434]" office:value-type="float" office:value="0.430555555555556" calcext:value-type="float">
            <text:p>0.430555555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1435]/[.B1435]" office:value-type="float" office:value="0.4" calcext:value-type="float">
            <text:p>0.4</text:p>
          </table:table-cell>
          <table:table-cell table:number-columns-repeated="6"/>
        </table:table-row>
        <table:table-row table:style-name="ro3">
          <table:table-cell office:value-type="float" office:value="31" calcext:value-type="float">
            <text:p>31</text:p>
          </table:table-cell>
          <table:table-cell office:value-type="float" office:value="72" calcext:value-type="float">
            <text:p>72</text:p>
          </table:table-cell>
          <table:table-cell table:formula="of:=[.A1436]/[.B1436]" office:value-type="float" office:value="0.430555555555556" calcext:value-type="float">
            <text:p>0.4305555556</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37]/[.B1437]"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38]/[.B1438]"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39]/[.B1439]"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40]/[.B1440]"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41]/[.B1441]"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42]/[.B1442]"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43]/[.B1443]"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44]/[.B1444]"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45]/[.B1445]"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46]/[.B1446]"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47]/[.B1447]"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48]/[.B1448]"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49]/[.B1449]"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50]/[.B1450]"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51]/[.B1451]"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52]/[.B1452]"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53]/[.B1453]"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54]/[.B1454]"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55]/[.B1455]"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56]/[.B1456]"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57]/[.B1457]"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58]/[.B1458]"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59]/[.B1459]"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60]/[.B1460]"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61]/[.B1461]"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62]/[.B1462]"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63]/[.B1463]"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64]/[.B1464]"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65]/[.B1465]"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66]/[.B1466]"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67]/[.B1467]"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68]/[.B1468]"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69]/[.B1469]"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70]/[.B1470]"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71]/[.B1471]"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72]/[.B1472]" office:value-type="float" office:value="0.438356164383562" calcext:value-type="float">
            <text:p>0.438356164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473]/[.B1473]" office:value-type="float" office:value="0.384615384615385" calcext:value-type="float">
            <text:p>0.3846153846</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74]/[.B1474]" office:value-type="float" office:value="0.438356164383562" calcext:value-type="float">
            <text:p>0.4383561644</text:p>
          </table:table-cell>
          <table:table-cell table:number-columns-repeated="6"/>
        </table:table-row>
        <table:table-row table:style-name="ro3">
          <table:table-cell office:value-type="float" office:value="17" calcext:value-type="float">
            <text:p>17</text:p>
          </table:table-cell>
          <table:table-cell office:value-type="float" office:value="42" calcext:value-type="float">
            <text:p>42</text:p>
          </table:table-cell>
          <table:table-cell table:formula="of:=[.A1475]/[.B1475]" office:value-type="float" office:value="0.404761904761905" calcext:value-type="float">
            <text:p>0.4047619048</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76]/[.B1476]" office:value-type="float" office:value="0.438356164383562" calcext:value-type="float">
            <text:p>0.4383561644</text:p>
          </table:table-cell>
          <table:table-cell table:number-columns-repeated="6"/>
        </table:table-row>
        <table:table-row table:style-name="ro3">
          <table:table-cell office:value-type="float" office:value="17" calcext:value-type="float">
            <text:p>17</text:p>
          </table:table-cell>
          <table:table-cell office:value-type="float" office:value="42" calcext:value-type="float">
            <text:p>42</text:p>
          </table:table-cell>
          <table:table-cell table:formula="of:=[.A1477]/[.B1477]" office:value-type="float" office:value="0.404761904761905" calcext:value-type="float">
            <text:p>0.4047619048</text:p>
          </table:table-cell>
          <table:table-cell table:number-columns-repeated="6"/>
        </table:table-row>
        <table:table-row table:style-name="ro3">
          <table:table-cell office:value-type="float" office:value="32" calcext:value-type="float">
            <text:p>32</text:p>
          </table:table-cell>
          <table:table-cell office:value-type="float" office:value="73" calcext:value-type="float">
            <text:p>73</text:p>
          </table:table-cell>
          <table:table-cell table:formula="of:=[.A1478]/[.B1478]" office:value-type="float" office:value="0.438356164383562" calcext:value-type="float">
            <text:p>0.4383561644</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1479]/[.B1479]" office:value-type="float" office:value="0.390243902439024" calcext:value-type="float">
            <text:p>0.3902439024</text:p>
          </table:table-cell>
          <table:table-cell table:number-columns-repeated="6"/>
        </table:table-row>
        <table:table-row table:style-name="ro3">
          <table:table-cell office:value-type="float" office:value="33" calcext:value-type="float">
            <text:p>33</text:p>
          </table:table-cell>
          <table:table-cell office:value-type="float" office:value="73" calcext:value-type="float">
            <text:p>73</text:p>
          </table:table-cell>
          <table:table-cell table:formula="of:=[.A1480]/[.B1480]" office:value-type="float" office:value="0.452054794520548" calcext:value-type="float">
            <text:p>0.4520547945</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1481]/[.B1481]" office:value-type="float" office:value="0.390243902439024" calcext:value-type="float">
            <text:p>0.3902439024</text:p>
          </table:table-cell>
          <table:table-cell table:number-columns-repeated="6"/>
        </table:table-row>
        <table:table-row table:style-name="ro3">
          <table:table-cell office:value-type="float" office:value="33" calcext:value-type="float">
            <text:p>33</text:p>
          </table:table-cell>
          <table:table-cell office:value-type="float" office:value="73" calcext:value-type="float">
            <text:p>73</text:p>
          </table:table-cell>
          <table:table-cell table:formula="of:=[.A1482]/[.B1482]" office:value-type="float" office:value="0.452054794520548" calcext:value-type="float">
            <text:p>0.4520547945</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1483]/[.B1483]" office:value-type="float" office:value="0.390243902439024" calcext:value-type="float">
            <text:p>0.3902439024</text:p>
          </table:table-cell>
          <table:table-cell table:number-columns-repeated="6"/>
        </table:table-row>
        <table:table-row table:style-name="ro3">
          <table:table-cell office:value-type="float" office:value="34" calcext:value-type="float">
            <text:p>34</text:p>
          </table:table-cell>
          <table:table-cell office:value-type="float" office:value="76" calcext:value-type="float">
            <text:p>76</text:p>
          </table:table-cell>
          <table:table-cell table:formula="of:=[.A1484]/[.B1484]" office:value-type="float" office:value="0.447368421052632" calcext:value-type="float">
            <text:p>0.4473684211</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1485]/[.B1485]" office:value-type="float" office:value="0.380952380952381" calcext:value-type="float">
            <text:p>0.380952381</text:p>
          </table:table-cell>
          <table:table-cell table:number-columns-repeated="6"/>
        </table:table-row>
        <table:table-row table:style-name="ro3">
          <table:table-cell office:value-type="float" office:value="33" calcext:value-type="float">
            <text:p>33</text:p>
          </table:table-cell>
          <table:table-cell office:value-type="float" office:value="74" calcext:value-type="float">
            <text:p>74</text:p>
          </table:table-cell>
          <table:table-cell table:formula="of:=[.A1486]/[.B1486]" office:value-type="float" office:value="0.445945945945946" calcext:value-type="float">
            <text:p>0.4459459459</text:p>
          </table:table-cell>
          <table:table-cell table:number-columns-repeated="6"/>
        </table:table-row>
        <table:table-row table:style-name="ro3">
          <table:table-cell office:value-type="float" office:value="15" calcext:value-type="float">
            <text:p>15</text:p>
          </table:table-cell>
          <table:table-cell office:value-type="float" office:value="43" calcext:value-type="float">
            <text:p>43</text:p>
          </table:table-cell>
          <table:table-cell table:formula="of:=[.A1487]/[.B1487]" office:value-type="float" office:value="0.348837209302326" calcext:value-type="float">
            <text:p>0.3488372093</text:p>
          </table:table-cell>
          <table:table-cell table:number-columns-repeated="6"/>
        </table:table-row>
        <table:table-row table:style-name="ro3">
          <table:table-cell office:value-type="float" office:value="34" calcext:value-type="float">
            <text:p>34</text:p>
          </table:table-cell>
          <table:table-cell office:value-type="float" office:value="77" calcext:value-type="float">
            <text:p>77</text:p>
          </table:table-cell>
          <table:table-cell table:formula="of:=[.A1488]/[.B1488]" office:value-type="float" office:value="0.441558441558442" calcext:value-type="float">
            <text:p>0.4415584416</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1489]/[.B1489]" office:value-type="float" office:value="0.390243902439024" calcext:value-type="float">
            <text:p>0.3902439024</text:p>
          </table:table-cell>
          <table:table-cell table:number-columns-repeated="6"/>
        </table:table-row>
        <table:table-row table:style-name="ro3">
          <table:table-cell office:value-type="float" office:value="34" calcext:value-type="float">
            <text:p>34</text:p>
          </table:table-cell>
          <table:table-cell office:value-type="float" office:value="78" calcext:value-type="float">
            <text:p>78</text:p>
          </table:table-cell>
          <table:table-cell table:formula="of:=[.A1490]/[.B1490]" office:value-type="float" office:value="0.435897435897436" calcext:value-type="float">
            <text:p>0.4358974359</text:p>
          </table:table-cell>
          <table:table-cell table:number-columns-repeated="6"/>
        </table:table-row>
        <table:table-row table:style-name="ro3">
          <table:table-cell office:value-type="float" office:value="16" calcext:value-type="float">
            <text:p>16</text:p>
          </table:table-cell>
          <table:table-cell office:value-type="float" office:value="44" calcext:value-type="float">
            <text:p>44</text:p>
          </table:table-cell>
          <table:table-cell table:formula="of:=[.A1491]/[.B1491]" office:value-type="float" office:value="0.363636363636364" calcext:value-type="float">
            <text:p>0.3636363636</text:p>
          </table:table-cell>
          <table:table-cell table:number-columns-repeated="6"/>
        </table:table-row>
        <table:table-row table:style-name="ro3">
          <table:table-cell office:value-type="float" office:value="35" calcext:value-type="float">
            <text:p>35</text:p>
          </table:table-cell>
          <table:table-cell office:value-type="float" office:value="79" calcext:value-type="float">
            <text:p>79</text:p>
          </table:table-cell>
          <table:table-cell table:formula="of:=[.A1492]/[.B1492]" office:value-type="float" office:value="0.443037974683544" calcext:value-type="float">
            <text:p>0.4430379747</text:p>
          </table:table-cell>
          <table:table-cell table:number-columns-repeated="6"/>
        </table:table-row>
        <table:table-row table:style-name="ro3">
          <table:table-cell office:value-type="float" office:value="15" calcext:value-type="float">
            <text:p>15</text:p>
          </table:table-cell>
          <table:table-cell office:value-type="float" office:value="44" calcext:value-type="float">
            <text:p>44</text:p>
          </table:table-cell>
          <table:table-cell table:formula="of:=[.A1493]/[.B1493]" office:value-type="float" office:value="0.340909090909091" calcext:value-type="float">
            <text:p>0.3409090909</text:p>
          </table:table-cell>
          <table:table-cell table:number-columns-repeated="6"/>
        </table:table-row>
        <table:table-row table:style-name="ro3">
          <table:table-cell office:value-type="float" office:value="35" calcext:value-type="float">
            <text:p>35</text:p>
          </table:table-cell>
          <table:table-cell office:value-type="float" office:value="82" calcext:value-type="float">
            <text:p>82</text:p>
          </table:table-cell>
          <table:table-cell table:formula="of:=[.A1494]/[.B1494]" office:value-type="float" office:value="0.426829268292683" calcext:value-type="float">
            <text:p>0.4268292683</text:p>
          </table:table-cell>
          <table:table-cell table:number-columns-repeated="6"/>
        </table:table-row>
        <table:table-row table:style-name="ro3">
          <table:table-cell office:value-type="float" office:value="18" calcext:value-type="float">
            <text:p>18</text:p>
          </table:table-cell>
          <table:table-cell office:value-type="float" office:value="45" calcext:value-type="float">
            <text:p>45</text:p>
          </table:table-cell>
          <table:table-cell table:formula="of:=[.A1495]/[.B1495]" office:value-type="float" office:value="0.4" calcext:value-type="float">
            <text:p>0.4</text:p>
          </table:table-cell>
          <table:table-cell table:number-columns-repeated="6"/>
        </table:table-row>
        <table:table-row table:style-name="ro3">
          <table:table-cell office:value-type="float" office:value="37" calcext:value-type="float">
            <text:p>37</text:p>
          </table:table-cell>
          <table:table-cell office:value-type="float" office:value="85" calcext:value-type="float">
            <text:p>85</text:p>
          </table:table-cell>
          <table:table-cell table:formula="of:=[.A1496]/[.B1496]" office:value-type="float" office:value="0.435294117647059" calcext:value-type="float">
            <text:p>0.4352941176</text:p>
          </table:table-cell>
          <table:table-cell table:number-columns-repeated="6"/>
        </table:table-row>
        <table:table-row table:style-name="ro3">
          <table:table-cell office:value-type="float" office:value="17" calcext:value-type="float">
            <text:p>17</text:p>
          </table:table-cell>
          <table:table-cell office:value-type="float" office:value="44" calcext:value-type="float">
            <text:p>44</text:p>
          </table:table-cell>
          <table:table-cell table:formula="of:=[.A1497]/[.B1497]" office:value-type="float" office:value="0.386363636363636" calcext:value-type="float">
            <text:p>0.3863636364</text:p>
          </table:table-cell>
          <table:table-cell table:number-columns-repeated="6"/>
        </table:table-row>
        <table:table-row table:style-name="ro3">
          <table:table-cell office:value-type="float" office:value="36" calcext:value-type="float">
            <text:p>36</text:p>
          </table:table-cell>
          <table:table-cell office:value-type="float" office:value="86" calcext:value-type="float">
            <text:p>86</text:p>
          </table:table-cell>
          <table:table-cell table:formula="of:=[.A1498]/[.B1498]" office:value-type="float" office:value="0.418604651162791" calcext:value-type="float">
            <text:p>0.4186046512</text:p>
          </table:table-cell>
          <table:table-cell table:number-columns-repeated="6"/>
        </table:table-row>
        <table:table-row table:style-name="ro3">
          <table:table-cell office:value-type="float" office:value="17" calcext:value-type="float">
            <text:p>17</text:p>
          </table:table-cell>
          <table:table-cell office:value-type="float" office:value="49" calcext:value-type="float">
            <text:p>49</text:p>
          </table:table-cell>
          <table:table-cell table:formula="of:=[.A1499]/[.B1499]" office:value-type="float" office:value="0.346938775510204" calcext:value-type="float">
            <text:p>0.3469387755</text:p>
          </table:table-cell>
          <table:table-cell table:number-columns-repeated="6"/>
        </table:table-row>
        <table:table-row table:style-name="ro3">
          <table:table-cell office:value-type="float" office:value="39" calcext:value-type="float">
            <text:p>39</text:p>
          </table:table-cell>
          <table:table-cell office:value-type="float" office:value="89" calcext:value-type="float">
            <text:p>89</text:p>
          </table:table-cell>
          <table:table-cell table:formula="of:=[.A1500]/[.B1500]" office:value-type="float" office:value="0.438202247191011" calcext:value-type="float">
            <text:p>0.4382022472</text:p>
          </table:table-cell>
          <table:table-cell table:number-columns-repeated="6"/>
        </table:table-row>
        <table:table-row table:style-name="ro3">
          <table:table-cell office:value-type="float" office:value="17" calcext:value-type="float">
            <text:p>17</text:p>
          </table:table-cell>
          <table:table-cell office:value-type="float" office:value="54" calcext:value-type="float">
            <text:p>54</text:p>
          </table:table-cell>
          <table:table-cell table:formula="of:=[.A1501]/[.B1501]" office:value-type="float" office:value="0.314814814814815" calcext:value-type="float">
            <text:p>0.3148148148</text:p>
          </table:table-cell>
          <table:table-cell table:number-columns-repeated="6"/>
        </table:table-row>
        <table:table-row table:style-name="ro3">
          <table:table-cell office:value-type="float" office:value="40" calcext:value-type="float">
            <text:p>40</text:p>
          </table:table-cell>
          <table:table-cell office:value-type="float" office:value="90" calcext:value-type="float">
            <text:p>90</text:p>
          </table:table-cell>
          <table:table-cell table:formula="of:=[.A1502]/[.B1502]" office:value-type="float" office:value="0.444444444444444" calcext:value-type="float">
            <text:p>0.4444444444</text:p>
          </table:table-cell>
          <table:table-cell table:number-columns-repeated="6"/>
        </table:table-row>
        <table:table-row table:style-name="ro3">
          <table:table-cell office:value-type="float" office:value="41" calcext:value-type="float">
            <text:p>41</text:p>
          </table:table-cell>
          <table:table-cell office:value-type="float" office:value="95" calcext:value-type="float">
            <text:p>95</text:p>
          </table:table-cell>
          <table:table-cell table:formula="of:=[.A1503]/[.B1503]" office:value-type="float" office:value="0.431578947368421" calcext:value-type="float">
            <text:p>0.4315789474</text:p>
          </table:table-cell>
          <table:table-cell table:number-columns-repeated="6"/>
        </table:table-row>
        <table:table-row table:style-name="ro3">
          <table:table-cell office:value-type="float" office:value="17" calcext:value-type="float">
            <text:p>17</text:p>
          </table:table-cell>
          <table:table-cell office:value-type="float" office:value="52" calcext:value-type="float">
            <text:p>52</text:p>
          </table:table-cell>
          <table:table-cell table:formula="of:=[.A1504]/[.B1504]" office:value-type="float" office:value="0.326923076923077" calcext:value-type="float">
            <text:p>0.3269230769</text:p>
          </table:table-cell>
          <table:table-cell table:number-columns-repeated="6"/>
        </table:table-row>
        <table:table-row table:style-name="ro3">
          <table:table-cell office:value-type="float" office:value="41" calcext:value-type="float">
            <text:p>41</text:p>
          </table:table-cell>
          <table:table-cell office:value-type="float" office:value="94" calcext:value-type="float">
            <text:p>94</text:p>
          </table:table-cell>
          <table:table-cell table:formula="of:=[.A1505]/[.B1505]" office:value-type="float" office:value="0.436170212765957" calcext:value-type="float">
            <text:p>0.4361702128</text:p>
          </table:table-cell>
          <table:table-cell table:number-columns-repeated="6"/>
        </table:table-row>
        <table:table-row table:style-name="ro3">
          <table:table-cell office:value-type="float" office:value="18" calcext:value-type="float">
            <text:p>18</text:p>
          </table:table-cell>
          <table:table-cell office:value-type="float" office:value="54" calcext:value-type="float">
            <text:p>54</text:p>
          </table:table-cell>
          <table:table-cell table:formula="of:=[.A1506]/[.B1506]" office:value-type="float" office:value="0.333333333333333" calcext:value-type="float">
            <text:p>0.3333333333</text:p>
          </table:table-cell>
          <table:table-cell table:number-columns-repeated="6"/>
        </table:table-row>
        <table:table-row table:style-name="ro3">
          <table:table-cell office:value-type="float" office:value="44" calcext:value-type="float">
            <text:p>44</text:p>
          </table:table-cell>
          <table:table-cell office:value-type="float" office:value="97" calcext:value-type="float">
            <text:p>97</text:p>
          </table:table-cell>
          <table:table-cell table:formula="of:=[.A1507]/[.B1507]" office:value-type="float" office:value="0.45360824742268" calcext:value-type="float">
            <text:p>0.4536082474</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508]/[.B1508]" office:value-type="float" office:value="0.428571428571429" calcext:value-type="float">
            <text:p>0.4285714286</text:p>
          </table:table-cell>
          <table:table-cell table:number-columns-repeated="6"/>
        </table:table-row>
        <table:table-row table:style-name="ro3">
          <table:table-cell office:value-type="float" office:value="46" calcext:value-type="float">
            <text:p>46</text:p>
          </table:table-cell>
          <table:table-cell office:value-type="float" office:value="99" calcext:value-type="float">
            <text:p>99</text:p>
          </table:table-cell>
          <table:table-cell table:formula="of:=[.A1509]/[.B1509]" office:value-type="float" office:value="0.464646464646465" calcext:value-type="float">
            <text:p>0.4646464646</text:p>
          </table:table-cell>
          <table:table-cell table:number-columns-repeated="6"/>
        </table:table-row>
        <table:table-row table:style-name="ro3">
          <table:table-cell office:value-type="float" office:value="20" calcext:value-type="float">
            <text:p>20</text:p>
          </table:table-cell>
          <table:table-cell office:value-type="float" office:value="53" calcext:value-type="float">
            <text:p>53</text:p>
          </table:table-cell>
          <table:table-cell table:formula="of:=[.A1510]/[.B1510]" office:value-type="float" office:value="0.377358490566038" calcext:value-type="float">
            <text:p>0.3773584906</text:p>
          </table:table-cell>
          <table:table-cell table:number-columns-repeated="6"/>
        </table:table-row>
        <table:table-row table:style-name="ro3">
          <table:table-cell office:value-type="float" office:value="46" calcext:value-type="float">
            <text:p>46</text:p>
          </table:table-cell>
          <table:table-cell office:value-type="float" office:value="103" calcext:value-type="float">
            <text:p>103</text:p>
          </table:table-cell>
          <table:table-cell table:formula="of:=[.A1511]/[.B1511]" office:value-type="float" office:value="0.446601941747573" calcext:value-type="float">
            <text:p>0.4466019417</text:p>
          </table:table-cell>
          <table:table-cell table:number-columns-repeated="6"/>
        </table:table-row>
        <table:table-row table:style-name="ro3">
          <table:table-cell office:value-type="float" office:value="22" calcext:value-type="float">
            <text:p>22</text:p>
          </table:table-cell>
          <table:table-cell office:value-type="float" office:value="57" calcext:value-type="float">
            <text:p>57</text:p>
          </table:table-cell>
          <table:table-cell table:formula="of:=[.A1512]/[.B1512]" office:value-type="float" office:value="0.385964912280702" calcext:value-type="float">
            <text:p>0.3859649123</text:p>
          </table:table-cell>
          <table:table-cell table:number-columns-repeated="6"/>
        </table:table-row>
        <table:table-row table:style-name="ro3">
          <table:table-cell office:value-type="float" office:value="49" calcext:value-type="float">
            <text:p>49</text:p>
          </table:table-cell>
          <table:table-cell office:value-type="float" office:value="106" calcext:value-type="float">
            <text:p>106</text:p>
          </table:table-cell>
          <table:table-cell table:formula="of:=[.A1513]/[.B1513]" office:value-type="float" office:value="0.462264150943396" calcext:value-type="float">
            <text:p>0.4622641509</text:p>
          </table:table-cell>
          <table:table-cell table:number-columns-repeated="6"/>
        </table:table-row>
        <table:table-row table:style-name="ro3">
          <table:table-cell office:value-type="float" office:value="20" calcext:value-type="float">
            <text:p>20</text:p>
          </table:table-cell>
          <table:table-cell office:value-type="float" office:value="56" calcext:value-type="float">
            <text:p>56</text:p>
          </table:table-cell>
          <table:table-cell table:formula="of:=[.A1514]/[.B1514]" office:value-type="float" office:value="0.357142857142857" calcext:value-type="float">
            <text:p>0.3571428571</text:p>
          </table:table-cell>
          <table:table-cell table:number-columns-repeated="6"/>
        </table:table-row>
        <table:table-row table:style-name="ro3">
          <table:table-cell office:value-type="float" office:value="52" calcext:value-type="float">
            <text:p>52</text:p>
          </table:table-cell>
          <table:table-cell office:value-type="float" office:value="113" calcext:value-type="float">
            <text:p>113</text:p>
          </table:table-cell>
          <table:table-cell table:formula="of:=[.A1515]/[.B1515]" office:value-type="float" office:value="0.460176991150443" calcext:value-type="float">
            <text:p>0.4601769912</text:p>
          </table:table-cell>
          <table:table-cell table:number-columns-repeated="6"/>
        </table:table-row>
        <table:table-row table:style-name="ro3">
          <table:table-cell office:value-type="float" office:value="20" calcext:value-type="float">
            <text:p>20</text:p>
          </table:table-cell>
          <table:table-cell office:value-type="float" office:value="57" calcext:value-type="float">
            <text:p>57</text:p>
          </table:table-cell>
          <table:table-cell table:formula="of:=[.A1516]/[.B1516]" office:value-type="float" office:value="0.350877192982456" calcext:value-type="float">
            <text:p>0.350877193</text:p>
          </table:table-cell>
          <table:table-cell table:number-columns-repeated="6"/>
        </table:table-row>
        <table:table-row table:style-name="ro3">
          <table:table-cell office:value-type="float" office:value="24" calcext:value-type="float">
            <text:p>24</text:p>
          </table:table-cell>
          <table:table-cell office:value-type="float" office:value="60" calcext:value-type="float">
            <text:p>60</text:p>
          </table:table-cell>
          <table:table-cell table:formula="of:=[.A1517]/[.B1517]" office:value-type="float" office:value="0.4" calcext:value-type="float">
            <text:p>0.4</text:p>
          </table:table-cell>
          <table:table-cell table:number-columns-repeated="6"/>
        </table:table-row>
        <table:table-row table:style-name="ro3">
          <table:table-cell office:value-type="float" office:value="23" calcext:value-type="float">
            <text:p>23</text:p>
          </table:table-cell>
          <table:table-cell office:value-type="float" office:value="63" calcext:value-type="float">
            <text:p>63</text:p>
          </table:table-cell>
          <table:table-cell table:formula="of:=[.A1518]/[.B1518]" office:value-type="float" office:value="0.365079365079365" calcext:value-type="float">
            <text:p>0.3650793651</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1519]/[.B1519]"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1520]/[.B1520]"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1521]/[.B1521]" office:value-type="float" office:value="0.4375" calcext:value-type="float">
            <text:p>0.4375</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522]/[.B1522]" office:value-type="float" office:value="0.3125" calcext:value-type="float">
            <text:p>0.312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1523]/[.B1523]"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524]/[.B1524]" office:value-type="float" office:value="0.352941176470588" calcext:value-type="float">
            <text:p>0.3529411765</text:p>
          </table:table-cell>
          <table:table-cell table:number-columns-repeated="6"/>
        </table:table-row>
        <table:table-row table:style-name="ro3">
          <table:table-cell office:value-type="float" office:value="9" calcext:value-type="float">
            <text:p>9</text:p>
          </table:table-cell>
          <table:table-cell office:value-type="float" office:value="17" calcext:value-type="float">
            <text:p>17</text:p>
          </table:table-cell>
          <table:table-cell table:formula="of:=[.A1525]/[.B1525]" office:value-type="float" office:value="0.529411764705882" calcext:value-type="float">
            <text:p>0.529411764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1526]/[.B1526]"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17" calcext:value-type="float">
            <text:p>17</text:p>
          </table:table-cell>
          <table:table-cell table:formula="of:=[.A1527]/[.B1527]" office:value-type="float" office:value="0.588235294117647" calcext:value-type="float">
            <text:p>0.5882352941</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1528]/[.B1528]"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1529]/[.B1529]"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1530]/[.B1530]"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1531]/[.B1531]"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1532]/[.B1532]"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0" calcext:value-type="float">
            <text:p>20</text:p>
          </table:table-cell>
          <table:table-cell table:formula="of:=[.A1533]/[.B153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1534]/[.B1534]"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535]/[.B1535]"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536]/[.B1536]" office:value-type="float" office:value="0.3125" calcext:value-type="float">
            <text:p>0.312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537]/[.B1537]"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538]/[.B1538]" office:value-type="float" office:value="0.3125" calcext:value-type="float">
            <text:p>0.312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539]/[.B1539]"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1540]/[.B1540]" office:value-type="float" office:value="0.466666666666667" calcext:value-type="float">
            <text:p>0.466666666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541]/[.B1541]" office:value-type="float" office:value="0.391304347826087" calcext:value-type="float">
            <text:p>0.3913043478</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542]/[.B1542]" office:value-type="float" office:value="0.411764705882353" calcext:value-type="float">
            <text:p>0.4117647059</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543]/[.B1543]"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544]/[.B1544]" office:value-type="float" office:value="0.352941176470588" calcext:value-type="float">
            <text:p>0.352941176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545]/[.B1545]" office:value-type="float" office:value="0.391304347826087" calcext:value-type="float">
            <text:p>0.3913043478</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1546]/[.B1546]" office:value-type="float" office:value="0.4375" calcext:value-type="float">
            <text:p>0.4375</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1547]/[.B1547]" office:value-type="float" office:value="0.458333333333333" calcext:value-type="float">
            <text:p>0.4583333333</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1548]/[.B1548]" office:value-type="float" office:value="0.470588235294118" calcext:value-type="float">
            <text:p>0.4705882353</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549]/[.B1549]" office:value-type="float" office:value="0.423076923076923" calcext:value-type="float">
            <text:p>0.4230769231</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550]/[.B1550]" office:value-type="float" office:value="0.388888888888889" calcext:value-type="float">
            <text:p>0.3888888889</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551]/[.B1551]" office:value-type="float" office:value="0.423076923076923" calcext:value-type="float">
            <text:p>0.4230769231</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552]/[.B1552]" office:value-type="float" office:value="0.388888888888889" calcext:value-type="float">
            <text:p>0.3888888889</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553]/[.B1553]"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9" calcext:value-type="float">
            <text:p>19</text:p>
          </table:table-cell>
          <table:table-cell table:formula="of:=[.A1554]/[.B1554]" office:value-type="float" office:value="0.31578947368421" calcext:value-type="float">
            <text:p>0.315789473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1555]/[.B1555]"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1556]/[.B1556]" office:value-type="float" office:value="0.476190476190476" calcext:value-type="float">
            <text:p>0.4761904762</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557]/[.B1557]" office:value-type="float" office:value="0.423076923076923" calcext:value-type="float">
            <text:p>0.4230769231</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558]/[.B1558]"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559]/[.B1559]" office:value-type="float" office:value="0.407407407407407" calcext:value-type="float">
            <text:p>0.4074074074</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560]/[.B1560]" office:value-type="float" office:value="0.428571428571429" calcext:value-type="float">
            <text:p>0.4285714286</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561]/[.B1561]" office:value-type="float" office:value="0.433333333333333" calcext:value-type="float">
            <text:p>0.4333333333</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1562]/[.B1562]"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1563]/[.B1563]" office:value-type="float" office:value="0.333333333333333" calcext:value-type="float">
            <text:p>0.3333333333</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564]/[.B1564]" office:value-type="float" office:value="0.433333333333333" calcext:value-type="float">
            <text:p>0.4333333333</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1565]/[.B1565]" office:value-type="float" office:value="0.478260869565217" calcext:value-type="float">
            <text:p>0.478260869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566]/[.B1566]"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1567]/[.B1567]" office:value-type="float" office:value="0.347826086956522" calcext:value-type="float">
            <text:p>0.347826087</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1568]/[.B1568]" office:value-type="float" office:value="0.393939393939394" calcext:value-type="float">
            <text:p>0.3939393939</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569]/[.B1569]" office:value-type="float" office:value="0.409090909090909" calcext:value-type="float">
            <text:p>0.4090909091</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1570]/[.B1570]" office:value-type="float" office:value="0.382352941176471" calcext:value-type="float">
            <text:p>0.3823529412</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1571]/[.B1571]" office:value-type="float" office:value="0.444444444444444" calcext:value-type="float">
            <text:p>0.4444444444</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1572]/[.B1572]"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1573]/[.B1573]" office:value-type="float" office:value="0.344827586206897" calcext:value-type="float">
            <text:p>0.3448275862</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1574]/[.B1574]" office:value-type="float" office:value="0.41025641025641" calcext:value-type="float">
            <text:p>0.4102564103</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1575]/[.B1575]" office:value-type="float" office:value="0.392857142857143" calcext:value-type="float">
            <text:p>0.3928571429</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1576]/[.B1576]" office:value-type="float" office:value="0.432432432432432" calcext:value-type="float">
            <text:p>0.4324324324</text:p>
          </table:table-cell>
          <table:table-cell table:number-columns-repeated="6"/>
        </table:table-row>
        <table:table-row table:style-name="ro3">
          <table:table-cell office:value-type="float" office:value="10" calcext:value-type="float">
            <text:p>10</text:p>
          </table:table-cell>
          <table:table-cell office:value-type="float" office:value="32" calcext:value-type="float">
            <text:p>32</text:p>
          </table:table-cell>
          <table:table-cell table:formula="of:=[.A1577]/[.B1577]" office:value-type="float" office:value="0.3125" calcext:value-type="float">
            <text:p>0.3125</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1578]/[.B1578]"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33" calcext:value-type="float">
            <text:p>33</text:p>
          </table:table-cell>
          <table:table-cell table:formula="of:=[.A1579]/[.B1579]" office:value-type="float" office:value="0.333333333333333" calcext:value-type="float">
            <text:p>0.3333333333</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1580]/[.B1580]" office:value-type="float" office:value="0.390243902439024" calcext:value-type="float">
            <text:p>0.3902439024</text:p>
          </table:table-cell>
          <table:table-cell table:number-columns-repeated="6"/>
        </table:table-row>
        <table:table-row table:style-name="ro3">
          <table:table-cell office:value-type="float" office:value="11" calcext:value-type="float">
            <text:p>11</text:p>
          </table:table-cell>
          <table:table-cell office:value-type="float" office:value="38" calcext:value-type="float">
            <text:p>38</text:p>
          </table:table-cell>
          <table:table-cell table:formula="of:=[.A1581]/[.B1581]" office:value-type="float" office:value="0.289473684210526" calcext:value-type="float">
            <text:p>0.2894736842</text:p>
          </table:table-cell>
          <table:table-cell table:number-columns-repeated="6"/>
        </table:table-row>
        <table:table-row table:style-name="ro3">
          <table:table-cell office:value-type="float" office:value="18" calcext:value-type="float">
            <text:p>18</text:p>
          </table:table-cell>
          <table:table-cell office:value-type="float" office:value="41" calcext:value-type="float">
            <text:p>41</text:p>
          </table:table-cell>
          <table:table-cell table:formula="of:=[.A1582]/[.B1582]" office:value-type="float" office:value="0.439024390243902" calcext:value-type="float">
            <text:p>0.4390243902</text:p>
          </table:table-cell>
          <table:table-cell table:number-columns-repeated="6"/>
        </table:table-row>
        <table:table-row table:style-name="ro3">
          <table:table-cell office:value-type="float" office:value="13" calcext:value-type="float">
            <text:p>13</text:p>
          </table:table-cell>
          <table:table-cell office:value-type="float" office:value="39" calcext:value-type="float">
            <text:p>39</text:p>
          </table:table-cell>
          <table:table-cell table:formula="of:=[.A1583]/[.B1583]" office:value-type="float" office:value="0.333333333333333" calcext:value-type="float">
            <text:p>0.3333333333</text:p>
          </table:table-cell>
          <table:table-cell table:number-columns-repeated="6"/>
        </table:table-row>
        <table:table-row table:style-name="ro3">
          <table:table-cell office:value-type="float" office:value="19" calcext:value-type="float">
            <text:p>19</text:p>
          </table:table-cell>
          <table:table-cell office:value-type="float" office:value="44" calcext:value-type="float">
            <text:p>44</text:p>
          </table:table-cell>
          <table:table-cell table:formula="of:=[.A1584]/[.B1584]" office:value-type="float" office:value="0.431818181818182" calcext:value-type="float">
            <text:p>0.4318181818</text:p>
          </table:table-cell>
          <table:table-cell table:number-columns-repeated="6"/>
        </table:table-row>
        <table:table-row table:style-name="ro3">
          <table:table-cell office:value-type="float" office:value="13" calcext:value-type="float">
            <text:p>13</text:p>
          </table:table-cell>
          <table:table-cell office:value-type="float" office:value="41" calcext:value-type="float">
            <text:p>41</text:p>
          </table:table-cell>
          <table:table-cell table:formula="of:=[.A1585]/[.B1585]" office:value-type="float" office:value="0.317073170731707" calcext:value-type="float">
            <text:p>0.3170731707</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1586]/[.B1586]" office:value-type="float" office:value="0.4375" calcext:value-type="float">
            <text:p>0.4375</text:p>
          </table:table-cell>
          <table:table-cell table:number-columns-repeated="6"/>
        </table:table-row>
        <table:table-row table:style-name="ro3">
          <table:table-cell office:value-type="float" office:value="19" calcext:value-type="float">
            <text:p>19</text:p>
          </table:table-cell>
          <table:table-cell office:value-type="float" office:value="55" calcext:value-type="float">
            <text:p>55</text:p>
          </table:table-cell>
          <table:table-cell table:formula="of:=[.A1587]/[.B1587]" office:value-type="float" office:value="0.345454545454545" calcext:value-type="float">
            <text:p>0.3454545455</text:p>
          </table:table-cell>
          <table:table-cell table:number-columns-repeated="6"/>
        </table:table-row>
        <table:table-row table:style-name="ro3">
          <table:table-cell office:value-type="float" office:value="19" calcext:value-type="float">
            <text:p>19</text:p>
          </table:table-cell>
          <table:table-cell office:value-type="float" office:value="51" calcext:value-type="float">
            <text:p>51</text:p>
          </table:table-cell>
          <table:table-cell table:formula="of:=[.A1588]/[.B1588]" office:value-type="float" office:value="0.372549019607843" calcext:value-type="float">
            <text:p>0.3725490196</text:p>
          </table:table-cell>
          <table:table-cell table:number-columns-repeated="6"/>
        </table:table-row>
        <table:table-row table:style-name="ro3">
          <table:table-cell office:value-type="float" office:value="22" calcext:value-type="float">
            <text:p>22</text:p>
          </table:table-cell>
          <table:table-cell office:value-type="float" office:value="58" calcext:value-type="float">
            <text:p>58</text:p>
          </table:table-cell>
          <table:table-cell table:formula="of:=[.A1589]/[.B1589]" office:value-type="float" office:value="0.379310344827586" calcext:value-type="float">
            <text:p>0.3793103448</text:p>
          </table:table-cell>
          <table:table-cell table:number-columns-repeated="6"/>
        </table:table-row>
        <table:table-row table:style-name="ro3">
          <table:table-cell office:value-type="float" office:value="16" calcext:value-type="float">
            <text:p>16</text:p>
          </table:table-cell>
          <table:table-cell office:value-type="float" office:value="52" calcext:value-type="float">
            <text:p>52</text:p>
          </table:table-cell>
          <table:table-cell table:formula="of:=[.A1590]/[.B1590]" office:value-type="float" office:value="0.307692307692308" calcext:value-type="float">
            <text:p>0.3076923077</text:p>
          </table:table-cell>
          <table:table-cell table:number-columns-repeated="6"/>
        </table:table-row>
        <table:table-row table:style-name="ro3">
          <table:table-cell office:value-type="float" office:value="25" calcext:value-type="float">
            <text:p>25</text:p>
          </table:table-cell>
          <table:table-cell office:value-type="float" office:value="69" calcext:value-type="float">
            <text:p>69</text:p>
          </table:table-cell>
          <table:table-cell table:formula="of:=[.A1591]/[.B1591]" office:value-type="float" office:value="0.36231884057971" calcext:value-type="float">
            <text:p>0.3623188406</text:p>
          </table:table-cell>
          <table:table-cell table:number-columns-repeated="6"/>
        </table:table-row>
        <table:table-row table:style-name="ro3">
          <table:table-cell office:value-type="float" office:value="26" calcext:value-type="float">
            <text:p>26</text:p>
          </table:table-cell>
          <table:table-cell office:value-type="float" office:value="76" calcext:value-type="float">
            <text:p>76</text:p>
          </table:table-cell>
          <table:table-cell table:formula="of:=[.A1592]/[.B1592]" office:value-type="float" office:value="0.342105263157895" calcext:value-type="float">
            <text:p>0.3421052632</text:p>
          </table:table-cell>
          <table:table-cell table:number-columns-repeated="6"/>
        </table:table-row>
        <table:table-row table:style-name="ro3">
          <table:table-cell office:value-type="float" office:value="32" calcext:value-type="float">
            <text:p>32</text:p>
          </table:table-cell>
          <table:table-cell office:value-type="float" office:value="86" calcext:value-type="float">
            <text:p>86</text:p>
          </table:table-cell>
          <table:table-cell table:formula="of:=[.A1593]/[.B1593]" office:value-type="float" office:value="0.372093023255814" calcext:value-type="float">
            <text:p>0.3720930233</text:p>
          </table:table-cell>
          <table:table-cell table:number-columns-repeated="6"/>
        </table:table-row>
        <table:table-row table:style-name="ro3">
          <table:table-cell office:value-type="float" office:value="34" calcext:value-type="float">
            <text:p>34</text:p>
          </table:table-cell>
          <table:table-cell office:value-type="float" office:value="99" calcext:value-type="float">
            <text:p>99</text:p>
          </table:table-cell>
          <table:table-cell table:formula="of:=[.A1594]/[.B1594]" office:value-type="float" office:value="0.343434343434343" calcext:value-type="float">
            <text:p>0.3434343434</text:p>
          </table:table-cell>
          <table:table-cell table:number-columns-repeated="6"/>
        </table:table-row>
        <table:table-row table:style-name="ro3">
          <table:table-cell office:value-type="float" office:value="36" calcext:value-type="float">
            <text:p>36</text:p>
          </table:table-cell>
          <table:table-cell office:value-type="float" office:value="104" calcext:value-type="float">
            <text:p>104</text:p>
          </table:table-cell>
          <table:table-cell table:formula="of:=[.A1595]/[.B1595]" office:value-type="float" office:value="0.346153846153846" calcext:value-type="float">
            <text:p>0.3461538462</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596]/[.B1596]" office:value-type="float" office:value="0.388888888888889" calcext:value-type="float">
            <text:p>0.3888888889</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597]/[.B1597]"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1598]/[.B1598]"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1599]/[.B1599]"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1600]/[.B1600]" office:value-type="float" office:value="0.473684210526316" calcext:value-type="float">
            <text:p>0.4736842105</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601]/[.B1601]" office:value-type="float" office:value="0.363636363636364" calcext:value-type="float">
            <text:p>0.363636363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602]/[.B1602]" office:value-type="float" office:value="0.363636363636364" calcext:value-type="float">
            <text:p>0.363636363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603]/[.B1603]"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1604]/[.B1604]" office:value-type="float" office:value="0.478260869565217" calcext:value-type="float">
            <text:p>0.4782608696</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1605]/[.B1605]" office:value-type="float" office:value="0.478260869565217" calcext:value-type="float">
            <text:p>0.478260869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606]/[.B1606]"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1607]/[.B1607]"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1608]/[.B1608]"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609]/[.B1609]" office:value-type="float" office:value="0.413793103448276" calcext:value-type="float">
            <text:p>0.4137931034</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610]/[.B1610]" office:value-type="float" office:value="0.433333333333333" calcext:value-type="float">
            <text:p>0.4333333333</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1611]/[.B1611]" office:value-type="float" office:value="0.4375" calcext:value-type="float">
            <text:p>0.4375</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1612]/[.B1612]" office:value-type="float" office:value="0.4" calcext:value-type="float">
            <text:p>0.4</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1613]/[.B1613]" office:value-type="float" office:value="0.4" calcext:value-type="float">
            <text:p>0.4</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1614]/[.B1614]" office:value-type="float" office:value="0.454545454545455" calcext:value-type="float">
            <text:p>0.4545454545</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1615]/[.B1615]"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1616]/[.B1616]" office:value-type="float" office:value="0.416666666666667" calcext:value-type="float">
            <text:p>0.4166666667</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1617]/[.B1617]" office:value-type="float" office:value="0.380952380952381" calcext:value-type="float">
            <text:p>0.380952381</text:p>
          </table:table-cell>
          <table:table-cell table:number-columns-repeated="6"/>
        </table:table-row>
        <table:table-row table:style-name="ro3">
          <table:table-cell office:value-type="float" office:value="18" calcext:value-type="float">
            <text:p>18</text:p>
          </table:table-cell>
          <table:table-cell office:value-type="float" office:value="46" calcext:value-type="float">
            <text:p>46</text:p>
          </table:table-cell>
          <table:table-cell table:formula="of:=[.A1618]/[.B1618]" office:value-type="float" office:value="0.391304347826087" calcext:value-type="float">
            <text:p>0.3913043478</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1619]/[.B1619]" office:value-type="float" office:value="0.431372549019608" calcext:value-type="float">
            <text:p>0.431372549</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1620]/[.B1620]" office:value-type="float" office:value="0.436363636363636" calcext:value-type="float">
            <text:p>0.4363636364</text:p>
          </table:table-cell>
          <table:table-cell table:number-columns-repeated="6"/>
        </table:table-row>
        <table:table-row table:style-name="ro3">
          <table:table-cell office:value-type="float" office:value="24" calcext:value-type="float">
            <text:p>24</text:p>
          </table:table-cell>
          <table:table-cell office:value-type="float" office:value="56" calcext:value-type="float">
            <text:p>56</text:p>
          </table:table-cell>
          <table:table-cell table:formula="of:=[.A1621]/[.B1621]" office:value-type="float" office:value="0.428571428571429" calcext:value-type="float">
            <text:p>0.4285714286</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1622]/[.B1622]" office:value-type="float" office:value="0.423728813559322" calcext:value-type="float">
            <text:p>0.4237288136</text:p>
          </table:table-cell>
          <table:table-cell table:number-columns-repeated="6"/>
        </table:table-row>
        <table:table-row table:style-name="ro3">
          <table:table-cell office:value-type="float" office:value="28" calcext:value-type="float">
            <text:p>28</text:p>
          </table:table-cell>
          <table:table-cell office:value-type="float" office:value="66" calcext:value-type="float">
            <text:p>66</text:p>
          </table:table-cell>
          <table:table-cell table:formula="of:=[.A1623]/[.B1623]" office:value-type="float" office:value="0.424242424242424" calcext:value-type="float">
            <text:p>0.4242424242</text:p>
          </table:table-cell>
          <table:table-cell table:number-columns-repeated="6"/>
        </table:table-row>
        <table:table-row table:style-name="ro3">
          <table:table-cell office:value-type="float" office:value="30" calcext:value-type="float">
            <text:p>30</text:p>
          </table:table-cell>
          <table:table-cell office:value-type="float" office:value="70" calcext:value-type="float">
            <text:p>70</text:p>
          </table:table-cell>
          <table:table-cell table:formula="of:=[.A1624]/[.B1624]" office:value-type="float" office:value="0.428571428571429" calcext:value-type="float">
            <text:p>0.4285714286</text:p>
          </table:table-cell>
          <table:table-cell table:number-columns-repeated="6"/>
        </table:table-row>
        <table:table-row table:style-name="ro3">
          <table:table-cell office:value-type="float" office:value="33" calcext:value-type="float">
            <text:p>33</text:p>
          </table:table-cell>
          <table:table-cell office:value-type="float" office:value="77" calcext:value-type="float">
            <text:p>77</text:p>
          </table:table-cell>
          <table:table-cell table:formula="of:=[.A1625]/[.B1625]" office:value-type="float" office:value="0.428571428571429" calcext:value-type="float">
            <text:p>0.4285714286</text:p>
          </table:table-cell>
          <table:table-cell table:number-columns-repeated="6"/>
        </table:table-row>
        <table:table-row table:style-name="ro3">
          <table:table-cell office:value-type="float" office:value="38" calcext:value-type="float">
            <text:p>38</text:p>
          </table:table-cell>
          <table:table-cell office:value-type="float" office:value="87" calcext:value-type="float">
            <text:p>87</text:p>
          </table:table-cell>
          <table:table-cell table:formula="of:=[.A1626]/[.B1626]" office:value-type="float" office:value="0.436781609195402" calcext:value-type="float">
            <text:p>0.4367816092</text:p>
          </table:table-cell>
          <table:table-cell table:number-columns-repeated="6"/>
        </table:table-row>
        <table:table-row table:style-name="ro3">
          <table:table-cell office:value-type="float" office:value="45" calcext:value-type="float">
            <text:p>45</text:p>
          </table:table-cell>
          <table:table-cell office:value-type="float" office:value="106" calcext:value-type="float">
            <text:p>106</text:p>
          </table:table-cell>
          <table:table-cell table:formula="of:=[.A1627]/[.B1627]" office:value-type="float" office:value="0.424528301886793" calcext:value-type="float">
            <text:p>0.4245283019</text:p>
          </table:table-cell>
          <table:table-cell table:number-columns-repeated="6"/>
        </table:table-row>
        <table:table-row table:style-name="ro3">
          <table:table-cell office:value-type="float" office:value="44" calcext:value-type="float">
            <text:p>44</text:p>
          </table:table-cell>
          <table:table-cell office:value-type="float" office:value="102" calcext:value-type="float">
            <text:p>102</text:p>
          </table:table-cell>
          <table:table-cell table:formula="of:=[.A1628]/[.B1628]" office:value-type="float" office:value="0.431372549019608" calcext:value-type="float">
            <text:p>0.431372549</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1629]/[.B162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630]/[.B1630]" office:value-type="float" office:value="0.375" calcext:value-type="float">
            <text:p>0.37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1631]/[.B1631]"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632]/[.B1632]" office:value-type="float" office:value="0.411764705882353" calcext:value-type="float">
            <text:p>0.4117647059</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1633]/[.B163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1634]/[.B1634]" office:value-type="float" office:value="0.461538461538462" calcext:value-type="float">
            <text:p>0.461538461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1635]/[.B1635]"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1636]/[.B1636]"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1637]/[.B1637]" office:value-type="float" office:value="0.333333333333333" calcext:value-type="float">
            <text:p>0.3333333333</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1638]/[.B1638]" office:value-type="float" office:value="0.533333333333333" calcext:value-type="float">
            <text:p>0.5333333333</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1639]/[.B1639]" office:value-type="float" office:value="0.357142857142857" calcext:value-type="float">
            <text:p>0.3571428571</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1640]/[.B1640]" office:value-type="float" office:value="0.333333333333333" calcext:value-type="float">
            <text:p>0.3333333333</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1641]/[.B1641]"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1642]/[.B1642]" office:value-type="float" office:value="0.333333333333333" calcext:value-type="float">
            <text:p>0.3333333333</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1643]/[.B1643]" office:value-type="float" office:value="0.307692307692308" calcext:value-type="float">
            <text:p>0.307692307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1644]/[.B1644]"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645]/[.B1645]" office:value-type="float" office:value="0.352941176470588" calcext:value-type="float">
            <text:p>0.352941176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646]/[.B1646]" office:value-type="float" office:value="0.411764705882353" calcext:value-type="float">
            <text:p>0.4117647059</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1647]/[.B1647]"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1648]/[.B1648]" office:value-type="float" office:value="0.470588235294118" calcext:value-type="float">
            <text:p>0.4705882353</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1649]/[.B1649]"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16" calcext:value-type="float">
            <text:p>16</text:p>
          </table:table-cell>
          <table:table-cell table:formula="of:=[.A1650]/[.B1650]" office:value-type="float" office:value="0.5625" calcext:value-type="float">
            <text:p>0.5625</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651]/[.B1651]" office:value-type="float" office:value="0.3125" calcext:value-type="float">
            <text:p>0.312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1652]/[.B1652]"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1653]/[.B1653]"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1654]/[.B1654]"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1655]/[.B1655]"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656]/[.B1656]" office:value-type="float" office:value="0.411764705882353" calcext:value-type="float">
            <text:p>0.4117647059</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1657]/[.B1657]"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58]/[.B1658]"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659]/[.B1659]" office:value-type="float" office:value="0.375" calcext:value-type="float">
            <text:p>0.375</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1660]/[.B1660]" office:value-type="float" office:value="0.470588235294118" calcext:value-type="float">
            <text:p>0.4705882353</text:p>
          </table:table-cell>
          <table:table-cell table:number-columns-repeated="6"/>
        </table:table-row>
        <table:table-row table:style-name="ro3">
          <table:table-cell office:value-type="float" office:value="5" calcext:value-type="float">
            <text:p>5</text:p>
          </table:table-cell>
          <table:table-cell office:value-type="float" office:value="17" calcext:value-type="float">
            <text:p>17</text:p>
          </table:table-cell>
          <table:table-cell table:formula="of:=[.A1661]/[.B1661]" office:value-type="float" office:value="0.294117647058823" calcext:value-type="float">
            <text:p>0.2941176471</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62]/[.B1662]"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1663]/[.B1663]" office:value-type="float" office:value="0.333333333333333" calcext:value-type="float">
            <text:p>0.3333333333</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664]/[.B1664]" office:value-type="float" office:value="0.411764705882353" calcext:value-type="float">
            <text:p>0.4117647059</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1665]/[.B1665]" office:value-type="float" office:value="0.333333333333333" calcext:value-type="float">
            <text:p>0.3333333333</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66]/[.B1666]"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667]/[.B1667]" office:value-type="float" office:value="0.3125" calcext:value-type="float">
            <text:p>0.312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68]/[.B1668]"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1669]/[.B1669]"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70]/[.B1670]"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1671]/[.B1671]"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1672]/[.B1672]"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673]/[.B1673]" office:value-type="float" office:value="0.375" calcext:value-type="float">
            <text:p>0.37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674]/[.B1674]"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1675]/[.B1675]"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1676]/[.B1676]" office:value-type="float" office:value="0.473684210526316" calcext:value-type="float">
            <text:p>0.4736842105</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677]/[.B1677]" office:value-type="float" office:value="0.3125" calcext:value-type="float">
            <text:p>0.3125</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1678]/[.B167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679]/[.B1679]" office:value-type="float" office:value="0.375" calcext:value-type="float">
            <text:p>0.37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80]/[.B1680]"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681]/[.B1681]" office:value-type="float" office:value="0.375" calcext:value-type="float">
            <text:p>0.37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682]/[.B1682]"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1683]/[.B1683]"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19" calcext:value-type="float">
            <text:p>19</text:p>
          </table:table-cell>
          <table:table-cell table:formula="of:=[.A1684]/[.B1684]" office:value-type="float" office:value="0.526315789473684" calcext:value-type="float">
            <text:p>0.526315789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685]/[.B1685]" office:value-type="float" office:value="0.352941176470588" calcext:value-type="float">
            <text:p>0.352941176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686]/[.B1686]"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8" calcext:value-type="float">
            <text:p>18</text:p>
          </table:table-cell>
          <table:table-cell table:formula="of:=[.A1687]/[.B1687]" office:value-type="float" office:value="0.277777777777778" calcext:value-type="float">
            <text:p>0.2777777778</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688]/[.B1688]" office:value-type="float" office:value="0.380952380952381" calcext:value-type="float">
            <text:p>0.380952381</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689]/[.B1689]" office:value-type="float" office:value="0.352941176470588" calcext:value-type="float">
            <text:p>0.352941176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1690]/[.B1690]" office:value-type="float" office:value="0.45" calcext:value-type="float">
            <text:p>0.45</text:p>
          </table:table-cell>
          <table:table-cell table:number-columns-repeated="6"/>
        </table:table-row>
        <table:table-row table:style-name="ro3">
          <table:table-cell office:value-type="float" office:value="5" calcext:value-type="float">
            <text:p>5</text:p>
          </table:table-cell>
          <table:table-cell office:value-type="float" office:value="20" calcext:value-type="float">
            <text:p>20</text:p>
          </table:table-cell>
          <table:table-cell table:formula="of:=[.A1691]/[.B1691]" office:value-type="float" office:value="0.25" calcext:value-type="float">
            <text:p>0.2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692]/[.B1692]"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9" calcext:value-type="float">
            <text:p>19</text:p>
          </table:table-cell>
          <table:table-cell table:formula="of:=[.A1693]/[.B1693]" office:value-type="float" office:value="0.263157894736842" calcext:value-type="float">
            <text:p>0.2631578947</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1694]/[.B1694]" office:value-type="float" office:value="0.473684210526316" calcext:value-type="float">
            <text:p>0.4736842105</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695]/[.B1695]" office:value-type="float" office:value="0.380952380952381" calcext:value-type="float">
            <text:p>0.38095238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696]/[.B1696]"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20" calcext:value-type="float">
            <text:p>20</text:p>
          </table:table-cell>
          <table:table-cell table:formula="of:=[.A1697]/[.B1697]" office:value-type="float" office:value="0.3" calcext:value-type="float">
            <text:p>0.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698]/[.B1698]" office:value-type="float" office:value="0.434782608695652" calcext:value-type="float">
            <text:p>0.4347826087</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1699]/[.B1699]" office:value-type="float" office:value="0.318181818181818" calcext:value-type="float">
            <text:p>0.3181818182</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700]/[.B1700]" office:value-type="float" office:value="0.391304347826087" calcext:value-type="float">
            <text:p>0.3913043478</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1701]/[.B1701]"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702]/[.B1702]" office:value-type="float" office:value="0.434782608695652" calcext:value-type="float">
            <text:p>0.4347826087</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1703]/[.B1703]" office:value-type="float" office:value="0.318181818181818" calcext:value-type="float">
            <text:p>0.3181818182</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704]/[.B1704]"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1705]/[.B1705]" office:value-type="float" office:value="0.35" calcext:value-type="float">
            <text:p>0.3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706]/[.B1706]" office:value-type="float" office:value="0.434782608695652" calcext:value-type="float">
            <text:p>0.4347826087</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1707]/[.B1707]" office:value-type="float" office:value="0.318181818181818" calcext:value-type="float">
            <text:p>0.3181818182</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1708]/[.B1708]"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1709]/[.B1709]"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710]/[.B1710]" office:value-type="float" office:value="0.434782608695652" calcext:value-type="float">
            <text:p>0.4347826087</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1711]/[.B1711]" office:value-type="float" office:value="0.347826086956522" calcext:value-type="float">
            <text:p>0.34782608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1712]/[.B1712]"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1713]/[.B1713]"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714]/[.B1714]"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24" calcext:value-type="float">
            <text:p>24</text:p>
          </table:table-cell>
          <table:table-cell table:formula="of:=[.A1715]/[.B1715]" office:value-type="float" office:value="0.291666666666667" calcext:value-type="float">
            <text:p>0.2916666667</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1716]/[.B1716]"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717]/[.B1717]" office:value-type="float" office:value="0.407407407407407" calcext:value-type="float">
            <text:p>0.407407407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718]/[.B1718]" office:value-type="float" office:value="0.407407407407407" calcext:value-type="float">
            <text:p>0.4074074074</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1719]/[.B1719]" office:value-type="float" office:value="0.357142857142857" calcext:value-type="float">
            <text:p>0.3571428571</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1720]/[.B1720]" office:value-type="float" office:value="0.392857142857143" calcext:value-type="float">
            <text:p>0.3928571429</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1721]/[.B1721]" office:value-type="float" office:value="0.344827586206897" calcext:value-type="float">
            <text:p>0.3448275862</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1722]/[.B1722]"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31" calcext:value-type="float">
            <text:p>31</text:p>
          </table:table-cell>
          <table:table-cell table:formula="of:=[.A1723]/[.B1723]" office:value-type="float" office:value="0.32258064516129" calcext:value-type="float">
            <text:p>0.3225806452</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1724]/[.B1724]" office:value-type="float" office:value="0.413793103448276" calcext:value-type="float">
            <text:p>0.4137931034</text:p>
          </table:table-cell>
          <table:table-cell table:number-columns-repeated="6"/>
        </table:table-row>
        <table:table-row table:style-name="ro3">
          <table:table-cell office:value-type="float" office:value="9" calcext:value-type="float">
            <text:p>9</text:p>
          </table:table-cell>
          <table:table-cell office:value-type="float" office:value="31" calcext:value-type="float">
            <text:p>31</text:p>
          </table:table-cell>
          <table:table-cell table:formula="of:=[.A1725]/[.B1725]" office:value-type="float" office:value="0.290322580645161" calcext:value-type="float">
            <text:p>0.2903225806</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1726]/[.B1726]" office:value-type="float" office:value="0.433333333333333" calcext:value-type="float">
            <text:p>0.4333333333</text:p>
          </table:table-cell>
          <table:table-cell table:number-columns-repeated="6"/>
        </table:table-row>
        <table:table-row table:style-name="ro3">
          <table:table-cell office:value-type="float" office:value="9" calcext:value-type="float">
            <text:p>9</text:p>
          </table:table-cell>
          <table:table-cell office:value-type="float" office:value="33" calcext:value-type="float">
            <text:p>33</text:p>
          </table:table-cell>
          <table:table-cell table:formula="of:=[.A1727]/[.B1727]" office:value-type="float" office:value="0.272727272727273" calcext:value-type="float">
            <text:p>0.2727272727</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1728]/[.B1728]" office:value-type="float" office:value="0.451612903225806" calcext:value-type="float">
            <text:p>0.4516129032</text:p>
          </table:table-cell>
          <table:table-cell table:number-columns-repeated="6"/>
        </table:table-row>
        <table:table-row table:style-name="ro3">
          <table:table-cell office:value-type="float" office:value="11" calcext:value-type="float">
            <text:p>11</text:p>
          </table:table-cell>
          <table:table-cell office:value-type="float" office:value="36" calcext:value-type="float">
            <text:p>36</text:p>
          </table:table-cell>
          <table:table-cell table:formula="of:=[.A1729]/[.B1729]" office:value-type="float" office:value="0.305555555555556" calcext:value-type="float">
            <text:p>0.3055555556</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730]/[.B1730]" office:value-type="float" office:value="0.424242424242424" calcext:value-type="float">
            <text:p>0.4242424242</text:p>
          </table:table-cell>
          <table:table-cell table:number-columns-repeated="6"/>
        </table:table-row>
        <table:table-row table:style-name="ro3">
          <table:table-cell office:value-type="float" office:value="17" calcext:value-type="float">
            <text:p>17</text:p>
          </table:table-cell>
          <table:table-cell office:value-type="float" office:value="33" calcext:value-type="float">
            <text:p>33</text:p>
          </table:table-cell>
          <table:table-cell table:formula="of:=[.A1731]/[.B1731]" office:value-type="float" office:value="0.515151515151515" calcext:value-type="float">
            <text:p>0.5151515152</text:p>
          </table:table-cell>
          <table:table-cell table:number-columns-repeated="6"/>
        </table:table-row>
        <table:table-row table:style-name="ro3">
          <table:table-cell office:value-type="float" office:value="13" calcext:value-type="float">
            <text:p>13</text:p>
          </table:table-cell>
          <table:table-cell office:value-type="float" office:value="37" calcext:value-type="float">
            <text:p>37</text:p>
          </table:table-cell>
          <table:table-cell table:formula="of:=[.A1732]/[.B1732]" office:value-type="float" office:value="0.351351351351351" calcext:value-type="float">
            <text:p>0.3513513514</text:p>
          </table:table-cell>
          <table:table-cell table:number-columns-repeated="6"/>
        </table:table-row>
        <table:table-row table:style-name="ro3">
          <table:table-cell office:value-type="float" office:value="14" calcext:value-type="float">
            <text:p>14</text:p>
          </table:table-cell>
          <table:table-cell office:value-type="float" office:value="35" calcext:value-type="float">
            <text:p>35</text:p>
          </table:table-cell>
          <table:table-cell table:formula="of:=[.A1733]/[.B1733]" office:value-type="float" office:value="0.4" calcext:value-type="float">
            <text:p>0.4</text:p>
          </table:table-cell>
          <table:table-cell table:number-columns-repeated="6"/>
        </table:table-row>
        <table:table-row table:style-name="ro3">
          <table:table-cell office:value-type="float" office:value="13" calcext:value-type="float">
            <text:p>13</text:p>
          </table:table-cell>
          <table:table-cell office:value-type="float" office:value="44" calcext:value-type="float">
            <text:p>44</text:p>
          </table:table-cell>
          <table:table-cell table:formula="of:=[.A1734]/[.B1734]" office:value-type="float" office:value="0.295454545454545" calcext:value-type="float">
            <text:p>0.2954545455</text:p>
          </table:table-cell>
          <table:table-cell table:number-columns-repeated="6"/>
        </table:table-row>
        <table:table-row table:style-name="ro3">
          <table:table-cell office:value-type="float" office:value="17" calcext:value-type="float">
            <text:p>17</text:p>
          </table:table-cell>
          <table:table-cell office:value-type="float" office:value="36" calcext:value-type="float">
            <text:p>36</text:p>
          </table:table-cell>
          <table:table-cell table:formula="of:=[.A1735]/[.B1735]" office:value-type="float" office:value="0.472222222222222" calcext:value-type="float">
            <text:p>0.4722222222</text:p>
          </table:table-cell>
          <table:table-cell table:number-columns-repeated="6"/>
        </table:table-row>
        <table:table-row table:style-name="ro3">
          <table:table-cell office:value-type="float" office:value="16" calcext:value-type="float">
            <text:p>16</text:p>
          </table:table-cell>
          <table:table-cell office:value-type="float" office:value="46" calcext:value-type="float">
            <text:p>46</text:p>
          </table:table-cell>
          <table:table-cell table:formula="of:=[.A1736]/[.B1736]" office:value-type="float" office:value="0.347826086956522" calcext:value-type="float">
            <text:p>0.347826087</text:p>
          </table:table-cell>
          <table:table-cell table:number-columns-repeated="6"/>
        </table:table-row>
        <table:table-row table:style-name="ro3">
          <table:table-cell office:value-type="float" office:value="19" calcext:value-type="float">
            <text:p>19</text:p>
          </table:table-cell>
          <table:table-cell office:value-type="float" office:value="54" calcext:value-type="float">
            <text:p>54</text:p>
          </table:table-cell>
          <table:table-cell table:formula="of:=[.A1737]/[.B1737]" office:value-type="float" office:value="0.351851851851852" calcext:value-type="float">
            <text:p>0.3518518519</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1738]/[.B1738]" office:value-type="float" office:value="0.45" calcext:value-type="float">
            <text:p>0.45</text:p>
          </table:table-cell>
          <table:table-cell table:number-columns-repeated="6"/>
        </table:table-row>
        <table:table-row table:style-name="ro3">
          <table:table-cell office:value-type="float" office:value="19" calcext:value-type="float">
            <text:p>19</text:p>
          </table:table-cell>
          <table:table-cell office:value-type="float" office:value="40" calcext:value-type="float">
            <text:p>40</text:p>
          </table:table-cell>
          <table:table-cell table:formula="of:=[.A1739]/[.B1739]" office:value-type="float" office:value="0.475" calcext:value-type="float">
            <text:p>0.475</text:p>
          </table:table-cell>
          <table:table-cell table:number-columns-repeated="6"/>
        </table:table-row>
        <table:table-row table:style-name="ro3">
          <table:table-cell office:value-type="float" office:value="17" calcext:value-type="float">
            <text:p>17</text:p>
          </table:table-cell>
          <table:table-cell office:value-type="float" office:value="45" calcext:value-type="float">
            <text:p>45</text:p>
          </table:table-cell>
          <table:table-cell table:formula="of:=[.A1740]/[.B1740]" office:value-type="float" office:value="0.377777777777778" calcext:value-type="float">
            <text:p>0.3777777778</text:p>
          </table:table-cell>
          <table:table-cell table:number-columns-repeated="6"/>
        </table:table-row>
        <table:table-row table:style-name="ro3">
          <table:table-cell office:value-type="float" office:value="20" calcext:value-type="float">
            <text:p>20</text:p>
          </table:table-cell>
          <table:table-cell office:value-type="float" office:value="44" calcext:value-type="float">
            <text:p>44</text:p>
          </table:table-cell>
          <table:table-cell table:formula="of:=[.A1741]/[.B1741]" office:value-type="float" office:value="0.454545454545455" calcext:value-type="float">
            <text:p>0.4545454545</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1742]/[.B1742]" office:value-type="float" office:value="0.425531914893617" calcext:value-type="float">
            <text:p>0.4255319149</text:p>
          </table:table-cell>
          <table:table-cell table:number-columns-repeated="6"/>
        </table:table-row>
        <table:table-row table:style-name="ro3">
          <table:table-cell office:value-type="float" office:value="23" calcext:value-type="float">
            <text:p>23</text:p>
          </table:table-cell>
          <table:table-cell office:value-type="float" office:value="51" calcext:value-type="float">
            <text:p>51</text:p>
          </table:table-cell>
          <table:table-cell table:formula="of:=[.A1743]/[.B1743]" office:value-type="float" office:value="0.450980392156863" calcext:value-type="float">
            <text:p>0.4509803922</text:p>
          </table:table-cell>
          <table:table-cell table:number-columns-repeated="6"/>
        </table:table-row>
        <table:table-row table:style-name="ro3">
          <table:table-cell office:value-type="float" office:value="23" calcext:value-type="float">
            <text:p>23</text:p>
          </table:table-cell>
          <table:table-cell office:value-type="float" office:value="58" calcext:value-type="float">
            <text:p>58</text:p>
          </table:table-cell>
          <table:table-cell table:formula="of:=[.A1744]/[.B1744]" office:value-type="float" office:value="0.396551724137931" calcext:value-type="float">
            <text:p>0.3965517241</text:p>
          </table:table-cell>
          <table:table-cell table:number-columns-repeated="6"/>
        </table:table-row>
        <table:table-row table:style-name="ro3">
          <table:table-cell office:value-type="float" office:value="26" calcext:value-type="float">
            <text:p>26</text:p>
          </table:table-cell>
          <table:table-cell office:value-type="float" office:value="65" calcext:value-type="float">
            <text:p>65</text:p>
          </table:table-cell>
          <table:table-cell table:formula="of:=[.A1745]/[.B1745]" office:value-type="float" office:value="0.4" calcext:value-type="float">
            <text:p>0.4</text:p>
          </table:table-cell>
          <table:table-cell table:number-columns-repeated="6"/>
        </table:table-row>
        <table:table-row table:style-name="ro3">
          <table:table-cell office:value-type="float" office:value="25" calcext:value-type="float">
            <text:p>25</text:p>
          </table:table-cell>
          <table:table-cell office:value-type="float" office:value="68" calcext:value-type="float">
            <text:p>68</text:p>
          </table:table-cell>
          <table:table-cell table:formula="of:=[.A1746]/[.B1746]" office:value-type="float" office:value="0.367647058823529" calcext:value-type="float">
            <text:p>0.3676470588</text:p>
          </table:table-cell>
          <table:table-cell table:number-columns-repeated="6"/>
        </table:table-row>
        <table:table-row table:style-name="ro3">
          <table:table-cell office:value-type="float" office:value="27" calcext:value-type="float">
            <text:p>27</text:p>
          </table:table-cell>
          <table:table-cell office:value-type="float" office:value="75" calcext:value-type="float">
            <text:p>75</text:p>
          </table:table-cell>
          <table:table-cell table:formula="of:=[.A1747]/[.B1747]" office:value-type="float" office:value="0.36" calcext:value-type="float">
            <text:p>0.36</text:p>
          </table:table-cell>
          <table:table-cell table:number-columns-repeated="6"/>
        </table:table-row>
        <table:table-row table:style-name="ro3">
          <table:table-cell office:value-type="float" office:value="30" calcext:value-type="float">
            <text:p>30</text:p>
          </table:table-cell>
          <table:table-cell office:value-type="float" office:value="82" calcext:value-type="float">
            <text:p>82</text:p>
          </table:table-cell>
          <table:table-cell table:formula="of:=[.A1748]/[.B1748]" office:value-type="float" office:value="0.365853658536585" calcext:value-type="float">
            <text:p>0.3658536585</text:p>
          </table:table-cell>
          <table:table-cell table:number-columns-repeated="6"/>
        </table:table-row>
        <table:table-row table:style-name="ro3">
          <table:table-cell office:value-type="float" office:value="35" calcext:value-type="float">
            <text:p>35</text:p>
          </table:table-cell>
          <table:table-cell office:value-type="float" office:value="97" calcext:value-type="float">
            <text:p>97</text:p>
          </table:table-cell>
          <table:table-cell table:formula="of:=[.A1749]/[.B1749]" office:value-type="float" office:value="0.360824742268041" calcext:value-type="float">
            <text:p>0.3608247423</text:p>
          </table:table-cell>
          <table:table-cell table:number-columns-repeated="6"/>
        </table:table-row>
        <table:table-row table:style-name="ro3">
          <table:table-cell office:value-type="float" office:value="41" calcext:value-type="float">
            <text:p>41</text:p>
          </table:table-cell>
          <table:table-cell office:value-type="float" office:value="111" calcext:value-type="float">
            <text:p>111</text:p>
          </table:table-cell>
          <table:table-cell table:formula="of:=[.A1750]/[.B1750]" office:value-type="float" office:value="0.369369369369369" calcext:value-type="float">
            <text:p>0.3693693694</text:p>
          </table:table-cell>
          <table:table-cell table:number-columns-repeated="6"/>
        </table:table-row>
        <table:table-row table:style-name="ro3">
          <table:table-cell office:value-type="float" office:value="48" calcext:value-type="float">
            <text:p>48</text:p>
          </table:table-cell>
          <table:table-cell office:value-type="float" office:value="112" calcext:value-type="float">
            <text:p>112</text:p>
          </table:table-cell>
          <table:table-cell table:formula="of:=[.A1751]/[.B1751]"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2]/[.B1752]"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3]/[.B1753]"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754]/[.B1754]"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5]/[.B1755]"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6]/[.B1756]"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7]/[.B1757]"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8]/[.B1758]"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759]/[.B1759]"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760]/[.B1760]" office:value-type="float" office:value="0.391304347826087" calcext:value-type="float">
            <text:p>0.3913043478</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1761]/[.B1761]"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762]/[.B1762]" office:value-type="float" office:value="0.380952380952381" calcext:value-type="float">
            <text:p>0.380952381</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763]/[.B1763]" office:value-type="float" office:value="0.380952380952381" calcext:value-type="float">
            <text:p>0.380952381</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764]/[.B1764]"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765]/[.B1765]"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766]/[.B1766]"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1767]/[.B1767]"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768]/[.B1768]"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1769]/[.B1769]"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1770]/[.B1770]"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1771]/[.B1771]" office:value-type="float" office:value="0.384615384615385" calcext:value-type="float">
            <text:p>0.3846153846</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1772]/[.B1772]" office:value-type="float" office:value="0.392857142857143" calcext:value-type="float">
            <text:p>0.3928571429</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1773]/[.B1773]" office:value-type="float" office:value="0.357142857142857" calcext:value-type="float">
            <text:p>0.3571428571</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1774]/[.B1774]"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1775]/[.B1775]" office:value-type="float" office:value="0.344827586206897" calcext:value-type="float">
            <text:p>0.3448275862</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1776]/[.B1776]" office:value-type="float" office:value="0.393939393939394" calcext:value-type="float">
            <text:p>0.3939393939</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1777]/[.B1777]" office:value-type="float" office:value="0.393939393939394" calcext:value-type="float">
            <text:p>0.3939393939</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1778]/[.B1778]" office:value-type="float" office:value="0.393939393939394" calcext:value-type="float">
            <text:p>0.3939393939</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1779]/[.B1779]" office:value-type="float" office:value="0.428571428571429" calcext:value-type="float">
            <text:p>0.4285714286</text:p>
          </table:table-cell>
          <table:table-cell table:number-columns-repeated="6"/>
        </table:table-row>
        <table:table-row table:style-name="ro3">
          <table:table-cell office:value-type="float" office:value="13" calcext:value-type="float">
            <text:p>13</text:p>
          </table:table-cell>
          <table:table-cell office:value-type="float" office:value="36" calcext:value-type="float">
            <text:p>36</text:p>
          </table:table-cell>
          <table:table-cell table:formula="of:=[.A1780]/[.B1780]" office:value-type="float" office:value="0.361111111111111" calcext:value-type="float">
            <text:p>0.3611111111</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781]/[.B1781]" office:value-type="float" office:value="0.384615384615385" calcext:value-type="float">
            <text:p>0.3846153846</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782]/[.B1782]" office:value-type="float" office:value="0.384615384615385" calcext:value-type="float">
            <text:p>0.3846153846</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1783]/[.B1783]" office:value-type="float" office:value="0.384615384615385" calcext:value-type="float">
            <text:p>0.3846153846</text:p>
          </table:table-cell>
          <table:table-cell table:number-columns-repeated="6"/>
        </table:table-row>
        <table:table-row table:style-name="ro3">
          <table:table-cell office:value-type="float" office:value="17" calcext:value-type="float">
            <text:p>17</text:p>
          </table:table-cell>
          <table:table-cell office:value-type="float" office:value="43" calcext:value-type="float">
            <text:p>43</text:p>
          </table:table-cell>
          <table:table-cell table:formula="of:=[.A1784]/[.B1784]" office:value-type="float" office:value="0.395348837209302" calcext:value-type="float">
            <text:p>0.3953488372</text:p>
          </table:table-cell>
          <table:table-cell table:number-columns-repeated="6"/>
        </table:table-row>
        <table:table-row table:style-name="ro3">
          <table:table-cell office:value-type="float" office:value="18" calcext:value-type="float">
            <text:p>18</text:p>
          </table:table-cell>
          <table:table-cell office:value-type="float" office:value="47" calcext:value-type="float">
            <text:p>47</text:p>
          </table:table-cell>
          <table:table-cell table:formula="of:=[.A1785]/[.B1785]" office:value-type="float" office:value="0.382978723404255" calcext:value-type="float">
            <text:p>0.3829787234</text:p>
          </table:table-cell>
          <table:table-cell table:number-columns-repeated="6"/>
        </table:table-row>
        <table:table-row table:style-name="ro3">
          <table:table-cell office:value-type="float" office:value="18" calcext:value-type="float">
            <text:p>18</text:p>
          </table:table-cell>
          <table:table-cell office:value-type="float" office:value="47" calcext:value-type="float">
            <text:p>47</text:p>
          </table:table-cell>
          <table:table-cell table:formula="of:=[.A1786]/[.B1786]" office:value-type="float" office:value="0.382978723404255" calcext:value-type="float">
            <text:p>0.3829787234</text:p>
          </table:table-cell>
          <table:table-cell table:number-columns-repeated="6"/>
        </table:table-row>
        <table:table-row table:style-name="ro3">
          <table:table-cell office:value-type="float" office:value="20" calcext:value-type="float">
            <text:p>20</text:p>
          </table:table-cell>
          <table:table-cell office:value-type="float" office:value="50" calcext:value-type="float">
            <text:p>50</text:p>
          </table:table-cell>
          <table:table-cell table:formula="of:=[.A1787]/[.B1787]" office:value-type="float" office:value="0.4" calcext:value-type="float">
            <text:p>0.4</text:p>
          </table:table-cell>
          <table:table-cell table:number-columns-repeated="6"/>
        </table:table-row>
        <table:table-row table:style-name="ro3">
          <table:table-cell office:value-type="float" office:value="20" calcext:value-type="float">
            <text:p>20</text:p>
          </table:table-cell>
          <table:table-cell office:value-type="float" office:value="50" calcext:value-type="float">
            <text:p>50</text:p>
          </table:table-cell>
          <table:table-cell table:formula="of:=[.A1788]/[.B1788]" office:value-type="float" office:value="0.4" calcext:value-type="float">
            <text:p>0.4</text:p>
          </table:table-cell>
          <table:table-cell table:number-columns-repeated="6"/>
        </table:table-row>
        <table:table-row table:style-name="ro3">
          <table:table-cell office:value-type="float" office:value="24" calcext:value-type="float">
            <text:p>24</text:p>
          </table:table-cell>
          <table:table-cell office:value-type="float" office:value="54" calcext:value-type="float">
            <text:p>54</text:p>
          </table:table-cell>
          <table:table-cell table:formula="of:=[.A1789]/[.B1789]" office:value-type="float" office:value="0.444444444444444" calcext:value-type="float">
            <text:p>0.4444444444</text:p>
          </table:table-cell>
          <table:table-cell table:number-columns-repeated="6"/>
        </table:table-row>
        <table:table-row table:style-name="ro3">
          <table:table-cell office:value-type="float" office:value="22" calcext:value-type="float">
            <text:p>22</text:p>
          </table:table-cell>
          <table:table-cell office:value-type="float" office:value="57" calcext:value-type="float">
            <text:p>57</text:p>
          </table:table-cell>
          <table:table-cell table:formula="of:=[.A1790]/[.B1790]" office:value-type="float" office:value="0.385964912280702" calcext:value-type="float">
            <text:p>0.3859649123</text:p>
          </table:table-cell>
          <table:table-cell table:number-columns-repeated="6"/>
        </table:table-row>
        <table:table-row table:style-name="ro3">
          <table:table-cell office:value-type="float" office:value="23" calcext:value-type="float">
            <text:p>23</text:p>
          </table:table-cell>
          <table:table-cell office:value-type="float" office:value="61" calcext:value-type="float">
            <text:p>61</text:p>
          </table:table-cell>
          <table:table-cell table:formula="of:=[.A1791]/[.B1791]" office:value-type="float" office:value="0.377049180327869" calcext:value-type="float">
            <text:p>0.3770491803</text:p>
          </table:table-cell>
          <table:table-cell table:number-columns-repeated="6"/>
        </table:table-row>
        <table:table-row table:style-name="ro3">
          <table:table-cell office:value-type="float" office:value="26" calcext:value-type="float">
            <text:p>26</text:p>
          </table:table-cell>
          <table:table-cell office:value-type="float" office:value="65" calcext:value-type="float">
            <text:p>65</text:p>
          </table:table-cell>
          <table:table-cell table:formula="of:=[.A1792]/[.B1792]" office:value-type="float" office:value="0.4" calcext:value-type="float">
            <text:p>0.4</text:p>
          </table:table-cell>
          <table:table-cell table:number-columns-repeated="6"/>
        </table:table-row>
        <table:table-row table:style-name="ro3">
          <table:table-cell office:value-type="float" office:value="27" calcext:value-type="float">
            <text:p>27</text:p>
          </table:table-cell>
          <table:table-cell office:value-type="float" office:value="74" calcext:value-type="float">
            <text:p>74</text:p>
          </table:table-cell>
          <table:table-cell table:formula="of:=[.A1793]/[.B1793]" office:value-type="float" office:value="0.364864864864865" calcext:value-type="float">
            <text:p>0.3648648649</text:p>
          </table:table-cell>
          <table:table-cell table:number-columns-repeated="6"/>
        </table:table-row>
        <table:table-row table:style-name="ro3">
          <table:table-cell office:value-type="float" office:value="26" calcext:value-type="float">
            <text:p>26</text:p>
          </table:table-cell>
          <table:table-cell office:value-type="float" office:value="74" calcext:value-type="float">
            <text:p>74</text:p>
          </table:table-cell>
          <table:table-cell table:formula="of:=[.A1794]/[.B1794]" office:value-type="float" office:value="0.351351351351351" calcext:value-type="float">
            <text:p>0.3513513514</text:p>
          </table:table-cell>
          <table:table-cell table:number-columns-repeated="6"/>
        </table:table-row>
        <table:table-row table:style-name="ro3">
          <table:table-cell office:value-type="float" office:value="33" calcext:value-type="float">
            <text:p>33</text:p>
          </table:table-cell>
          <table:table-cell office:value-type="float" office:value="87" calcext:value-type="float">
            <text:p>87</text:p>
          </table:table-cell>
          <table:table-cell table:formula="of:=[.A1795]/[.B1795]" office:value-type="float" office:value="0.379310344827586" calcext:value-type="float">
            <text:p>0.3793103448</text:p>
          </table:table-cell>
          <table:table-cell table:number-columns-repeated="6"/>
        </table:table-row>
        <table:table-row table:style-name="ro3">
          <table:table-cell office:value-type="float" office:value="35" calcext:value-type="float">
            <text:p>35</text:p>
          </table:table-cell>
          <table:table-cell office:value-type="float" office:value="92" calcext:value-type="float">
            <text:p>92</text:p>
          </table:table-cell>
          <table:table-cell table:formula="of:=[.A1796]/[.B1796]" office:value-type="float" office:value="0.380434782608696" calcext:value-type="float">
            <text:p>0.3804347826</text:p>
          </table:table-cell>
          <table:table-cell table:number-columns-repeated="6"/>
        </table:table-row>
        <table:table-row table:style-name="ro3">
          <table:table-cell office:value-type="float" office:value="46" calcext:value-type="float">
            <text:p>46</text:p>
          </table:table-cell>
          <table:table-cell office:value-type="float" office:value="119" calcext:value-type="float">
            <text:p>119</text:p>
          </table:table-cell>
          <table:table-cell table:formula="of:=[.A1797]/[.B1797]" office:value-type="float" office:value="0.386554621848739" calcext:value-type="float">
            <text:p>0.3865546218</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1798]/[.B1798]" office:value-type="float" office:value="0.3125" calcext:value-type="float">
            <text:p>0.3125</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1799]/[.B1799]" office:value-type="float" office:value="0.470588235294118" calcext:value-type="float">
            <text:p>0.4705882353</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1800]/[.B1800]" office:value-type="float" office:value="0.375" calcext:value-type="float">
            <text:p>0.375</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801]/[.B1801]" office:value-type="float" office:value="0.388888888888889" calcext:value-type="float">
            <text:p>0.3888888889</text:p>
          </table:table-cell>
          <table:table-cell table:number-columns-repeated="6"/>
        </table:table-row>
        <table:table-row table:style-name="ro3">
          <table:table-cell office:value-type="float" office:value="5" calcext:value-type="float">
            <text:p>5</text:p>
          </table:table-cell>
          <table:table-cell office:value-type="float" office:value="17" calcext:value-type="float">
            <text:p>17</text:p>
          </table:table-cell>
          <table:table-cell table:formula="of:=[.A1802]/[.B1802]" office:value-type="float" office:value="0.294117647058823" calcext:value-type="float">
            <text:p>0.2941176471</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803]/[.B1803]"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804]/[.B1804]" office:value-type="float" office:value="0.352941176470588" calcext:value-type="float">
            <text:p>0.352941176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805]/[.B1805]" office:value-type="float" office:value="0.411764705882353" calcext:value-type="float">
            <text:p>0.4117647059</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806]/[.B1806]" office:value-type="float" office:value="0.411764705882353" calcext:value-type="float">
            <text:p>0.4117647059</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1807]/[.B1807]" office:value-type="float" office:value="0.368421052631579" calcext:value-type="float">
            <text:p>0.3684210526</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1808]/[.B1808]"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809]/[.B1809]"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1810]/[.B1810]" office:value-type="float" office:value="0.333333333333333" calcext:value-type="float">
            <text:p>0.3333333333</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1811]/[.B1811]"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812]/[.B1812]"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813]/[.B1813]" office:value-type="float" office:value="0.409090909090909" calcext:value-type="float">
            <text:p>0.4090909091</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814]/[.B1814]"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1815]/[.B1815]" office:value-type="float" office:value="0.45" calcext:value-type="float">
            <text:p>0.45</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816]/[.B1816]" office:value-type="float" office:value="0.388888888888889" calcext:value-type="float">
            <text:p>0.3888888889</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817]/[.B1817]" office:value-type="float" office:value="0.421052631578947" calcext:value-type="float">
            <text:p>0.4210526316</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1818]/[.B1818]" office:value-type="float" office:value="0.4375" calcext:value-type="float">
            <text:p>0.4375</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19]/[.B1819]" office:value-type="float" office:value="0.363636363636364" calcext:value-type="float">
            <text:p>0.3636363636</text:p>
          </table:table-cell>
          <table:table-cell table:number-columns-repeated="6"/>
        </table:table-row>
        <table:table-row table:style-name="ro3">
          <table:table-cell office:value-type="float" office:value="6" calcext:value-type="float">
            <text:p>6</text:p>
          </table:table-cell>
          <table:table-cell office:value-type="float" office:value="19" calcext:value-type="float">
            <text:p>19</text:p>
          </table:table-cell>
          <table:table-cell table:formula="of:=[.A1820]/[.B1820]" office:value-type="float" office:value="0.31578947368421" calcext:value-type="float">
            <text:p>0.315789473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821]/[.B1821]"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9" calcext:value-type="float">
            <text:p>19</text:p>
          </table:table-cell>
          <table:table-cell table:formula="of:=[.A1822]/[.B1822]" office:value-type="float" office:value="0.31578947368421" calcext:value-type="float">
            <text:p>0.315789473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23]/[.B1823]" office:value-type="float" office:value="0.363636363636364" calcext:value-type="float">
            <text:p>0.363636363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1824]/[.B1824]"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1825]/[.B1825]"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1826]/[.B1826]"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1827]/[.B1827]"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1828]/[.B1828]" office:value-type="float" office:value="0.352941176470588" calcext:value-type="float">
            <text:p>0.352941176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829]/[.B1829]"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1830]/[.B1830]"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1831]/[.B1831]" office:value-type="float" office:value="0.409090909090909" calcext:value-type="float">
            <text:p>0.4090909091</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1832]/[.B1832]" office:value-type="float" office:value="0.318181818181818" calcext:value-type="float">
            <text:p>0.3181818182</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1833]/[.B1833]"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34]/[.B1834]"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35]/[.B1835]"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36]/[.B1836]"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37]/[.B1837]"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38]/[.B1838]"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39]/[.B1839]"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40]/[.B1840]"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41]/[.B1841]"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42]/[.B1842]"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43]/[.B1843]"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44]/[.B1844]"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45]/[.B1845]"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46]/[.B1846]"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47]/[.B1847]"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48]/[.B1848]"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49]/[.B1849]"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50]/[.B1850]"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51]/[.B1851]"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1852]/[.B1852]"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1853]/[.B1853]"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54]/[.B1854]"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855]/[.B1855]"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56]/[.B1856]"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857]/[.B1857]"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58]/[.B1858]"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859]/[.B1859]"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60]/[.B1860]"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861]/[.B1861]"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1862]/[.B1862]"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1863]/[.B1863]" office:value-type="float" office:value="0.419354838709677" calcext:value-type="float">
            <text:p>0.419354838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864]/[.B1864]"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1865]/[.B1865]"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866]/[.B1866]"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1867]/[.B1867]"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868]/[.B1868]"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1869]/[.B1869]"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870]/[.B1870]"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1871]/[.B1871]"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872]/[.B1872]"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1873]/[.B1873]" office:value-type="float" office:value="0.405405405405405" calcext:value-type="float">
            <text:p>0.405405405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1874]/[.B1874]"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1875]/[.B1875]" office:value-type="float" office:value="0.405405405405405" calcext:value-type="float">
            <text:p>0.4054054054</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1876]/[.B1876]" office:value-type="float" office:value="0.344827586206897" calcext:value-type="float">
            <text:p>0.3448275862</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877]/[.B1877]" office:value-type="float" office:value="0.435897435897436" calcext:value-type="float">
            <text:p>0.4358974359</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1878]/[.B1878]" office:value-type="float" office:value="0.357142857142857" calcext:value-type="float">
            <text:p>0.3571428571</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879]/[.B1879]" office:value-type="float" office:value="0.435897435897436" calcext:value-type="float">
            <text:p>0.4358974359</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1880]/[.B1880]" office:value-type="float" office:value="0.357142857142857" calcext:value-type="float">
            <text:p>0.3571428571</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881]/[.B1881]" office:value-type="float" office:value="0.435897435897436" calcext:value-type="float">
            <text:p>0.4358974359</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1882]/[.B1882]" office:value-type="float" office:value="0.37037037037037" calcext:value-type="float">
            <text:p>0.3703703704</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1883]/[.B1883]" office:value-type="float" office:value="0.435897435897436" calcext:value-type="float">
            <text:p>0.4358974359</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1884]/[.B1884]" office:value-type="float" office:value="0.357142857142857" calcext:value-type="float">
            <text:p>0.3571428571</text:p>
          </table:table-cell>
          <table:table-cell table:number-columns-repeated="6"/>
        </table:table-row>
        <table:table-row table:style-name="ro3">
          <table:table-cell office:value-type="float" office:value="19" calcext:value-type="float">
            <text:p>19</text:p>
          </table:table-cell>
          <table:table-cell office:value-type="float" office:value="41" calcext:value-type="float">
            <text:p>41</text:p>
          </table:table-cell>
          <table:table-cell table:formula="of:=[.A1885]/[.B1885]" office:value-type="float" office:value="0.463414634146341" calcext:value-type="float">
            <text:p>0.4634146341</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1886]/[.B1886]" office:value-type="float" office:value="0.357142857142857" calcext:value-type="float">
            <text:p>0.3571428571</text:p>
          </table:table-cell>
          <table:table-cell table:number-columns-repeated="6"/>
        </table:table-row>
        <table:table-row table:style-name="ro3">
          <table:table-cell office:value-type="float" office:value="19" calcext:value-type="float">
            <text:p>19</text:p>
          </table:table-cell>
          <table:table-cell office:value-type="float" office:value="41" calcext:value-type="float">
            <text:p>41</text:p>
          </table:table-cell>
          <table:table-cell table:formula="of:=[.A1887]/[.B1887]" office:value-type="float" office:value="0.463414634146341" calcext:value-type="float">
            <text:p>0.4634146341</text:p>
          </table:table-cell>
          <table:table-cell table:number-columns-repeated="6"/>
        </table:table-row>
        <table:table-row table:style-name="ro3">
          <table:table-cell office:value-type="float" office:value="10" calcext:value-type="float">
            <text:p>10</text:p>
          </table:table-cell>
          <table:table-cell office:value-type="float" office:value="30" calcext:value-type="float">
            <text:p>30</text:p>
          </table:table-cell>
          <table:table-cell table:formula="of:=[.A1888]/[.B1888]" office:value-type="float" office:value="0.333333333333333" calcext:value-type="float">
            <text:p>0.3333333333</text:p>
          </table:table-cell>
          <table:table-cell table:number-columns-repeated="6"/>
        </table:table-row>
        <table:table-row table:style-name="ro3">
          <table:table-cell office:value-type="float" office:value="19" calcext:value-type="float">
            <text:p>19</text:p>
          </table:table-cell>
          <table:table-cell office:value-type="float" office:value="41" calcext:value-type="float">
            <text:p>41</text:p>
          </table:table-cell>
          <table:table-cell table:formula="of:=[.A1889]/[.B1889]" office:value-type="float" office:value="0.463414634146341" calcext:value-type="float">
            <text:p>0.4634146341</text:p>
          </table:table-cell>
          <table:table-cell table:number-columns-repeated="6"/>
        </table:table-row>
        <table:table-row table:style-name="ro3">
          <table:table-cell office:value-type="float" office:value="14" calcext:value-type="float">
            <text:p>14</text:p>
          </table:table-cell>
          <table:table-cell office:value-type="float" office:value="30" calcext:value-type="float">
            <text:p>30</text:p>
          </table:table-cell>
          <table:table-cell table:formula="of:=[.A1890]/[.B1890]" office:value-type="float" office:value="0.466666666666667" calcext:value-type="float">
            <text:p>0.4666666667</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1891]/[.B1891]" office:value-type="float" office:value="0.404255319148936" calcext:value-type="float">
            <text:p>0.4042553191</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892]/[.B1892]"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893]/[.B1893]"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894]/[.B1894]"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895]/[.B1895]"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896]/[.B1896]"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897]/[.B1897]"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898]/[.B1898]"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899]/[.B1899]"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900]/[.B1900]"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901]/[.B1901]"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902]/[.B1902]"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1903]/[.B1903]" office:value-type="float" office:value="0.41304347826087" calcext:value-type="float">
            <text:p>0.413043478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904]/[.B1904]"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50" calcext:value-type="float">
            <text:p>50</text:p>
          </table:table-cell>
          <table:table-cell table:formula="of:=[.A1905]/[.B1905]" office:value-type="float" office:value="0.38" calcext:value-type="float">
            <text:p>0.38</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1906]/[.B1906]"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50" calcext:value-type="float">
            <text:p>50</text:p>
          </table:table-cell>
          <table:table-cell table:formula="of:=[.A1907]/[.B1907]" office:value-type="float" office:value="0.38" calcext:value-type="float">
            <text:p>0.38</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08]/[.B1908]"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09]/[.B1909]"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10]/[.B1910]"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11]/[.B1911]"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12]/[.B1912]"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13]/[.B1913]"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14]/[.B1914]"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15]/[.B1915]"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16]/[.B1916]"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17]/[.B1917]"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18]/[.B191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19]/[.B191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20]/[.B192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21]/[.B192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22]/[.B192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23]/[.B192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24]/[.B192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25]/[.B192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26]/[.B192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27]/[.B192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28]/[.B192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29]/[.B192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30]/[.B193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31]/[.B193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32]/[.B193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33]/[.B193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34]/[.B193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35]/[.B193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36]/[.B193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37]/[.B193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38]/[.B193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39]/[.B193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40]/[.B194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41]/[.B194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42]/[.B194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43]/[.B194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44]/[.B194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45]/[.B194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46]/[.B194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47]/[.B194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48]/[.B194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49]/[.B194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50]/[.B195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51]/[.B195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52]/[.B195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53]/[.B195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54]/[.B195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55]/[.B195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56]/[.B195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57]/[.B195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58]/[.B195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59]/[.B195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60]/[.B196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61]/[.B196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62]/[.B196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63]/[.B196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64]/[.B196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65]/[.B196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66]/[.B196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67]/[.B196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68]/[.B196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69]/[.B196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70]/[.B197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71]/[.B197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72]/[.B197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73]/[.B197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74]/[.B197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75]/[.B197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76]/[.B197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77]/[.B197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78]/[.B197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79]/[.B197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80]/[.B198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81]/[.B198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82]/[.B198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83]/[.B198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84]/[.B198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85]/[.B198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86]/[.B198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87]/[.B198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88]/[.B198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89]/[.B198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90]/[.B199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91]/[.B199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92]/[.B199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93]/[.B199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94]/[.B199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95]/[.B199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96]/[.B199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97]/[.B199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1998]/[.B199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1999]/[.B199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00]/[.B200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01]/[.B200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02]/[.B200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03]/[.B200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04]/[.B200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05]/[.B200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06]/[.B200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07]/[.B200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08]/[.B200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09]/[.B200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10]/[.B201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11]/[.B201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12]/[.B201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13]/[.B201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14]/[.B201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15]/[.B201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16]/[.B201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17]/[.B201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18]/[.B201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19]/[.B201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20]/[.B202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21]/[.B202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22]/[.B202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23]/[.B202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24]/[.B202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25]/[.B202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26]/[.B202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27]/[.B202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28]/[.B202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29]/[.B202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30]/[.B203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31]/[.B203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32]/[.B203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33]/[.B203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34]/[.B203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35]/[.B203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36]/[.B203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37]/[.B203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38]/[.B203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39]/[.B203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40]/[.B204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41]/[.B204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42]/[.B204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43]/[.B204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44]/[.B204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45]/[.B204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46]/[.B204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47]/[.B204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48]/[.B204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49]/[.B204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50]/[.B205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51]/[.B205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52]/[.B205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53]/[.B205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54]/[.B205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55]/[.B205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56]/[.B205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57]/[.B205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58]/[.B205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59]/[.B205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60]/[.B206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61]/[.B206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62]/[.B206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63]/[.B206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64]/[.B206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65]/[.B206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66]/[.B206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67]/[.B206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68]/[.B206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69]/[.B206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70]/[.B207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71]/[.B207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72]/[.B207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73]/[.B207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74]/[.B207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75]/[.B207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76]/[.B207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77]/[.B207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78]/[.B207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79]/[.B207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80]/[.B208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81]/[.B208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82]/[.B208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83]/[.B208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84]/[.B208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85]/[.B208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86]/[.B208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87]/[.B208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88]/[.B208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89]/[.B208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90]/[.B209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91]/[.B209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92]/[.B209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93]/[.B209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94]/[.B209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95]/[.B209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96]/[.B209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97]/[.B209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098]/[.B209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099]/[.B209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00]/[.B210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01]/[.B210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02]/[.B210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03]/[.B210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04]/[.B210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05]/[.B210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06]/[.B210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07]/[.B210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08]/[.B210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09]/[.B210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10]/[.B211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11]/[.B211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12]/[.B211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13]/[.B211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14]/[.B211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15]/[.B211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16]/[.B211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17]/[.B211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18]/[.B211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19]/[.B211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20]/[.B212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21]/[.B212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22]/[.B212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23]/[.B212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24]/[.B212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25]/[.B212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26]/[.B212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27]/[.B212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28]/[.B212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29]/[.B212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30]/[.B213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31]/[.B213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32]/[.B213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33]/[.B213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34]/[.B213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35]/[.B213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36]/[.B213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37]/[.B213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38]/[.B213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39]/[.B213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40]/[.B214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41]/[.B214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42]/[.B214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43]/[.B214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44]/[.B214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45]/[.B214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46]/[.B214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47]/[.B214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48]/[.B214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49]/[.B214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50]/[.B215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51]/[.B215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52]/[.B215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53]/[.B215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54]/[.B215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55]/[.B215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56]/[.B215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57]/[.B215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58]/[.B215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59]/[.B215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60]/[.B216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61]/[.B216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62]/[.B216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63]/[.B216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64]/[.B216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65]/[.B216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66]/[.B216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67]/[.B216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68]/[.B216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69]/[.B216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70]/[.B217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71]/[.B217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72]/[.B217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73]/[.B217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74]/[.B217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75]/[.B217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76]/[.B217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77]/[.B217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78]/[.B217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79]/[.B217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80]/[.B218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81]/[.B218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82]/[.B218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83]/[.B218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84]/[.B218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85]/[.B218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86]/[.B218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87]/[.B218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88]/[.B218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89]/[.B218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90]/[.B219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91]/[.B219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92]/[.B219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93]/[.B219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94]/[.B219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95]/[.B219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96]/[.B219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97]/[.B219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198]/[.B219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199]/[.B219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00]/[.B220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01]/[.B220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02]/[.B220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03]/[.B220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04]/[.B220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05]/[.B220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06]/[.B220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07]/[.B220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08]/[.B220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09]/[.B220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10]/[.B221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11]/[.B221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12]/[.B221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13]/[.B221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14]/[.B221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15]/[.B221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16]/[.B221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17]/[.B221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18]/[.B221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19]/[.B221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20]/[.B222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21]/[.B222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22]/[.B222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23]/[.B222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24]/[.B222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25]/[.B222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26]/[.B222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27]/[.B222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28]/[.B222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29]/[.B222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30]/[.B223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31]/[.B223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32]/[.B223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33]/[.B223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34]/[.B223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35]/[.B223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36]/[.B223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37]/[.B223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38]/[.B223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39]/[.B223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40]/[.B224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41]/[.B224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42]/[.B224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43]/[.B224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44]/[.B224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45]/[.B224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46]/[.B224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47]/[.B224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48]/[.B224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49]/[.B224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50]/[.B225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51]/[.B225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52]/[.B225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53]/[.B225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54]/[.B225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55]/[.B225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56]/[.B225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57]/[.B225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58]/[.B225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59]/[.B225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60]/[.B226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61]/[.B2261]"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62]/[.B2262]"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63]/[.B2263]"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64]/[.B2264]"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65]/[.B2265]"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66]/[.B2266]"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67]/[.B2267]"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68]/[.B2268]"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69]/[.B2269]" office:value-type="float" office:value="0.394736842105263" calcext:value-type="float">
            <text:p>0.3947368421</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270]/[.B2270]" office:value-type="float" office:value="0.428571428571429" calcext:value-type="float">
            <text:p>0.428571428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271]/[.B2271]" office:value-type="float" office:value="0.394736842105263" calcext:value-type="float">
            <text:p>0.3947368421</text:p>
          </table:table-cell>
          <table:table-cell table:number-columns-repeated="6"/>
        </table:table-row>
        <table:table-row table:style-name="ro3">
          <table:table-cell office:value-type="float" office:value="20" calcext:value-type="float">
            <text:p>20</text:p>
          </table:table-cell>
          <table:table-cell office:value-type="float" office:value="54" calcext:value-type="float">
            <text:p>54</text:p>
          </table:table-cell>
          <table:table-cell table:formula="of:=[.A2272]/[.B2272]" office:value-type="float" office:value="0.37037037037037" calcext:value-type="float">
            <text:p>0.3703703704</text:p>
          </table:table-cell>
          <table:table-cell table:number-columns-repeated="6"/>
        </table:table-row>
        <table:table-row table:style-name="ro3">
          <table:table-cell office:value-type="float" office:value="16" calcext:value-type="float">
            <text:p>16</text:p>
          </table:table-cell>
          <table:table-cell office:value-type="float" office:value="43" calcext:value-type="float">
            <text:p>43</text:p>
          </table:table-cell>
          <table:table-cell table:formula="of:=[.A2273]/[.B2273]" office:value-type="float" office:value="0.372093023255814" calcext:value-type="float">
            <text:p>0.3720930233</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74]/[.B2274]"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75]/[.B2275]"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76]/[.B2276]"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77]/[.B2277]"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78]/[.B2278]"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79]/[.B2279]"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80]/[.B2280]"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81]/[.B2281]"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82]/[.B2282]"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83]/[.B2283]"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84]/[.B2284]"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85]/[.B2285]"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86]/[.B2286]"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87]/[.B2287]"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88]/[.B2288]"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89]/[.B2289]"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90]/[.B2290]"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91]/[.B2291]"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92]/[.B2292]"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93]/[.B2293]"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94]/[.B2294]"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95]/[.B2295]"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96]/[.B2296]"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97]/[.B2297]"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298]/[.B2298]"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299]/[.B2299]"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00]/[.B2300]"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301]/[.B2301]"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02]/[.B2302]"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303]/[.B2303]"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04]/[.B2304]"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305]/[.B2305]"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06]/[.B2306]"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307]/[.B2307]"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08]/[.B2308]"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2309]/[.B2309]"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10]/[.B2310]"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2311]/[.B2311]" office:value-type="float" office:value="0.421052631578947" calcext:value-type="float">
            <text:p>0.4210526316</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12]/[.B2312]"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2313]/[.B2313]" office:value-type="float" office:value="0.421052631578947" calcext:value-type="float">
            <text:p>0.4210526316</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14]/[.B2314]"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2315]/[.B2315]" office:value-type="float" office:value="0.432432432432432" calcext:value-type="float">
            <text:p>0.432432432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16]/[.B2316]" office:value-type="float" office:value="0.407407407407407" calcext:value-type="float">
            <text:p>0.4074074074</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2317]/[.B2317]" office:value-type="float" office:value="0.432432432432432" calcext:value-type="float">
            <text:p>0.432432432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18]/[.B2318]"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19]/[.B2319]" office:value-type="float" office:value="0.378378378378378" calcext:value-type="float">
            <text:p>0.378378378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20]/[.B2320]"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21]/[.B2321]"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22]/[.B2322]"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23]/[.B2323]"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24]/[.B2324]"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25]/[.B2325]"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26]/[.B2326]"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27]/[.B2327]"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28]/[.B2328]"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29]/[.B2329]"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30]/[.B2330]"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31]/[.B2331]"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32]/[.B2332]"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33]/[.B2333]"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34]/[.B2334]"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35]/[.B2335]"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36]/[.B2336]"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37]/[.B2337]"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38]/[.B2338]" office:value-type="float" office:value="0.378378378378378" calcext:value-type="float">
            <text:p>0.3783783784</text:p>
          </table:table-cell>
          <table:table-cell table:number-columns-repeated="6"/>
        </table:table-row>
        <table:table-row table:style-name="ro3">
          <table:table-cell office:value-type="float" office:value="22" calcext:value-type="float">
            <text:p>22</text:p>
          </table:table-cell>
          <table:table-cell office:value-type="float" office:value="54" calcext:value-type="float">
            <text:p>54</text:p>
          </table:table-cell>
          <table:table-cell table:formula="of:=[.A2339]/[.B2339]" office:value-type="float" office:value="0.407407407407407" calcext:value-type="float">
            <text:p>0.407407407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40]/[.B2340]" office:value-type="float" office:value="0.378378378378378" calcext:value-type="float">
            <text:p>0.3783783784</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2341]/[.B2341]" office:value-type="float" office:value="0.413793103448276" calcext:value-type="float">
            <text:p>0.4137931034</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2342]/[.B2342]" office:value-type="float" office:value="0.378378378378378" calcext:value-type="float">
            <text:p>0.3783783784</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2343]/[.B2343]" office:value-type="float" office:value="0.413793103448276" calcext:value-type="float">
            <text:p>0.413793103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2344]/[.B2344]" office:value-type="float" office:value="0.384615384615385" calcext:value-type="float">
            <text:p>0.3846153846</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2345]/[.B2345]" office:value-type="float" office:value="0.413793103448276" calcext:value-type="float">
            <text:p>0.413793103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2346]/[.B2346]" office:value-type="float" office:value="0.384615384615385" calcext:value-type="float">
            <text:p>0.3846153846</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2347]/[.B2347]" office:value-type="float" office:value="0.413793103448276" calcext:value-type="float">
            <text:p>0.4137931034</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2348]/[.B2348]" office:value-type="float" office:value="0.384615384615385" calcext:value-type="float">
            <text:p>0.3846153846</text:p>
          </table:table-cell>
          <table:table-cell table:number-columns-repeated="6"/>
        </table:table-row>
        <table:table-row table:style-name="ro3">
          <table:table-cell office:value-type="float" office:value="26" calcext:value-type="float">
            <text:p>26</text:p>
          </table:table-cell>
          <table:table-cell office:value-type="float" office:value="60" calcext:value-type="float">
            <text:p>60</text:p>
          </table:table-cell>
          <table:table-cell table:formula="of:=[.A2349]/[.B2349]" office:value-type="float" office:value="0.433333333333333" calcext:value-type="float">
            <text:p>0.4333333333</text:p>
          </table:table-cell>
          <table:table-cell table:number-columns-repeated="6"/>
        </table:table-row>
        <table:table-row table:style-name="ro3">
          <table:table-cell office:value-type="float" office:value="15" calcext:value-type="float">
            <text:p>15</text:p>
          </table:table-cell>
          <table:table-cell office:value-type="float" office:value="39" calcext:value-type="float">
            <text:p>39</text:p>
          </table:table-cell>
          <table:table-cell table:formula="of:=[.A2350]/[.B2350]" office:value-type="float" office:value="0.384615384615385" calcext:value-type="float">
            <text:p>0.3846153846</text:p>
          </table:table-cell>
          <table:table-cell table:number-columns-repeated="6"/>
        </table:table-row>
        <table:table-row table:style-name="ro3">
          <table:table-cell office:value-type="float" office:value="26" calcext:value-type="float">
            <text:p>26</text:p>
          </table:table-cell>
          <table:table-cell office:value-type="float" office:value="62" calcext:value-type="float">
            <text:p>62</text:p>
          </table:table-cell>
          <table:table-cell table:formula="of:=[.A2351]/[.B2351]" office:value-type="float" office:value="0.419354838709677" calcext:value-type="float">
            <text:p>0.4193548387</text:p>
          </table:table-cell>
          <table:table-cell table:number-columns-repeated="6"/>
        </table:table-row>
        <table:table-row table:style-name="ro3">
          <table:table-cell office:value-type="float" office:value="17" calcext:value-type="float">
            <text:p>17</text:p>
          </table:table-cell>
          <table:table-cell office:value-type="float" office:value="41" calcext:value-type="float">
            <text:p>41</text:p>
          </table:table-cell>
          <table:table-cell table:formula="of:=[.A2352]/[.B2352]" office:value-type="float" office:value="0.414634146341463" calcext:value-type="float">
            <text:p>0.4146341463</text:p>
          </table:table-cell>
          <table:table-cell table:number-columns-repeated="6"/>
        </table:table-row>
        <table:table-row table:style-name="ro3">
          <table:table-cell office:value-type="float" office:value="17" calcext:value-type="float">
            <text:p>17</text:p>
          </table:table-cell>
          <table:table-cell office:value-type="float" office:value="43" calcext:value-type="float">
            <text:p>43</text:p>
          </table:table-cell>
          <table:table-cell table:formula="of:=[.A2353]/[.B2353]" office:value-type="float" office:value="0.395348837209302" calcext:value-type="float">
            <text:p>0.3953488372</text:p>
          </table:table-cell>
          <table:table-cell table:number-columns-repeated="6"/>
        </table:table-row>
        <table:table-row table:style-name="ro3">
          <table:table-cell office:value-type="float" office:value="17" calcext:value-type="float">
            <text:p>17</text:p>
          </table:table-cell>
          <table:table-cell office:value-type="float" office:value="43" calcext:value-type="float">
            <text:p>43</text:p>
          </table:table-cell>
          <table:table-cell table:formula="of:=[.A2354]/[.B2354]" office:value-type="float" office:value="0.395348837209302" calcext:value-type="float">
            <text:p>0.3953488372</text:p>
          </table:table-cell>
          <table:table-cell table:number-columns-repeated="6"/>
        </table:table-row>
        <table:table-row table:style-name="ro3">
          <table:table-cell office:value-type="float" office:value="26" calcext:value-type="float">
            <text:p>26</text:p>
          </table:table-cell>
          <table:table-cell office:value-type="float" office:value="70" calcext:value-type="float">
            <text:p>70</text:p>
          </table:table-cell>
          <table:table-cell table:formula="of:=[.A2355]/[.B2355]" office:value-type="float" office:value="0.371428571428571" calcext:value-type="float">
            <text:p>0.3714285714</text:p>
          </table:table-cell>
          <table:table-cell table:number-columns-repeated="6"/>
        </table:table-row>
        <table:table-row table:style-name="ro3">
          <table:table-cell office:value-type="float" office:value="17" calcext:value-type="float">
            <text:p>17</text:p>
          </table:table-cell>
          <table:table-cell office:value-type="float" office:value="43" calcext:value-type="float">
            <text:p>43</text:p>
          </table:table-cell>
          <table:table-cell table:formula="of:=[.A2356]/[.B2356]" office:value-type="float" office:value="0.395348837209302" calcext:value-type="float">
            <text:p>0.3953488372</text:p>
          </table:table-cell>
          <table:table-cell table:number-columns-repeated="6"/>
        </table:table-row>
        <table:table-row table:style-name="ro3">
          <table:table-cell office:value-type="float" office:value="26" calcext:value-type="float">
            <text:p>26</text:p>
          </table:table-cell>
          <table:table-cell office:value-type="float" office:value="70" calcext:value-type="float">
            <text:p>70</text:p>
          </table:table-cell>
          <table:table-cell table:formula="of:=[.A2357]/[.B2357]" office:value-type="float" office:value="0.371428571428571" calcext:value-type="float">
            <text:p>0.3714285714</text:p>
          </table:table-cell>
          <table:table-cell table:number-columns-repeated="6"/>
        </table:table-row>
        <table:table-row table:style-name="ro3">
          <table:table-cell office:value-type="float" office:value="28" calcext:value-type="float">
            <text:p>28</text:p>
          </table:table-cell>
          <table:table-cell office:value-type="float" office:value="65" calcext:value-type="float">
            <text:p>65</text:p>
          </table:table-cell>
          <table:table-cell table:formula="of:=[.A2358]/[.B2358]" office:value-type="float" office:value="0.430769230769231" calcext:value-type="float">
            <text:p>0.4307692308</text:p>
          </table:table-cell>
          <table:table-cell table:number-columns-repeated="6"/>
        </table:table-row>
        <table:table-row table:style-name="ro3">
          <table:table-cell office:value-type="float" office:value="22" calcext:value-type="float">
            <text:p>22</text:p>
          </table:table-cell>
          <table:table-cell office:value-type="float" office:value="49" calcext:value-type="float">
            <text:p>49</text:p>
          </table:table-cell>
          <table:table-cell table:formula="of:=[.A2359]/[.B2359]" office:value-type="float" office:value="0.448979591836735" calcext:value-type="float">
            <text:p>0.4489795918</text:p>
          </table:table-cell>
          <table:table-cell table:number-columns-repeated="6"/>
        </table:table-row>
        <table:table-row table:style-name="ro3">
          <table:table-cell office:value-type="float" office:value="29" calcext:value-type="float">
            <text:p>29</text:p>
          </table:table-cell>
          <table:table-cell office:value-type="float" office:value="71" calcext:value-type="float">
            <text:p>71</text:p>
          </table:table-cell>
          <table:table-cell table:formula="of:=[.A2360]/[.B2360]" office:value-type="float" office:value="0.408450704225352" calcext:value-type="float">
            <text:p>0.4084507042</text:p>
          </table:table-cell>
          <table:table-cell table:number-columns-repeated="6"/>
        </table:table-row>
        <table:table-row table:style-name="ro3">
          <table:table-cell office:value-type="float" office:value="29" calcext:value-type="float">
            <text:p>29</text:p>
          </table:table-cell>
          <table:table-cell office:value-type="float" office:value="71" calcext:value-type="float">
            <text:p>71</text:p>
          </table:table-cell>
          <table:table-cell table:formula="of:=[.A2361]/[.B2361]" office:value-type="float" office:value="0.408450704225352" calcext:value-type="float">
            <text:p>0.4084507042</text:p>
          </table:table-cell>
          <table:table-cell table:number-columns-repeated="6"/>
        </table:table-row>
        <table:table-row table:style-name="ro3">
          <table:table-cell office:value-type="float" office:value="29" calcext:value-type="float">
            <text:p>29</text:p>
          </table:table-cell>
          <table:table-cell office:value-type="float" office:value="71" calcext:value-type="float">
            <text:p>71</text:p>
          </table:table-cell>
          <table:table-cell table:formula="of:=[.A2362]/[.B2362]" office:value-type="float" office:value="0.408450704225352" calcext:value-type="float">
            <text:p>0.4084507042</text:p>
          </table:table-cell>
          <table:table-cell table:number-columns-repeated="6"/>
        </table:table-row>
        <table:table-row table:style-name="ro3">
          <table:table-cell office:value-type="float" office:value="31" calcext:value-type="float">
            <text:p>31</text:p>
          </table:table-cell>
          <table:table-cell office:value-type="float" office:value="73" calcext:value-type="float">
            <text:p>73</text:p>
          </table:table-cell>
          <table:table-cell table:formula="of:=[.A2363]/[.B2363]" office:value-type="float" office:value="0.424657534246575" calcext:value-type="float">
            <text:p>0.4246575342</text:p>
          </table:table-cell>
          <table:table-cell table:number-columns-repeated="6"/>
        </table:table-row>
        <table:table-row table:style-name="ro3">
          <table:table-cell office:value-type="float" office:value="33" calcext:value-type="float">
            <text:p>33</text:p>
          </table:table-cell>
          <table:table-cell office:value-type="float" office:value="75" calcext:value-type="float">
            <text:p>75</text:p>
          </table:table-cell>
          <table:table-cell table:formula="of:=[.A2364]/[.B2364]" office:value-type="float" office:value="0.44" calcext:value-type="float">
            <text:p>0.44</text:p>
          </table:table-cell>
          <table:table-cell table:number-columns-repeated="6"/>
        </table:table-row>
        <table:table-row table:style-name="ro3">
          <table:table-cell office:value-type="float" office:value="34" calcext:value-type="float">
            <text:p>34</text:p>
          </table:table-cell>
          <table:table-cell office:value-type="float" office:value="79" calcext:value-type="float">
            <text:p>79</text:p>
          </table:table-cell>
          <table:table-cell table:formula="of:=[.A2365]/[.B2365]" office:value-type="float" office:value="0.430379746835443" calcext:value-type="float">
            <text:p>0.4303797468</text:p>
          </table:table-cell>
          <table:table-cell table:number-columns-repeated="6"/>
        </table:table-row>
        <table:table-row table:style-name="ro3">
          <table:table-cell office:value-type="float" office:value="36" calcext:value-type="float">
            <text:p>36</text:p>
          </table:table-cell>
          <table:table-cell office:value-type="float" office:value="85" calcext:value-type="float">
            <text:p>85</text:p>
          </table:table-cell>
          <table:table-cell table:formula="of:=[.A2366]/[.B2366]" office:value-type="float" office:value="0.423529411764706" calcext:value-type="float">
            <text:p>0.4235294118</text:p>
          </table:table-cell>
          <table:table-cell table:number-columns-repeated="6"/>
        </table:table-row>
        <table:table-row table:style-name="ro3">
          <table:table-cell office:value-type="float" office:value="36" calcext:value-type="float">
            <text:p>36</text:p>
          </table:table-cell>
          <table:table-cell office:value-type="float" office:value="85" calcext:value-type="float">
            <text:p>85</text:p>
          </table:table-cell>
          <table:table-cell table:formula="of:=[.A2367]/[.B2367]" office:value-type="float" office:value="0.423529411764706" calcext:value-type="float">
            <text:p>0.4235294118</text:p>
          </table:table-cell>
          <table:table-cell table:number-columns-repeated="6"/>
        </table:table-row>
        <table:table-row table:style-name="ro3">
          <table:table-cell office:value-type="float" office:value="36" calcext:value-type="float">
            <text:p>36</text:p>
          </table:table-cell>
          <table:table-cell office:value-type="float" office:value="85" calcext:value-type="float">
            <text:p>85</text:p>
          </table:table-cell>
          <table:table-cell table:formula="of:=[.A2368]/[.B2368]" office:value-type="float" office:value="0.423529411764706" calcext:value-type="float">
            <text:p>0.4235294118</text:p>
          </table:table-cell>
          <table:table-cell table:number-columns-repeated="6"/>
        </table:table-row>
        <table:table-row table:style-name="ro3">
          <table:table-cell office:value-type="float" office:value="38" calcext:value-type="float">
            <text:p>38</text:p>
          </table:table-cell>
          <table:table-cell office:value-type="float" office:value="95" calcext:value-type="float">
            <text:p>95</text:p>
          </table:table-cell>
          <table:table-cell table:formula="of:=[.A2369]/[.B2369]" office:value-type="float" office:value="0.4" calcext:value-type="float">
            <text:p>0.4</text:p>
          </table:table-cell>
          <table:table-cell table:number-columns-repeated="6"/>
        </table:table-row>
        <table:table-row table:style-name="ro3">
          <table:table-cell office:value-type="float" office:value="40" calcext:value-type="float">
            <text:p>40</text:p>
          </table:table-cell>
          <table:table-cell office:value-type="float" office:value="97" calcext:value-type="float">
            <text:p>97</text:p>
          </table:table-cell>
          <table:table-cell table:formula="of:=[.A2370]/[.B2370]" office:value-type="float" office:value="0.412371134020619" calcext:value-type="float">
            <text:p>0.412371134</text:p>
          </table:table-cell>
          <table:table-cell table:number-columns-repeated="6"/>
        </table:table-row>
        <table:table-row table:style-name="ro3">
          <table:table-cell office:value-type="float" office:value="38" calcext:value-type="float">
            <text:p>38</text:p>
          </table:table-cell>
          <table:table-cell office:value-type="float" office:value="106" calcext:value-type="float">
            <text:p>106</text:p>
          </table:table-cell>
          <table:table-cell table:formula="of:=[.A2371]/[.B2371]" office:value-type="float" office:value="0.358490566037736" calcext:value-type="float">
            <text:p>0.358490566</text:p>
          </table:table-cell>
          <table:table-cell table:number-columns-repeated="6"/>
        </table:table-row>
        <table:table-row table:style-name="ro3">
          <table:table-cell office:value-type="float" office:value="41" calcext:value-type="float">
            <text:p>41</text:p>
          </table:table-cell>
          <table:table-cell office:value-type="float" office:value="106" calcext:value-type="float">
            <text:p>106</text:p>
          </table:table-cell>
          <table:table-cell table:formula="of:=[.A2372]/[.B2372]" office:value-type="float" office:value="0.386792452830189" calcext:value-type="float">
            <text:p>0.3867924528</text:p>
          </table:table-cell>
          <table:table-cell table:number-columns-repeated="6"/>
        </table:table-row>
        <table:table-row table:style-name="ro3">
          <table:table-cell office:value-type="float" office:value="44" calcext:value-type="float">
            <text:p>44</text:p>
          </table:table-cell>
          <table:table-cell office:value-type="float" office:value="116" calcext:value-type="float">
            <text:p>116</text:p>
          </table:table-cell>
          <table:table-cell table:formula="of:=[.A2373]/[.B2373]" office:value-type="float" office:value="0.379310344827586" calcext:value-type="float">
            <text:p>0.3793103448</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2374]/[.B2374]"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75]/[.B2375]"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76]/[.B2376]"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377]/[.B2377]" office:value-type="float" office:value="0.388888888888889" calcext:value-type="float">
            <text:p>0.3888888889</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2378]/[.B2378]" office:value-type="float" office:value="0.411764705882353" calcext:value-type="float">
            <text:p>0.4117647059</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2379]/[.B2379]"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380]/[.B2380]" office:value-type="float" office:value="0.470588235294118" calcext:value-type="float">
            <text:p>0.4705882353</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81]/[.B2381]"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382]/[.B2382]"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83]/[.B2383]"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384]/[.B2384]"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85]/[.B2385]"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386]/[.B2386]" office:value-type="float" office:value="0.388888888888889" calcext:value-type="float">
            <text:p>0.3888888889</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87]/[.B2387]"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388]/[.B2388]" office:value-type="float" office:value="0.388888888888889" calcext:value-type="float">
            <text:p>0.3888888889</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389]/[.B2389]"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390]/[.B2390]"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391]/[.B2391]"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392]/[.B239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2393]/[.B2393]" office:value-type="float" office:value="0.473684210526316" calcext:value-type="float">
            <text:p>0.47368421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394]/[.B2394]"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395]/[.B2395]"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396]/[.B239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397]/[.B2397]"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398]/[.B2398]"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399]/[.B239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400]/[.B2400]"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2401]/[.B2401]" office:value-type="float" office:value="0.363636363636364" calcext:value-type="float">
            <text:p>0.3636363636</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402]/[.B2402]"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2403]/[.B2403]" office:value-type="float" office:value="0.45" calcext:value-type="float">
            <text:p>0.4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2404]/[.B2404]"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2405]/[.B2405]" office:value-type="float" office:value="0.476190476190476" calcext:value-type="float">
            <text:p>0.4761904762</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406]/[.B2406]"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407]/[.B2407]"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408]/[.B2408]"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409]/[.B2409]"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410]/[.B2410]"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411]/[.B2411]" office:value-type="float" office:value="0.380952380952381" calcext:value-type="float">
            <text:p>0.380952381</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2412]/[.B2412]" office:value-type="float" office:value="0.466666666666667" calcext:value-type="float">
            <text:p>0.4666666667</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2413]/[.B2413]" office:value-type="float" office:value="0.375" calcext:value-type="float">
            <text:p>0.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414]/[.B2414]" office:value-type="float" office:value="0.4375" calcext:value-type="float">
            <text:p>0.437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2415]/[.B2415]" office:value-type="float" office:value="0.391304347826087" calcext:value-type="float">
            <text:p>0.3913043478</text:p>
          </table:table-cell>
          <table:table-cell table:number-columns-repeated="6"/>
        </table:table-row>
        <table:table-row table:style-name="ro3">
          <table:table-cell office:value-type="float" office:value="4" calcext:value-type="float">
            <text:p>4</text:p>
          </table:table-cell>
          <table:table-cell office:value-type="float" office:value="14" calcext:value-type="float">
            <text:p>14</text:p>
          </table:table-cell>
          <table:table-cell table:formula="of:=[.A2416]/[.B2416]" office:value-type="float" office:value="0.285714285714286" calcext:value-type="float">
            <text:p>0.285714285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2417]/[.B2417]" office:value-type="float" office:value="0.391304347826087" calcext:value-type="float">
            <text:p>0.3913043478</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18]/[.B2418]" office:value-type="float" office:value="0.444444444444444" calcext:value-type="float">
            <text:p>0.4444444444</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2419]/[.B2419]" office:value-type="float" office:value="0.375" calcext:value-type="float">
            <text:p>0.37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2420]/[.B2420]"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421]/[.B2421]" office:value-type="float" office:value="0.44" calcext:value-type="float">
            <text:p>0.44</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2422]/[.B2422]" office:value-type="float" office:value="0.333333333333333" calcext:value-type="float">
            <text:p>0.3333333333</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2423]/[.B2423]"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424]/[.B2424]"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425]/[.B2425]" office:value-type="float" office:value="0.4375" calcext:value-type="float">
            <text:p>0.437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426]/[.B2426]"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2427]/[.B2427]" office:value-type="float" office:value="0.35" calcext:value-type="float">
            <text:p>0.3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428]/[.B2428]"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429]/[.B2429]" office:value-type="float" office:value="0.368421052631579" calcext:value-type="float">
            <text:p>0.3684210526</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430]/[.B2430]" office:value-type="float" office:value="0.407407407407407" calcext:value-type="float">
            <text:p>0.4074074074</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31]/[.B2431]" office:value-type="float" office:value="0.444444444444444" calcext:value-type="float">
            <text:p>0.44444444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432]/[.B2432]" office:value-type="float" office:value="0.407407407407407" calcext:value-type="float">
            <text:p>0.4074074074</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433]/[.B2433]" office:value-type="float" office:value="0.388888888888889" calcext:value-type="float">
            <text:p>0.3888888889</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2434]/[.B2434]" office:value-type="float" office:value="0.392857142857143" calcext:value-type="float">
            <text:p>0.3928571429</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35]/[.B2435]"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36]/[.B243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37]/[.B2437]"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38]/[.B2438]"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39]/[.B2439]"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40]/[.B2440]"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41]/[.B2441]"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42]/[.B244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43]/[.B2443]"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44]/[.B2444]"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45]/[.B2445]"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46]/[.B244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47]/[.B2447]"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48]/[.B2448]"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449]/[.B2449]" office:value-type="float" office:value="0.444444444444444" calcext:value-type="float">
            <text:p>0.4444444444</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450]/[.B2450]"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451]/[.B2451]" office:value-type="float" office:value="0.409090909090909" calcext:value-type="float">
            <text:p>0.4090909091</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2452]/[.B2452]" office:value-type="float" office:value="0.387096774193548" calcext:value-type="float">
            <text:p>0.387096774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453]/[.B2453]" office:value-type="float" office:value="0.409090909090909" calcext:value-type="float">
            <text:p>0.4090909091</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2454]/[.B2454]" office:value-type="float" office:value="0.387096774193548" calcext:value-type="float">
            <text:p>0.387096774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455]/[.B2455]" office:value-type="float" office:value="0.409090909090909" calcext:value-type="float">
            <text:p>0.4090909091</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2456]/[.B2456]" office:value-type="float" office:value="0.393939393939394" calcext:value-type="float">
            <text:p>0.3939393939</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457]/[.B2457]" office:value-type="float" office:value="0.409090909090909" calcext:value-type="float">
            <text:p>0.4090909091</text:p>
          </table:table-cell>
          <table:table-cell table:number-columns-repeated="6"/>
        </table:table-row>
        <table:table-row table:style-name="ro3">
          <table:table-cell office:value-type="float" office:value="13" calcext:value-type="float">
            <text:p>13</text:p>
          </table:table-cell>
          <table:table-cell office:value-type="float" office:value="35" calcext:value-type="float">
            <text:p>35</text:p>
          </table:table-cell>
          <table:table-cell table:formula="of:=[.A2458]/[.B2458]" office:value-type="float" office:value="0.371428571428571" calcext:value-type="float">
            <text:p>0.3714285714</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2459]/[.B2459]" office:value-type="float" office:value="0.347826086956522" calcext:value-type="float">
            <text:p>0.347826087</text:p>
          </table:table-cell>
          <table:table-cell table:number-columns-repeated="6"/>
        </table:table-row>
        <table:table-row table:style-name="ro3">
          <table:table-cell office:value-type="float" office:value="14" calcext:value-type="float">
            <text:p>14</text:p>
          </table:table-cell>
          <table:table-cell office:value-type="float" office:value="35" calcext:value-type="float">
            <text:p>35</text:p>
          </table:table-cell>
          <table:table-cell table:formula="of:=[.A2460]/[.B2460]"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2461]/[.B2461]" office:value-type="float" office:value="0.375" calcext:value-type="float">
            <text:p>0.375</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2462]/[.B2462]" office:value-type="float" office:value="0.405405405405405" calcext:value-type="float">
            <text:p>0.4054054054</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2463]/[.B2463]" office:value-type="float" office:value="0.333333333333333" calcext:value-type="float">
            <text:p>0.3333333333</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464]/[.B2464]"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465]/[.B2465]" office:value-type="float" office:value="0.36" calcext:value-type="float">
            <text:p>0.3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466]/[.B2466]" office:value-type="float" office:value="0.394736842105263" calcext:value-type="float">
            <text:p>0.3947368421</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467]/[.B2467]" office:value-type="float" office:value="0.36" calcext:value-type="float">
            <text:p>0.36</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468]/[.B2468]" office:value-type="float" office:value="0.394736842105263" calcext:value-type="float">
            <text:p>0.3947368421</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469]/[.B2469]" office:value-type="float" office:value="0.36" calcext:value-type="float">
            <text:p>0.36</text:p>
          </table:table-cell>
          <table:table-cell table:number-columns-repeated="6"/>
        </table:table-row>
        <table:table-row table:style-name="ro3">
          <table:table-cell office:value-type="float" office:value="15" calcext:value-type="float">
            <text:p>15</text:p>
          </table:table-cell>
          <table:table-cell office:value-type="float" office:value="42" calcext:value-type="float">
            <text:p>42</text:p>
          </table:table-cell>
          <table:table-cell table:formula="of:=[.A2470]/[.B2470]"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471]/[.B2471]" office:value-type="float" office:value="0.36" calcext:value-type="float">
            <text:p>0.36</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2472]/[.B2472]" office:value-type="float" office:value="0.380952380952381" calcext:value-type="float">
            <text:p>0.380952381</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473]/[.B2473]" office:value-type="float" office:value="0.37037037037037" calcext:value-type="float">
            <text:p>0.3703703704</text:p>
          </table:table-cell>
          <table:table-cell table:number-columns-repeated="6"/>
        </table:table-row>
        <table:table-row table:style-name="ro3">
          <table:table-cell office:value-type="float" office:value="17" calcext:value-type="float">
            <text:p>17</text:p>
          </table:table-cell>
          <table:table-cell office:value-type="float" office:value="44" calcext:value-type="float">
            <text:p>44</text:p>
          </table:table-cell>
          <table:table-cell table:formula="of:=[.A2474]/[.B2474]" office:value-type="float" office:value="0.386363636363636" calcext:value-type="float">
            <text:p>0.3863636364</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475]/[.B2475]" office:value-type="float" office:value="0.37037037037037" calcext:value-type="float">
            <text:p>0.3703703704</text:p>
          </table:table-cell>
          <table:table-cell table:number-columns-repeated="6"/>
        </table:table-row>
        <table:table-row table:style-name="ro3">
          <table:table-cell office:value-type="float" office:value="17" calcext:value-type="float">
            <text:p>17</text:p>
          </table:table-cell>
          <table:table-cell office:value-type="float" office:value="44" calcext:value-type="float">
            <text:p>44</text:p>
          </table:table-cell>
          <table:table-cell table:formula="of:=[.A2476]/[.B2476]" office:value-type="float" office:value="0.386363636363636" calcext:value-type="float">
            <text:p>0.3863636364</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477]/[.B2477]" office:value-type="float" office:value="0.37037037037037" calcext:value-type="float">
            <text:p>0.3703703704</text:p>
          </table:table-cell>
          <table:table-cell table:number-columns-repeated="6"/>
        </table:table-row>
        <table:table-row table:style-name="ro3">
          <table:table-cell office:value-type="float" office:value="17" calcext:value-type="float">
            <text:p>17</text:p>
          </table:table-cell>
          <table:table-cell office:value-type="float" office:value="46" calcext:value-type="float">
            <text:p>46</text:p>
          </table:table-cell>
          <table:table-cell table:formula="of:=[.A2478]/[.B2478]" office:value-type="float" office:value="0.369565217391304" calcext:value-type="float">
            <text:p>0.3695652174</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2479]/[.B2479]" office:value-type="float" office:value="0.344827586206897" calcext:value-type="float">
            <text:p>0.3448275862</text:p>
          </table:table-cell>
          <table:table-cell table:number-columns-repeated="6"/>
        </table:table-row>
        <table:table-row table:style-name="ro3">
          <table:table-cell office:value-type="float" office:value="17" calcext:value-type="float">
            <text:p>17</text:p>
          </table:table-cell>
          <table:table-cell office:value-type="float" office:value="46" calcext:value-type="float">
            <text:p>46</text:p>
          </table:table-cell>
          <table:table-cell table:formula="of:=[.A2480]/[.B2480]" office:value-type="float" office:value="0.369565217391304" calcext:value-type="float">
            <text:p>0.3695652174</text:p>
          </table:table-cell>
          <table:table-cell table:number-columns-repeated="6"/>
        </table:table-row>
        <table:table-row table:style-name="ro3">
          <table:table-cell office:value-type="float" office:value="19" calcext:value-type="float">
            <text:p>19</text:p>
          </table:table-cell>
          <table:table-cell office:value-type="float" office:value="48" calcext:value-type="float">
            <text:p>48</text:p>
          </table:table-cell>
          <table:table-cell table:formula="of:=[.A2481]/[.B2481]" office:value-type="float" office:value="0.395833333333333" calcext:value-type="float">
            <text:p>0.3958333333</text:p>
          </table:table-cell>
          <table:table-cell table:number-columns-repeated="6"/>
        </table:table-row>
        <table:table-row table:style-name="ro3">
          <table:table-cell office:value-type="float" office:value="10" calcext:value-type="float">
            <text:p>10</text:p>
          </table:table-cell>
          <table:table-cell office:value-type="float" office:value="33" calcext:value-type="float">
            <text:p>33</text:p>
          </table:table-cell>
          <table:table-cell table:formula="of:=[.A2482]/[.B2482]" office:value-type="float" office:value="0.303030303030303" calcext:value-type="float">
            <text:p>0.303030303</text:p>
          </table:table-cell>
          <table:table-cell table:number-columns-repeated="6"/>
        </table:table-row>
        <table:table-row table:style-name="ro3">
          <table:table-cell office:value-type="float" office:value="19" calcext:value-type="float">
            <text:p>19</text:p>
          </table:table-cell>
          <table:table-cell office:value-type="float" office:value="49" calcext:value-type="float">
            <text:p>49</text:p>
          </table:table-cell>
          <table:table-cell table:formula="of:=[.A2483]/[.B2483]" office:value-type="float" office:value="0.387755102040816" calcext:value-type="float">
            <text:p>0.387755102</text:p>
          </table:table-cell>
          <table:table-cell table:number-columns-repeated="6"/>
        </table:table-row>
        <table:table-row table:style-name="ro3">
          <table:table-cell office:value-type="float" office:value="10" calcext:value-type="float">
            <text:p>10</text:p>
          </table:table-cell>
          <table:table-cell office:value-type="float" office:value="33" calcext:value-type="float">
            <text:p>33</text:p>
          </table:table-cell>
          <table:table-cell table:formula="of:=[.A2484]/[.B2484]" office:value-type="float" office:value="0.303030303030303" calcext:value-type="float">
            <text:p>0.303030303</text:p>
          </table:table-cell>
          <table:table-cell table:number-columns-repeated="6"/>
        </table:table-row>
        <table:table-row table:style-name="ro3">
          <table:table-cell office:value-type="float" office:value="19" calcext:value-type="float">
            <text:p>19</text:p>
          </table:table-cell>
          <table:table-cell office:value-type="float" office:value="53" calcext:value-type="float">
            <text:p>53</text:p>
          </table:table-cell>
          <table:table-cell table:formula="of:=[.A2485]/[.B2485]" office:value-type="float" office:value="0.358490566037736" calcext:value-type="float">
            <text:p>0.358490566</text:p>
          </table:table-cell>
          <table:table-cell table:number-columns-repeated="6"/>
        </table:table-row>
        <table:table-row table:style-name="ro3">
          <table:table-cell office:value-type="float" office:value="10" calcext:value-type="float">
            <text:p>10</text:p>
          </table:table-cell>
          <table:table-cell office:value-type="float" office:value="33" calcext:value-type="float">
            <text:p>33</text:p>
          </table:table-cell>
          <table:table-cell table:formula="of:=[.A2486]/[.B2486]" office:value-type="float" office:value="0.303030303030303" calcext:value-type="float">
            <text:p>0.303030303</text:p>
          </table:table-cell>
          <table:table-cell table:number-columns-repeated="6"/>
        </table:table-row>
        <table:table-row table:style-name="ro3">
          <table:table-cell office:value-type="float" office:value="20" calcext:value-type="float">
            <text:p>20</text:p>
          </table:table-cell>
          <table:table-cell office:value-type="float" office:value="53" calcext:value-type="float">
            <text:p>53</text:p>
          </table:table-cell>
          <table:table-cell table:formula="of:=[.A2487]/[.B2487]" office:value-type="float" office:value="0.377358490566038" calcext:value-type="float">
            <text:p>0.3773584906</text:p>
          </table:table-cell>
          <table:table-cell table:number-columns-repeated="6"/>
        </table:table-row>
        <table:table-row table:style-name="ro3">
          <table:table-cell office:value-type="float" office:value="10" calcext:value-type="float">
            <text:p>10</text:p>
          </table:table-cell>
          <table:table-cell office:value-type="float" office:value="37" calcext:value-type="float">
            <text:p>37</text:p>
          </table:table-cell>
          <table:table-cell table:formula="of:=[.A2488]/[.B2488]" office:value-type="float" office:value="0.27027027027027" calcext:value-type="float">
            <text:p>0.2702702703</text:p>
          </table:table-cell>
          <table:table-cell table:number-columns-repeated="6"/>
        </table:table-row>
        <table:table-row table:style-name="ro3">
          <table:table-cell office:value-type="float" office:value="20" calcext:value-type="float">
            <text:p>20</text:p>
          </table:table-cell>
          <table:table-cell office:value-type="float" office:value="55" calcext:value-type="float">
            <text:p>55</text:p>
          </table:table-cell>
          <table:table-cell table:formula="of:=[.A2489]/[.B2489]" office:value-type="float" office:value="0.363636363636364" calcext:value-type="float">
            <text:p>0.3636363636</text:p>
          </table:table-cell>
          <table:table-cell table:number-columns-repeated="6"/>
        </table:table-row>
        <table:table-row table:style-name="ro3">
          <table:table-cell office:value-type="float" office:value="10" calcext:value-type="float">
            <text:p>10</text:p>
          </table:table-cell>
          <table:table-cell office:value-type="float" office:value="37" calcext:value-type="float">
            <text:p>37</text:p>
          </table:table-cell>
          <table:table-cell table:formula="of:=[.A2490]/[.B2490]" office:value-type="float" office:value="0.27027027027027" calcext:value-type="float">
            <text:p>0.2702702703</text:p>
          </table:table-cell>
          <table:table-cell table:number-columns-repeated="6"/>
        </table:table-row>
        <table:table-row table:style-name="ro3">
          <table:table-cell office:value-type="float" office:value="12" calcext:value-type="float">
            <text:p>12</text:p>
          </table:table-cell>
          <table:table-cell office:value-type="float" office:value="40" calcext:value-type="float">
            <text:p>40</text:p>
          </table:table-cell>
          <table:table-cell table:formula="of:=[.A2491]/[.B2491]" office:value-type="float" office:value="0.3" calcext:value-type="float">
            <text:p>0.3</text:p>
          </table:table-cell>
          <table:table-cell table:number-columns-repeated="6"/>
        </table:table-row>
        <table:table-row table:style-name="ro3">
          <table:table-cell office:value-type="float" office:value="24" calcext:value-type="float">
            <text:p>24</text:p>
          </table:table-cell>
          <table:table-cell office:value-type="float" office:value="61" calcext:value-type="float">
            <text:p>61</text:p>
          </table:table-cell>
          <table:table-cell table:formula="of:=[.A2492]/[.B2492]" office:value-type="float" office:value="0.39344262295082" calcext:value-type="float">
            <text:p>0.393442623</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2493]/[.B2493]" office:value-type="float" office:value="0.390243902439024" calcext:value-type="float">
            <text:p>0.3902439024</text:p>
          </table:table-cell>
          <table:table-cell table:number-columns-repeated="6"/>
        </table:table-row>
        <table:table-row table:style-name="ro3">
          <table:table-cell office:value-type="float" office:value="27" calcext:value-type="float">
            <text:p>27</text:p>
          </table:table-cell>
          <table:table-cell office:value-type="float" office:value="61" calcext:value-type="float">
            <text:p>61</text:p>
          </table:table-cell>
          <table:table-cell table:formula="of:=[.A2494]/[.B2494]" office:value-type="float" office:value="0.442622950819672" calcext:value-type="float">
            <text:p>0.4426229508</text:p>
          </table:table-cell>
          <table:table-cell table:number-columns-repeated="6"/>
        </table:table-row>
        <table:table-row table:style-name="ro3">
          <table:table-cell office:value-type="float" office:value="26" calcext:value-type="float">
            <text:p>26</text:p>
          </table:table-cell>
          <table:table-cell office:value-type="float" office:value="69" calcext:value-type="float">
            <text:p>69</text:p>
          </table:table-cell>
          <table:table-cell table:formula="of:=[.A2495]/[.B2495]" office:value-type="float" office:value="0.376811594202899" calcext:value-type="float">
            <text:p>0.3768115942</text:p>
          </table:table-cell>
          <table:table-cell table:number-columns-repeated="6"/>
        </table:table-row>
        <table:table-row table:style-name="ro3">
          <table:table-cell office:value-type="float" office:value="31" calcext:value-type="float">
            <text:p>31</text:p>
          </table:table-cell>
          <table:table-cell office:value-type="float" office:value="75" calcext:value-type="float">
            <text:p>75</text:p>
          </table:table-cell>
          <table:table-cell table:formula="of:=[.A2496]/[.B2496]" office:value-type="float" office:value="0.413333333333333" calcext:value-type="float">
            <text:p>0.4133333333</text:p>
          </table:table-cell>
          <table:table-cell table:number-columns-repeated="6"/>
        </table:table-row>
        <table:table-row table:style-name="ro3">
          <table:table-cell office:value-type="float" office:value="31" calcext:value-type="float">
            <text:p>31</text:p>
          </table:table-cell>
          <table:table-cell office:value-type="float" office:value="75" calcext:value-type="float">
            <text:p>75</text:p>
          </table:table-cell>
          <table:table-cell table:formula="of:=[.A2497]/[.B2497]" office:value-type="float" office:value="0.413333333333333" calcext:value-type="float">
            <text:p>0.4133333333</text:p>
          </table:table-cell>
          <table:table-cell table:number-columns-repeated="6"/>
        </table:table-row>
        <table:table-row table:style-name="ro3">
          <table:table-cell office:value-type="float" office:value="34" calcext:value-type="float">
            <text:p>34</text:p>
          </table:table-cell>
          <table:table-cell office:value-type="float" office:value="83" calcext:value-type="float">
            <text:p>83</text:p>
          </table:table-cell>
          <table:table-cell table:formula="of:=[.A2498]/[.B2498]" office:value-type="float" office:value="0.409638554216867" calcext:value-type="float">
            <text:p>0.4096385542</text:p>
          </table:table-cell>
          <table:table-cell table:number-columns-repeated="6"/>
        </table:table-row>
        <table:table-row table:style-name="ro3">
          <table:table-cell office:value-type="float" office:value="32" calcext:value-type="float">
            <text:p>32</text:p>
          </table:table-cell>
          <table:table-cell office:value-type="float" office:value="83" calcext:value-type="float">
            <text:p>83</text:p>
          </table:table-cell>
          <table:table-cell table:formula="of:=[.A2499]/[.B2499]" office:value-type="float" office:value="0.385542168674699" calcext:value-type="float">
            <text:p>0.3855421687</text:p>
          </table:table-cell>
          <table:table-cell table:number-columns-repeated="6"/>
        </table:table-row>
        <table:table-row table:style-name="ro3">
          <table:table-cell office:value-type="float" office:value="37" calcext:value-type="float">
            <text:p>37</text:p>
          </table:table-cell>
          <table:table-cell office:value-type="float" office:value="92" calcext:value-type="float">
            <text:p>92</text:p>
          </table:table-cell>
          <table:table-cell table:formula="of:=[.A2500]/[.B2500]" office:value-type="float" office:value="0.402173913043478" calcext:value-type="float">
            <text:p>0.402173913</text:p>
          </table:table-cell>
          <table:table-cell table:number-columns-repeated="6"/>
        </table:table-row>
        <table:table-row table:style-name="ro3">
          <table:table-cell office:value-type="float" office:value="39" calcext:value-type="float">
            <text:p>39</text:p>
          </table:table-cell>
          <table:table-cell office:value-type="float" office:value="98" calcext:value-type="float">
            <text:p>98</text:p>
          </table:table-cell>
          <table:table-cell table:formula="of:=[.A2501]/[.B2501]" office:value-type="float" office:value="0.397959183673469" calcext:value-type="float">
            <text:p>0.3979591837</text:p>
          </table:table-cell>
          <table:table-cell table:number-columns-repeated="6"/>
        </table:table-row>
        <table:table-row table:style-name="ro3">
          <table:table-cell office:value-type="float" office:value="43" calcext:value-type="float">
            <text:p>43</text:p>
          </table:table-cell>
          <table:table-cell office:value-type="float" office:value="109" calcext:value-type="float">
            <text:p>109</text:p>
          </table:table-cell>
          <table:table-cell table:formula="of:=[.A2502]/[.B2502]" office:value-type="float" office:value="0.394495412844037" calcext:value-type="float">
            <text:p>0.3944954128</text:p>
          </table:table-cell>
          <table:table-cell table:number-columns-repeated="6"/>
        </table:table-row>
        <table:table-row table:style-name="ro3">
          <table:table-cell office:value-type="float" office:value="49" calcext:value-type="float">
            <text:p>49</text:p>
          </table:table-cell>
          <table:table-cell office:value-type="float" office:value="119" calcext:value-type="float">
            <text:p>119</text:p>
          </table:table-cell>
          <table:table-cell table:formula="of:=[.A2503]/[.B2503]" office:value-type="float" office:value="0.411764705882353" calcext:value-type="float">
            <text:p>0.4117647059</text:p>
          </table:table-cell>
          <table:table-cell table:number-columns-repeated="6"/>
        </table:table-row>
        <table:table-row table:style-name="ro3">
          <table:table-cell office:value-type="float" office:value="46" calcext:value-type="float">
            <text:p>46</text:p>
          </table:table-cell>
          <table:table-cell office:value-type="float" office:value="121" calcext:value-type="float">
            <text:p>121</text:p>
          </table:table-cell>
          <table:table-cell table:formula="of:=[.A2504]/[.B2504]" office:value-type="float" office:value="0.380165289256198" calcext:value-type="float">
            <text:p>0.380165289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505]/[.B2505]"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4" calcext:value-type="float">
            <text:p>14</text:p>
          </table:table-cell>
          <table:table-cell table:formula="of:=[.A2506]/[.B2506]" office:value-type="float" office:value="0.571428571428571" calcext:value-type="float">
            <text:p>0.571428571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507]/[.B2507]"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16" calcext:value-type="float">
            <text:p>16</text:p>
          </table:table-cell>
          <table:table-cell table:formula="of:=[.A2508]/[.B2508]" office:value-type="float" office:value="0.5625" calcext:value-type="float">
            <text:p>0.562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09]/[.B2509]"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17" calcext:value-type="float">
            <text:p>17</text:p>
          </table:table-cell>
          <table:table-cell table:formula="of:=[.A2510]/[.B2510]" office:value-type="float" office:value="0.529411764705882" calcext:value-type="float">
            <text:p>0.529411764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511]/[.B2511]"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512]/[.B2512]"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13]/[.B2513]"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14]/[.B2514]" office:value-type="float" office:value="0.470588235294118" calcext:value-type="float">
            <text:p>0.4705882353</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15]/[.B2515]"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516]/[.B2516]"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17]/[.B2517]"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518]/[.B2518]"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19]/[.B2519]"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520]/[.B2520]"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21]/[.B2521]"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522]/[.B2522]"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523]/[.B2523]"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524]/[.B2524]"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525]/[.B2525]" office:value-type="float" office:value="0.423076923076923" calcext:value-type="float">
            <text:p>0.4230769231</text:p>
          </table:table-cell>
          <table:table-cell table:number-columns-repeated="6"/>
        </table:table-row>
        <table:table-row table:style-name="ro3">
          <table:table-cell office:value-type="float" office:value="5" calcext:value-type="float">
            <text:p>5</text:p>
          </table:table-cell>
          <table:table-cell office:value-type="float" office:value="18" calcext:value-type="float">
            <text:p>18</text:p>
          </table:table-cell>
          <table:table-cell table:formula="of:=[.A2526]/[.B2526]" office:value-type="float" office:value="0.277777777777778" calcext:value-type="float">
            <text:p>0.2777777778</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527]/[.B2527]" office:value-type="float" office:value="0.423076923076923" calcext:value-type="float">
            <text:p>0.4230769231</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28]/[.B2528]" office:value-type="float" office:value="0.470588235294118" calcext:value-type="float">
            <text:p>0.4705882353</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2529]/[.B2529]" office:value-type="float" office:value="0.458333333333333" calcext:value-type="float">
            <text:p>0.4583333333</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530]/[.B2530]" office:value-type="float" office:value="0.388888888888889" calcext:value-type="float">
            <text:p>0.3888888889</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2531]/[.B2531]"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532]/[.B2532]" office:value-type="float" office:value="0.421052631578947" calcext:value-type="float">
            <text:p>0.4210526316</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533]/[.B2533]" office:value-type="float" office:value="0.407407407407407" calcext:value-type="float">
            <text:p>0.407407407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534]/[.B2534]"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535]/[.B2535]"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536]/[.B2536]"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2537]/[.B2537]"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538]/[.B2538]" office:value-type="float" office:value="0.368421052631579" calcext:value-type="float">
            <text:p>0.3684210526</text:p>
          </table:table-cell>
          <table:table-cell table:number-columns-repeated="6"/>
        </table:table-row>
        <table:table-row table:style-name="ro3">
          <table:table-cell office:value-type="float" office:value="14" calcext:value-type="float">
            <text:p>14</text:p>
          </table:table-cell>
          <table:table-cell office:value-type="float" office:value="29" calcext:value-type="float">
            <text:p>29</text:p>
          </table:table-cell>
          <table:table-cell table:formula="of:=[.A2539]/[.B2539]" office:value-type="float" office:value="0.482758620689655" calcext:value-type="float">
            <text:p>0.4827586207</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540]/[.B2540]" office:value-type="float" office:value="0.380952380952381" calcext:value-type="float">
            <text:p>0.380952381</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2541]/[.B2541]" office:value-type="float" office:value="0.451612903225806" calcext:value-type="float">
            <text:p>0.4516129032</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2542]/[.B2542]" office:value-type="float" office:value="0.347826086956522" calcext:value-type="float">
            <text:p>0.347826087</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2543]/[.B2543]"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5" calcext:value-type="float">
            <text:p>25</text:p>
          </table:table-cell>
          <table:table-cell table:formula="of:=[.A2544]/[.B2544]" office:value-type="float" office:value="0.32" calcext:value-type="float">
            <text:p>0.32</text:p>
          </table:table-cell>
          <table:table-cell table:number-columns-repeated="6"/>
        </table:table-row>
        <table:table-row table:style-name="ro3">
          <table:table-cell office:value-type="float" office:value="14" calcext:value-type="float">
            <text:p>14</text:p>
          </table:table-cell>
          <table:table-cell office:value-type="float" office:value="35" calcext:value-type="float">
            <text:p>35</text:p>
          </table:table-cell>
          <table:table-cell table:formula="of:=[.A2545]/[.B2545]"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2546]/[.B2546]" office:value-type="float" office:value="0.333333333333333" calcext:value-type="float">
            <text:p>0.3333333333</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547]/[.B2547]"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548]/[.B2548]" office:value-type="float" office:value="0.4" calcext:value-type="float">
            <text:p>0.4</text:p>
          </table:table-cell>
          <table:table-cell table:number-columns-repeated="6"/>
        </table:table-row>
        <table:table-row table:style-name="ro3">
          <table:table-cell office:value-type="float" office:value="17" calcext:value-type="float">
            <text:p>17</text:p>
          </table:table-cell>
          <table:table-cell office:value-type="float" office:value="38" calcext:value-type="float">
            <text:p>38</text:p>
          </table:table-cell>
          <table:table-cell table:formula="of:=[.A2549]/[.B2549]" office:value-type="float" office:value="0.447368421052632" calcext:value-type="float">
            <text:p>0.4473684211</text:p>
          </table:table-cell>
          <table:table-cell table:number-columns-repeated="6"/>
        </table:table-row>
        <table:table-row table:style-name="ro3">
          <table:table-cell office:value-type="float" office:value="9" calcext:value-type="float">
            <text:p>9</text:p>
          </table:table-cell>
          <table:table-cell office:value-type="float" office:value="28" calcext:value-type="float">
            <text:p>28</text:p>
          </table:table-cell>
          <table:table-cell table:formula="of:=[.A2550]/[.B2550]" office:value-type="float" office:value="0.321428571428571" calcext:value-type="float">
            <text:p>0.3214285714</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2551]/[.B2551]" office:value-type="float" office:value="0.394736842105263" calcext:value-type="float">
            <text:p>0.3947368421</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552]/[.B2552]" office:value-type="float" office:value="0.407407407407407" calcext:value-type="float">
            <text:p>0.4074074074</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2553]/[.B2553]" office:value-type="float" office:value="0.435897435897436" calcext:value-type="float">
            <text:p>0.4358974359</text:p>
          </table:table-cell>
          <table:table-cell table:number-columns-repeated="6"/>
        </table:table-row>
        <table:table-row table:style-name="ro3">
          <table:table-cell office:value-type="float" office:value="9" calcext:value-type="float">
            <text:p>9</text:p>
          </table:table-cell>
          <table:table-cell office:value-type="float" office:value="27" calcext:value-type="float">
            <text:p>27</text:p>
          </table:table-cell>
          <table:table-cell table:formula="of:=[.A2554]/[.B2554]" office:value-type="float" office:value="0.333333333333333" calcext:value-type="float">
            <text:p>0.3333333333</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2555]/[.B2555]" office:value-type="float" office:value="0.45" calcext:value-type="float">
            <text:p>0.4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556]/[.B2556]" office:value-type="float" office:value="0.407407407407407" calcext:value-type="float">
            <text:p>0.4074074074</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2557]/[.B2557]" office:value-type="float" office:value="0.45" calcext:value-type="float">
            <text:p>0.45</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2558]/[.B2558]" office:value-type="float" office:value="0.413793103448276" calcext:value-type="float">
            <text:p>0.4137931034</text:p>
          </table:table-cell>
          <table:table-cell table:number-columns-repeated="6"/>
        </table:table-row>
        <table:table-row table:style-name="ro3">
          <table:table-cell office:value-type="float" office:value="20" calcext:value-type="float">
            <text:p>20</text:p>
          </table:table-cell>
          <table:table-cell office:value-type="float" office:value="44" calcext:value-type="float">
            <text:p>44</text:p>
          </table:table-cell>
          <table:table-cell table:formula="of:=[.A2559]/[.B2559]"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30" calcext:value-type="float">
            <text:p>30</text:p>
          </table:table-cell>
          <table:table-cell table:formula="of:=[.A2560]/[.B2560]" office:value-type="float" office:value="0.333333333333333" calcext:value-type="float">
            <text:p>0.3333333333</text:p>
          </table:table-cell>
          <table:table-cell table:number-columns-repeated="6"/>
        </table:table-row>
        <table:table-row table:style-name="ro3">
          <table:table-cell office:value-type="float" office:value="21" calcext:value-type="float">
            <text:p>21</text:p>
          </table:table-cell>
          <table:table-cell office:value-type="float" office:value="46" calcext:value-type="float">
            <text:p>46</text:p>
          </table:table-cell>
          <table:table-cell table:formula="of:=[.A2561]/[.B2561]" office:value-type="float" office:value="0.456521739130435" calcext:value-type="float">
            <text:p>0.4565217391</text:p>
          </table:table-cell>
          <table:table-cell table:number-columns-repeated="6"/>
        </table:table-row>
        <table:table-row table:style-name="ro3">
          <table:table-cell office:value-type="float" office:value="9" calcext:value-type="float">
            <text:p>9</text:p>
          </table:table-cell>
          <table:table-cell office:value-type="float" office:value="29" calcext:value-type="float">
            <text:p>29</text:p>
          </table:table-cell>
          <table:table-cell table:formula="of:=[.A2562]/[.B2562]" office:value-type="float" office:value="0.310344827586207" calcext:value-type="float">
            <text:p>0.3103448276</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2563]/[.B2563]" office:value-type="float" office:value="0.41304347826087" calcext:value-type="float">
            <text:p>0.4130434783</text:p>
          </table:table-cell>
          <table:table-cell table:number-columns-repeated="6"/>
        </table:table-row>
        <table:table-row table:style-name="ro3">
          <table:table-cell office:value-type="float" office:value="9" calcext:value-type="float">
            <text:p>9</text:p>
          </table:table-cell>
          <table:table-cell office:value-type="float" office:value="31" calcext:value-type="float">
            <text:p>31</text:p>
          </table:table-cell>
          <table:table-cell table:formula="of:=[.A2564]/[.B2564]" office:value-type="float" office:value="0.290322580645161" calcext:value-type="float">
            <text:p>0.2903225806</text:p>
          </table:table-cell>
          <table:table-cell table:number-columns-repeated="6"/>
        </table:table-row>
        <table:table-row table:style-name="ro3">
          <table:table-cell office:value-type="float" office:value="24" calcext:value-type="float">
            <text:p>24</text:p>
          </table:table-cell>
          <table:table-cell office:value-type="float" office:value="52" calcext:value-type="float">
            <text:p>52</text:p>
          </table:table-cell>
          <table:table-cell table:formula="of:=[.A2565]/[.B2565]"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33" calcext:value-type="float">
            <text:p>33</text:p>
          </table:table-cell>
          <table:table-cell table:formula="of:=[.A2566]/[.B2566]" office:value-type="float" office:value="0.303030303030303" calcext:value-type="float">
            <text:p>0.303030303</text:p>
          </table:table-cell>
          <table:table-cell table:number-columns-repeated="6"/>
        </table:table-row>
        <table:table-row table:style-name="ro3">
          <table:table-cell office:value-type="float" office:value="23" calcext:value-type="float">
            <text:p>23</text:p>
          </table:table-cell>
          <table:table-cell office:value-type="float" office:value="55" calcext:value-type="float">
            <text:p>55</text:p>
          </table:table-cell>
          <table:table-cell table:formula="of:=[.A2567]/[.B2567]" office:value-type="float" office:value="0.418181818181818" calcext:value-type="float">
            <text:p>0.4181818182</text:p>
          </table:table-cell>
          <table:table-cell table:number-columns-repeated="6"/>
        </table:table-row>
        <table:table-row table:style-name="ro3">
          <table:table-cell office:value-type="float" office:value="23" calcext:value-type="float">
            <text:p>23</text:p>
          </table:table-cell>
          <table:table-cell office:value-type="float" office:value="61" calcext:value-type="float">
            <text:p>61</text:p>
          </table:table-cell>
          <table:table-cell table:formula="of:=[.A2568]/[.B2568]" office:value-type="float" office:value="0.377049180327869" calcext:value-type="float">
            <text:p>0.3770491803</text:p>
          </table:table-cell>
          <table:table-cell table:number-columns-repeated="6"/>
        </table:table-row>
        <table:table-row table:style-name="ro3">
          <table:table-cell office:value-type="float" office:value="11" calcext:value-type="float">
            <text:p>11</text:p>
          </table:table-cell>
          <table:table-cell office:value-type="float" office:value="36" calcext:value-type="float">
            <text:p>36</text:p>
          </table:table-cell>
          <table:table-cell table:formula="of:=[.A2569]/[.B2569]" office:value-type="float" office:value="0.305555555555556" calcext:value-type="float">
            <text:p>0.3055555556</text:p>
          </table:table-cell>
          <table:table-cell table:number-columns-repeated="6"/>
        </table:table-row>
        <table:table-row table:style-name="ro3">
          <table:table-cell office:value-type="float" office:value="27" calcext:value-type="float">
            <text:p>27</text:p>
          </table:table-cell>
          <table:table-cell office:value-type="float" office:value="65" calcext:value-type="float">
            <text:p>65</text:p>
          </table:table-cell>
          <table:table-cell table:formula="of:=[.A2570]/[.B2570]" office:value-type="float" office:value="0.415384615384615" calcext:value-type="float">
            <text:p>0.4153846154</text:p>
          </table:table-cell>
          <table:table-cell table:number-columns-repeated="6"/>
        </table:table-row>
        <table:table-row table:style-name="ro3">
          <table:table-cell office:value-type="float" office:value="13" calcext:value-type="float">
            <text:p>13</text:p>
          </table:table-cell>
          <table:table-cell office:value-type="float" office:value="38" calcext:value-type="float">
            <text:p>38</text:p>
          </table:table-cell>
          <table:table-cell table:formula="of:=[.A2571]/[.B2571]" office:value-type="float" office:value="0.342105263157895" calcext:value-type="float">
            <text:p>0.3421052632</text:p>
          </table:table-cell>
          <table:table-cell table:number-columns-repeated="6"/>
        </table:table-row>
        <table:table-row table:style-name="ro3">
          <table:table-cell office:value-type="float" office:value="14" calcext:value-type="float">
            <text:p>14</text:p>
          </table:table-cell>
          <table:table-cell office:value-type="float" office:value="44" calcext:value-type="float">
            <text:p>44</text:p>
          </table:table-cell>
          <table:table-cell table:formula="of:=[.A2572]/[.B2572]" office:value-type="float" office:value="0.318181818181818" calcext:value-type="float">
            <text:p>0.3181818182</text:p>
          </table:table-cell>
          <table:table-cell table:number-columns-repeated="6"/>
        </table:table-row>
        <table:table-row table:style-name="ro3">
          <table:table-cell office:value-type="float" office:value="28" calcext:value-type="float">
            <text:p>28</text:p>
          </table:table-cell>
          <table:table-cell office:value-type="float" office:value="71" calcext:value-type="float">
            <text:p>71</text:p>
          </table:table-cell>
          <table:table-cell table:formula="of:=[.A2573]/[.B2573]" office:value-type="float" office:value="0.394366197183099" calcext:value-type="float">
            <text:p>0.3943661972</text:p>
          </table:table-cell>
          <table:table-cell table:number-columns-repeated="6"/>
        </table:table-row>
        <table:table-row table:style-name="ro3">
          <table:table-cell office:value-type="float" office:value="31" calcext:value-type="float">
            <text:p>31</text:p>
          </table:table-cell>
          <table:table-cell office:value-type="float" office:value="82" calcext:value-type="float">
            <text:p>82</text:p>
          </table:table-cell>
          <table:table-cell table:formula="of:=[.A2574]/[.B2574]" office:value-type="float" office:value="0.378048780487805" calcext:value-type="float">
            <text:p>0.3780487805</text:p>
          </table:table-cell>
          <table:table-cell table:number-columns-repeated="6"/>
        </table:table-row>
        <table:table-row table:style-name="ro3">
          <table:table-cell office:value-type="float" office:value="36" calcext:value-type="float">
            <text:p>36</text:p>
          </table:table-cell>
          <table:table-cell office:value-type="float" office:value="84" calcext:value-type="float">
            <text:p>84</text:p>
          </table:table-cell>
          <table:table-cell table:formula="of:=[.A2575]/[.B2575]" office:value-type="float" office:value="0.428571428571429" calcext:value-type="float">
            <text:p>0.4285714286</text:p>
          </table:table-cell>
          <table:table-cell table:number-columns-repeated="6"/>
        </table:table-row>
        <table:table-row table:style-name="ro3">
          <table:table-cell office:value-type="float" office:value="40" calcext:value-type="float">
            <text:p>40</text:p>
          </table:table-cell>
          <table:table-cell office:value-type="float" office:value="103" calcext:value-type="float">
            <text:p>103</text:p>
          </table:table-cell>
          <table:table-cell table:formula="of:=[.A2576]/[.B2576]" office:value-type="float" office:value="0.388349514563107" calcext:value-type="float">
            <text:p>0.3883495146</text:p>
          </table:table-cell>
          <table:table-cell table:number-columns-repeated="6"/>
        </table:table-row>
        <table:table-row table:style-name="ro3">
          <table:table-cell office:value-type="float" office:value="42" calcext:value-type="float">
            <text:p>42</text:p>
          </table:table-cell>
          <table:table-cell office:value-type="float" office:value="109" calcext:value-type="float">
            <text:p>109</text:p>
          </table:table-cell>
          <table:table-cell table:formula="of:=[.A2577]/[.B2577]" office:value-type="float" office:value="0.385321100917431" calcext:value-type="float">
            <text:p>0.3853211009</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78]/[.B2578]"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79]/[.B2579]"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80]/[.B2580]"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81]/[.B2581]"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82]/[.B2582]"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83]/[.B2583]"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2584]/[.B2584]" office:value-type="float" office:value="0.4375" calcext:value-type="float">
            <text:p>0.437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585]/[.B2585]"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2586]/[.B2586]" office:value-type="float" office:value="0.411764705882353" calcext:value-type="float">
            <text:p>0.4117647059</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2587]/[.B2587]" office:value-type="float" office:value="0.333333333333333" calcext:value-type="float">
            <text:p>0.3333333333</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88]/[.B2588]" office:value-type="float" office:value="0.470588235294118" calcext:value-type="float">
            <text:p>0.4705882353</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589]/[.B2589]"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590]/[.B2590]"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591]/[.B2591]"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92]/[.B2592]" office:value-type="float" office:value="0.470588235294118" calcext:value-type="float">
            <text:p>0.470588235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593]/[.B2593]"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94]/[.B2594]" office:value-type="float" office:value="0.470588235294118" calcext:value-type="float">
            <text:p>0.4705882353</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595]/[.B2595]"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96]/[.B2596]" office:value-type="float" office:value="0.470588235294118" calcext:value-type="float">
            <text:p>0.4705882353</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2597]/[.B2597]" office:value-type="float" office:value="0.470588235294118" calcext:value-type="float">
            <text:p>0.4705882353</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598]/[.B2598]"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599]/[.B2599]"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600]/[.B2600]"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601]/[.B2601]"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2602]/[.B2602]" office:value-type="float" office:value="0.538461538461538" calcext:value-type="float">
            <text:p>0.538461538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603]/[.B2603]"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604]/[.B2604]"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605]/[.B2605]"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606]/[.B260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607]/[.B2607]"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608]/[.B2608]"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609]/[.B2609]" office:value-type="float" office:value="0.421052631578947" calcext:value-type="float">
            <text:p>0.4210526316</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2610]/[.B2610]" office:value-type="float" office:value="0.333333333333333" calcext:value-type="float">
            <text:p>0.3333333333</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611]/[.B2611]"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612]/[.B261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2613]/[.B2613]" office:value-type="float" office:value="0.45" calcext:value-type="float">
            <text:p>0.4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614]/[.B2614]"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615]/[.B2615]"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2616]/[.B2616]"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617]/[.B2617]"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618]/[.B2618]"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19]/[.B2619]"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2620]/[.B2620]" office:value-type="float" office:value="0.411764705882353" calcext:value-type="float">
            <text:p>0.4117647059</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2621]/[.B2621]" office:value-type="float" office:value="0.476190476190476" calcext:value-type="float">
            <text:p>0.4761904762</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622]/[.B2622]" office:value-type="float" office:value="0.388888888888889" calcext:value-type="float">
            <text:p>0.3888888889</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623]/[.B2623]"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624]/[.B2624]" office:value-type="float" office:value="0.368421052631579" calcext:value-type="float">
            <text:p>0.368421052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25]/[.B2625]"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2626]/[.B2626]"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627]/[.B2627]" office:value-type="float" office:value="0.380952380952381" calcext:value-type="float">
            <text:p>0.380952381</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628]/[.B2628]" office:value-type="float" office:value="0.368421052631579" calcext:value-type="float">
            <text:p>0.368421052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629]/[.B2629]" office:value-type="float" office:value="0.409090909090909" calcext:value-type="float">
            <text:p>0.4090909091</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2630]/[.B2630]" office:value-type="float" office:value="0.368421052631579" calcext:value-type="float">
            <text:p>0.3684210526</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2631]/[.B2631]" office:value-type="float" office:value="0.391304347826087" calcext:value-type="float">
            <text:p>0.3913043478</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632]/[.B2632]"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633]/[.B2633]"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2634]/[.B2634]" office:value-type="float" office:value="0.434782608695652" calcext:value-type="float">
            <text:p>0.4347826087</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2635]/[.B2635]"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2636]/[.B2636]" office:value-type="float" office:value="0.391304347826087" calcext:value-type="float">
            <text:p>0.3913043478</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2637]/[.B2637]" office:value-type="float" office:value="0.444444444444444" calcext:value-type="float">
            <text:p>0.444444444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638]/[.B2638]"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39]/[.B2639]"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640]/[.B2640]" office:value-type="float" office:value="0.423076923076923" calcext:value-type="float">
            <text:p>0.423076923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641]/[.B2641]"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642]/[.B2642]"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643]/[.B2643]"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644]/[.B2644]" office:value-type="float" office:value="0.423076923076923" calcext:value-type="float">
            <text:p>0.423076923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645]/[.B2645]"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646]/[.B264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647]/[.B2647]" office:value-type="float" office:value="0.380952380952381" calcext:value-type="float">
            <text:p>0.380952381</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2648]/[.B2648]"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2649]/[.B2649]" office:value-type="float" office:value="0.363636363636364" calcext:value-type="float">
            <text:p>0.3636363636</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650]/[.B2650]" office:value-type="float" office:value="0.37037037037037" calcext:value-type="float">
            <text:p>0.3703703704</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2651]/[.B2651]" office:value-type="float" office:value="0.347826086956522" calcext:value-type="float">
            <text:p>0.347826087</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2652]/[.B2652]" office:value-type="float" office:value="0.392857142857143" calcext:value-type="float">
            <text:p>0.3928571429</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2653]/[.B2653]"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2654]/[.B2654]" office:value-type="float" office:value="0.433333333333333" calcext:value-type="float">
            <text:p>0.4333333333</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2655]/[.B2655]" office:value-type="float" office:value="0.375" calcext:value-type="float">
            <text:p>0.375</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2656]/[.B2656]"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657]/[.B2657]" office:value-type="float" office:value="0.409090909090909" calcext:value-type="float">
            <text:p>0.4090909091</text:p>
          </table:table-cell>
          <table:table-cell table:number-columns-repeated="6"/>
        </table:table-row>
        <table:table-row table:style-name="ro3">
          <table:table-cell office:value-type="float" office:value="13" calcext:value-type="float">
            <text:p>13</text:p>
          </table:table-cell>
          <table:table-cell office:value-type="float" office:value="32" calcext:value-type="float">
            <text:p>32</text:p>
          </table:table-cell>
          <table:table-cell table:formula="of:=[.A2658]/[.B2658]" office:value-type="float" office:value="0.40625" calcext:value-type="float">
            <text:p>0.40625</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2659]/[.B2659]" office:value-type="float" office:value="0.346153846153846" calcext:value-type="float">
            <text:p>0.3461538462</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2660]/[.B2660]" office:value-type="float" office:value="0.4375" calcext:value-type="float">
            <text:p>0.437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661]/[.B2661]" office:value-type="float" office:value="0.384615384615385" calcext:value-type="float">
            <text:p>0.3846153846</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2662]/[.B2662]" office:value-type="float" office:value="0.411764705882353" calcext:value-type="float">
            <text:p>0.4117647059</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2663]/[.B2663]" office:value-type="float" office:value="0.357142857142857" calcext:value-type="float">
            <text:p>0.3571428571</text:p>
          </table:table-cell>
          <table:table-cell table:number-columns-repeated="6"/>
        </table:table-row>
        <table:table-row table:style-name="ro3">
          <table:table-cell office:value-type="float" office:value="17" calcext:value-type="float">
            <text:p>17</text:p>
          </table:table-cell>
          <table:table-cell office:value-type="float" office:value="36" calcext:value-type="float">
            <text:p>36</text:p>
          </table:table-cell>
          <table:table-cell table:formula="of:=[.A2664]/[.B2664]" office:value-type="float" office:value="0.472222222222222" calcext:value-type="float">
            <text:p>0.4722222222</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2665]/[.B2665]" office:value-type="float" office:value="0.444444444444444" calcext:value-type="float">
            <text:p>0.4444444444</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666]/[.B2666]"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32" calcext:value-type="float">
            <text:p>32</text:p>
          </table:table-cell>
          <table:table-cell table:formula="of:=[.A2667]/[.B2667]" office:value-type="float" office:value="0.34375" calcext:value-type="float">
            <text:p>0.34375</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668]/[.B2668]"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32" calcext:value-type="float">
            <text:p>32</text:p>
          </table:table-cell>
          <table:table-cell table:formula="of:=[.A2669]/[.B2669]" office:value-type="float" office:value="0.34375" calcext:value-type="float">
            <text:p>0.34375</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670]/[.B2670]"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32" calcext:value-type="float">
            <text:p>32</text:p>
          </table:table-cell>
          <table:table-cell table:formula="of:=[.A2671]/[.B2671]" office:value-type="float" office:value="0.34375" calcext:value-type="float">
            <text:p>0.34375</text:p>
          </table:table-cell>
          <table:table-cell table:number-columns-repeated="6"/>
        </table:table-row>
        <table:table-row table:style-name="ro3">
          <table:table-cell office:value-type="float" office:value="15" calcext:value-type="float">
            <text:p>15</text:p>
          </table:table-cell>
          <table:table-cell office:value-type="float" office:value="40" calcext:value-type="float">
            <text:p>40</text:p>
          </table:table-cell>
          <table:table-cell table:formula="of:=[.A2672]/[.B2672]"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35" calcext:value-type="float">
            <text:p>35</text:p>
          </table:table-cell>
          <table:table-cell table:formula="of:=[.A2673]/[.B2673]" office:value-type="float" office:value="0.314285714285714" calcext:value-type="float">
            <text:p>0.3142857143</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2674]/[.B2674]" office:value-type="float" office:value="0.425" calcext:value-type="float">
            <text:p>0.425</text:p>
          </table:table-cell>
          <table:table-cell table:number-columns-repeated="6"/>
        </table:table-row>
        <table:table-row table:style-name="ro3">
          <table:table-cell office:value-type="float" office:value="20" calcext:value-type="float">
            <text:p>20</text:p>
          </table:table-cell>
          <table:table-cell office:value-type="float" office:value="46" calcext:value-type="float">
            <text:p>46</text:p>
          </table:table-cell>
          <table:table-cell table:formula="of:=[.A2675]/[.B2675]" office:value-type="float" office:value="0.434782608695652" calcext:value-type="float">
            <text:p>0.4347826087</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676]/[.B2676]"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2" calcext:value-type="float">
            <text:p>52</text:p>
          </table:table-cell>
          <table:table-cell table:formula="of:=[.A2677]/[.B2677]" office:value-type="float" office:value="0.403846153846154" calcext:value-type="float">
            <text:p>0.4038461538</text:p>
          </table:table-cell>
          <table:table-cell table:number-columns-repeated="6"/>
        </table:table-row>
        <table:table-row table:style-name="ro3">
          <table:table-cell office:value-type="float" office:value="24" calcext:value-type="float">
            <text:p>24</text:p>
          </table:table-cell>
          <table:table-cell office:value-type="float" office:value="57" calcext:value-type="float">
            <text:p>57</text:p>
          </table:table-cell>
          <table:table-cell table:formula="of:=[.A2678]/[.B2678]" office:value-type="float" office:value="0.421052631578947" calcext:value-type="float">
            <text:p>0.4210526316</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2679]/[.B2679]" office:value-type="float" office:value="0.431034482758621" calcext:value-type="float">
            <text:p>0.4310344828</text:p>
          </table:table-cell>
          <table:table-cell table:number-columns-repeated="6"/>
        </table:table-row>
        <table:table-row table:style-name="ro3">
          <table:table-cell office:value-type="float" office:value="29" calcext:value-type="float">
            <text:p>29</text:p>
          </table:table-cell>
          <table:table-cell office:value-type="float" office:value="65" calcext:value-type="float">
            <text:p>65</text:p>
          </table:table-cell>
          <table:table-cell table:formula="of:=[.A2680]/[.B2680]" office:value-type="float" office:value="0.446153846153846" calcext:value-type="float">
            <text:p>0.4461538462</text:p>
          </table:table-cell>
          <table:table-cell table:number-columns-repeated="6"/>
        </table:table-row>
        <table:table-row table:style-name="ro3">
          <table:table-cell office:value-type="float" office:value="28" calcext:value-type="float">
            <text:p>28</text:p>
          </table:table-cell>
          <table:table-cell office:value-type="float" office:value="69" calcext:value-type="float">
            <text:p>69</text:p>
          </table:table-cell>
          <table:table-cell table:formula="of:=[.A2681]/[.B2681]" office:value-type="float" office:value="0.405797101449275" calcext:value-type="float">
            <text:p>0.4057971014</text:p>
          </table:table-cell>
          <table:table-cell table:number-columns-repeated="6"/>
        </table:table-row>
        <table:table-row table:style-name="ro3">
          <table:table-cell office:value-type="float" office:value="28" calcext:value-type="float">
            <text:p>28</text:p>
          </table:table-cell>
          <table:table-cell office:value-type="float" office:value="69" calcext:value-type="float">
            <text:p>69</text:p>
          </table:table-cell>
          <table:table-cell table:formula="of:=[.A2682]/[.B2682]" office:value-type="float" office:value="0.405797101449275" calcext:value-type="float">
            <text:p>0.4057971014</text:p>
          </table:table-cell>
          <table:table-cell table:number-columns-repeated="6"/>
        </table:table-row>
        <table:table-row table:style-name="ro3">
          <table:table-cell office:value-type="float" office:value="31" calcext:value-type="float">
            <text:p>31</text:p>
          </table:table-cell>
          <table:table-cell office:value-type="float" office:value="75" calcext:value-type="float">
            <text:p>75</text:p>
          </table:table-cell>
          <table:table-cell table:formula="of:=[.A2683]/[.B2683]" office:value-type="float" office:value="0.413333333333333" calcext:value-type="float">
            <text:p>0.4133333333</text:p>
          </table:table-cell>
          <table:table-cell table:number-columns-repeated="6"/>
        </table:table-row>
        <table:table-row table:style-name="ro3">
          <table:table-cell office:value-type="float" office:value="31" calcext:value-type="float">
            <text:p>31</text:p>
          </table:table-cell>
          <table:table-cell office:value-type="float" office:value="87" calcext:value-type="float">
            <text:p>87</text:p>
          </table:table-cell>
          <table:table-cell table:formula="of:=[.A2684]/[.B2684]" office:value-type="float" office:value="0.35632183908046" calcext:value-type="float">
            <text:p>0.3563218391</text:p>
          </table:table-cell>
          <table:table-cell table:number-columns-repeated="6"/>
        </table:table-row>
        <table:table-row table:style-name="ro3">
          <table:table-cell office:value-type="float" office:value="40" calcext:value-type="float">
            <text:p>40</text:p>
          </table:table-cell>
          <table:table-cell office:value-type="float" office:value="94" calcext:value-type="float">
            <text:p>94</text:p>
          </table:table-cell>
          <table:table-cell table:formula="of:=[.A2685]/[.B2685]" office:value-type="float" office:value="0.425531914893617" calcext:value-type="float">
            <text:p>0.4255319149</text:p>
          </table:table-cell>
          <table:table-cell table:number-columns-repeated="6"/>
        </table:table-row>
        <table:table-row table:style-name="ro3">
          <table:table-cell office:value-type="float" office:value="45" calcext:value-type="float">
            <text:p>45</text:p>
          </table:table-cell>
          <table:table-cell office:value-type="float" office:value="105" calcext:value-type="float">
            <text:p>105</text:p>
          </table:table-cell>
          <table:table-cell table:formula="of:=[.A2686]/[.B2686]"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87]/[.B2687]"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688]/[.B2688]"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2689]/[.B2689]"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2690]/[.B2690]"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691]/[.B2691]"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92]/[.B269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2693]/[.B2693]"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94]/[.B2694]"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95]/[.B2695]"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696]/[.B2696]"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2697]/[.B2697]"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2698]/[.B2698]"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2699]/[.B2699]"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700]/[.B2700]"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2701]/[.B2701]"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2702]/[.B2702]"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2703]/[.B2703]"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2704]/[.B2704]"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05]/[.B2705]"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06]/[.B2706]"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07]/[.B2707]"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08]/[.B2708]"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09]/[.B2709]"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10]/[.B2710]"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11]/[.B2711]"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12]/[.B2712]"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13]/[.B2713]"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14]/[.B2714]"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15]/[.B2715]"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16]/[.B2716]"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717]/[.B2717]"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18]/[.B2718]"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19]/[.B2719]"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20]/[.B2720]"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721]/[.B2721]" office:value-type="float" office:value="0.384615384615385" calcext:value-type="float">
            <text:p>0.384615384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722]/[.B2722]"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723]/[.B2723]"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724]/[.B2724]" office:value-type="float" office:value="0.407407407407407" calcext:value-type="float">
            <text:p>0.407407407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25]/[.B2725]"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26]/[.B2726]"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27]/[.B2727]"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28]/[.B272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29]/[.B272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30]/[.B2730]"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31]/[.B2731]"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32]/[.B2732]"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33]/[.B2733]"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34]/[.B2734]"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35]/[.B2735]"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36]/[.B2736]"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37]/[.B2737]"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38]/[.B273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39]/[.B273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40]/[.B2740]"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41]/[.B2741]"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42]/[.B2742]"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43]/[.B2743]"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44]/[.B2744]"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45]/[.B2745]"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46]/[.B2746]"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747]/[.B2747]" office:value-type="float" office:value="0.36" calcext:value-type="float">
            <text:p>0.3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48]/[.B274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49]/[.B274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50]/[.B2750]"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751]/[.B2751]"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752]/[.B2752]"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753]/[.B275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754]/[.B2754]"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55]/[.B2755]"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756]/[.B2756]"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57]/[.B2757]"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58]/[.B2758]"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759]/[.B2759]" office:value-type="float" office:value="0.36" calcext:value-type="float">
            <text:p>0.36</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60]/[.B2760]" office:value-type="float" office:value="0.545454545454545" calcext:value-type="float">
            <text:p>0.545454545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761]/[.B2761]"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62]/[.B2762]" office:value-type="float" office:value="0.545454545454545" calcext:value-type="float">
            <text:p>0.545454545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763]/[.B2763]"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64]/[.B2764]" office:value-type="float" office:value="0.545454545454545" calcext:value-type="float">
            <text:p>0.5454545455</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2765]/[.B2765]" office:value-type="float" office:value="0.375" calcext:value-type="float">
            <text:p>0.37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66]/[.B2766]"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767]/[.B2767]" office:value-type="float" office:value="0.36" calcext:value-type="float">
            <text:p>0.3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68]/[.B276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69]/[.B276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0" calcext:value-type="float">
            <text:p>10</text:p>
          </table:table-cell>
          <table:table-cell table:formula="of:=[.A2770]/[.B2770]"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771]/[.B2771]"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72]/[.B2772]" office:value-type="float" office:value="0.545454545454545" calcext:value-type="float">
            <text:p>0.545454545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773]/[.B2773]"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74]/[.B2774]" office:value-type="float" office:value="0.545454545454545" calcext:value-type="float">
            <text:p>0.5454545455</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2775]/[.B2775]"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76]/[.B2776]" office:value-type="float" office:value="0.545454545454545" calcext:value-type="float">
            <text:p>0.545454545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777]/[.B2777]"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78]/[.B2778]"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779]/[.B2779]" office:value-type="float" office:value="0.44" calcext:value-type="float">
            <text:p>0.4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80]/[.B2780]"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81]/[.B2781]"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82]/[.B2782]" office:value-type="float" office:value="0.545454545454545" calcext:value-type="float">
            <text:p>0.545454545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783]/[.B2783]" office:value-type="float" office:value="0.423076923076923" calcext:value-type="float">
            <text:p>0.423076923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784]/[.B2784]"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85]/[.B2785]"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2786]/[.B2786]" office:value-type="float" office:value="0.545454545454545" calcext:value-type="float">
            <text:p>0.545454545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87]/[.B2787]"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788]/[.B2788]"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789]/[.B278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790]/[.B2790]"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91]/[.B2791]"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792]/[.B2792]"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793]/[.B279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794]/[.B2794]"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795]/[.B2795]"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796]/[.B2796]"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797]/[.B2797]" office:value-type="float" office:value="0.407407407407407" calcext:value-type="float">
            <text:p>0.4074074074</text:p>
          </table:table-cell>
          <table:table-cell table:number-columns-repeated="6"/>
        </table:table-row>
        <table:table-row table:style-name="ro3">
          <table:table-cell office:value-type="float" office:value="7" calcext:value-type="float">
            <text:p>7</text:p>
          </table:table-cell>
          <table:table-cell office:value-type="float" office:value="12" calcext:value-type="float">
            <text:p>12</text:p>
          </table:table-cell>
          <table:table-cell table:formula="of:=[.A2798]/[.B2798]" office:value-type="float" office:value="0.583333333333333" calcext:value-type="float">
            <text:p>0.5833333333</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799]/[.B279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00]/[.B2800]"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01]/[.B2801]"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02]/[.B280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03]/[.B280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04]/[.B2804]"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05]/[.B2805]"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06]/[.B2806]"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07]/[.B2807]"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08]/[.B2808]"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09]/[.B280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810]/[.B2810]"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11]/[.B2811]"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12]/[.B281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13]/[.B281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14]/[.B2814]"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15]/[.B2815]"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0" calcext:value-type="float">
            <text:p>10</text:p>
          </table:table-cell>
          <table:table-cell table:formula="of:=[.A2816]/[.B2816]"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17]/[.B2817]"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818]/[.B281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19]/[.B281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20]/[.B2820]"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21]/[.B2821]"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822]/[.B2822]"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23]/[.B2823]"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824]/[.B2824]"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25]/[.B2825]"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26]/[.B2826]"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27]/[.B2827]"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28]/[.B2828]"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29]/[.B282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30]/[.B2830]"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31]/[.B2831]"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32]/[.B2832]"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33]/[.B283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34]/[.B2834]"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35]/[.B2835]"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36]/[.B2836]"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37]/[.B2837]"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38]/[.B2838]"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39]/[.B283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40]/[.B2840]"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41]/[.B2841]"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42]/[.B284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43]/[.B284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44]/[.B2844]"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45]/[.B2845]"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46]/[.B2846]"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47]/[.B2847]"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48]/[.B2848]"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49]/[.B284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50]/[.B2850]"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851]/[.B2851]" office:value-type="float" office:value="0.36" calcext:value-type="float">
            <text:p>0.3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52]/[.B2852]"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53]/[.B285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54]/[.B2854]"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55]/[.B2855]"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56]/[.B2856]"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57]/[.B2857]"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858]/[.B2858]"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59]/[.B285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60]/[.B2860]"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861]/[.B2861]" office:value-type="float" office:value="0.37037037037037" calcext:value-type="float">
            <text:p>0.37037037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62]/[.B2862]"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63]/[.B286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64]/[.B2864]"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65]/[.B2865]"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66]/[.B2866]"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867]/[.B2867]"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68]/[.B2868]"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869]/[.B2869]" office:value-type="float" office:value="0.44" calcext:value-type="float">
            <text:p>0.4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870]/[.B2870]"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871]/[.B2871]"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72]/[.B287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873]/[.B2873]"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2" calcext:value-type="float">
            <text:p>12</text:p>
          </table:table-cell>
          <table:table-cell table:formula="of:=[.A2874]/[.B2874]" office:value-type="float" office:value="0.583333333333333" calcext:value-type="float">
            <text:p>0.5833333333</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2875]/[.B2875]" office:value-type="float" office:value="0.36" calcext:value-type="float">
            <text:p>0.3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876]/[.B2876]"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877]/[.B2877]" office:value-type="float" office:value="0.407407407407407" calcext:value-type="float">
            <text:p>0.4074074074</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878]/[.B2878]"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879]/[.B2879]"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80]/[.B2880]"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2881]/[.B2881]"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82]/[.B2882]"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883]/[.B2883]"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884]/[.B2884]"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885]/[.B2885]" office:value-type="float" office:value="0.37037037037037" calcext:value-type="float">
            <text:p>0.370370370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886]/[.B2886]"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887]/[.B2887]" office:value-type="float" office:value="0.423076923076923" calcext:value-type="float">
            <text:p>0.4230769231</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2888]/[.B2888]"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889]/[.B2889]" office:value-type="float" office:value="0.407407407407407" calcext:value-type="float">
            <text:p>0.4074074074</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2890]/[.B2890]" office:value-type="float" office:value="0.538461538461538" calcext:value-type="float">
            <text:p>0.538461538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891]/[.B2891]"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892]/[.B2892]"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93]/[.B289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94]/[.B2894]"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2895]/[.B2895]"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96]/[.B2896]"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2897]/[.B2897]" office:value-type="float" office:value="0.44" calcext:value-type="float">
            <text:p>0.4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898]/[.B2898]"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2899]/[.B289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00]/[.B2900]"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2901]/[.B2901]"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02]/[.B290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2903]/[.B2903]"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04]/[.B2904]"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2905]/[.B2905]" office:value-type="float" office:value="0.392857142857143" calcext:value-type="float">
            <text:p>0.3928571429</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2906]/[.B2906]" office:value-type="float" office:value="0.538461538461538" calcext:value-type="float">
            <text:p>0.5384615385</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907]/[.B2907]" office:value-type="float" office:value="0.37037037037037" calcext:value-type="float">
            <text:p>0.3703703704</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08]/[.B2908]"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909]/[.B2909]" office:value-type="float" office:value="0.37037037037037" calcext:value-type="float">
            <text:p>0.37037037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10]/[.B2910]"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2911]/[.B2911]" office:value-type="float" office:value="0.37037037037037" calcext:value-type="float">
            <text:p>0.37037037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12]/[.B2912]" office:value-type="float" office:value="0.461538461538462" calcext:value-type="float">
            <text:p>0.4615384615</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2913]/[.B2913]" office:value-type="float" office:value="0.392857142857143" calcext:value-type="float">
            <text:p>0.3928571429</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14]/[.B2914]"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2915]/[.B2915]" office:value-type="float" office:value="0.379310344827586" calcext:value-type="float">
            <text:p>0.3793103448</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16]/[.B2916]"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2917]/[.B2917]" office:value-type="float" office:value="0.379310344827586" calcext:value-type="float">
            <text:p>0.379310344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18]/[.B2918]"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2919]/[.B2919]" office:value-type="float" office:value="0.379310344827586" calcext:value-type="float">
            <text:p>0.3793103448</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20]/[.B2920]"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2921]/[.B2921]" office:value-type="float" office:value="0.379310344827586" calcext:value-type="float">
            <text:p>0.3793103448</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922]/[.B2922]" office:value-type="float" office:value="0.384615384615385" calcext:value-type="float">
            <text:p>0.3846153846</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2923]/[.B2923]" office:value-type="float" office:value="0.379310344827586" calcext:value-type="float">
            <text:p>0.3793103448</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2924]/[.B2924]" office:value-type="float" office:value="0.538461538461538" calcext:value-type="float">
            <text:p>0.5384615385</text:p>
          </table:table-cell>
          <table:table-cell table:number-columns-repeated="6"/>
        </table:table-row>
        <table:table-row table:style-name="ro3">
          <table:table-cell office:value-type="float" office:value="14" calcext:value-type="float">
            <text:p>14</text:p>
          </table:table-cell>
          <table:table-cell office:value-type="float" office:value="32" calcext:value-type="float">
            <text:p>32</text:p>
          </table:table-cell>
          <table:table-cell table:formula="of:=[.A2925]/[.B2925]"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926]/[.B2926]"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2927]/[.B2927]"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28]/[.B2928]" office:value-type="float" office:value="0.5" calcext:value-type="float">
            <text:p>0.5</text:p>
          </table:table-cell>
          <table:table-cell table:number-columns-repeated="6"/>
        </table:table-row>
        <table:table-row table:style-name="ro3">
          <table:table-cell office:value-type="float" office:value="13" calcext:value-type="float">
            <text:p>13</text:p>
          </table:table-cell>
          <table:table-cell office:value-type="float" office:value="32" calcext:value-type="float">
            <text:p>32</text:p>
          </table:table-cell>
          <table:table-cell table:formula="of:=[.A2929]/[.B2929]" office:value-type="float" office:value="0.40625" calcext:value-type="float">
            <text:p>0.4062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930]/[.B2930]" office:value-type="float" office:value="0.454545454545455" calcext:value-type="float">
            <text:p>0.4545454545</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2931]/[.B2931]" office:value-type="float" office:value="0.424242424242424" calcext:value-type="float">
            <text:p>0.4242424242</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32]/[.B2932]" office:value-type="float" office:value="0.416666666666667" calcext:value-type="float">
            <text:p>0.4166666667</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2933]/[.B2933]" office:value-type="float" office:value="0.387096774193548" calcext:value-type="float">
            <text:p>0.3870967742</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934]/[.B2934]" office:value-type="float" office:value="0.454545454545455" calcext:value-type="float">
            <text:p>0.4545454545</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2935]/[.B2935]" office:value-type="float" office:value="0.382352941176471" calcext:value-type="float">
            <text:p>0.3823529412</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936]/[.B2936]" office:value-type="float" office:value="0.454545454545455" calcext:value-type="float">
            <text:p>0.4545454545</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2937]/[.B2937]" office:value-type="float" office:value="0.424242424242424" calcext:value-type="float">
            <text:p>0.4242424242</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38]/[.B2938]" office:value-type="float" office:value="0.461538461538462" calcext:value-type="float">
            <text:p>0.4615384615</text:p>
          </table:table-cell>
          <table:table-cell table:number-columns-repeated="6"/>
        </table:table-row>
        <table:table-row table:style-name="ro3">
          <table:table-cell office:value-type="float" office:value="12" calcext:value-type="float">
            <text:p>12</text:p>
          </table:table-cell>
          <table:table-cell office:value-type="float" office:value="33" calcext:value-type="float">
            <text:p>33</text:p>
          </table:table-cell>
          <table:table-cell table:formula="of:=[.A2939]/[.B2939]" office:value-type="float" office:value="0.363636363636364" calcext:value-type="float">
            <text:p>0.363636363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940]/[.B2940]" office:value-type="float" office:value="0.454545454545455" calcext:value-type="float">
            <text:p>0.4545454545</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2941]/[.B2941]" office:value-type="float" office:value="0.382352941176471" calcext:value-type="float">
            <text:p>0.3823529412</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42]/[.B2942]" office:value-type="float" office:value="0.416666666666667" calcext:value-type="float">
            <text:p>0.4166666667</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2943]/[.B2943]" office:value-type="float" office:value="0.411764705882353" calcext:value-type="float">
            <text:p>0.4117647059</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44]/[.B2944]" office:value-type="float" office:value="0.416666666666667" calcext:value-type="float">
            <text:p>0.4166666667</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2945]/[.B2945]" office:value-type="float" office:value="0.405405405405405" calcext:value-type="float">
            <text:p>0.405405405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46]/[.B2946]" office:value-type="float" office:value="0.5" calcext:value-type="float">
            <text:p>0.5</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947]/[.B2947]"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48]/[.B2948]" office:value-type="float" office:value="0.5" calcext:value-type="float">
            <text:p>0.5</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2949]/[.B2949]" office:value-type="float" office:value="0.411764705882353" calcext:value-type="float">
            <text:p>0.4117647059</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50]/[.B2950]" office:value-type="float" office:value="0.461538461538462" calcext:value-type="float">
            <text:p>0.4615384615</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2951]/[.B2951]"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52]/[.B2952]" office:value-type="float" office:value="0.5" calcext:value-type="float">
            <text:p>0.5</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2953]/[.B2953]"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954]/[.B2954]" office:value-type="float" office:value="0.384615384615385" calcext:value-type="float">
            <text:p>0.3846153846</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2955]/[.B2955]"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56]/[.B2956]" office:value-type="float" office:value="0.461538461538462" calcext:value-type="float">
            <text:p>0.4615384615</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2957]/[.B2957]" office:value-type="float" office:value="0.41025641025641" calcext:value-type="float">
            <text:p>0.4102564103</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58]/[.B2958]" office:value-type="float" office:value="0.416666666666667" calcext:value-type="float">
            <text:p>0.4166666667</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2959]/[.B2959]" office:value-type="float" office:value="0.41025641025641" calcext:value-type="float">
            <text:p>0.4102564103</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60]/[.B2960]" office:value-type="float" office:value="0.416666666666667" calcext:value-type="float">
            <text:p>0.4166666667</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2961]/[.B2961]"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62]/[.B2962]" office:value-type="float" office:value="0.5" calcext:value-type="float">
            <text:p>0.5</text:p>
          </table:table-cell>
          <table:table-cell table:number-columns-repeated="6"/>
        </table:table-row>
        <table:table-row table:style-name="ro3">
          <table:table-cell office:value-type="float" office:value="17" calcext:value-type="float">
            <text:p>17</text:p>
          </table:table-cell>
          <table:table-cell office:value-type="float" office:value="42" calcext:value-type="float">
            <text:p>42</text:p>
          </table:table-cell>
          <table:table-cell table:formula="of:=[.A2963]/[.B2963]" office:value-type="float" office:value="0.404761904761905" calcext:value-type="float">
            <text:p>0.4047619048</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964]/[.B2964]" office:value-type="float" office:value="0.384615384615385" calcext:value-type="float">
            <text:p>0.3846153846</text:p>
          </table:table-cell>
          <table:table-cell table:number-columns-repeated="6"/>
        </table:table-row>
        <table:table-row table:style-name="ro3">
          <table:table-cell office:value-type="float" office:value="17" calcext:value-type="float">
            <text:p>17</text:p>
          </table:table-cell>
          <table:table-cell office:value-type="float" office:value="42" calcext:value-type="float">
            <text:p>42</text:p>
          </table:table-cell>
          <table:table-cell table:formula="of:=[.A2965]/[.B2965]" office:value-type="float" office:value="0.404761904761905" calcext:value-type="float">
            <text:p>0.404761904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66]/[.B2966]" office:value-type="float" office:value="0.416666666666667" calcext:value-type="float">
            <text:p>0.4166666667</text:p>
          </table:table-cell>
          <table:table-cell table:number-columns-repeated="6"/>
        </table:table-row>
        <table:table-row table:style-name="ro3">
          <table:table-cell office:value-type="float" office:value="18" calcext:value-type="float">
            <text:p>18</text:p>
          </table:table-cell>
          <table:table-cell office:value-type="float" office:value="41" calcext:value-type="float">
            <text:p>41</text:p>
          </table:table-cell>
          <table:table-cell table:formula="of:=[.A2967]/[.B2967]" office:value-type="float" office:value="0.439024390243902" calcext:value-type="float">
            <text:p>0.4390243902</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2968]/[.B2968]" office:value-type="float" office:value="0.454545454545455" calcext:value-type="float">
            <text:p>0.4545454545</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2969]/[.B2969]"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70]/[.B2970]" office:value-type="float" office:value="0.416666666666667" calcext:value-type="float">
            <text:p>0.4166666667</text:p>
          </table:table-cell>
          <table:table-cell table:number-columns-repeated="6"/>
        </table:table-row>
        <table:table-row table:style-name="ro3">
          <table:table-cell office:value-type="float" office:value="19" calcext:value-type="float">
            <text:p>19</text:p>
          </table:table-cell>
          <table:table-cell office:value-type="float" office:value="44" calcext:value-type="float">
            <text:p>44</text:p>
          </table:table-cell>
          <table:table-cell table:formula="of:=[.A2971]/[.B2971]" office:value-type="float" office:value="0.431818181818182" calcext:value-type="float">
            <text:p>0.4318181818</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72]/[.B2972]" office:value-type="float" office:value="0.5" calcext:value-type="float">
            <text:p>0.5</text:p>
          </table:table-cell>
          <table:table-cell table:number-columns-repeated="6"/>
        </table:table-row>
        <table:table-row table:style-name="ro3">
          <table:table-cell office:value-type="float" office:value="19" calcext:value-type="float">
            <text:p>19</text:p>
          </table:table-cell>
          <table:table-cell office:value-type="float" office:value="44" calcext:value-type="float">
            <text:p>44</text:p>
          </table:table-cell>
          <table:table-cell table:formula="of:=[.A2973]/[.B2973]" office:value-type="float" office:value="0.431818181818182" calcext:value-type="float">
            <text:p>0.431818181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74]/[.B2974]" office:value-type="float" office:value="0.416666666666667" calcext:value-type="float">
            <text:p>0.4166666667</text:p>
          </table:table-cell>
          <table:table-cell table:number-columns-repeated="6"/>
        </table:table-row>
        <table:table-row table:style-name="ro3">
          <table:table-cell office:value-type="float" office:value="19" calcext:value-type="float">
            <text:p>19</text:p>
          </table:table-cell>
          <table:table-cell office:value-type="float" office:value="44" calcext:value-type="float">
            <text:p>44</text:p>
          </table:table-cell>
          <table:table-cell table:formula="of:=[.A2975]/[.B2975]" office:value-type="float" office:value="0.431818181818182" calcext:value-type="float">
            <text:p>0.431818181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76]/[.B2976]" office:value-type="float" office:value="0.416666666666667" calcext:value-type="float">
            <text:p>0.4166666667</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2977]/[.B2977]" office:value-type="float" office:value="0.425531914893617" calcext:value-type="float">
            <text:p>0.4255319149</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2978]/[.B2978]" office:value-type="float" office:value="0.5" calcext:value-type="float">
            <text:p>0.5</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2979]/[.B2979]" office:value-type="float" office:value="0.425531914893617" calcext:value-type="float">
            <text:p>0.4255319149</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980]/[.B2980]" office:value-type="float" office:value="0.428571428571429" calcext:value-type="float">
            <text:p>0.4285714286</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2981]/[.B2981]" office:value-type="float" office:value="0.425531914893617" calcext:value-type="float">
            <text:p>0.4255319149</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82]/[.B2982]" office:value-type="float" office:value="0.416666666666667" calcext:value-type="float">
            <text:p>0.4166666667</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2983]/[.B2983]"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2984]/[.B2984]" office:value-type="float" office:value="0.416666666666667" calcext:value-type="float">
            <text:p>0.4166666667</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2985]/[.B2985]" office:value-type="float" office:value="0.415094339622642" calcext:value-type="float">
            <text:p>0.415094339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86]/[.B2986]" office:value-type="float" office:value="0.461538461538462" calcext:value-type="float">
            <text:p>0.4615384615</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2987]/[.B2987]"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88]/[.B2988]" office:value-type="float" office:value="0.461538461538462" calcext:value-type="float">
            <text:p>0.4615384615</text:p>
          </table:table-cell>
          <table:table-cell table:number-columns-repeated="6"/>
        </table:table-row>
        <table:table-row table:style-name="ro3">
          <table:table-cell office:value-type="float" office:value="23" calcext:value-type="float">
            <text:p>23</text:p>
          </table:table-cell>
          <table:table-cell office:value-type="float" office:value="56" calcext:value-type="float">
            <text:p>56</text:p>
          </table:table-cell>
          <table:table-cell table:formula="of:=[.A2989]/[.B2989]" office:value-type="float" office:value="0.410714285714286" calcext:value-type="float">
            <text:p>0.4107142857</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2990]/[.B2990]" office:value-type="float" office:value="0.333333333333333" calcext:value-type="float">
            <text:p>0.3333333333</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2991]/[.B2991]" office:value-type="float" office:value="0.413793103448276" calcext:value-type="float">
            <text:p>0.413793103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2992]/[.B2992]" office:value-type="float" office:value="0.384615384615385" calcext:value-type="float">
            <text:p>0.3846153846</text:p>
          </table:table-cell>
          <table:table-cell table:number-columns-repeated="6"/>
        </table:table-row>
        <table:table-row table:style-name="ro3">
          <table:table-cell office:value-type="float" office:value="24" calcext:value-type="float">
            <text:p>24</text:p>
          </table:table-cell>
          <table:table-cell office:value-type="float" office:value="58" calcext:value-type="float">
            <text:p>58</text:p>
          </table:table-cell>
          <table:table-cell table:formula="of:=[.A2993]/[.B2993]" office:value-type="float" office:value="0.413793103448276" calcext:value-type="float">
            <text:p>0.413793103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2994]/[.B2994]" office:value-type="float" office:value="0.428571428571429" calcext:value-type="float">
            <text:p>0.4285714286</text:p>
          </table:table-cell>
          <table:table-cell table:number-columns-repeated="6"/>
        </table:table-row>
        <table:table-row table:style-name="ro3">
          <table:table-cell office:value-type="float" office:value="26" calcext:value-type="float">
            <text:p>26</text:p>
          </table:table-cell>
          <table:table-cell office:value-type="float" office:value="61" calcext:value-type="float">
            <text:p>61</text:p>
          </table:table-cell>
          <table:table-cell table:formula="of:=[.A2995]/[.B2995]" office:value-type="float" office:value="0.426229508196721" calcext:value-type="float">
            <text:p>0.4262295082</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2996]/[.B2996]" office:value-type="float" office:value="0.538461538461538" calcext:value-type="float">
            <text:p>0.5384615385</text:p>
          </table:table-cell>
          <table:table-cell table:number-columns-repeated="6"/>
        </table:table-row>
        <table:table-row table:style-name="ro3">
          <table:table-cell office:value-type="float" office:value="26" calcext:value-type="float">
            <text:p>26</text:p>
          </table:table-cell>
          <table:table-cell office:value-type="float" office:value="64" calcext:value-type="float">
            <text:p>64</text:p>
          </table:table-cell>
          <table:table-cell table:formula="of:=[.A2997]/[.B2997]" office:value-type="float" office:value="0.40625" calcext:value-type="float">
            <text:p>0.4062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2998]/[.B2998]" office:value-type="float" office:value="0.461538461538462" calcext:value-type="float">
            <text:p>0.4615384615</text:p>
          </table:table-cell>
          <table:table-cell table:number-columns-repeated="6"/>
        </table:table-row>
        <table:table-row table:style-name="ro3">
          <table:table-cell office:value-type="float" office:value="28" calcext:value-type="float">
            <text:p>28</text:p>
          </table:table-cell>
          <table:table-cell office:value-type="float" office:value="70" calcext:value-type="float">
            <text:p>70</text:p>
          </table:table-cell>
          <table:table-cell table:formula="of:=[.A2999]/[.B2999]"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000]/[.B3000]" office:value-type="float" office:value="0.466666666666667" calcext:value-type="float">
            <text:p>0.4666666667</text:p>
          </table:table-cell>
          <table:table-cell table:number-columns-repeated="6"/>
        </table:table-row>
        <table:table-row table:style-name="ro3">
          <table:table-cell office:value-type="float" office:value="30" calcext:value-type="float">
            <text:p>30</text:p>
          </table:table-cell>
          <table:table-cell office:value-type="float" office:value="72" calcext:value-type="float">
            <text:p>72</text:p>
          </table:table-cell>
          <table:table-cell table:formula="of:=[.A3001]/[.B3001]"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002]/[.B3002]" office:value-type="float" office:value="0.466666666666667" calcext:value-type="float">
            <text:p>0.4666666667</text:p>
          </table:table-cell>
          <table:table-cell table:number-columns-repeated="6"/>
        </table:table-row>
        <table:table-row table:style-name="ro3">
          <table:table-cell office:value-type="float" office:value="34" calcext:value-type="float">
            <text:p>34</text:p>
          </table:table-cell>
          <table:table-cell office:value-type="float" office:value="75" calcext:value-type="float">
            <text:p>75</text:p>
          </table:table-cell>
          <table:table-cell table:formula="of:=[.A3003]/[.B3003]" office:value-type="float" office:value="0.453333333333333" calcext:value-type="float">
            <text:p>0.453333333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004]/[.B3004]" office:value-type="float" office:value="0.428571428571429" calcext:value-type="float">
            <text:p>0.4285714286</text:p>
          </table:table-cell>
          <table:table-cell table:number-columns-repeated="6"/>
        </table:table-row>
        <table:table-row table:style-name="ro3">
          <table:table-cell office:value-type="float" office:value="33" calcext:value-type="float">
            <text:p>33</text:p>
          </table:table-cell>
          <table:table-cell office:value-type="float" office:value="81" calcext:value-type="float">
            <text:p>81</text:p>
          </table:table-cell>
          <table:table-cell table:formula="of:=[.A3005]/[.B3005]" office:value-type="float" office:value="0.407407407407407" calcext:value-type="float">
            <text:p>0.407407407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006]/[.B3006]" office:value-type="float" office:value="0.428571428571429" calcext:value-type="float">
            <text:p>0.4285714286</text:p>
          </table:table-cell>
          <table:table-cell table:number-columns-repeated="6"/>
        </table:table-row>
        <table:table-row table:style-name="ro3">
          <table:table-cell office:value-type="float" office:value="36" calcext:value-type="float">
            <text:p>36</text:p>
          </table:table-cell>
          <table:table-cell office:value-type="float" office:value="84" calcext:value-type="float">
            <text:p>84</text:p>
          </table:table-cell>
          <table:table-cell table:formula="of:=[.A3007]/[.B3007]"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008]/[.B3008]" office:value-type="float" office:value="0.384615384615385" calcext:value-type="float">
            <text:p>0.3846153846</text:p>
          </table:table-cell>
          <table:table-cell table:number-columns-repeated="6"/>
        </table:table-row>
        <table:table-row table:style-name="ro3">
          <table:table-cell office:value-type="float" office:value="38" calcext:value-type="float">
            <text:p>38</text:p>
          </table:table-cell>
          <table:table-cell office:value-type="float" office:value="94" calcext:value-type="float">
            <text:p>94</text:p>
          </table:table-cell>
          <table:table-cell table:formula="of:=[.A3009]/[.B3009]" office:value-type="float" office:value="0.404255319148936" calcext:value-type="float">
            <text:p>0.4042553191</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010]/[.B3010]" office:value-type="float" office:value="0.428571428571429" calcext:value-type="float">
            <text:p>0.4285714286</text:p>
          </table:table-cell>
          <table:table-cell table:number-columns-repeated="6"/>
        </table:table-row>
        <table:table-row table:style-name="ro3">
          <table:table-cell office:value-type="float" office:value="40" calcext:value-type="float">
            <text:p>40</text:p>
          </table:table-cell>
          <table:table-cell office:value-type="float" office:value="97" calcext:value-type="float">
            <text:p>97</text:p>
          </table:table-cell>
          <table:table-cell table:formula="of:=[.A3011]/[.B3011]" office:value-type="float" office:value="0.412371134020619" calcext:value-type="float">
            <text:p>0.412371134</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012]/[.B3012]" office:value-type="float" office:value="0.466666666666667" calcext:value-type="float">
            <text:p>0.4666666667</text:p>
          </table:table-cell>
          <table:table-cell table:number-columns-repeated="6"/>
        </table:table-row>
        <table:table-row table:style-name="ro3">
          <table:table-cell office:value-type="float" office:value="43" calcext:value-type="float">
            <text:p>43</text:p>
          </table:table-cell>
          <table:table-cell office:value-type="float" office:value="105" calcext:value-type="float">
            <text:p>105</text:p>
          </table:table-cell>
          <table:table-cell table:formula="of:=[.A3013]/[.B3013]" office:value-type="float" office:value="0.40952380952381" calcext:value-type="float">
            <text:p>0.409523809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014]/[.B3014]" office:value-type="float" office:value="0.466666666666667" calcext:value-type="float">
            <text:p>0.4666666667</text:p>
          </table:table-cell>
          <table:table-cell table:number-columns-repeated="6"/>
        </table:table-row>
        <table:table-row table:style-name="ro3">
          <table:table-cell office:value-type="float" office:value="47" calcext:value-type="float">
            <text:p>47</text:p>
          </table:table-cell>
          <table:table-cell office:value-type="float" office:value="118" calcext:value-type="float">
            <text:p>118</text:p>
          </table:table-cell>
          <table:table-cell table:formula="of:=[.A3015]/[.B3015]" office:value-type="float" office:value="0.398305084745763" calcext:value-type="float">
            <text:p>0.398305084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016]/[.B3016]"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017]/[.B3017]"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018]/[.B3018]"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3019]/[.B3019]" office:value-type="float" office:value="0.352941176470588" calcext:value-type="float">
            <text:p>0.352941176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020]/[.B3020]"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021]/[.B3021]"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022]/[.B3022]"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023]/[.B3023]"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3024]/[.B3024]"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3025]/[.B3025]" office:value-type="float" office:value="0.444444444444444" calcext:value-type="float">
            <text:p>0.4444444444</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3026]/[.B3026]"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027]/[.B3027]"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028]/[.B3028]"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029]/[.B3029]"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030]/[.B3030]"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031]/[.B3031]"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032]/[.B3032]"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033]/[.B3033]"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034]/[.B3034]" office:value-type="float" office:value="0.476190476190476" calcext:value-type="float">
            <text:p>0.476190476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035]/[.B3035]"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3036]/[.B3036]" office:value-type="float" office:value="0.363636363636364" calcext:value-type="float">
            <text:p>0.3636363636</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037]/[.B3037]"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038]/[.B3038]"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039]/[.B3039]"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040]/[.B3040]"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041]/[.B3041]"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042]/[.B3042]"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043]/[.B3043]" office:value-type="float" office:value="0.458333333333333" calcext:value-type="float">
            <text:p>0.4583333333</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044]/[.B3044]"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045]/[.B3045]"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046]/[.B3046]" office:value-type="float" office:value="0.423076923076923" calcext:value-type="float">
            <text:p>0.4230769231</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3047]/[.B3047]"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3048]/[.B3048]" office:value-type="float" office:value="0.428571428571429" calcext:value-type="float">
            <text:p>0.428571428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3049]/[.B3049]" office:value-type="float" office:value="0.419354838709677" calcext:value-type="float">
            <text:p>0.4193548387</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3050]/[.B3050]" office:value-type="float" office:value="0.419354838709677" calcext:value-type="float">
            <text:p>0.4193548387</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3051]/[.B3051]" office:value-type="float" office:value="0.419354838709677" calcext:value-type="float">
            <text:p>0.4193548387</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3052]/[.B3052]" office:value-type="float" office:value="0.393939393939394" calcext:value-type="float">
            <text:p>0.3939393939</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3053]/[.B3053]" office:value-type="float" office:value="0.411764705882353" calcext:value-type="float">
            <text:p>0.4117647059</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3054]/[.B3054]" office:value-type="float" office:value="0.378378378378378" calcext:value-type="float">
            <text:p>0.3783783784</text:p>
          </table:table-cell>
          <table:table-cell table:number-columns-repeated="6"/>
        </table:table-row>
        <table:table-row table:style-name="ro3">
          <table:table-cell office:value-type="float" office:value="14" calcext:value-type="float">
            <text:p>14</text:p>
          </table:table-cell>
          <table:table-cell office:value-type="float" office:value="38" calcext:value-type="float">
            <text:p>38</text:p>
          </table:table-cell>
          <table:table-cell table:formula="of:=[.A3055]/[.B3055]" office:value-type="float" office:value="0.368421052631579" calcext:value-type="float">
            <text:p>0.3684210526</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3056]/[.B3056]" office:value-type="float" office:value="0.380952380952381" calcext:value-type="float">
            <text:p>0.380952381</text:p>
          </table:table-cell>
          <table:table-cell table:number-columns-repeated="6"/>
        </table:table-row>
        <table:table-row table:style-name="ro3">
          <table:table-cell office:value-type="float" office:value="19" calcext:value-type="float">
            <text:p>19</text:p>
          </table:table-cell>
          <table:table-cell office:value-type="float" office:value="45" calcext:value-type="float">
            <text:p>45</text:p>
          </table:table-cell>
          <table:table-cell table:formula="of:=[.A3057]/[.B3057]" office:value-type="float" office:value="0.422222222222222" calcext:value-type="float">
            <text:p>0.4222222222</text:p>
          </table:table-cell>
          <table:table-cell table:number-columns-repeated="6"/>
        </table:table-row>
        <table:table-row table:style-name="ro3">
          <table:table-cell office:value-type="float" office:value="22" calcext:value-type="float">
            <text:p>22</text:p>
          </table:table-cell>
          <table:table-cell office:value-type="float" office:value="49" calcext:value-type="float">
            <text:p>49</text:p>
          </table:table-cell>
          <table:table-cell table:formula="of:=[.A3058]/[.B3058]" office:value-type="float" office:value="0.448979591836735" calcext:value-type="float">
            <text:p>0.4489795918</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059]/[.B3059]" office:value-type="float" office:value="0.42" calcext:value-type="float">
            <text:p>0.42</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3060]/[.B3060]" office:value-type="float" office:value="0.425925925925926" calcext:value-type="float">
            <text:p>0.4259259259</text:p>
          </table:table-cell>
          <table:table-cell table:number-columns-repeated="6"/>
        </table:table-row>
        <table:table-row table:style-name="ro3">
          <table:table-cell office:value-type="float" office:value="24" calcext:value-type="float">
            <text:p>24</text:p>
          </table:table-cell>
          <table:table-cell office:value-type="float" office:value="57" calcext:value-type="float">
            <text:p>57</text:p>
          </table:table-cell>
          <table:table-cell table:formula="of:=[.A3061]/[.B3061]" office:value-type="float" office:value="0.421052631578947" calcext:value-type="float">
            <text:p>0.4210526316</text:p>
          </table:table-cell>
          <table:table-cell table:number-columns-repeated="6"/>
        </table:table-row>
        <table:table-row table:style-name="ro3">
          <table:table-cell office:value-type="float" office:value="27" calcext:value-type="float">
            <text:p>27</text:p>
          </table:table-cell>
          <table:table-cell office:value-type="float" office:value="63" calcext:value-type="float">
            <text:p>63</text:p>
          </table:table-cell>
          <table:table-cell table:formula="of:=[.A3062]/[.B3062]" office:value-type="float" office:value="0.428571428571429" calcext:value-type="float">
            <text:p>0.4285714286</text:p>
          </table:table-cell>
          <table:table-cell table:number-columns-repeated="6"/>
        </table:table-row>
        <table:table-row table:style-name="ro3">
          <table:table-cell office:value-type="float" office:value="27" calcext:value-type="float">
            <text:p>27</text:p>
          </table:table-cell>
          <table:table-cell office:value-type="float" office:value="64" calcext:value-type="float">
            <text:p>64</text:p>
          </table:table-cell>
          <table:table-cell table:formula="of:=[.A3063]/[.B3063]" office:value-type="float" office:value="0.421875" calcext:value-type="float">
            <text:p>0.421875</text:p>
          </table:table-cell>
          <table:table-cell table:number-columns-repeated="6"/>
        </table:table-row>
        <table:table-row table:style-name="ro3">
          <table:table-cell office:value-type="float" office:value="28" calcext:value-type="float">
            <text:p>28</text:p>
          </table:table-cell>
          <table:table-cell office:value-type="float" office:value="66" calcext:value-type="float">
            <text:p>66</text:p>
          </table:table-cell>
          <table:table-cell table:formula="of:=[.A3064]/[.B3064]" office:value-type="float" office:value="0.424242424242424" calcext:value-type="float">
            <text:p>0.4242424242</text:p>
          </table:table-cell>
          <table:table-cell table:number-columns-repeated="6"/>
        </table:table-row>
        <table:table-row table:style-name="ro3">
          <table:table-cell office:value-type="float" office:value="30" calcext:value-type="float">
            <text:p>30</text:p>
          </table:table-cell>
          <table:table-cell office:value-type="float" office:value="71" calcext:value-type="float">
            <text:p>71</text:p>
          </table:table-cell>
          <table:table-cell table:formula="of:=[.A3065]/[.B3065]" office:value-type="float" office:value="0.422535211267606" calcext:value-type="float">
            <text:p>0.4225352113</text:p>
          </table:table-cell>
          <table:table-cell table:number-columns-repeated="6"/>
        </table:table-row>
        <table:table-row table:style-name="ro3">
          <table:table-cell office:value-type="float" office:value="31" calcext:value-type="float">
            <text:p>31</text:p>
          </table:table-cell>
          <table:table-cell office:value-type="float" office:value="75" calcext:value-type="float">
            <text:p>75</text:p>
          </table:table-cell>
          <table:table-cell table:formula="of:=[.A3066]/[.B3066]" office:value-type="float" office:value="0.413333333333333" calcext:value-type="float">
            <text:p>0.4133333333</text:p>
          </table:table-cell>
          <table:table-cell table:number-columns-repeated="6"/>
        </table:table-row>
        <table:table-row table:style-name="ro3">
          <table:table-cell office:value-type="float" office:value="33" calcext:value-type="float">
            <text:p>33</text:p>
          </table:table-cell>
          <table:table-cell office:value-type="float" office:value="76" calcext:value-type="float">
            <text:p>76</text:p>
          </table:table-cell>
          <table:table-cell table:formula="of:=[.A3067]/[.B3067]" office:value-type="float" office:value="0.43421052631579" calcext:value-type="float">
            <text:p>0.4342105263</text:p>
          </table:table-cell>
          <table:table-cell table:number-columns-repeated="6"/>
        </table:table-row>
        <table:table-row table:style-name="ro3">
          <table:table-cell office:value-type="float" office:value="34" calcext:value-type="float">
            <text:p>34</text:p>
          </table:table-cell>
          <table:table-cell office:value-type="float" office:value="85" calcext:value-type="float">
            <text:p>85</text:p>
          </table:table-cell>
          <table:table-cell table:formula="of:=[.A3068]/[.B3068]" office:value-type="float" office:value="0.4" calcext:value-type="float">
            <text:p>0.4</text:p>
          </table:table-cell>
          <table:table-cell table:number-columns-repeated="6"/>
        </table:table-row>
        <table:table-row table:style-name="ro3">
          <table:table-cell office:value-type="float" office:value="34" calcext:value-type="float">
            <text:p>34</text:p>
          </table:table-cell>
          <table:table-cell office:value-type="float" office:value="85" calcext:value-type="float">
            <text:p>85</text:p>
          </table:table-cell>
          <table:table-cell table:formula="of:=[.A3069]/[.B3069]" office:value-type="float" office:value="0.4" calcext:value-type="float">
            <text:p>0.4</text:p>
          </table:table-cell>
          <table:table-cell table:number-columns-repeated="6"/>
        </table:table-row>
        <table:table-row table:style-name="ro3">
          <table:table-cell office:value-type="float" office:value="36" calcext:value-type="float">
            <text:p>36</text:p>
          </table:table-cell>
          <table:table-cell office:value-type="float" office:value="92" calcext:value-type="float">
            <text:p>92</text:p>
          </table:table-cell>
          <table:table-cell table:formula="of:=[.A3070]/[.B3070]" office:value-type="float" office:value="0.391304347826087" calcext:value-type="float">
            <text:p>0.3913043478</text:p>
          </table:table-cell>
          <table:table-cell table:number-columns-repeated="6"/>
        </table:table-row>
        <table:table-row table:style-name="ro3">
          <table:table-cell office:value-type="float" office:value="43" calcext:value-type="float">
            <text:p>43</text:p>
          </table:table-cell>
          <table:table-cell office:value-type="float" office:value="102" calcext:value-type="float">
            <text:p>102</text:p>
          </table:table-cell>
          <table:table-cell table:formula="of:=[.A3071]/[.B3071]" office:value-type="float" office:value="0.42156862745098" calcext:value-type="float">
            <text:p>0.421568627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072]/[.B3072]"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073]/[.B3073]"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074]/[.B3074]"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3075]/[.B3075]"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076]/[.B307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3077]/[.B3077]" office:value-type="float" office:value="0.444444444444444" calcext:value-type="float">
            <text:p>0.4444444444</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078]/[.B3078]"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3079]/[.B3079]"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080]/[.B3080]"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081]/[.B3081]"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082]/[.B3082]"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083]/[.B3083]" office:value-type="float" office:value="0.45" calcext:value-type="float">
            <text:p>0.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084]/[.B3084]"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085]/[.B308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086]/[.B3086]"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087]/[.B3087]"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088]/[.B3088]"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089]/[.B3089]"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090]/[.B3090]"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091]/[.B3091]"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092]/[.B3092]"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093]/[.B3093]"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3094]/[.B3094]"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095]/[.B3095]"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3096]/[.B3096]" office:value-type="float" office:value="0.333333333333333" calcext:value-type="float">
            <text:p>0.3333333333</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097]/[.B3097]" office:value-type="float" office:value="0.458333333333333" calcext:value-type="float">
            <text:p>0.4583333333</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098]/[.B3098]"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3099]/[.B3099]" office:value-type="float" office:value="0.44" calcext:value-type="float">
            <text:p>0.4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100]/[.B3100]"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3101]/[.B3101]" office:value-type="float" office:value="0.44" calcext:value-type="float">
            <text:p>0.44</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3102]/[.B3102]"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103]/[.B3103]"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104]/[.B3104]" office:value-type="float" office:value="0.4375" calcext:value-type="float">
            <text:p>0.437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105]/[.B3105]"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3106]/[.B3106]" office:value-type="float" office:value="0.35" calcext:value-type="float">
            <text:p>0.35</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3107]/[.B3107]"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3108]/[.B3108]" office:value-type="float" office:value="0.35" calcext:value-type="float">
            <text:p>0.3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109]/[.B3109]"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3110]/[.B3110]" office:value-type="float" office:value="0.388888888888889" calcext:value-type="float">
            <text:p>0.3888888889</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3111]/[.B3111]" office:value-type="float" office:value="0.413793103448276" calcext:value-type="float">
            <text:p>0.413793103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112]/[.B3112]"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3113]/[.B3113]" office:value-type="float" office:value="0.379310344827586" calcext:value-type="float">
            <text:p>0.3793103448</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3114]/[.B3114]"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3115]/[.B3115]"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3116]/[.B3116]" office:value-type="float" office:value="0.333333333333333" calcext:value-type="float">
            <text:p>0.3333333333</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3117]/[.B3117]" office:value-type="float" office:value="0.387096774193548" calcext:value-type="float">
            <text:p>0.3870967742</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3118]/[.B3118]" office:value-type="float" office:value="0.333333333333333" calcext:value-type="float">
            <text:p>0.3333333333</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3119]/[.B3119]" office:value-type="float" office:value="0.424242424242424" calcext:value-type="float">
            <text:p>0.4242424242</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120]/[.B3120]" office:value-type="float" office:value="0.347826086956522" calcext:value-type="float">
            <text:p>0.347826087</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3121]/[.B3121]" office:value-type="float" office:value="0.424242424242424" calcext:value-type="float">
            <text:p>0.4242424242</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3122]/[.B3122]" office:value-type="float" office:value="0.318181818181818" calcext:value-type="float">
            <text:p>0.3181818182</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3123]/[.B3123]"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124]/[.B3124]" office:value-type="float" office:value="0.36" calcext:value-type="float">
            <text:p>0.36</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3125]/[.B3125]" office:value-type="float" office:value="0.432432432432432" calcext:value-type="float">
            <text:p>0.432432432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126]/[.B3126]" office:value-type="float" office:value="0.4" calcext:value-type="float">
            <text:p>0.4</text:p>
          </table:table-cell>
          <table:table-cell table:number-columns-repeated="6"/>
        </table:table-row>
        <table:table-row table:style-name="ro3">
          <table:table-cell office:value-type="float" office:value="18" calcext:value-type="float">
            <text:p>18</text:p>
          </table:table-cell>
          <table:table-cell office:value-type="float" office:value="39" calcext:value-type="float">
            <text:p>39</text:p>
          </table:table-cell>
          <table:table-cell table:formula="of:=[.A3127]/[.B3127]"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128]/[.B3128]" office:value-type="float" office:value="0.36" calcext:value-type="float">
            <text:p>0.36</text:p>
          </table:table-cell>
          <table:table-cell table:number-columns-repeated="6"/>
        </table:table-row>
        <table:table-row table:style-name="ro3">
          <table:table-cell office:value-type="float" office:value="18" calcext:value-type="float">
            <text:p>18</text:p>
          </table:table-cell>
          <table:table-cell office:value-type="float" office:value="41" calcext:value-type="float">
            <text:p>41</text:p>
          </table:table-cell>
          <table:table-cell table:formula="of:=[.A3129]/[.B3129]" office:value-type="float" office:value="0.439024390243902" calcext:value-type="float">
            <text:p>0.4390243902</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3130]/[.B3130]" office:value-type="float" office:value="0.392857142857143" calcext:value-type="float">
            <text:p>0.3928571429</text:p>
          </table:table-cell>
          <table:table-cell table:number-columns-repeated="6"/>
        </table:table-row>
        <table:table-row table:style-name="ro3">
          <table:table-cell office:value-type="float" office:value="18" calcext:value-type="float">
            <text:p>18</text:p>
          </table:table-cell>
          <table:table-cell office:value-type="float" office:value="43" calcext:value-type="float">
            <text:p>43</text:p>
          </table:table-cell>
          <table:table-cell table:formula="of:=[.A3131]/[.B3131]" office:value-type="float" office:value="0.418604651162791" calcext:value-type="float">
            <text:p>0.4186046512</text:p>
          </table:table-cell>
          <table:table-cell table:number-columns-repeated="6"/>
        </table:table-row>
        <table:table-row table:style-name="ro3">
          <table:table-cell office:value-type="float" office:value="9" calcext:value-type="float">
            <text:p>9</text:p>
          </table:table-cell>
          <table:table-cell office:value-type="float" office:value="31" calcext:value-type="float">
            <text:p>31</text:p>
          </table:table-cell>
          <table:table-cell table:formula="of:=[.A3132]/[.B3132]" office:value-type="float" office:value="0.290322580645161" calcext:value-type="float">
            <text:p>0.2903225806</text:p>
          </table:table-cell>
          <table:table-cell table:number-columns-repeated="6"/>
        </table:table-row>
        <table:table-row table:style-name="ro3">
          <table:table-cell office:value-type="float" office:value="19" calcext:value-type="float">
            <text:p>19</text:p>
          </table:table-cell>
          <table:table-cell office:value-type="float" office:value="46" calcext:value-type="float">
            <text:p>46</text:p>
          </table:table-cell>
          <table:table-cell table:formula="of:=[.A3133]/[.B3133]" office:value-type="float" office:value="0.41304347826087" calcext:value-type="float">
            <text:p>0.4130434783</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3134]/[.B3134]" office:value-type="float" office:value="0.379310344827586" calcext:value-type="float">
            <text:p>0.3793103448</text:p>
          </table:table-cell>
          <table:table-cell table:number-columns-repeated="6"/>
        </table:table-row>
        <table:table-row table:style-name="ro3">
          <table:table-cell office:value-type="float" office:value="20" calcext:value-type="float">
            <text:p>20</text:p>
          </table:table-cell>
          <table:table-cell office:value-type="float" office:value="48" calcext:value-type="float">
            <text:p>48</text:p>
          </table:table-cell>
          <table:table-cell table:formula="of:=[.A3135]/[.B3135]" office:value-type="float" office:value="0.416666666666667" calcext:value-type="float">
            <text:p>0.4166666667</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3136]/[.B3136]" office:value-type="float" office:value="0.375" calcext:value-type="float">
            <text:p>0.375</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3137]/[.B3137]" office:value-type="float" office:value="0.431372549019608" calcext:value-type="float">
            <text:p>0.431372549</text:p>
          </table:table-cell>
          <table:table-cell table:number-columns-repeated="6"/>
        </table:table-row>
        <table:table-row table:style-name="ro3">
          <table:table-cell office:value-type="float" office:value="13" calcext:value-type="float">
            <text:p>13</text:p>
          </table:table-cell>
          <table:table-cell office:value-type="float" office:value="35" calcext:value-type="float">
            <text:p>35</text:p>
          </table:table-cell>
          <table:table-cell table:formula="of:=[.A3138]/[.B3138]" office:value-type="float" office:value="0.371428571428571" calcext:value-type="float">
            <text:p>0.3714285714</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3139]/[.B3139]" office:value-type="float" office:value="0.425925925925926" calcext:value-type="float">
            <text:p>0.4259259259</text:p>
          </table:table-cell>
          <table:table-cell table:number-columns-repeated="6"/>
        </table:table-row>
        <table:table-row table:style-name="ro3">
          <table:table-cell office:value-type="float" office:value="12" calcext:value-type="float">
            <text:p>12</text:p>
          </table:table-cell>
          <table:table-cell office:value-type="float" office:value="39" calcext:value-type="float">
            <text:p>39</text:p>
          </table:table-cell>
          <table:table-cell table:formula="of:=[.A3140]/[.B3140]" office:value-type="float" office:value="0.307692307692308" calcext:value-type="float">
            <text:p>0.3076923077</text:p>
          </table:table-cell>
          <table:table-cell table:number-columns-repeated="6"/>
        </table:table-row>
        <table:table-row table:style-name="ro3">
          <table:table-cell office:value-type="float" office:value="26" calcext:value-type="float">
            <text:p>26</text:p>
          </table:table-cell>
          <table:table-cell office:value-type="float" office:value="61" calcext:value-type="float">
            <text:p>61</text:p>
          </table:table-cell>
          <table:table-cell table:formula="of:=[.A3141]/[.B3141]" office:value-type="float" office:value="0.426229508196721" calcext:value-type="float">
            <text:p>0.4262295082</text:p>
          </table:table-cell>
          <table:table-cell table:number-columns-repeated="6"/>
        </table:table-row>
        <table:table-row table:style-name="ro3">
          <table:table-cell office:value-type="float" office:value="9" calcext:value-type="float">
            <text:p>9</text:p>
          </table:table-cell>
          <table:table-cell office:value-type="float" office:value="37" calcext:value-type="float">
            <text:p>37</text:p>
          </table:table-cell>
          <table:table-cell table:formula="of:=[.A3142]/[.B3142]" office:value-type="float" office:value="0.243243243243243" calcext:value-type="float">
            <text:p>0.2432432432</text:p>
          </table:table-cell>
          <table:table-cell table:number-columns-repeated="6"/>
        </table:table-row>
        <table:table-row table:style-name="ro3">
          <table:table-cell office:value-type="float" office:value="25" calcext:value-type="float">
            <text:p>25</text:p>
          </table:table-cell>
          <table:table-cell office:value-type="float" office:value="65" calcext:value-type="float">
            <text:p>65</text:p>
          </table:table-cell>
          <table:table-cell table:formula="of:=[.A3143]/[.B3143]" office:value-type="float" office:value="0.384615384615385" calcext:value-type="float">
            <text:p>0.3846153846</text:p>
          </table:table-cell>
          <table:table-cell table:number-columns-repeated="6"/>
        </table:table-row>
        <table:table-row table:style-name="ro3">
          <table:table-cell office:value-type="float" office:value="29" calcext:value-type="float">
            <text:p>29</text:p>
          </table:table-cell>
          <table:table-cell office:value-type="float" office:value="73" calcext:value-type="float">
            <text:p>73</text:p>
          </table:table-cell>
          <table:table-cell table:formula="of:=[.A3144]/[.B3144]" office:value-type="float" office:value="0.397260273972603" calcext:value-type="float">
            <text:p>0.397260274</text:p>
          </table:table-cell>
          <table:table-cell table:number-columns-repeated="6"/>
        </table:table-row>
        <table:table-row table:style-name="ro3">
          <table:table-cell office:value-type="float" office:value="14" calcext:value-type="float">
            <text:p>14</text:p>
          </table:table-cell>
          <table:table-cell office:value-type="float" office:value="41" calcext:value-type="float">
            <text:p>41</text:p>
          </table:table-cell>
          <table:table-cell table:formula="of:=[.A3145]/[.B3145]" office:value-type="float" office:value="0.341463414634146" calcext:value-type="float">
            <text:p>0.3414634146</text:p>
          </table:table-cell>
          <table:table-cell table:number-columns-repeated="6"/>
        </table:table-row>
        <table:table-row table:style-name="ro3">
          <table:table-cell office:value-type="float" office:value="32" calcext:value-type="float">
            <text:p>32</text:p>
          </table:table-cell>
          <table:table-cell office:value-type="float" office:value="78" calcext:value-type="float">
            <text:p>78</text:p>
          </table:table-cell>
          <table:table-cell table:formula="of:=[.A3146]/[.B3146]" office:value-type="float" office:value="0.41025641025641" calcext:value-type="float">
            <text:p>0.4102564103</text:p>
          </table:table-cell>
          <table:table-cell table:number-columns-repeated="6"/>
        </table:table-row>
        <table:table-row table:style-name="ro3">
          <table:table-cell office:value-type="float" office:value="17" calcext:value-type="float">
            <text:p>17</text:p>
          </table:table-cell>
          <table:table-cell office:value-type="float" office:value="46" calcext:value-type="float">
            <text:p>46</text:p>
          </table:table-cell>
          <table:table-cell table:formula="of:=[.A3147]/[.B3147]" office:value-type="float" office:value="0.369565217391304" calcext:value-type="float">
            <text:p>0.3695652174</text:p>
          </table:table-cell>
          <table:table-cell table:number-columns-repeated="6"/>
        </table:table-row>
        <table:table-row table:style-name="ro3">
          <table:table-cell office:value-type="float" office:value="39" calcext:value-type="float">
            <text:p>39</text:p>
          </table:table-cell>
          <table:table-cell office:value-type="float" office:value="89" calcext:value-type="float">
            <text:p>89</text:p>
          </table:table-cell>
          <table:table-cell table:formula="of:=[.A3148]/[.B3148]" office:value-type="float" office:value="0.438202247191011" calcext:value-type="float">
            <text:p>0.4382022472</text:p>
          </table:table-cell>
          <table:table-cell table:number-columns-repeated="6"/>
        </table:table-row>
        <table:table-row table:style-name="ro3">
          <table:table-cell office:value-type="float" office:value="17" calcext:value-type="float">
            <text:p>17</text:p>
          </table:table-cell>
          <table:table-cell office:value-type="float" office:value="48" calcext:value-type="float">
            <text:p>48</text:p>
          </table:table-cell>
          <table:table-cell table:formula="of:=[.A3149]/[.B3149]" office:value-type="float" office:value="0.354166666666667" calcext:value-type="float">
            <text:p>0.3541666667</text:p>
          </table:table-cell>
          <table:table-cell table:number-columns-repeated="6"/>
        </table:table-row>
        <table:table-row table:style-name="ro3">
          <table:table-cell office:value-type="float" office:value="40" calcext:value-type="float">
            <text:p>40</text:p>
          </table:table-cell>
          <table:table-cell office:value-type="float" office:value="100" calcext:value-type="float">
            <text:p>100</text:p>
          </table:table-cell>
          <table:table-cell table:formula="of:=[.A3150]/[.B3150]" office:value-type="float" office:value="0.4" calcext:value-type="float">
            <text:p>0.4</text:p>
          </table:table-cell>
          <table:table-cell table:number-columns-repeated="6"/>
        </table:table-row>
        <table:table-row table:style-name="ro3">
          <table:table-cell office:value-type="float" office:value="45" calcext:value-type="float">
            <text:p>45</text:p>
          </table:table-cell>
          <table:table-cell office:value-type="float" office:value="113" calcext:value-type="float">
            <text:p>113</text:p>
          </table:table-cell>
          <table:table-cell table:formula="of:=[.A3151]/[.B3151]" office:value-type="float" office:value="0.398230088495575" calcext:value-type="float">
            <text:p>0.3982300885</text:p>
          </table:table-cell>
          <table:table-cell table:number-columns-repeated="6"/>
        </table:table-row>
        <table:table-row table:style-name="ro3">
          <table:table-cell office:value-type="float" office:value="50" calcext:value-type="float">
            <text:p>50</text:p>
          </table:table-cell>
          <table:table-cell office:value-type="float" office:value="116" calcext:value-type="float">
            <text:p>116</text:p>
          </table:table-cell>
          <table:table-cell table:formula="of:=[.A3152]/[.B3152]" office:value-type="float" office:value="0.431034482758621" calcext:value-type="float">
            <text:p>0.4310344828</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153]/[.B3153]"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154]/[.B3154]" office:value-type="float" office:value="0.421052631578947" calcext:value-type="float">
            <text:p>0.4210526316</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3155]/[.B3155]" office:value-type="float" office:value="0.368421052631579" calcext:value-type="float">
            <text:p>0.368421052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156]/[.B3156]"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157]/[.B3157]" office:value-type="float" office:value="0.45" calcext:value-type="float">
            <text:p>0.45</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158]/[.B3158]" office:value-type="float" office:value="0.380952380952381" calcext:value-type="float">
            <text:p>0.380952381</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159]/[.B3159]"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160]/[.B3160]"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161]/[.B3161]"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162]/[.B3162]"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163]/[.B3163]"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3164]/[.B3164]" office:value-type="float" office:value="0.352941176470588" calcext:value-type="float">
            <text:p>0.352941176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165]/[.B3165]"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3166]/[.B3166]" office:value-type="float" office:value="0.388888888888889" calcext:value-type="float">
            <text:p>0.3888888889</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167]/[.B3167]"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168]/[.B3168]"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3169]/[.B3169]" office:value-type="float" office:value="0.392857142857143" calcext:value-type="float">
            <text:p>0.3928571429</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3170]/[.B3170]" office:value-type="float" office:value="0.333333333333333" calcext:value-type="float">
            <text:p>0.3333333333</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3171]/[.B3171]" office:value-type="float" office:value="0.379310344827586" calcext:value-type="float">
            <text:p>0.3793103448</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3172]/[.B3172]" office:value-type="float" office:value="0.388888888888889" calcext:value-type="float">
            <text:p>0.3888888889</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3173]/[.B3173]"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3174]/[.B3174]"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3175]/[.B3175]"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3176]/[.B3176]"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3177]/[.B3177]" office:value-type="float" office:value="0.375" calcext:value-type="float">
            <text:p>0.375</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3178]/[.B3178]" office:value-type="float" office:value="0.318181818181818" calcext:value-type="float">
            <text:p>0.3181818182</text:p>
          </table:table-cell>
          <table:table-cell table:number-columns-repeated="6"/>
        </table:table-row>
        <table:table-row table:style-name="ro3">
          <table:table-cell office:value-type="float" office:value="14" calcext:value-type="float">
            <text:p>14</text:p>
          </table:table-cell>
          <table:table-cell office:value-type="float" office:value="35" calcext:value-type="float">
            <text:p>35</text:p>
          </table:table-cell>
          <table:table-cell table:formula="of:=[.A3179]/[.B3179]"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5" calcext:value-type="float">
            <text:p>25</text:p>
          </table:table-cell>
          <table:table-cell table:formula="of:=[.A3180]/[.B3180]" office:value-type="float" office:value="0.32" calcext:value-type="float">
            <text:p>0.32</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3181]/[.B3181]" office:value-type="float" office:value="0.405405405405405" calcext:value-type="float">
            <text:p>0.4054054054</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182]/[.B3182]" office:value-type="float" office:value="0.347826086956522" calcext:value-type="float">
            <text:p>0.347826087</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3183]/[.B3183]"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184]/[.B3184]" office:value-type="float" office:value="0.375" calcext:value-type="float">
            <text:p>0.375</text:p>
          </table:table-cell>
          <table:table-cell table:number-columns-repeated="6"/>
        </table:table-row>
        <table:table-row table:style-name="ro3">
          <table:table-cell office:value-type="float" office:value="18" calcext:value-type="float">
            <text:p>18</text:p>
          </table:table-cell>
          <table:table-cell office:value-type="float" office:value="40" calcext:value-type="float">
            <text:p>40</text:p>
          </table:table-cell>
          <table:table-cell table:formula="of:=[.A3185]/[.B3185]"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186]/[.B3186]" office:value-type="float" office:value="0.36" calcext:value-type="float">
            <text:p>0.36</text:p>
          </table:table-cell>
          <table:table-cell table:number-columns-repeated="6"/>
        </table:table-row>
        <table:table-row table:style-name="ro3">
          <table:table-cell office:value-type="float" office:value="19" calcext:value-type="float">
            <text:p>19</text:p>
          </table:table-cell>
          <table:table-cell office:value-type="float" office:value="44" calcext:value-type="float">
            <text:p>44</text:p>
          </table:table-cell>
          <table:table-cell table:formula="of:=[.A3187]/[.B3187]" office:value-type="float" office:value="0.431818181818182" calcext:value-type="float">
            <text:p>0.4318181818</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188]/[.B3188]" office:value-type="float" office:value="0.375" calcext:value-type="float">
            <text:p>0.375</text:p>
          </table:table-cell>
          <table:table-cell table:number-columns-repeated="6"/>
        </table:table-row>
        <table:table-row table:style-name="ro3">
          <table:table-cell office:value-type="float" office:value="19" calcext:value-type="float">
            <text:p>19</text:p>
          </table:table-cell>
          <table:table-cell office:value-type="float" office:value="44" calcext:value-type="float">
            <text:p>44</text:p>
          </table:table-cell>
          <table:table-cell table:formula="of:=[.A3189]/[.B3189]" office:value-type="float" office:value="0.431818181818182" calcext:value-type="float">
            <text:p>0.4318181818</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3190]/[.B3190]" office:value-type="float" office:value="0.344827586206897" calcext:value-type="float">
            <text:p>0.3448275862</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3191]/[.B3191]"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9" calcext:value-type="float">
            <text:p>29</text:p>
          </table:table-cell>
          <table:table-cell table:formula="of:=[.A3192]/[.B3192]" office:value-type="float" office:value="0.310344827586207" calcext:value-type="float">
            <text:p>0.3103448276</text:p>
          </table:table-cell>
          <table:table-cell table:number-columns-repeated="6"/>
        </table:table-row>
        <table:table-row table:style-name="ro3">
          <table:table-cell office:value-type="float" office:value="19" calcext:value-type="float">
            <text:p>19</text:p>
          </table:table-cell>
          <table:table-cell office:value-type="float" office:value="48" calcext:value-type="float">
            <text:p>48</text:p>
          </table:table-cell>
          <table:table-cell table:formula="of:=[.A3193]/[.B3193]" office:value-type="float" office:value="0.395833333333333" calcext:value-type="float">
            <text:p>0.3958333333</text:p>
          </table:table-cell>
          <table:table-cell table:number-columns-repeated="6"/>
        </table:table-row>
        <table:table-row table:style-name="ro3">
          <table:table-cell office:value-type="float" office:value="11" calcext:value-type="float">
            <text:p>11</text:p>
          </table:table-cell>
          <table:table-cell office:value-type="float" office:value="33" calcext:value-type="float">
            <text:p>33</text:p>
          </table:table-cell>
          <table:table-cell table:formula="of:=[.A3194]/[.B3194]" office:value-type="float" office:value="0.333333333333333" calcext:value-type="float">
            <text:p>0.3333333333</text:p>
          </table:table-cell>
          <table:table-cell table:number-columns-repeated="6"/>
        </table:table-row>
        <table:table-row table:style-name="ro3">
          <table:table-cell office:value-type="float" office:value="23" calcext:value-type="float">
            <text:p>23</text:p>
          </table:table-cell>
          <table:table-cell office:value-type="float" office:value="56" calcext:value-type="float">
            <text:p>56</text:p>
          </table:table-cell>
          <table:table-cell table:formula="of:=[.A3195]/[.B3195]" office:value-type="float" office:value="0.410714285714286" calcext:value-type="float">
            <text:p>0.4107142857</text:p>
          </table:table-cell>
          <table:table-cell table:number-columns-repeated="6"/>
        </table:table-row>
        <table:table-row table:style-name="ro3">
          <table:table-cell office:value-type="float" office:value="12" calcext:value-type="float">
            <text:p>12</text:p>
          </table:table-cell>
          <table:table-cell office:value-type="float" office:value="33" calcext:value-type="float">
            <text:p>33</text:p>
          </table:table-cell>
          <table:table-cell table:formula="of:=[.A3196]/[.B3196]" office:value-type="float" office:value="0.363636363636364" calcext:value-type="float">
            <text:p>0.3636363636</text:p>
          </table:table-cell>
          <table:table-cell table:number-columns-repeated="6"/>
        </table:table-row>
        <table:table-row table:style-name="ro3">
          <table:table-cell office:value-type="float" office:value="22" calcext:value-type="float">
            <text:p>22</text:p>
          </table:table-cell>
          <table:table-cell office:value-type="float" office:value="58" calcext:value-type="float">
            <text:p>58</text:p>
          </table:table-cell>
          <table:table-cell table:formula="of:=[.A3197]/[.B3197]" office:value-type="float" office:value="0.379310344827586" calcext:value-type="float">
            <text:p>0.3793103448</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3198]/[.B3198]" office:value-type="float" office:value="0.416666666666667" calcext:value-type="float">
            <text:p>0.4166666667</text:p>
          </table:table-cell>
          <table:table-cell table:number-columns-repeated="6"/>
        </table:table-row>
        <table:table-row table:style-name="ro3">
          <table:table-cell office:value-type="float" office:value="29" calcext:value-type="float">
            <text:p>29</text:p>
          </table:table-cell>
          <table:table-cell office:value-type="float" office:value="68" calcext:value-type="float">
            <text:p>68</text:p>
          </table:table-cell>
          <table:table-cell table:formula="of:=[.A3199]/[.B3199]" office:value-type="float" office:value="0.426470588235294" calcext:value-type="float">
            <text:p>0.4264705882</text:p>
          </table:table-cell>
          <table:table-cell table:number-columns-repeated="6"/>
        </table:table-row>
        <table:table-row table:style-name="ro3">
          <table:table-cell office:value-type="float" office:value="27" calcext:value-type="float">
            <text:p>27</text:p>
          </table:table-cell>
          <table:table-cell office:value-type="float" office:value="66" calcext:value-type="float">
            <text:p>66</text:p>
          </table:table-cell>
          <table:table-cell table:formula="of:=[.A3200]/[.B3200]" office:value-type="float" office:value="0.409090909090909" calcext:value-type="float">
            <text:p>0.4090909091</text:p>
          </table:table-cell>
          <table:table-cell table:number-columns-repeated="6"/>
        </table:table-row>
        <table:table-row table:style-name="ro3">
          <table:table-cell office:value-type="float" office:value="11" calcext:value-type="float">
            <text:p>11</text:p>
          </table:table-cell>
          <table:table-cell office:value-type="float" office:value="36" calcext:value-type="float">
            <text:p>36</text:p>
          </table:table-cell>
          <table:table-cell table:formula="of:=[.A3201]/[.B3201]" office:value-type="float" office:value="0.305555555555556" calcext:value-type="float">
            <text:p>0.3055555556</text:p>
          </table:table-cell>
          <table:table-cell table:number-columns-repeated="6"/>
        </table:table-row>
        <table:table-row table:style-name="ro3">
          <table:table-cell office:value-type="float" office:value="26" calcext:value-type="float">
            <text:p>26</text:p>
          </table:table-cell>
          <table:table-cell office:value-type="float" office:value="69" calcext:value-type="float">
            <text:p>69</text:p>
          </table:table-cell>
          <table:table-cell table:formula="of:=[.A3202]/[.B3202]" office:value-type="float" office:value="0.376811594202899" calcext:value-type="float">
            <text:p>0.3768115942</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3203]/[.B3203]" office:value-type="float" office:value="0.358974358974359" calcext:value-type="float">
            <text:p>0.358974359</text:p>
          </table:table-cell>
          <table:table-cell table:number-columns-repeated="6"/>
        </table:table-row>
        <table:table-row table:style-name="ro3">
          <table:table-cell office:value-type="float" office:value="37" calcext:value-type="float">
            <text:p>37</text:p>
          </table:table-cell>
          <table:table-cell office:value-type="float" office:value="85" calcext:value-type="float">
            <text:p>85</text:p>
          </table:table-cell>
          <table:table-cell table:formula="of:=[.A3204]/[.B3204]" office:value-type="float" office:value="0.435294117647059" calcext:value-type="float">
            <text:p>0.4352941176</text:p>
          </table:table-cell>
          <table:table-cell table:number-columns-repeated="6"/>
        </table:table-row>
        <table:table-row table:style-name="ro3">
          <table:table-cell office:value-type="float" office:value="15" calcext:value-type="float">
            <text:p>15</text:p>
          </table:table-cell>
          <table:table-cell office:value-type="float" office:value="47" calcext:value-type="float">
            <text:p>47</text:p>
          </table:table-cell>
          <table:table-cell table:formula="of:=[.A3205]/[.B3205]" office:value-type="float" office:value="0.319148936170213" calcext:value-type="float">
            <text:p>0.3191489362</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206]/[.B3206]" office:value-type="float" office:value="0.42" calcext:value-type="float">
            <text:p>0.42</text:p>
          </table:table-cell>
          <table:table-cell table:number-columns-repeated="6"/>
        </table:table-row>
        <table:table-row table:style-name="ro3">
          <table:table-cell office:value-type="float" office:value="38" calcext:value-type="float">
            <text:p>38</text:p>
          </table:table-cell>
          <table:table-cell office:value-type="float" office:value="90" calcext:value-type="float">
            <text:p>90</text:p>
          </table:table-cell>
          <table:table-cell table:formula="of:=[.A3207]/[.B3207]" office:value-type="float" office:value="0.422222222222222" calcext:value-type="float">
            <text:p>0.4222222222</text:p>
          </table:table-cell>
          <table:table-cell table:number-columns-repeated="6"/>
        </table:table-row>
        <table:table-row table:style-name="ro3">
          <table:table-cell office:value-type="float" office:value="48" calcext:value-type="float">
            <text:p>48</text:p>
          </table:table-cell>
          <table:table-cell office:value-type="float" office:value="111" calcext:value-type="float">
            <text:p>111</text:p>
          </table:table-cell>
          <table:table-cell table:formula="of:=[.A3208]/[.B3208]" office:value-type="float" office:value="0.432432432432432" calcext:value-type="float">
            <text:p>0.4324324324</text:p>
          </table:table-cell>
          <table:table-cell table:number-columns-repeated="6"/>
        </table:table-row>
        <table:table-row table:style-name="ro3">
          <table:table-cell office:value-type="float" office:value="10" calcext:value-type="float">
            <text:p>10</text:p>
          </table:table-cell>
          <table:table-cell office:value-type="float" office:value="19" calcext:value-type="float">
            <text:p>19</text:p>
          </table:table-cell>
          <table:table-cell table:formula="of:=[.A3209]/[.B3209]" office:value-type="float" office:value="0.526315789473684" calcext:value-type="float">
            <text:p>0.5263157895</text:p>
          </table:table-cell>
          <table:table-cell table:number-columns-repeated="6"/>
        </table:table-row>
        <table:table-row table:style-name="ro3">
          <table:table-cell office:value-type="float" office:value="4" calcext:value-type="float">
            <text:p>4</text:p>
          </table:table-cell>
          <table:table-cell office:value-type="float" office:value="11" calcext:value-type="float">
            <text:p>11</text:p>
          </table:table-cell>
          <table:table-cell table:formula="of:=[.A3210]/[.B3210]" office:value-type="float" office:value="0.363636363636364" calcext:value-type="float">
            <text:p>0.363636363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211]/[.B3211]"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212]/[.B3212]"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213]/[.B3213]"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214]/[.B3214]"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3215]/[.B3215]"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216]/[.B321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217]/[.B3217]"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218]/[.B3218]"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219]/[.B321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220]/[.B3220]"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221]/[.B3221]" office:value-type="float" office:value="0.380952380952381" calcext:value-type="float">
            <text:p>0.380952381</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3222]/[.B3222]"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223]/[.B3223]"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224]/[.B3224]"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225]/[.B3225]"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3226]/[.B3226]"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227]/[.B3227]"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3228]/[.B3228]"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229]/[.B3229]"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230]/[.B3230]"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231]/[.B3231]"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232]/[.B3232]"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233]/[.B3233]"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234]/[.B3234]"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235]/[.B3235]"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236]/[.B3236]" office:value-type="float" office:value="0.466666666666667" calcext:value-type="float">
            <text:p>0.4666666667</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237]/[.B3237]" office:value-type="float" office:value="0.375" calcext:value-type="float">
            <text:p>0.37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238]/[.B3238]" office:value-type="float" office:value="0.466666666666667" calcext:value-type="float">
            <text:p>0.466666666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239]/[.B323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3240]/[.B3240]" office:value-type="float" office:value="0.352941176470588" calcext:value-type="float">
            <text:p>0.352941176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3241]/[.B3241]" office:value-type="float" office:value="0.44" calcext:value-type="float">
            <text:p>0.44</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3242]/[.B3242]"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243]/[.B3243]"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244]/[.B3244]" office:value-type="float" office:value="0.4375" calcext:value-type="float">
            <text:p>0.437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3245]/[.B3245]" office:value-type="float" office:value="0.407407407407407" calcext:value-type="float">
            <text:p>0.4074074074</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3246]/[.B3246]" office:value-type="float" office:value="0.411764705882353" calcext:value-type="float">
            <text:p>0.4117647059</text:p>
          </table:table-cell>
          <table:table-cell table:number-columns-repeated="6"/>
        </table:table-row>
        <table:table-row table:style-name="ro3">
          <table:table-cell office:value-type="float" office:value="13" calcext:value-type="float">
            <text:p>13</text:p>
          </table:table-cell>
          <table:table-cell office:value-type="float" office:value="29" calcext:value-type="float">
            <text:p>29</text:p>
          </table:table-cell>
          <table:table-cell table:formula="of:=[.A3247]/[.B3247]" office:value-type="float" office:value="0.448275862068966" calcext:value-type="float">
            <text:p>0.4482758621</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3248]/[.B3248]"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3249]/[.B3249]" office:value-type="float" office:value="0.413793103448276" calcext:value-type="float">
            <text:p>0.413793103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3250]/[.B3250]" office:value-type="float" office:value="0.368421052631579" calcext:value-type="float">
            <text:p>0.368421052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3251]/[.B3251]" office:value-type="float" office:value="0.419354838709677" calcext:value-type="float">
            <text:p>0.4193548387</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252]/[.B3252]"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3253]/[.B3253]" office:value-type="float" office:value="0.379310344827586" calcext:value-type="float">
            <text:p>0.3793103448</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254]/[.B3254]" office:value-type="float" office:value="0.380952380952381" calcext:value-type="float">
            <text:p>0.380952381</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3255]/[.B3255]" office:value-type="float" office:value="0.387096774193548" calcext:value-type="float">
            <text:p>0.3870967742</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3256]/[.B3256]" office:value-type="float" office:value="0.363636363636364" calcext:value-type="float">
            <text:p>0.3636363636</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3257]/[.B3257]" office:value-type="float" office:value="0.393939393939394" calcext:value-type="float">
            <text:p>0.3939393939</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3258]/[.B3258]" office:value-type="float" office:value="0.35" calcext:value-type="float">
            <text:p>0.35</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3259]/[.B3259]"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260]/[.B3260]" office:value-type="float" office:value="0.333333333333333" calcext:value-type="float">
            <text:p>0.3333333333</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3261]/[.B3261]"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262]/[.B3262]" office:value-type="float" office:value="0.347826086956522" calcext:value-type="float">
            <text:p>0.347826087</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3263]/[.B3263]"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264]/[.B3264]" office:value-type="float" office:value="0.347826086956522" calcext:value-type="float">
            <text:p>0.347826087</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3265]/[.B3265]"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266]/[.B3266]" office:value-type="float" office:value="0.347826086956522" calcext:value-type="float">
            <text:p>0.347826087</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3267]/[.B3267]"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3268]/[.B3268]" office:value-type="float" office:value="0.346153846153846" calcext:value-type="float">
            <text:p>0.3461538462</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3269]/[.B3269]" office:value-type="float" office:value="0.390243902439024" calcext:value-type="float">
            <text:p>0.390243902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270]/[.B3270]" office:value-type="float" office:value="0.416666666666667" calcext:value-type="float">
            <text:p>0.4166666667</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3271]/[.B3271]"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272]/[.B3272]" office:value-type="float" office:value="0.458333333333333" calcext:value-type="float">
            <text:p>0.4583333333</text:p>
          </table:table-cell>
          <table:table-cell table:number-columns-repeated="6"/>
        </table:table-row>
        <table:table-row table:style-name="ro3">
          <table:table-cell office:value-type="float" office:value="19" calcext:value-type="float">
            <text:p>19</text:p>
          </table:table-cell>
          <table:table-cell office:value-type="float" office:value="43" calcext:value-type="float">
            <text:p>43</text:p>
          </table:table-cell>
          <table:table-cell table:formula="of:=[.A3273]/[.B3273]" office:value-type="float" office:value="0.441860465116279" calcext:value-type="float">
            <text:p>0.4418604651</text:p>
          </table:table-cell>
          <table:table-cell table:number-columns-repeated="6"/>
        </table:table-row>
        <table:table-row table:style-name="ro3">
          <table:table-cell office:value-type="float" office:value="9" calcext:value-type="float">
            <text:p>9</text:p>
          </table:table-cell>
          <table:table-cell office:value-type="float" office:value="29" calcext:value-type="float">
            <text:p>29</text:p>
          </table:table-cell>
          <table:table-cell table:formula="of:=[.A3274]/[.B3274]" office:value-type="float" office:value="0.310344827586207" calcext:value-type="float">
            <text:p>0.3103448276</text:p>
          </table:table-cell>
          <table:table-cell table:number-columns-repeated="6"/>
        </table:table-row>
        <table:table-row table:style-name="ro3">
          <table:table-cell office:value-type="float" office:value="18" calcext:value-type="float">
            <text:p>18</text:p>
          </table:table-cell>
          <table:table-cell office:value-type="float" office:value="44" calcext:value-type="float">
            <text:p>44</text:p>
          </table:table-cell>
          <table:table-cell table:formula="of:=[.A3275]/[.B3275]"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9" calcext:value-type="float">
            <text:p>29</text:p>
          </table:table-cell>
          <table:table-cell table:formula="of:=[.A3276]/[.B3276]" office:value-type="float" office:value="0.310344827586207" calcext:value-type="float">
            <text:p>0.3103448276</text:p>
          </table:table-cell>
          <table:table-cell table:number-columns-repeated="6"/>
        </table:table-row>
        <table:table-row table:style-name="ro3">
          <table:table-cell office:value-type="float" office:value="19" calcext:value-type="float">
            <text:p>19</text:p>
          </table:table-cell>
          <table:table-cell office:value-type="float" office:value="45" calcext:value-type="float">
            <text:p>45</text:p>
          </table:table-cell>
          <table:table-cell table:formula="of:=[.A3277]/[.B3277]" office:value-type="float" office:value="0.422222222222222" calcext:value-type="float">
            <text:p>0.4222222222</text:p>
          </table:table-cell>
          <table:table-cell table:number-columns-repeated="6"/>
        </table:table-row>
        <table:table-row table:style-name="ro3">
          <table:table-cell office:value-type="float" office:value="10" calcext:value-type="float">
            <text:p>10</text:p>
          </table:table-cell>
          <table:table-cell office:value-type="float" office:value="31" calcext:value-type="float">
            <text:p>31</text:p>
          </table:table-cell>
          <table:table-cell table:formula="of:=[.A3278]/[.B3278]" office:value-type="float" office:value="0.32258064516129" calcext:value-type="float">
            <text:p>0.3225806452</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3279]/[.B3279]" office:value-type="float" office:value="0.404255319148936" calcext:value-type="float">
            <text:p>0.4042553191</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3280]/[.B3280]" office:value-type="float" office:value="0.4" calcext:value-type="float">
            <text:p>0.4</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3281]/[.B3281]" office:value-type="float" office:value="0.404255319148936" calcext:value-type="float">
            <text:p>0.4042553191</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3282]/[.B3282]" office:value-type="float" office:value="0.387096774193548" calcext:value-type="float">
            <text:p>0.3870967742</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283]/[.B3283]"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3284]/[.B3284]" office:value-type="float" office:value="0.354838709677419" calcext:value-type="float">
            <text:p>0.3548387097</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3285]/[.B3285]" office:value-type="float" office:value="0.442307692307692" calcext:value-type="float">
            <text:p>0.4423076923</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3286]/[.B3286]" office:value-type="float" office:value="0.419354838709677" calcext:value-type="float">
            <text:p>0.4193548387</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3287]/[.B3287]" office:value-type="float" office:value="0.415094339622642" calcext:value-type="float">
            <text:p>0.4150943396</text:p>
          </table:table-cell>
          <table:table-cell table:number-columns-repeated="6"/>
        </table:table-row>
        <table:table-row table:style-name="ro3">
          <table:table-cell office:value-type="float" office:value="11" calcext:value-type="float">
            <text:p>11</text:p>
          </table:table-cell>
          <table:table-cell office:value-type="float" office:value="33" calcext:value-type="float">
            <text:p>33</text:p>
          </table:table-cell>
          <table:table-cell table:formula="of:=[.A3288]/[.B3288]" office:value-type="float" office:value="0.333333333333333" calcext:value-type="float">
            <text:p>0.3333333333</text:p>
          </table:table-cell>
          <table:table-cell table:number-columns-repeated="6"/>
        </table:table-row>
        <table:table-row table:style-name="ro3">
          <table:table-cell office:value-type="float" office:value="23" calcext:value-type="float">
            <text:p>23</text:p>
          </table:table-cell>
          <table:table-cell office:value-type="float" office:value="56" calcext:value-type="float">
            <text:p>56</text:p>
          </table:table-cell>
          <table:table-cell table:formula="of:=[.A3289]/[.B3289]" office:value-type="float" office:value="0.410714285714286" calcext:value-type="float">
            <text:p>0.4107142857</text:p>
          </table:table-cell>
          <table:table-cell table:number-columns-repeated="6"/>
        </table:table-row>
        <table:table-row table:style-name="ro3">
          <table:table-cell office:value-type="float" office:value="14" calcext:value-type="float">
            <text:p>14</text:p>
          </table:table-cell>
          <table:table-cell office:value-type="float" office:value="36" calcext:value-type="float">
            <text:p>36</text:p>
          </table:table-cell>
          <table:table-cell table:formula="of:=[.A3290]/[.B3290]" office:value-type="float" office:value="0.388888888888889" calcext:value-type="float">
            <text:p>0.3888888889</text:p>
          </table:table-cell>
          <table:table-cell table:number-columns-repeated="6"/>
        </table:table-row>
        <table:table-row table:style-name="ro3">
          <table:table-cell office:value-type="float" office:value="25" calcext:value-type="float">
            <text:p>25</text:p>
          </table:table-cell>
          <table:table-cell office:value-type="float" office:value="60" calcext:value-type="float">
            <text:p>60</text:p>
          </table:table-cell>
          <table:table-cell table:formula="of:=[.A3291]/[.B3291]" office:value-type="float" office:value="0.416666666666667" calcext:value-type="float">
            <text:p>0.4166666667</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3292]/[.B3292]" office:value-type="float" office:value="0.378378378378378" calcext:value-type="float">
            <text:p>0.3783783784</text:p>
          </table:table-cell>
          <table:table-cell table:number-columns-repeated="6"/>
        </table:table-row>
        <table:table-row table:style-name="ro3">
          <table:table-cell office:value-type="float" office:value="27" calcext:value-type="float">
            <text:p>27</text:p>
          </table:table-cell>
          <table:table-cell office:value-type="float" office:value="63" calcext:value-type="float">
            <text:p>63</text:p>
          </table:table-cell>
          <table:table-cell table:formula="of:=[.A3293]/[.B3293]" office:value-type="float" office:value="0.428571428571429" calcext:value-type="float">
            <text:p>0.4285714286</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3294]/[.B3294]" office:value-type="float" office:value="0.358974358974359" calcext:value-type="float">
            <text:p>0.358974359</text:p>
          </table:table-cell>
          <table:table-cell table:number-columns-repeated="6"/>
        </table:table-row>
        <table:table-row table:style-name="ro3">
          <table:table-cell office:value-type="float" office:value="29" calcext:value-type="float">
            <text:p>29</text:p>
          </table:table-cell>
          <table:table-cell office:value-type="float" office:value="64" calcext:value-type="float">
            <text:p>64</text:p>
          </table:table-cell>
          <table:table-cell table:formula="of:=[.A3295]/[.B3295]" office:value-type="float" office:value="0.453125" calcext:value-type="float">
            <text:p>0.453125</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3296]/[.B3296]" office:value-type="float" office:value="0.390243902439024" calcext:value-type="float">
            <text:p>0.3902439024</text:p>
          </table:table-cell>
          <table:table-cell table:number-columns-repeated="6"/>
        </table:table-row>
        <table:table-row table:style-name="ro3">
          <table:table-cell office:value-type="float" office:value="28" calcext:value-type="float">
            <text:p>28</text:p>
          </table:table-cell>
          <table:table-cell office:value-type="float" office:value="66" calcext:value-type="float">
            <text:p>66</text:p>
          </table:table-cell>
          <table:table-cell table:formula="of:=[.A3297]/[.B3297]" office:value-type="float" office:value="0.424242424242424" calcext:value-type="float">
            <text:p>0.4242424242</text:p>
          </table:table-cell>
          <table:table-cell table:number-columns-repeated="6"/>
        </table:table-row>
        <table:table-row table:style-name="ro3">
          <table:table-cell office:value-type="float" office:value="15" calcext:value-type="float">
            <text:p>15</text:p>
          </table:table-cell>
          <table:table-cell office:value-type="float" office:value="40" calcext:value-type="float">
            <text:p>40</text:p>
          </table:table-cell>
          <table:table-cell table:formula="of:=[.A3298]/[.B3298]" office:value-type="float" office:value="0.375" calcext:value-type="float">
            <text:p>0.375</text:p>
          </table:table-cell>
          <table:table-cell table:number-columns-repeated="6"/>
        </table:table-row>
        <table:table-row table:style-name="ro3">
          <table:table-cell office:value-type="float" office:value="28" calcext:value-type="float">
            <text:p>28</text:p>
          </table:table-cell>
          <table:table-cell office:value-type="float" office:value="67" calcext:value-type="float">
            <text:p>67</text:p>
          </table:table-cell>
          <table:table-cell table:formula="of:=[.A3299]/[.B3299]" office:value-type="float" office:value="0.417910447761194" calcext:value-type="float">
            <text:p>0.4179104478</text:p>
          </table:table-cell>
          <table:table-cell table:number-columns-repeated="6"/>
        </table:table-row>
        <table:table-row table:style-name="ro3">
          <table:table-cell office:value-type="float" office:value="16" calcext:value-type="float">
            <text:p>16</text:p>
          </table:table-cell>
          <table:table-cell office:value-type="float" office:value="41" calcext:value-type="float">
            <text:p>41</text:p>
          </table:table-cell>
          <table:table-cell table:formula="of:=[.A3300]/[.B3300]" office:value-type="float" office:value="0.390243902439024" calcext:value-type="float">
            <text:p>0.3902439024</text:p>
          </table:table-cell>
          <table:table-cell table:number-columns-repeated="6"/>
        </table:table-row>
        <table:table-row table:style-name="ro3">
          <table:table-cell office:value-type="float" office:value="30" calcext:value-type="float">
            <text:p>30</text:p>
          </table:table-cell>
          <table:table-cell office:value-type="float" office:value="72" calcext:value-type="float">
            <text:p>72</text:p>
          </table:table-cell>
          <table:table-cell table:formula="of:=[.A3301]/[.B3301]" office:value-type="float" office:value="0.416666666666667" calcext:value-type="float">
            <text:p>0.4166666667</text:p>
          </table:table-cell>
          <table:table-cell table:number-columns-repeated="6"/>
        </table:table-row>
        <table:table-row table:style-name="ro3">
          <table:table-cell office:value-type="float" office:value="32" calcext:value-type="float">
            <text:p>32</text:p>
          </table:table-cell>
          <table:table-cell office:value-type="float" office:value="75" calcext:value-type="float">
            <text:p>75</text:p>
          </table:table-cell>
          <table:table-cell table:formula="of:=[.A3302]/[.B3302]" office:value-type="float" office:value="0.426666666666667" calcext:value-type="float">
            <text:p>0.4266666667</text:p>
          </table:table-cell>
          <table:table-cell table:number-columns-repeated="6"/>
        </table:table-row>
        <table:table-row table:style-name="ro3">
          <table:table-cell office:value-type="float" office:value="16" calcext:value-type="float">
            <text:p>16</text:p>
          </table:table-cell>
          <table:table-cell office:value-type="float" office:value="44" calcext:value-type="float">
            <text:p>44</text:p>
          </table:table-cell>
          <table:table-cell table:formula="of:=[.A3303]/[.B3303]" office:value-type="float" office:value="0.363636363636364" calcext:value-type="float">
            <text:p>0.3636363636</text:p>
          </table:table-cell>
          <table:table-cell table:number-columns-repeated="6"/>
        </table:table-row>
        <table:table-row table:style-name="ro3">
          <table:table-cell office:value-type="float" office:value="32" calcext:value-type="float">
            <text:p>32</text:p>
          </table:table-cell>
          <table:table-cell office:value-type="float" office:value="78" calcext:value-type="float">
            <text:p>78</text:p>
          </table:table-cell>
          <table:table-cell table:formula="of:=[.A3304]/[.B3304]" office:value-type="float" office:value="0.41025641025641" calcext:value-type="float">
            <text:p>0.4102564103</text:p>
          </table:table-cell>
          <table:table-cell table:number-columns-repeated="6"/>
        </table:table-row>
        <table:table-row table:style-name="ro3">
          <table:table-cell office:value-type="float" office:value="18" calcext:value-type="float">
            <text:p>18</text:p>
          </table:table-cell>
          <table:table-cell office:value-type="float" office:value="44" calcext:value-type="float">
            <text:p>44</text:p>
          </table:table-cell>
          <table:table-cell table:formula="of:=[.A3305]/[.B3305]" office:value-type="float" office:value="0.409090909090909" calcext:value-type="float">
            <text:p>0.4090909091</text:p>
          </table:table-cell>
          <table:table-cell table:number-columns-repeated="6"/>
        </table:table-row>
        <table:table-row table:style-name="ro3">
          <table:table-cell office:value-type="float" office:value="36" calcext:value-type="float">
            <text:p>36</text:p>
          </table:table-cell>
          <table:table-cell office:value-type="float" office:value="85" calcext:value-type="float">
            <text:p>85</text:p>
          </table:table-cell>
          <table:table-cell table:formula="of:=[.A3306]/[.B3306]" office:value-type="float" office:value="0.423529411764706" calcext:value-type="float">
            <text:p>0.4235294118</text:p>
          </table:table-cell>
          <table:table-cell table:number-columns-repeated="6"/>
        </table:table-row>
        <table:table-row table:style-name="ro3">
          <table:table-cell office:value-type="float" office:value="21" calcext:value-type="float">
            <text:p>21</text:p>
          </table:table-cell>
          <table:table-cell office:value-type="float" office:value="50" calcext:value-type="float">
            <text:p>50</text:p>
          </table:table-cell>
          <table:table-cell table:formula="of:=[.A3307]/[.B3307]" office:value-type="float" office:value="0.42" calcext:value-type="float">
            <text:p>0.42</text:p>
          </table:table-cell>
          <table:table-cell table:number-columns-repeated="6"/>
        </table:table-row>
        <table:table-row table:style-name="ro3">
          <table:table-cell office:value-type="float" office:value="38" calcext:value-type="float">
            <text:p>38</text:p>
          </table:table-cell>
          <table:table-cell office:value-type="float" office:value="88" calcext:value-type="float">
            <text:p>88</text:p>
          </table:table-cell>
          <table:table-cell table:formula="of:=[.A3308]/[.B3308]" office:value-type="float" office:value="0.431818181818182" calcext:value-type="float">
            <text:p>0.4318181818</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3309]/[.B3309]" office:value-type="float" office:value="0.44" calcext:value-type="float">
            <text:p>0.44</text:p>
          </table:table-cell>
          <table:table-cell table:number-columns-repeated="6"/>
        </table:table-row>
        <table:table-row table:style-name="ro3">
          <table:table-cell office:value-type="float" office:value="38" calcext:value-type="float">
            <text:p>38</text:p>
          </table:table-cell>
          <table:table-cell office:value-type="float" office:value="94" calcext:value-type="float">
            <text:p>94</text:p>
          </table:table-cell>
          <table:table-cell table:formula="of:=[.A3310]/[.B3310]" office:value-type="float" office:value="0.404255319148936" calcext:value-type="float">
            <text:p>0.4042553191</text:p>
          </table:table-cell>
          <table:table-cell table:number-columns-repeated="6"/>
        </table:table-row>
        <table:table-row table:style-name="ro3">
          <table:table-cell office:value-type="float" office:value="20" calcext:value-type="float">
            <text:p>20</text:p>
          </table:table-cell>
          <table:table-cell office:value-type="float" office:value="52" calcext:value-type="float">
            <text:p>52</text:p>
          </table:table-cell>
          <table:table-cell table:formula="of:=[.A3311]/[.B3311]" office:value-type="float" office:value="0.384615384615385" calcext:value-type="float">
            <text:p>0.3846153846</text:p>
          </table:table-cell>
          <table:table-cell table:number-columns-repeated="6"/>
        </table:table-row>
        <table:table-row table:style-name="ro3">
          <table:table-cell office:value-type="float" office:value="41" calcext:value-type="float">
            <text:p>41</text:p>
          </table:table-cell>
          <table:table-cell office:value-type="float" office:value="102" calcext:value-type="float">
            <text:p>102</text:p>
          </table:table-cell>
          <table:table-cell table:formula="of:=[.A3312]/[.B3312]" office:value-type="float" office:value="0.401960784313726" calcext:value-type="float">
            <text:p>0.4019607843</text:p>
          </table:table-cell>
          <table:table-cell table:number-columns-repeated="6"/>
        </table:table-row>
        <table:table-row table:style-name="ro3">
          <table:table-cell office:value-type="float" office:value="20" calcext:value-type="float">
            <text:p>20</text:p>
          </table:table-cell>
          <table:table-cell office:value-type="float" office:value="58" calcext:value-type="float">
            <text:p>58</text:p>
          </table:table-cell>
          <table:table-cell table:formula="of:=[.A3313]/[.B3313]" office:value-type="float" office:value="0.344827586206897" calcext:value-type="float">
            <text:p>0.3448275862</text:p>
          </table:table-cell>
          <table:table-cell table:number-columns-repeated="6"/>
        </table:table-row>
        <table:table-row table:style-name="ro3">
          <table:table-cell office:value-type="float" office:value="46" calcext:value-type="float">
            <text:p>46</text:p>
          </table:table-cell>
          <table:table-cell office:value-type="float" office:value="107" calcext:value-type="float">
            <text:p>107</text:p>
          </table:table-cell>
          <table:table-cell table:formula="of:=[.A3314]/[.B3314]" office:value-type="float" office:value="0.429906542056075" calcext:value-type="float">
            <text:p>0.4299065421</text:p>
          </table:table-cell>
          <table:table-cell table:number-columns-repeated="6"/>
        </table:table-row>
        <table:table-row table:style-name="ro3">
          <table:table-cell office:value-type="float" office:value="48" calcext:value-type="float">
            <text:p>48</text:p>
          </table:table-cell>
          <table:table-cell office:value-type="float" office:value="113" calcext:value-type="float">
            <text:p>113</text:p>
          </table:table-cell>
          <table:table-cell table:formula="of:=[.A3315]/[.B3315]" office:value-type="float" office:value="0.424778761061947" calcext:value-type="float">
            <text:p>0.424778761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316]/[.B3316]" office:value-type="float" office:value="0.434782608695652" calcext:value-type="float">
            <text:p>0.434782608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317]/[.B3317]"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318]/[.B3318]"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319]/[.B3319]" office:value-type="float" office:value="0.380952380952381" calcext:value-type="float">
            <text:p>0.380952381</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3320]/[.B3320]" office:value-type="float" office:value="0.35" calcext:value-type="float">
            <text:p>0.3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321]/[.B3321]"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322]/[.B3322]"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323]/[.B3323]" office:value-type="float" office:value="0.476190476190476" calcext:value-type="float">
            <text:p>0.4761904762</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324]/[.B3324]"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25]/[.B3325]"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326]/[.B3326]" office:value-type="float" office:value="0.476190476190476" calcext:value-type="float">
            <text:p>0.4761904762</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327]/[.B3327]"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328]/[.B3328]" office:value-type="float" office:value="0.421052631578947" calcext:value-type="float">
            <text:p>0.4210526316</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329]/[.B3329]"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330]/[.B3330]"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331]/[.B3331]"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332]/[.B3332]"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333]/[.B3333]"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334]/[.B3334]"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335]/[.B3335]"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336]/[.B3336]"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337]/[.B3337]"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38]/[.B3338]" office:value-type="float" office:value="0.347826086956522" calcext:value-type="float">
            <text:p>0.34782608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3339]/[.B3339]" office:value-type="float" office:value="0.363636363636364" calcext:value-type="float">
            <text:p>0.363636363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40]/[.B3340]"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41]/[.B3341]"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342]/[.B3342]"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343]/[.B3343]"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44]/[.B3344]" office:value-type="float" office:value="0.409090909090909" calcext:value-type="float">
            <text:p>0.4090909091</text:p>
          </table:table-cell>
          <table:table-cell table:number-columns-repeated="6"/>
        </table:table-row>
        <table:table-row table:style-name="ro3">
          <table:table-cell office:value-type="float" office:value="11" calcext:value-type="float">
            <text:p>11</text:p>
          </table:table-cell>
          <table:table-cell office:value-type="float" office:value="22" calcext:value-type="float">
            <text:p>22</text:p>
          </table:table-cell>
          <table:table-cell table:formula="of:=[.A3345]/[.B3345]"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46]/[.B3346]"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47]/[.B3347]"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48]/[.B3348]"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49]/[.B3349]"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350]/[.B3350]"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2" calcext:value-type="float">
            <text:p>22</text:p>
          </table:table-cell>
          <table:table-cell table:formula="of:=[.A3351]/[.B3351]"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52]/[.B3352]"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53]/[.B3353]" office:value-type="float" office:value="0.347826086956522" calcext:value-type="float">
            <text:p>0.347826087</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354]/[.B3354]" office:value-type="float" office:value="0.476190476190476" calcext:value-type="float">
            <text:p>0.4761904762</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3355]/[.B3355]" office:value-type="float" office:value="0.478260869565217" calcext:value-type="float">
            <text:p>0.4782608696</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56]/[.B3356]" office:value-type="float" office:value="0.347826086956522" calcext:value-type="float">
            <text:p>0.34782608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357]/[.B3357]" office:value-type="float" office:value="0.391304347826087" calcext:value-type="float">
            <text:p>0.3913043478</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58]/[.B3358]"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359]/[.B3359]"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60]/[.B3360]"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361]/[.B3361]"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362]/[.B3362]"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363]/[.B3363]" office:value-type="float" office:value="0.423076923076923" calcext:value-type="float">
            <text:p>0.423076923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64]/[.B3364]"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3365]/[.B3365]" office:value-type="float" office:value="0.346153846153846" calcext:value-type="float">
            <text:p>0.346153846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66]/[.B3366]"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67]/[.B3367]" office:value-type="float" office:value="0.347826086956522" calcext:value-type="float">
            <text:p>0.347826087</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368]/[.B3368]" office:value-type="float" office:value="0.380952380952381" calcext:value-type="float">
            <text:p>0.380952381</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69]/[.B3369]" office:value-type="float" office:value="0.347826086956522" calcext:value-type="float">
            <text:p>0.347826087</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370]/[.B3370]" office:value-type="float" office:value="0.380952380952381" calcext:value-type="float">
            <text:p>0.380952381</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371]/[.B3371]"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72]/[.B337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73]/[.B3373]" office:value-type="float" office:value="0.347826086956522" calcext:value-type="float">
            <text:p>0.34782608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74]/[.B3374]"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23" calcext:value-type="float">
            <text:p>23</text:p>
          </table:table-cell>
          <table:table-cell table:formula="of:=[.A3375]/[.B3375]" office:value-type="float" office:value="0.304347826086957" calcext:value-type="float">
            <text:p>0.3043478261</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376]/[.B3376]" office:value-type="float" office:value="0.380952380952381" calcext:value-type="float">
            <text:p>0.38095238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377]/[.B3377]"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378]/[.B3378]"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379]/[.B3379]"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380]/[.B3380]" office:value-type="float" office:value="0.434782608695652" calcext:value-type="float">
            <text:p>0.4347826087</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381]/[.B3381]"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382]/[.B3382]"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383]/[.B3383]" office:value-type="float" office:value="0.423076923076923" calcext:value-type="float">
            <text:p>0.4230769231</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384]/[.B3384]"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385]/[.B3385]"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386]/[.B3386]"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387]/[.B3387]" office:value-type="float" office:value="0.423076923076923" calcext:value-type="float">
            <text:p>0.423076923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88]/[.B3388]"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389]/[.B3389]" office:value-type="float" office:value="0.391304347826087" calcext:value-type="float">
            <text:p>0.3913043478</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90]/[.B3390]"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391]/[.B3391]"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392]/[.B3392]" office:value-type="float" office:value="0.476190476190476" calcext:value-type="float">
            <text:p>0.4761904762</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393]/[.B3393]" office:value-type="float" office:value="0.347826086956522" calcext:value-type="float">
            <text:p>0.347826087</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394]/[.B3394]" office:value-type="float" office:value="0.476190476190476" calcext:value-type="float">
            <text:p>0.4761904762</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3395]/[.B3395]"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396]/[.B3396]"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5" calcext:value-type="float">
            <text:p>25</text:p>
          </table:table-cell>
          <table:table-cell table:formula="of:=[.A3397]/[.B3397]" office:value-type="float" office:value="0.32" calcext:value-type="float">
            <text:p>0.3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398]/[.B3398]"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5" calcext:value-type="float">
            <text:p>25</text:p>
          </table:table-cell>
          <table:table-cell table:formula="of:=[.A3399]/[.B3399]" office:value-type="float" office:value="0.32" calcext:value-type="float">
            <text:p>0.32</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00]/[.B3400]"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01]/[.B3401]"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02]/[.B340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03]/[.B3403]"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04]/[.B3404]"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05]/[.B3405]"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06]/[.B340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07]/[.B3407]"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08]/[.B3408]"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09]/[.B3409]"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10]/[.B3410]"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11]/[.B3411]"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12]/[.B341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413]/[.B3413]"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414]/[.B3414]" office:value-type="float" office:value="0.434782608695652" calcext:value-type="float">
            <text:p>0.4347826087</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415]/[.B3415]" office:value-type="float" office:value="0.347826086956522" calcext:value-type="float">
            <text:p>0.34782608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416]/[.B3416]"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417]/[.B3417]"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18]/[.B3418]"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3419]/[.B3419]" office:value-type="float" office:value="0.318181818181818" calcext:value-type="float">
            <text:p>0.3181818182</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420]/[.B3420]" office:value-type="float" office:value="0.45" calcext:value-type="float">
            <text:p>0.4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421]/[.B3421]" office:value-type="float" office:value="0.391304347826087" calcext:value-type="float">
            <text:p>0.3913043478</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22]/[.B342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3423]/[.B3423]" office:value-type="float" office:value="0.363636363636364" calcext:value-type="float">
            <text:p>0.363636363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424]/[.B3424]" office:value-type="float" office:value="0.45" calcext:value-type="float">
            <text:p>0.45</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25]/[.B3425]"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26]/[.B3426]"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427]/[.B3427]"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28]/[.B3428]"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429]/[.B3429]" office:value-type="float" office:value="0.36" calcext:value-type="float">
            <text:p>0.3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30]/[.B3430]"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431]/[.B3431]" office:value-type="float" office:value="0.375" calcext:value-type="float">
            <text:p>0.375</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432]/[.B3432]" office:value-type="float" office:value="0.380952380952381" calcext:value-type="float">
            <text:p>0.38095238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33]/[.B3433]"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34]/[.B3434]"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435]/[.B3435]"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436]/[.B3436]" office:value-type="float" office:value="0.476190476190476" calcext:value-type="float">
            <text:p>0.4761904762</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437]/[.B3437]" office:value-type="float" office:value="0.347826086956522" calcext:value-type="float">
            <text:p>0.34782608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438]/[.B3438]" office:value-type="float" office:value="0.434782608695652" calcext:value-type="float">
            <text:p>0.4347826087</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439]/[.B3439]"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2" calcext:value-type="float">
            <text:p>22</text:p>
          </table:table-cell>
          <table:table-cell table:formula="of:=[.A3440]/[.B3440]"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41]/[.B3441]"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42]/[.B344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3443]/[.B3443]" office:value-type="float" office:value="0.346153846153846" calcext:value-type="float">
            <text:p>0.3461538462</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444]/[.B3444]" office:value-type="float" office:value="0.476190476190476" calcext:value-type="float">
            <text:p>0.4761904762</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3445]/[.B3445]" office:value-type="float" office:value="0.346153846153846" calcext:value-type="float">
            <text:p>0.3461538462</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446]/[.B3446]" office:value-type="float" office:value="0.476190476190476" calcext:value-type="float">
            <text:p>0.4761904762</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47]/[.B3447]"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448]/[.B3448]" office:value-type="float" office:value="0.434782608695652" calcext:value-type="float">
            <text:p>0.434782608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449]/[.B3449]" office:value-type="float" office:value="0.391304347826087" calcext:value-type="float">
            <text:p>0.3913043478</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50]/[.B3450]" office:value-type="float" office:value="0.409090909090909" calcext:value-type="float">
            <text:p>0.4090909091</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3451]/[.B3451]" office:value-type="float" office:value="0.478260869565217" calcext:value-type="float">
            <text:p>0.478260869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52]/[.B3452]"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53]/[.B3453]"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454]/[.B3454]" office:value-type="float" office:value="0.476190476190476" calcext:value-type="float">
            <text:p>0.4761904762</text:p>
          </table:table-cell>
          <table:table-cell table:number-columns-repeated="6"/>
        </table:table-row>
        <table:table-row table:style-name="ro3">
          <table:table-cell office:value-type="float" office:value="8" calcext:value-type="float">
            <text:p>8</text:p>
          </table:table-cell>
          <table:table-cell office:value-type="float" office:value="25" calcext:value-type="float">
            <text:p>25</text:p>
          </table:table-cell>
          <table:table-cell table:formula="of:=[.A3455]/[.B3455]" office:value-type="float" office:value="0.32" calcext:value-type="float">
            <text:p>0.32</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56]/[.B345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57]/[.B3457]"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58]/[.B3458]"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59]/[.B3459]"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60]/[.B3460]"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3461]/[.B3461]"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62]/[.B3462]"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463]/[.B3463]" office:value-type="float" office:value="0.36" calcext:value-type="float">
            <text:p>0.36</text:p>
          </table:table-cell>
          <table:table-cell table:number-columns-repeated="6"/>
        </table:table-row>
        <table:table-row table:style-name="ro3">
          <table:table-cell office:value-type="float" office:value="12" calcext:value-type="float">
            <text:p>12</text:p>
          </table:table-cell>
          <table:table-cell office:value-type="float" office:value="23" calcext:value-type="float">
            <text:p>23</text:p>
          </table:table-cell>
          <table:table-cell table:formula="of:=[.A3464]/[.B3464]" office:value-type="float" office:value="0.521739130434783" calcext:value-type="float">
            <text:p>0.5217391304</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465]/[.B3465]"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0" calcext:value-type="float">
            <text:p>20</text:p>
          </table:table-cell>
          <table:table-cell table:formula="of:=[.A3466]/[.B3466]"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67]/[.B3467]"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468]/[.B3468]" office:value-type="float" office:value="0.391304347826087" calcext:value-type="float">
            <text:p>0.3913043478</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469]/[.B3469]"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470]/[.B3470]" office:value-type="float" office:value="0.434782608695652" calcext:value-type="float">
            <text:p>0.4347826087</text:p>
          </table:table-cell>
          <table:table-cell table:number-columns-repeated="6"/>
        </table:table-row>
        <table:table-row table:style-name="ro3">
          <table:table-cell office:value-type="float" office:value="9" calcext:value-type="float">
            <text:p>9</text:p>
          </table:table-cell>
          <table:table-cell office:value-type="float" office:value="26" calcext:value-type="float">
            <text:p>26</text:p>
          </table:table-cell>
          <table:table-cell table:formula="of:=[.A3471]/[.B3471]" office:value-type="float" office:value="0.346153846153846" calcext:value-type="float">
            <text:p>0.3461538462</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472]/[.B3472]"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73]/[.B3473]"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74]/[.B3474]"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75]/[.B3475]"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76]/[.B3476]"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77]/[.B3477]"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78]/[.B347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79]/[.B3479]"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480]/[.B3480]"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481]/[.B3481]" office:value-type="float" office:value="0.375" calcext:value-type="float">
            <text:p>0.375</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482]/[.B3482]"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83]/[.B3483]"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84]/[.B3484]"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85]/[.B3485]"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86]/[.B3486]"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87]/[.B3487]"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88]/[.B3488]"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489]/[.B3489]"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490]/[.B3490]"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491]/[.B3491]" office:value-type="float" office:value="0.36" calcext:value-type="float">
            <text:p>0.3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492]/[.B3492]" office:value-type="float" office:value="0.458333333333333" calcext:value-type="float">
            <text:p>0.4583333333</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493]/[.B3493]" office:value-type="float" office:value="0.36" calcext:value-type="float">
            <text:p>0.3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494]/[.B3494]" office:value-type="float" office:value="0.458333333333333" calcext:value-type="float">
            <text:p>0.4583333333</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495]/[.B3495]" office:value-type="float" office:value="0.36" calcext:value-type="float">
            <text:p>0.3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496]/[.B3496]" office:value-type="float" office:value="0.458333333333333" calcext:value-type="float">
            <text:p>0.4583333333</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497]/[.B3497]" office:value-type="float" office:value="0.36" calcext:value-type="float">
            <text:p>0.3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498]/[.B3498]" office:value-type="float" office:value="0.458333333333333" calcext:value-type="float">
            <text:p>0.4583333333</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499]/[.B3499]"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500]/[.B3500]"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501]/[.B3501]"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502]/[.B3502]"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503]/[.B3503]"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504]/[.B3504]" office:value-type="float" office:value="0.409090909090909" calcext:value-type="float">
            <text:p>0.4090909091</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505]/[.B3505]"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506]/[.B3506]"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507]/[.B3507]"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508]/[.B3508]" office:value-type="float" office:value="0.391304347826087" calcext:value-type="float">
            <text:p>0.3913043478</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3509]/[.B3509]" office:value-type="float" office:value="0.478260869565217" calcext:value-type="float">
            <text:p>0.478260869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10]/[.B3510]"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3511]/[.B3511]" office:value-type="float" office:value="0.458333333333333" calcext:value-type="float">
            <text:p>0.458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512]/[.B3512]"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513]/[.B3513]"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514]/[.B3514]" office:value-type="float" office:value="0.409090909090909" calcext:value-type="float">
            <text:p>0.4090909091</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515]/[.B3515]"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516]/[.B3516]"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517]/[.B3517]"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518]/[.B3518]"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19]/[.B3519]"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520]/[.B3520]"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521]/[.B3521]" office:value-type="float" office:value="0.347826086956522" calcext:value-type="float">
            <text:p>0.34782608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22]/[.B352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523]/[.B3523]" office:value-type="float" office:value="0.36" calcext:value-type="float">
            <text:p>0.3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24]/[.B3524]"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525]/[.B3525]" office:value-type="float" office:value="0.36" calcext:value-type="float">
            <text:p>0.3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26]/[.B3526]" office:value-type="float" office:value="0.434782608695652" calcext:value-type="float">
            <text:p>0.4347826087</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527]/[.B3527]" office:value-type="float" office:value="0.36" calcext:value-type="float">
            <text:p>0.3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28]/[.B3528]" office:value-type="float" office:value="0.434782608695652" calcext:value-type="float">
            <text:p>0.4347826087</text:p>
          </table:table-cell>
          <table:table-cell table:number-columns-repeated="6"/>
        </table:table-row>
        <table:table-row table:style-name="ro3">
          <table:table-cell office:value-type="float" office:value="9" calcext:value-type="float">
            <text:p>9</text:p>
          </table:table-cell>
          <table:table-cell office:value-type="float" office:value="25" calcext:value-type="float">
            <text:p>25</text:p>
          </table:table-cell>
          <table:table-cell table:formula="of:=[.A3529]/[.B3529]" office:value-type="float" office:value="0.36" calcext:value-type="float">
            <text:p>0.36</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530]/[.B3530]"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531]/[.B3531]"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32]/[.B353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533]/[.B3533]" office:value-type="float" office:value="0.375" calcext:value-type="float">
            <text:p>0.37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34]/[.B3534]"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35]/[.B3535]"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36]/[.B3536]"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3537]/[.B3537]"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38]/[.B3538]"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39]/[.B3539]"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540]/[.B3540]"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41]/[.B3541]"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542]/[.B3542]"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43]/[.B3543]"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44]/[.B3544]"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545]/[.B3545]"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546]/[.B3546]"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547]/[.B3547]"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548]/[.B3548]" office:value-type="float" office:value="0.391304347826087" calcext:value-type="float">
            <text:p>0.3913043478</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49]/[.B3549]"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50]/[.B3550]"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51]/[.B3551]"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52]/[.B355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553]/[.B3553]"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54]/[.B3554]"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555]/[.B3555]" office:value-type="float" office:value="0.423076923076923" calcext:value-type="float">
            <text:p>0.423076923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556]/[.B3556]"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57]/[.B3557]"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558]/[.B3558]"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3559]/[.B3559]"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3560]/[.B3560]"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3561]/[.B3561]" office:value-type="float" office:value="0.407407407407407" calcext:value-type="float">
            <text:p>0.407407407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562]/[.B3562]"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3563]/[.B3563]"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564]/[.B3564]"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8" calcext:value-type="float">
            <text:p>28</text:p>
          </table:table-cell>
          <table:table-cell table:formula="of:=[.A3565]/[.B3565]"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566]/[.B3566]"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3567]/[.B3567]" office:value-type="float" office:value="0.37037037037037" calcext:value-type="float">
            <text:p>0.370370370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3568]/[.B3568]"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3569]/[.B3569]" office:value-type="float" office:value="0.392857142857143" calcext:value-type="float">
            <text:p>0.3928571429</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3570]/[.B3570]" office:value-type="float" office:value="0.44" calcext:value-type="float">
            <text:p>0.44</text:p>
          </table:table-cell>
          <table:table-cell table:number-columns-repeated="6"/>
        </table:table-row>
        <table:table-row table:style-name="ro3">
          <table:table-cell office:value-type="float" office:value="13" calcext:value-type="float">
            <text:p>13</text:p>
          </table:table-cell>
          <table:table-cell office:value-type="float" office:value="28" calcext:value-type="float">
            <text:p>28</text:p>
          </table:table-cell>
          <table:table-cell table:formula="of:=[.A3571]/[.B3571]" office:value-type="float" office:value="0.464285714285714" calcext:value-type="float">
            <text:p>0.4642857143</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3572]/[.B3572]" office:value-type="float" office:value="0.481481481481481" calcext:value-type="float">
            <text:p>0.4814814815</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3573]/[.B3573]" office:value-type="float" office:value="0.354838709677419" calcext:value-type="float">
            <text:p>0.3548387097</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574]/[.B3574]"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3575]/[.B3575]" office:value-type="float" office:value="0.354838709677419" calcext:value-type="float">
            <text:p>0.3548387097</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3576]/[.B3576]" office:value-type="float" office:value="0.423076923076923" calcext:value-type="float">
            <text:p>0.4230769231</text:p>
          </table:table-cell>
          <table:table-cell table:number-columns-repeated="6"/>
        </table:table-row>
        <table:table-row table:style-name="ro3">
          <table:table-cell office:value-type="float" office:value="11" calcext:value-type="float">
            <text:p>11</text:p>
          </table:table-cell>
          <table:table-cell office:value-type="float" office:value="30" calcext:value-type="float">
            <text:p>30</text:p>
          </table:table-cell>
          <table:table-cell table:formula="of:=[.A3577]/[.B3577]" office:value-type="float" office:value="0.366666666666667" calcext:value-type="float">
            <text:p>0.3666666667</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3578]/[.B3578]" office:value-type="float" office:value="0.392857142857143" calcext:value-type="float">
            <text:p>0.3928571429</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3579]/[.B3579]" office:value-type="float" office:value="0.379310344827586" calcext:value-type="float">
            <text:p>0.3793103448</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3580]/[.B3580]"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3581]/[.B3581]" office:value-type="float" office:value="0.354838709677419" calcext:value-type="float">
            <text:p>0.3548387097</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3582]/[.B3582]" office:value-type="float" office:value="0.413793103448276" calcext:value-type="float">
            <text:p>0.4137931034</text:p>
          </table:table-cell>
          <table:table-cell table:number-columns-repeated="6"/>
        </table:table-row>
        <table:table-row table:style-name="ro3">
          <table:table-cell office:value-type="float" office:value="11" calcext:value-type="float">
            <text:p>11</text:p>
          </table:table-cell>
          <table:table-cell office:value-type="float" office:value="30" calcext:value-type="float">
            <text:p>30</text:p>
          </table:table-cell>
          <table:table-cell table:formula="of:=[.A3583]/[.B3583]" office:value-type="float" office:value="0.366666666666667" calcext:value-type="float">
            <text:p>0.3666666667</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3584]/[.B3584]" office:value-type="float" office:value="0.413793103448276" calcext:value-type="float">
            <text:p>0.4137931034</text:p>
          </table:table-cell>
          <table:table-cell table:number-columns-repeated="6"/>
        </table:table-row>
        <table:table-row table:style-name="ro3">
          <table:table-cell office:value-type="float" office:value="11" calcext:value-type="float">
            <text:p>11</text:p>
          </table:table-cell>
          <table:table-cell office:value-type="float" office:value="32" calcext:value-type="float">
            <text:p>32</text:p>
          </table:table-cell>
          <table:table-cell table:formula="of:=[.A3585]/[.B3585]" office:value-type="float" office:value="0.34375" calcext:value-type="float">
            <text:p>0.34375</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3586]/[.B3586]" office:value-type="float" office:value="0.433333333333333" calcext:value-type="float">
            <text:p>0.4333333333</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3587]/[.B3587]" office:value-type="float" office:value="0.382352941176471" calcext:value-type="float">
            <text:p>0.3823529412</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3588]/[.B3588]" office:value-type="float" office:value="0.354838709677419" calcext:value-type="float">
            <text:p>0.3548387097</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3589]/[.B3589]" office:value-type="float" office:value="0.342857142857143" calcext:value-type="float">
            <text:p>0.3428571429</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3590]/[.B3590]" office:value-type="float" office:value="0.387096774193548" calcext:value-type="float">
            <text:p>0.3870967742</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3591]/[.B3591]" office:value-type="float" office:value="0.424242424242424" calcext:value-type="float">
            <text:p>0.4242424242</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3592]/[.B3592]" office:value-type="float" office:value="0.451612903225806" calcext:value-type="float">
            <text:p>0.4516129032</text:p>
          </table:table-cell>
          <table:table-cell table:number-columns-repeated="6"/>
        </table:table-row>
        <table:table-row table:style-name="ro3">
          <table:table-cell office:value-type="float" office:value="13" calcext:value-type="float">
            <text:p>13</text:p>
          </table:table-cell>
          <table:table-cell office:value-type="float" office:value="35" calcext:value-type="float">
            <text:p>35</text:p>
          </table:table-cell>
          <table:table-cell table:formula="of:=[.A3593]/[.B3593]" office:value-type="float" office:value="0.371428571428571" calcext:value-type="float">
            <text:p>0.3714285714</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3594]/[.B3594]" office:value-type="float" office:value="0.433333333333333" calcext:value-type="float">
            <text:p>0.4333333333</text:p>
          </table:table-cell>
          <table:table-cell table:number-columns-repeated="6"/>
        </table:table-row>
        <table:table-row table:style-name="ro3">
          <table:table-cell office:value-type="float" office:value="12" calcext:value-type="float">
            <text:p>12</text:p>
          </table:table-cell>
          <table:table-cell office:value-type="float" office:value="38" calcext:value-type="float">
            <text:p>38</text:p>
          </table:table-cell>
          <table:table-cell table:formula="of:=[.A3595]/[.B3595]" office:value-type="float" office:value="0.31578947368421" calcext:value-type="float">
            <text:p>0.3157894737</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3596]/[.B3596]" office:value-type="float" office:value="0.393939393939394" calcext:value-type="float">
            <text:p>0.3939393939</text:p>
          </table:table-cell>
          <table:table-cell table:number-columns-repeated="6"/>
        </table:table-row>
        <table:table-row table:style-name="ro3">
          <table:table-cell office:value-type="float" office:value="13" calcext:value-type="float">
            <text:p>13</text:p>
          </table:table-cell>
          <table:table-cell office:value-type="float" office:value="38" calcext:value-type="float">
            <text:p>38</text:p>
          </table:table-cell>
          <table:table-cell table:formula="of:=[.A3597]/[.B3597]" office:value-type="float" office:value="0.342105263157895" calcext:value-type="float">
            <text:p>0.3421052632</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3598]/[.B3598]" office:value-type="float" office:value="0.424242424242424" calcext:value-type="float">
            <text:p>0.4242424242</text:p>
          </table:table-cell>
          <table:table-cell table:number-columns-repeated="6"/>
        </table:table-row>
        <table:table-row table:style-name="ro3">
          <table:table-cell office:value-type="float" office:value="14" calcext:value-type="float">
            <text:p>14</text:p>
          </table:table-cell>
          <table:table-cell office:value-type="float" office:value="40" calcext:value-type="float">
            <text:p>40</text:p>
          </table:table-cell>
          <table:table-cell table:formula="of:=[.A3599]/[.B3599]" office:value-type="float" office:value="0.35" calcext:value-type="float">
            <text:p>0.35</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3600]/[.B3600]" office:value-type="float" office:value="0.419354838709677" calcext:value-type="float">
            <text:p>0.4193548387</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3601]/[.B3601]" office:value-type="float" office:value="0.405405405405405" calcext:value-type="float">
            <text:p>0.4054054054</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3602]/[.B3602]" office:value-type="float" office:value="0.411764705882353" calcext:value-type="float">
            <text:p>0.4117647059</text:p>
          </table:table-cell>
          <table:table-cell table:number-columns-repeated="6"/>
        </table:table-row>
        <table:table-row table:style-name="ro3">
          <table:table-cell office:value-type="float" office:value="13" calcext:value-type="float">
            <text:p>13</text:p>
          </table:table-cell>
          <table:table-cell office:value-type="float" office:value="40" calcext:value-type="float">
            <text:p>40</text:p>
          </table:table-cell>
          <table:table-cell table:formula="of:=[.A3603]/[.B3603]" office:value-type="float" office:value="0.325" calcext:value-type="float">
            <text:p>0.325</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3604]/[.B3604]" office:value-type="float" office:value="0.425" calcext:value-type="float">
            <text:p>0.425</text:p>
          </table:table-cell>
          <table:table-cell table:number-columns-repeated="6"/>
        </table:table-row>
        <table:table-row table:style-name="ro3">
          <table:table-cell office:value-type="float" office:value="15" calcext:value-type="float">
            <text:p>15</text:p>
          </table:table-cell>
          <table:table-cell office:value-type="float" office:value="40" calcext:value-type="float">
            <text:p>40</text:p>
          </table:table-cell>
          <table:table-cell table:formula="of:=[.A3605]/[.B3605]" office:value-type="float" office:value="0.375" calcext:value-type="float">
            <text:p>0.375</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3606]/[.B3606]" office:value-type="float" office:value="0.421052631578947" calcext:value-type="float">
            <text:p>0.4210526316</text:p>
          </table:table-cell>
          <table:table-cell table:number-columns-repeated="6"/>
        </table:table-row>
        <table:table-row table:style-name="ro3">
          <table:table-cell office:value-type="float" office:value="16" calcext:value-type="float">
            <text:p>16</text:p>
          </table:table-cell>
          <table:table-cell office:value-type="float" office:value="42" calcext:value-type="float">
            <text:p>42</text:p>
          </table:table-cell>
          <table:table-cell table:formula="of:=[.A3607]/[.B3607]" office:value-type="float" office:value="0.380952380952381" calcext:value-type="float">
            <text:p>0.380952381</text:p>
          </table:table-cell>
          <table:table-cell table:number-columns-repeated="6"/>
        </table:table-row>
        <table:table-row table:style-name="ro3">
          <table:table-cell office:value-type="float" office:value="18" calcext:value-type="float">
            <text:p>18</text:p>
          </table:table-cell>
          <table:table-cell office:value-type="float" office:value="42" calcext:value-type="float">
            <text:p>42</text:p>
          </table:table-cell>
          <table:table-cell table:formula="of:=[.A3608]/[.B3608]" office:value-type="float" office:value="0.428571428571429" calcext:value-type="float">
            <text:p>0.4285714286</text:p>
          </table:table-cell>
          <table:table-cell table:number-columns-repeated="6"/>
        </table:table-row>
        <table:table-row table:style-name="ro3">
          <table:table-cell office:value-type="float" office:value="17" calcext:value-type="float">
            <text:p>17</text:p>
          </table:table-cell>
          <table:table-cell office:value-type="float" office:value="44" calcext:value-type="float">
            <text:p>44</text:p>
          </table:table-cell>
          <table:table-cell table:formula="of:=[.A3609]/[.B3609]" office:value-type="float" office:value="0.386363636363636" calcext:value-type="float">
            <text:p>0.3863636364</text:p>
          </table:table-cell>
          <table:table-cell table:number-columns-repeated="6"/>
        </table:table-row>
        <table:table-row table:style-name="ro3">
          <table:table-cell office:value-type="float" office:value="15" calcext:value-type="float">
            <text:p>15</text:p>
          </table:table-cell>
          <table:table-cell office:value-type="float" office:value="37" calcext:value-type="float">
            <text:p>37</text:p>
          </table:table-cell>
          <table:table-cell table:formula="of:=[.A3610]/[.B3610]" office:value-type="float" office:value="0.405405405405405" calcext:value-type="float">
            <text:p>0.4054054054</text:p>
          </table:table-cell>
          <table:table-cell table:number-columns-repeated="6"/>
        </table:table-row>
        <table:table-row table:style-name="ro3">
          <table:table-cell office:value-type="float" office:value="17" calcext:value-type="float">
            <text:p>17</text:p>
          </table:table-cell>
          <table:table-cell office:value-type="float" office:value="45" calcext:value-type="float">
            <text:p>45</text:p>
          </table:table-cell>
          <table:table-cell table:formula="of:=[.A3611]/[.B3611]" office:value-type="float" office:value="0.377777777777778" calcext:value-type="float">
            <text:p>0.3777777778</text:p>
          </table:table-cell>
          <table:table-cell table:number-columns-repeated="6"/>
        </table:table-row>
        <table:table-row table:style-name="ro3">
          <table:table-cell office:value-type="float" office:value="16" calcext:value-type="float">
            <text:p>16</text:p>
          </table:table-cell>
          <table:table-cell office:value-type="float" office:value="38" calcext:value-type="float">
            <text:p>38</text:p>
          </table:table-cell>
          <table:table-cell table:formula="of:=[.A3612]/[.B3612]" office:value-type="float" office:value="0.421052631578947" calcext:value-type="float">
            <text:p>0.4210526316</text:p>
          </table:table-cell>
          <table:table-cell table:number-columns-repeated="6"/>
        </table:table-row>
        <table:table-row table:style-name="ro3">
          <table:table-cell office:value-type="float" office:value="15" calcext:value-type="float">
            <text:p>15</text:p>
          </table:table-cell>
          <table:table-cell office:value-type="float" office:value="44" calcext:value-type="float">
            <text:p>44</text:p>
          </table:table-cell>
          <table:table-cell table:formula="of:=[.A3613]/[.B3613]" office:value-type="float" office:value="0.340909090909091" calcext:value-type="float">
            <text:p>0.3409090909</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3614]/[.B3614]" office:value-type="float" office:value="0.394736842105263" calcext:value-type="float">
            <text:p>0.3947368421</text:p>
          </table:table-cell>
          <table:table-cell table:number-columns-repeated="6"/>
        </table:table-row>
        <table:table-row table:style-name="ro3">
          <table:table-cell office:value-type="float" office:value="15" calcext:value-type="float">
            <text:p>15</text:p>
          </table:table-cell>
          <table:table-cell office:value-type="float" office:value="46" calcext:value-type="float">
            <text:p>46</text:p>
          </table:table-cell>
          <table:table-cell table:formula="of:=[.A3615]/[.B3615]" office:value-type="float" office:value="0.326086956521739" calcext:value-type="float">
            <text:p>0.3260869565</text:p>
          </table:table-cell>
          <table:table-cell table:number-columns-repeated="6"/>
        </table:table-row>
        <table:table-row table:style-name="ro3">
          <table:table-cell office:value-type="float" office:value="15" calcext:value-type="float">
            <text:p>15</text:p>
          </table:table-cell>
          <table:table-cell office:value-type="float" office:value="41" calcext:value-type="float">
            <text:p>41</text:p>
          </table:table-cell>
          <table:table-cell table:formula="of:=[.A3616]/[.B3616]" office:value-type="float" office:value="0.365853658536585" calcext:value-type="float">
            <text:p>0.3658536585</text:p>
          </table:table-cell>
          <table:table-cell table:number-columns-repeated="6"/>
        </table:table-row>
        <table:table-row table:style-name="ro3">
          <table:table-cell office:value-type="float" office:value="16" calcext:value-type="float">
            <text:p>16</text:p>
          </table:table-cell>
          <table:table-cell office:value-type="float" office:value="49" calcext:value-type="float">
            <text:p>49</text:p>
          </table:table-cell>
          <table:table-cell table:formula="of:=[.A3617]/[.B3617]" office:value-type="float" office:value="0.326530612244898" calcext:value-type="float">
            <text:p>0.3265306122</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3618]/[.B3618]" office:value-type="float" office:value="0.425" calcext:value-type="float">
            <text:p>0.425</text:p>
          </table:table-cell>
          <table:table-cell table:number-columns-repeated="6"/>
        </table:table-row>
        <table:table-row table:style-name="ro3">
          <table:table-cell office:value-type="float" office:value="17" calcext:value-type="float">
            <text:p>17</text:p>
          </table:table-cell>
          <table:table-cell office:value-type="float" office:value="50" calcext:value-type="float">
            <text:p>50</text:p>
          </table:table-cell>
          <table:table-cell table:formula="of:=[.A3619]/[.B3619]" office:value-type="float" office:value="0.34" calcext:value-type="float">
            <text:p>0.34</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3620]/[.B3620]" office:value-type="float" office:value="0.4" calcext:value-type="float">
            <text:p>0.4</text:p>
          </table:table-cell>
          <table:table-cell table:number-columns-repeated="6"/>
        </table:table-row>
        <table:table-row table:style-name="ro3">
          <table:table-cell office:value-type="float" office:value="18" calcext:value-type="float">
            <text:p>18</text:p>
          </table:table-cell>
          <table:table-cell office:value-type="float" office:value="44" calcext:value-type="float">
            <text:p>44</text:p>
          </table:table-cell>
          <table:table-cell table:formula="of:=[.A3621]/[.B3621]" office:value-type="float" office:value="0.409090909090909" calcext:value-type="float">
            <text:p>0.4090909091</text:p>
          </table:table-cell>
          <table:table-cell table:number-columns-repeated="6"/>
        </table:table-row>
        <table:table-row table:style-name="ro3">
          <table:table-cell office:value-type="float" office:value="20" calcext:value-type="float">
            <text:p>20</text:p>
          </table:table-cell>
          <table:table-cell office:value-type="float" office:value="55" calcext:value-type="float">
            <text:p>55</text:p>
          </table:table-cell>
          <table:table-cell table:formula="of:=[.A3622]/[.B3622]" office:value-type="float" office:value="0.363636363636364" calcext:value-type="float">
            <text:p>0.3636363636</text:p>
          </table:table-cell>
          <table:table-cell table:number-columns-repeated="6"/>
        </table:table-row>
        <table:table-row table:style-name="ro3">
          <table:table-cell office:value-type="float" office:value="19" calcext:value-type="float">
            <text:p>19</text:p>
          </table:table-cell>
          <table:table-cell office:value-type="float" office:value="45" calcext:value-type="float">
            <text:p>45</text:p>
          </table:table-cell>
          <table:table-cell table:formula="of:=[.A3623]/[.B3623]" office:value-type="float" office:value="0.422222222222222" calcext:value-type="float">
            <text:p>0.4222222222</text:p>
          </table:table-cell>
          <table:table-cell table:number-columns-repeated="6"/>
        </table:table-row>
        <table:table-row table:style-name="ro3">
          <table:table-cell office:value-type="float" office:value="19" calcext:value-type="float">
            <text:p>19</text:p>
          </table:table-cell>
          <table:table-cell office:value-type="float" office:value="53" calcext:value-type="float">
            <text:p>53</text:p>
          </table:table-cell>
          <table:table-cell table:formula="of:=[.A3624]/[.B3624]" office:value-type="float" office:value="0.358490566037736" calcext:value-type="float">
            <text:p>0.358490566</text:p>
          </table:table-cell>
          <table:table-cell table:number-columns-repeated="6"/>
        </table:table-row>
        <table:table-row table:style-name="ro3">
          <table:table-cell office:value-type="float" office:value="18" calcext:value-type="float">
            <text:p>18</text:p>
          </table:table-cell>
          <table:table-cell office:value-type="float" office:value="44" calcext:value-type="float">
            <text:p>44</text:p>
          </table:table-cell>
          <table:table-cell table:formula="of:=[.A3625]/[.B3625]" office:value-type="float" office:value="0.409090909090909" calcext:value-type="float">
            <text:p>0.4090909091</text:p>
          </table:table-cell>
          <table:table-cell table:number-columns-repeated="6"/>
        </table:table-row>
        <table:table-row table:style-name="ro3">
          <table:table-cell office:value-type="float" office:value="20" calcext:value-type="float">
            <text:p>20</text:p>
          </table:table-cell>
          <table:table-cell office:value-type="float" office:value="56" calcext:value-type="float">
            <text:p>56</text:p>
          </table:table-cell>
          <table:table-cell table:formula="of:=[.A3626]/[.B3626]" office:value-type="float" office:value="0.357142857142857" calcext:value-type="float">
            <text:p>0.3571428571</text:p>
          </table:table-cell>
          <table:table-cell table:number-columns-repeated="6"/>
        </table:table-row>
        <table:table-row table:style-name="ro3">
          <table:table-cell office:value-type="float" office:value="18" calcext:value-type="float">
            <text:p>18</text:p>
          </table:table-cell>
          <table:table-cell office:value-type="float" office:value="44" calcext:value-type="float">
            <text:p>44</text:p>
          </table:table-cell>
          <table:table-cell table:formula="of:=[.A3627]/[.B3627]" office:value-type="float" office:value="0.409090909090909" calcext:value-type="float">
            <text:p>0.4090909091</text:p>
          </table:table-cell>
          <table:table-cell table:number-columns-repeated="6"/>
        </table:table-row>
        <table:table-row table:style-name="ro3">
          <table:table-cell office:value-type="float" office:value="20" calcext:value-type="float">
            <text:p>20</text:p>
          </table:table-cell>
          <table:table-cell office:value-type="float" office:value="60" calcext:value-type="float">
            <text:p>60</text:p>
          </table:table-cell>
          <table:table-cell table:formula="of:=[.A3628]/[.B3628]" office:value-type="float" office:value="0.333333333333333" calcext:value-type="float">
            <text:p>0.3333333333</text:p>
          </table:table-cell>
          <table:table-cell table:number-columns-repeated="6"/>
        </table:table-row>
        <table:table-row table:style-name="ro3">
          <table:table-cell office:value-type="float" office:value="18" calcext:value-type="float">
            <text:p>18</text:p>
          </table:table-cell>
          <table:table-cell office:value-type="float" office:value="47" calcext:value-type="float">
            <text:p>47</text:p>
          </table:table-cell>
          <table:table-cell table:formula="of:=[.A3629]/[.B3629]" office:value-type="float" office:value="0.382978723404255" calcext:value-type="float">
            <text:p>0.3829787234</text:p>
          </table:table-cell>
          <table:table-cell table:number-columns-repeated="6"/>
        </table:table-row>
        <table:table-row table:style-name="ro3">
          <table:table-cell office:value-type="float" office:value="22" calcext:value-type="float">
            <text:p>22</text:p>
          </table:table-cell>
          <table:table-cell office:value-type="float" office:value="61" calcext:value-type="float">
            <text:p>61</text:p>
          </table:table-cell>
          <table:table-cell table:formula="of:=[.A3630]/[.B3630]" office:value-type="float" office:value="0.360655737704918" calcext:value-type="float">
            <text:p>0.3606557377</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3631]/[.B3631]" office:value-type="float" office:value="0.404255319148936" calcext:value-type="float">
            <text:p>0.4042553191</text:p>
          </table:table-cell>
          <table:table-cell table:number-columns-repeated="6"/>
        </table:table-row>
        <table:table-row table:style-name="ro3">
          <table:table-cell office:value-type="float" office:value="22" calcext:value-type="float">
            <text:p>22</text:p>
          </table:table-cell>
          <table:table-cell office:value-type="float" office:value="62" calcext:value-type="float">
            <text:p>62</text:p>
          </table:table-cell>
          <table:table-cell table:formula="of:=[.A3632]/[.B3632]" office:value-type="float" office:value="0.354838709677419" calcext:value-type="float">
            <text:p>0.3548387097</text:p>
          </table:table-cell>
          <table:table-cell table:number-columns-repeated="6"/>
        </table:table-row>
        <table:table-row table:style-name="ro3">
          <table:table-cell office:value-type="float" office:value="23" calcext:value-type="float">
            <text:p>23</text:p>
          </table:table-cell>
          <table:table-cell office:value-type="float" office:value="63" calcext:value-type="float">
            <text:p>63</text:p>
          </table:table-cell>
          <table:table-cell table:formula="of:=[.A3633]/[.B3633]" office:value-type="float" office:value="0.365079365079365" calcext:value-type="float">
            <text:p>0.3650793651</text:p>
          </table:table-cell>
          <table:table-cell table:number-columns-repeated="6"/>
        </table:table-row>
        <table:table-row table:style-name="ro3">
          <table:table-cell office:value-type="float" office:value="22" calcext:value-type="float">
            <text:p>22</text:p>
          </table:table-cell>
          <table:table-cell office:value-type="float" office:value="49" calcext:value-type="float">
            <text:p>49</text:p>
          </table:table-cell>
          <table:table-cell table:formula="of:=[.A3634]/[.B3634]" office:value-type="float" office:value="0.448979591836735" calcext:value-type="float">
            <text:p>0.4489795918</text:p>
          </table:table-cell>
          <table:table-cell table:number-columns-repeated="6"/>
        </table:table-row>
        <table:table-row table:style-name="ro3">
          <table:table-cell office:value-type="float" office:value="20" calcext:value-type="float">
            <text:p>20</text:p>
          </table:table-cell>
          <table:table-cell office:value-type="float" office:value="51" calcext:value-type="float">
            <text:p>51</text:p>
          </table:table-cell>
          <table:table-cell table:formula="of:=[.A3635]/[.B3635]" office:value-type="float" office:value="0.392156862745098" calcext:value-type="float">
            <text:p>0.3921568627</text:p>
          </table:table-cell>
          <table:table-cell table:number-columns-repeated="6"/>
        </table:table-row>
        <table:table-row table:style-name="ro3">
          <table:table-cell office:value-type="float" office:value="22" calcext:value-type="float">
            <text:p>22</text:p>
          </table:table-cell>
          <table:table-cell office:value-type="float" office:value="64" calcext:value-type="float">
            <text:p>64</text:p>
          </table:table-cell>
          <table:table-cell table:formula="of:=[.A3636]/[.B3636]" office:value-type="float" office:value="0.34375" calcext:value-type="float">
            <text:p>0.34375</text:p>
          </table:table-cell>
          <table:table-cell table:number-columns-repeated="6"/>
        </table:table-row>
        <table:table-row table:style-name="ro3">
          <table:table-cell office:value-type="float" office:value="19" calcext:value-type="float">
            <text:p>19</text:p>
          </table:table-cell>
          <table:table-cell office:value-type="float" office:value="48" calcext:value-type="float">
            <text:p>48</text:p>
          </table:table-cell>
          <table:table-cell table:formula="of:=[.A3637]/[.B3637]" office:value-type="float" office:value="0.395833333333333" calcext:value-type="float">
            <text:p>0.3958333333</text:p>
          </table:table-cell>
          <table:table-cell table:number-columns-repeated="6"/>
        </table:table-row>
        <table:table-row table:style-name="ro3">
          <table:table-cell office:value-type="float" office:value="20" calcext:value-type="float">
            <text:p>20</text:p>
          </table:table-cell>
          <table:table-cell office:value-type="float" office:value="53" calcext:value-type="float">
            <text:p>53</text:p>
          </table:table-cell>
          <table:table-cell table:formula="of:=[.A3638]/[.B3638]" office:value-type="float" office:value="0.377358490566038" calcext:value-type="float">
            <text:p>0.3773584906</text:p>
          </table:table-cell>
          <table:table-cell table:number-columns-repeated="6"/>
        </table:table-row>
        <table:table-row table:style-name="ro3">
          <table:table-cell office:value-type="float" office:value="20" calcext:value-type="float">
            <text:p>20</text:p>
          </table:table-cell>
          <table:table-cell office:value-type="float" office:value="55" calcext:value-type="float">
            <text:p>55</text:p>
          </table:table-cell>
          <table:table-cell table:formula="of:=[.A3639]/[.B3639]" office:value-type="float" office:value="0.363636363636364" calcext:value-type="float">
            <text:p>0.3636363636</text:p>
          </table:table-cell>
          <table:table-cell table:number-columns-repeated="6"/>
        </table:table-row>
        <table:table-row table:style-name="ro3">
          <table:table-cell office:value-type="float" office:value="24" calcext:value-type="float">
            <text:p>24</text:p>
          </table:table-cell>
          <table:table-cell office:value-type="float" office:value="56" calcext:value-type="float">
            <text:p>56</text:p>
          </table:table-cell>
          <table:table-cell table:formula="of:=[.A3640]/[.B3640]" office:value-type="float" office:value="0.428571428571429" calcext:value-type="float">
            <text:p>0.4285714286</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3641]/[.B3641]" office:value-type="float" office:value="0.423728813559322" calcext:value-type="float">
            <text:p>0.4237288136</text:p>
          </table:table-cell>
          <table:table-cell table:number-columns-repeated="6"/>
        </table:table-row>
        <table:table-row table:style-name="ro3">
          <table:table-cell office:value-type="float" office:value="23" calcext:value-type="float">
            <text:p>23</text:p>
          </table:table-cell>
          <table:table-cell office:value-type="float" office:value="61" calcext:value-type="float">
            <text:p>61</text:p>
          </table:table-cell>
          <table:table-cell table:formula="of:=[.A3642]/[.B3642]" office:value-type="float" office:value="0.377049180327869" calcext:value-type="float">
            <text:p>0.3770491803</text:p>
          </table:table-cell>
          <table:table-cell table:number-columns-repeated="6"/>
        </table:table-row>
        <table:table-row table:style-name="ro3">
          <table:table-cell office:value-type="float" office:value="24" calcext:value-type="float">
            <text:p>24</text:p>
          </table:table-cell>
          <table:table-cell office:value-type="float" office:value="60" calcext:value-type="float">
            <text:p>60</text:p>
          </table:table-cell>
          <table:table-cell table:formula="of:=[.A3643]/[.B3643]" office:value-type="float" office:value="0.4" calcext:value-type="float">
            <text:p>0.4</text:p>
          </table:table-cell>
          <table:table-cell table:number-columns-repeated="6"/>
        </table:table-row>
        <table:table-row table:style-name="ro3">
          <table:table-cell office:value-type="float" office:value="27" calcext:value-type="float">
            <text:p>27</text:p>
          </table:table-cell>
          <table:table-cell office:value-type="float" office:value="63" calcext:value-type="float">
            <text:p>63</text:p>
          </table:table-cell>
          <table:table-cell table:formula="of:=[.A3644]/[.B3644]" office:value-type="float" office:value="0.428571428571429" calcext:value-type="float">
            <text:p>0.4285714286</text:p>
          </table:table-cell>
          <table:table-cell table:number-columns-repeated="6"/>
        </table:table-row>
        <table:table-row table:style-name="ro3">
          <table:table-cell office:value-type="float" office:value="29" calcext:value-type="float">
            <text:p>29</text:p>
          </table:table-cell>
          <table:table-cell office:value-type="float" office:value="69" calcext:value-type="float">
            <text:p>69</text:p>
          </table:table-cell>
          <table:table-cell table:formula="of:=[.A3645]/[.B3645]" office:value-type="float" office:value="0.420289855072464" calcext:value-type="float">
            <text:p>0.4202898551</text:p>
          </table:table-cell>
          <table:table-cell table:number-columns-repeated="6"/>
        </table:table-row>
        <table:table-row table:style-name="ro3">
          <table:table-cell office:value-type="float" office:value="28" calcext:value-type="float">
            <text:p>28</text:p>
          </table:table-cell>
          <table:table-cell office:value-type="float" office:value="67" calcext:value-type="float">
            <text:p>67</text:p>
          </table:table-cell>
          <table:table-cell table:formula="of:=[.A3646]/[.B3646]" office:value-type="float" office:value="0.417910447761194" calcext:value-type="float">
            <text:p>0.4179104478</text:p>
          </table:table-cell>
          <table:table-cell table:number-columns-repeated="6"/>
        </table:table-row>
        <table:table-row table:style-name="ro3">
          <table:table-cell office:value-type="float" office:value="32" calcext:value-type="float">
            <text:p>32</text:p>
          </table:table-cell>
          <table:table-cell office:value-type="float" office:value="72" calcext:value-type="float">
            <text:p>72</text:p>
          </table:table-cell>
          <table:table-cell table:formula="of:=[.A3647]/[.B3647]" office:value-type="float" office:value="0.444444444444444" calcext:value-type="float">
            <text:p>0.4444444444</text:p>
          </table:table-cell>
          <table:table-cell table:number-columns-repeated="6"/>
        </table:table-row>
        <table:table-row table:style-name="ro3">
          <table:table-cell office:value-type="float" office:value="29" calcext:value-type="float">
            <text:p>29</text:p>
          </table:table-cell>
          <table:table-cell office:value-type="float" office:value="71" calcext:value-type="float">
            <text:p>71</text:p>
          </table:table-cell>
          <table:table-cell table:formula="of:=[.A3648]/[.B3648]" office:value-type="float" office:value="0.408450704225352" calcext:value-type="float">
            <text:p>0.4084507042</text:p>
          </table:table-cell>
          <table:table-cell table:number-columns-repeated="6"/>
        </table:table-row>
        <table:table-row table:style-name="ro3">
          <table:table-cell office:value-type="float" office:value="34" calcext:value-type="float">
            <text:p>34</text:p>
          </table:table-cell>
          <table:table-cell office:value-type="float" office:value="76" calcext:value-type="float">
            <text:p>76</text:p>
          </table:table-cell>
          <table:table-cell table:formula="of:=[.A3649]/[.B3649]" office:value-type="float" office:value="0.447368421052632" calcext:value-type="float">
            <text:p>0.4473684211</text:p>
          </table:table-cell>
          <table:table-cell table:number-columns-repeated="6"/>
        </table:table-row>
        <table:table-row table:style-name="ro3">
          <table:table-cell office:value-type="float" office:value="35" calcext:value-type="float">
            <text:p>35</text:p>
          </table:table-cell>
          <table:table-cell office:value-type="float" office:value="79" calcext:value-type="float">
            <text:p>79</text:p>
          </table:table-cell>
          <table:table-cell table:formula="of:=[.A3650]/[.B3650]" office:value-type="float" office:value="0.443037974683544" calcext:value-type="float">
            <text:p>0.4430379747</text:p>
          </table:table-cell>
          <table:table-cell table:number-columns-repeated="6"/>
        </table:table-row>
        <table:table-row table:style-name="ro3">
          <table:table-cell office:value-type="float" office:value="37" calcext:value-type="float">
            <text:p>37</text:p>
          </table:table-cell>
          <table:table-cell office:value-type="float" office:value="85" calcext:value-type="float">
            <text:p>85</text:p>
          </table:table-cell>
          <table:table-cell table:formula="of:=[.A3651]/[.B3651]" office:value-type="float" office:value="0.435294117647059" calcext:value-type="float">
            <text:p>0.4352941176</text:p>
          </table:table-cell>
          <table:table-cell table:number-columns-repeated="6"/>
        </table:table-row>
        <table:table-row table:style-name="ro3">
          <table:table-cell office:value-type="float" office:value="39" calcext:value-type="float">
            <text:p>39</text:p>
          </table:table-cell>
          <table:table-cell office:value-type="float" office:value="89" calcext:value-type="float">
            <text:p>89</text:p>
          </table:table-cell>
          <table:table-cell table:formula="of:=[.A3652]/[.B3652]" office:value-type="float" office:value="0.438202247191011" calcext:value-type="float">
            <text:p>0.4382022472</text:p>
          </table:table-cell>
          <table:table-cell table:number-columns-repeated="6"/>
        </table:table-row>
        <table:table-row table:style-name="ro3">
          <table:table-cell office:value-type="float" office:value="38" calcext:value-type="float">
            <text:p>38</text:p>
          </table:table-cell>
          <table:table-cell office:value-type="float" office:value="87" calcext:value-type="float">
            <text:p>87</text:p>
          </table:table-cell>
          <table:table-cell table:formula="of:=[.A3653]/[.B3653]" office:value-type="float" office:value="0.436781609195402" calcext:value-type="float">
            <text:p>0.4367816092</text:p>
          </table:table-cell>
          <table:table-cell table:number-columns-repeated="6"/>
        </table:table-row>
        <table:table-row table:style-name="ro3">
          <table:table-cell office:value-type="float" office:value="40" calcext:value-type="float">
            <text:p>40</text:p>
          </table:table-cell>
          <table:table-cell office:value-type="float" office:value="93" calcext:value-type="float">
            <text:p>93</text:p>
          </table:table-cell>
          <table:table-cell table:formula="of:=[.A3654]/[.B3654]" office:value-type="float" office:value="0.43010752688172" calcext:value-type="float">
            <text:p>0.4301075269</text:p>
          </table:table-cell>
          <table:table-cell table:number-columns-repeated="6"/>
        </table:table-row>
        <table:table-row table:style-name="ro3">
          <table:table-cell office:value-type="float" office:value="40" calcext:value-type="float">
            <text:p>40</text:p>
          </table:table-cell>
          <table:table-cell office:value-type="float" office:value="93" calcext:value-type="float">
            <text:p>93</text:p>
          </table:table-cell>
          <table:table-cell table:formula="of:=[.A3655]/[.B3655]" office:value-type="float" office:value="0.43010752688172" calcext:value-type="float">
            <text:p>0.4301075269</text:p>
          </table:table-cell>
          <table:table-cell table:number-columns-repeated="6"/>
        </table:table-row>
        <table:table-row table:style-name="ro3">
          <table:table-cell office:value-type="float" office:value="48" calcext:value-type="float">
            <text:p>48</text:p>
          </table:table-cell>
          <table:table-cell office:value-type="float" office:value="112" calcext:value-type="float">
            <text:p>112</text:p>
          </table:table-cell>
          <table:table-cell table:formula="of:=[.A3656]/[.B3656]" office:value-type="float" office:value="0.428571428571429" calcext:value-type="float">
            <text:p>0.4285714286</text:p>
          </table:table-cell>
          <table:table-cell table:number-columns-repeated="6"/>
        </table:table-row>
        <table:table-row table:style-name="ro3">
          <table:table-cell office:value-type="float" office:value="48" calcext:value-type="float">
            <text:p>48</text:p>
          </table:table-cell>
          <table:table-cell office:value-type="float" office:value="111" calcext:value-type="float">
            <text:p>111</text:p>
          </table:table-cell>
          <table:table-cell table:formula="of:=[.A3657]/[.B3657]" office:value-type="float" office:value="0.432432432432432" calcext:value-type="float">
            <text:p>0.4324324324</text:p>
          </table:table-cell>
          <table:table-cell table:number-columns-repeated="6"/>
        </table:table-row>
        <table:table-row table:style-name="ro3">
          <table:table-cell office:value-type="float" office:value="52" calcext:value-type="float">
            <text:p>52</text:p>
          </table:table-cell>
          <table:table-cell office:value-type="float" office:value="125" calcext:value-type="float">
            <text:p>125</text:p>
          </table:table-cell>
          <table:table-cell table:formula="of:=[.A3658]/[.B3658]" office:value-type="float" office:value="0.416" calcext:value-type="float">
            <text:p>0.416</text:p>
          </table:table-cell>
          <table:table-cell table:number-columns-repeated="6"/>
        </table:table-row>
        <table:table-row table:style-name="ro3">
          <table:table-cell office:value-type="float" office:value="56" calcext:value-type="float">
            <text:p>56</text:p>
          </table:table-cell>
          <table:table-cell office:value-type="float" office:value="122" calcext:value-type="float">
            <text:p>122</text:p>
          </table:table-cell>
          <table:table-cell table:formula="of:=[.A3659]/[.B3659]" office:value-type="float" office:value="0.459016393442623" calcext:value-type="float">
            <text:p>0.459016393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660]/[.B3660]"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661]/[.B3661]"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662]/[.B3662]"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3663]/[.B366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664]/[.B3664]"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665]/[.B3665]"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66]/[.B3666]" office:value-type="float" office:value="0.421052631578947" calcext:value-type="float">
            <text:p>0.421052631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667]/[.B3667]"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668]/[.B3668]"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69]/[.B3669]" office:value-type="float" office:value="0.421052631578947" calcext:value-type="float">
            <text:p>0.4210526316</text:p>
          </table:table-cell>
          <table:table-cell table:number-columns-repeated="6"/>
        </table:table-row>
        <table:table-row table:style-name="ro3">
          <table:table-cell office:value-type="float" office:value="7" calcext:value-type="float">
            <text:p>7</text:p>
          </table:table-cell>
          <table:table-cell office:value-type="float" office:value="12" calcext:value-type="float">
            <text:p>12</text:p>
          </table:table-cell>
          <table:table-cell table:formula="of:=[.A3670]/[.B3670]" office:value-type="float" office:value="0.583333333333333" calcext:value-type="float">
            <text:p>0.5833333333</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671]/[.B3671]"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72]/[.B3672]"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673]/[.B3673]" office:value-type="float" office:value="0.461538461538462" calcext:value-type="float">
            <text:p>0.4615384615</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3674]/[.B3674]" office:value-type="float" office:value="0.307692307692308" calcext:value-type="float">
            <text:p>0.307692307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75]/[.B3675]"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676]/[.B3676]"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677]/[.B3677]"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678]/[.B3678]"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3679]/[.B3679]" office:value-type="float" office:value="0.473684210526316" calcext:value-type="float">
            <text:p>0.47368421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680]/[.B3680]"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681]/[.B3681]" office:value-type="float" office:value="0.538461538461538" calcext:value-type="float">
            <text:p>0.538461538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682]/[.B3682]"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683]/[.B3683]"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3684]/[.B3684]" office:value-type="float" office:value="0.545454545454545" calcext:value-type="float">
            <text:p>0.545454545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685]/[.B3685]"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686]/[.B3686]"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87]/[.B3687]"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688]/[.B368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689]/[.B3689]" office:value-type="float" office:value="0.461538461538462" calcext:value-type="float">
            <text:p>0.4615384615</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3690]/[.B3690]" office:value-type="float" office:value="0.307692307692308" calcext:value-type="float">
            <text:p>0.307692307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91]/[.B3691]"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692]/[.B3692]"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693]/[.B3693]" office:value-type="float" office:value="0.5" calcext:value-type="float">
            <text:p>0.5</text:p>
          </table:table-cell>
          <table:table-cell table:number-columns-repeated="6"/>
        </table:table-row>
        <table:table-row table:style-name="ro3">
          <table:table-cell office:value-type="float" office:value="4" calcext:value-type="float">
            <text:p>4</text:p>
          </table:table-cell>
          <table:table-cell office:value-type="float" office:value="11" calcext:value-type="float">
            <text:p>11</text:p>
          </table:table-cell>
          <table:table-cell table:formula="of:=[.A3694]/[.B3694]" office:value-type="float" office:value="0.363636363636364" calcext:value-type="float">
            <text:p>0.363636363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695]/[.B3695]" office:value-type="float" office:value="0.421052631578947" calcext:value-type="float">
            <text:p>0.421052631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696]/[.B3696]"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697]/[.B3697]" office:value-type="float" office:value="0.5" calcext:value-type="float">
            <text:p>0.5</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3698]/[.B3698]" office:value-type="float" office:value="0.333333333333333" calcext:value-type="float">
            <text:p>0.3333333333</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699]/[.B3699]" office:value-type="float" office:value="0.380952380952381" calcext:value-type="float">
            <text:p>0.380952381</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700]/[.B3700]" office:value-type="float" office:value="0.538461538461538" calcext:value-type="float">
            <text:p>0.538461538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701]/[.B370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02]/[.B370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3703]/[.B3703]" office:value-type="float" office:value="0.473684210526316" calcext:value-type="float">
            <text:p>0.4736842105</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704]/[.B3704]" office:value-type="float" office:value="0.538461538461538" calcext:value-type="float">
            <text:p>0.538461538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705]/[.B3705]"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06]/[.B370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3707]/[.B3707]" office:value-type="float" office:value="0.421052631578947" calcext:value-type="float">
            <text:p>0.421052631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708]/[.B370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709]/[.B370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10]/[.B3710]"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711]/[.B3711]" office:value-type="float" office:value="0.380952380952381" calcext:value-type="float">
            <text:p>0.38095238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712]/[.B3712]"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13]/[.B3713]"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14]/[.B3714]"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715]/[.B3715]"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716]/[.B3716]"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17]/[.B3717]"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18]/[.B3718]"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719]/[.B3719]" office:value-type="float" office:value="0.45" calcext:value-type="float">
            <text:p>0.45</text:p>
          </table:table-cell>
          <table:table-cell table:number-columns-repeated="6"/>
        </table:table-row>
        <table:table-row table:style-name="ro3">
          <table:table-cell office:value-type="float" office:value="7" calcext:value-type="float">
            <text:p>7</text:p>
          </table:table-cell>
          <table:table-cell office:value-type="float" office:value="12" calcext:value-type="float">
            <text:p>12</text:p>
          </table:table-cell>
          <table:table-cell table:formula="of:=[.A3720]/[.B3720]" office:value-type="float" office:value="0.583333333333333" calcext:value-type="float">
            <text:p>0.5833333333</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721]/[.B3721]"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722]/[.B3722]"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723]/[.B3723]"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724]/[.B3724]" office:value-type="float" office:value="0.461538461538462" calcext:value-type="float">
            <text:p>0.461538461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25]/[.B372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26]/[.B3726]"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727]/[.B3727]"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728]/[.B372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729]/[.B372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30]/[.B3730]"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731]/[.B3731]" office:value-type="float" office:value="0.476190476190476" calcext:value-type="float">
            <text:p>0.4761904762</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732]/[.B3732]" office:value-type="float" office:value="0.461538461538462" calcext:value-type="float">
            <text:p>0.461538461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733]/[.B3733]"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34]/[.B3734]"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735]/[.B3735]" office:value-type="float" office:value="0.476190476190476" calcext:value-type="float">
            <text:p>0.4761904762</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736]/[.B3736]"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737]/[.B3737]"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38]/[.B3738]"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739]/[.B3739]" office:value-type="float" office:value="0.409090909090909" calcext:value-type="float">
            <text:p>0.4090909091</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740]/[.B3740]" office:value-type="float" office:value="0.538461538461538" calcext:value-type="float">
            <text:p>0.5384615385</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3741]/[.B3741]" office:value-type="float" office:value="0.533333333333333" calcext:value-type="float">
            <text:p>0.533333333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42]/[.B3742]"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743]/[.B3743]"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744]/[.B3744]" office:value-type="float" office:value="0.538461538461538" calcext:value-type="float">
            <text:p>0.538461538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745]/[.B3745]"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46]/[.B374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747]/[.B3747]" office:value-type="float" office:value="0.380952380952381" calcext:value-type="float">
            <text:p>0.380952381</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748]/[.B3748]" office:value-type="float" office:value="0.538461538461538" calcext:value-type="float">
            <text:p>0.538461538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749]/[.B3749]" office:value-type="float" office:value="0.5" calcext:value-type="float">
            <text:p>0.5</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3750]/[.B3750]"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3751]/[.B3751]" office:value-type="float" office:value="0.45" calcext:value-type="float">
            <text:p>0.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752]/[.B3752]"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753]/[.B3753]"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54]/[.B3754]"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755]/[.B375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56]/[.B3756]"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757]/[.B3757]" office:value-type="float" office:value="0.538461538461538" calcext:value-type="float">
            <text:p>0.538461538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58]/[.B3758]"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3759]/[.B3759]"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760]/[.B3760]"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761]/[.B3761]"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62]/[.B376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763]/[.B3763]"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764]/[.B3764]"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65]/[.B376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766]/[.B3766]"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767]/[.B3767]"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68]/[.B3768]"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769]/[.B376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770]/[.B3770]"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771]/[.B3771]"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772]/[.B3772]"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773]/[.B377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74]/[.B3774]"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775]/[.B3775]"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3776]/[.B3776]"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777]/[.B377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78]/[.B3778]"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779]/[.B3779]"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3780]/[.B3780]"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781]/[.B3781]"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82]/[.B378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783]/[.B3783]"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784]/[.B3784]"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85]/[.B378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86]/[.B3786]"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787]/[.B3787]"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788]/[.B3788]"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89]/[.B3789]"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90]/[.B3790]"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791]/[.B3791]"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792]/[.B3792]"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93]/[.B3793]"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794]/[.B3794]"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3795]/[.B3795]" office:value-type="float" office:value="0.363636363636364" calcext:value-type="float">
            <text:p>0.363636363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796]/[.B3796]"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97]/[.B3797]"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798]/[.B3798]"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799]/[.B3799]"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00]/[.B380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01]/[.B380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802]/[.B3802]"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803]/[.B3803]" office:value-type="float" office:value="0.416666666666667" calcext:value-type="float">
            <text:p>0.41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804]/[.B3804]"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05]/[.B3805]" office:value-type="float" office:value="0.428571428571429" calcext:value-type="float">
            <text:p>0.4285714286</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3806]/[.B3806]" office:value-type="float" office:value="0.307692307692308" calcext:value-type="float">
            <text:p>0.307692307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807]/[.B3807]"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08]/[.B3808]"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09]/[.B3809]" office:value-type="float" office:value="0.428571428571429" calcext:value-type="float">
            <text:p>0.4285714286</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3810]/[.B3810]" office:value-type="float" office:value="0.307692307692308" calcext:value-type="float">
            <text:p>0.307692307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811]/[.B3811]"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812]/[.B3812]"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813]/[.B3813]" office:value-type="float" office:value="0.4375" calcext:value-type="float">
            <text:p>0.437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814]/[.B3814]"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815]/[.B3815]"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16]/[.B3816]" office:value-type="float" office:value="0.454545454545455" calcext:value-type="float">
            <text:p>0.4545454545</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3817]/[.B3817]" office:value-type="float" office:value="0.533333333333333" calcext:value-type="float">
            <text:p>0.5333333333</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818]/[.B3818]"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819]/[.B3819]" office:value-type="float" office:value="0.391304347826087" calcext:value-type="float">
            <text:p>0.3913043478</text:p>
          </table:table-cell>
          <table:table-cell table:number-columns-repeated="6"/>
        </table:table-row>
        <table:table-row table:style-name="ro3">
          <table:table-cell office:value-type="float" office:value="7" calcext:value-type="float">
            <text:p>7</text:p>
          </table:table-cell>
          <table:table-cell office:value-type="float" office:value="12" calcext:value-type="float">
            <text:p>12</text:p>
          </table:table-cell>
          <table:table-cell table:formula="of:=[.A3820]/[.B3820]" office:value-type="float" office:value="0.583333333333333" calcext:value-type="float">
            <text:p>0.5833333333</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21]/[.B3821]"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822]/[.B3822]"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823]/[.B3823]"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824]/[.B382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25]/[.B3825]"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826]/[.B3826]"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827]/[.B3827]"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28]/[.B3828]"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829]/[.B3829]" office:value-type="float" office:value="0.357142857142857" calcext:value-type="float">
            <text:p>0.3571428571</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30]/[.B3830]"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831]/[.B3831]"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832]/[.B383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33]/[.B383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34]/[.B3834]"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835]/[.B3835]"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36]/[.B383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37]/[.B3837]"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5" calcext:value-type="float">
            <text:p>15</text:p>
          </table:table-cell>
          <table:table-cell table:formula="of:=[.A3838]/[.B3838]"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839]/[.B3839]"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40]/[.B384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41]/[.B384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842]/[.B3842]"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843]/[.B3843]"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844]/[.B384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45]/[.B3845]"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46]/[.B3846]"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3847]/[.B3847]"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2" calcext:value-type="float">
            <text:p>12</text:p>
          </table:table-cell>
          <table:table-cell table:formula="of:=[.A3848]/[.B3848]" office:value-type="float" office:value="0.583333333333333" calcext:value-type="float">
            <text:p>0.5833333333</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3849]/[.B3849]" office:value-type="float" office:value="0.533333333333333" calcext:value-type="float">
            <text:p>0.5333333333</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850]/[.B3850]"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3851]/[.B3851]"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3852]/[.B3852]"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53]/[.B385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854]/[.B3854]"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855]/[.B3855]"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856]/[.B3856]"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57]/[.B3857]"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58]/[.B3858]"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859]/[.B3859]"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860]/[.B386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61]/[.B3861]"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3862]/[.B3862]"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863]/[.B3863]"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864]/[.B3864]"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65]/[.B3865]"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66]/[.B3866]"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867]/[.B3867]"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3868]/[.B3868]"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69]/[.B386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870]/[.B3870]"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871]/[.B3871]" office:value-type="float" office:value="0.476190476190476" calcext:value-type="float">
            <text:p>0.4761904762</text:p>
          </table:table-cell>
          <table:table-cell table:number-columns-repeated="6"/>
        </table:table-row>
        <table:table-row table:style-name="ro3">
          <table:table-cell office:value-type="float" office:value="4" calcext:value-type="float">
            <text:p>4</text:p>
          </table:table-cell>
          <table:table-cell office:value-type="float" office:value="11" calcext:value-type="float">
            <text:p>11</text:p>
          </table:table-cell>
          <table:table-cell table:formula="of:=[.A3872]/[.B3872]" office:value-type="float" office:value="0.363636363636364" calcext:value-type="float">
            <text:p>0.363636363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73]/[.B387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74]/[.B3874]"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875]/[.B3875]"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876]/[.B3876]"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877]/[.B3877]" office:value-type="float" office:value="0.538461538461538" calcext:value-type="float">
            <text:p>0.538461538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78]/[.B3878]"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879]/[.B3879]" office:value-type="float" office:value="0.476190476190476" calcext:value-type="float">
            <text:p>0.4761904762</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880]/[.B388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81]/[.B3881]"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82]/[.B388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883]/[.B3883]"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84]/[.B3884]"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85]/[.B3885]"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86]/[.B3886]"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887]/[.B3887]"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88]/[.B3888]"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889]/[.B388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3890]/[.B3890]"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891]/[.B3891]"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892]/[.B389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3893]/[.B3893]" office:value-type="float" office:value="0.4375" calcext:value-type="float">
            <text:p>0.437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894]/[.B3894]"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895]/[.B3895]"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896]/[.B389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897]/[.B389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898]/[.B3898]"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899]/[.B3899]"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00]/[.B390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3901]/[.B3901]" office:value-type="float" office:value="0.538461538461538" calcext:value-type="float">
            <text:p>0.538461538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902]/[.B3902]"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03]/[.B3903]"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04]/[.B3904]"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905]/[.B3905]" office:value-type="float" office:value="0.4" calcext:value-type="float">
            <text:p>0.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06]/[.B390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3907]/[.B3907]" office:value-type="float" office:value="0.347826086956522" calcext:value-type="float">
            <text:p>0.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3908]/[.B390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09]/[.B390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10]/[.B3910]"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911]/[.B3911]"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12]/[.B3912]"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913]/[.B391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14]/[.B3914]"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3915]/[.B3915]" office:value-type="float" office:value="0.476190476190476" calcext:value-type="float">
            <text:p>0.4761904762</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16]/[.B391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917]/[.B391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918]/[.B3918]"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19]/[.B3919]"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20]/[.B392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21]/[.B3921]"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922]/[.B3922]"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923]/[.B3923]"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24]/[.B3924]"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925]/[.B3925]"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926]/[.B3926]"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927]/[.B3927]"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28]/[.B3928]"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29]/[.B3929]"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930]/[.B3930]"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931]/[.B3931]"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32]/[.B3932]"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33]/[.B3933]"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34]/[.B3934]"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935]/[.B393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36]/[.B3936]"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37]/[.B3937]"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938]/[.B3938]"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39]/[.B3939]"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40]/[.B3940]"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941]/[.B3941]"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942]/[.B394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943]/[.B3943]"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44]/[.B3944]"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3945]/[.B3945]"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46]/[.B3946]"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947]/[.B3947]"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48]/[.B3948]"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49]/[.B3949]"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4" calcext:value-type="float">
            <text:p>14</text:p>
          </table:table-cell>
          <table:table-cell table:formula="of:=[.A3950]/[.B3950]" office:value-type="float" office:value="0.285714285714286" calcext:value-type="float">
            <text:p>0.2857142857</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951]/[.B3951]"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52]/[.B3952]"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53]/[.B3953]"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3954]/[.B3954]"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55]/[.B3955]"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56]/[.B3956]"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57]/[.B3957]"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58]/[.B3958]"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3959]/[.B3959]" office:value-type="float" office:value="0.363636363636364" calcext:value-type="float">
            <text:p>0.3636363636</text:p>
          </table:table-cell>
          <table:table-cell table:number-columns-repeated="6"/>
        </table:table-row>
        <table:table-row table:style-name="ro3">
          <table:table-cell office:value-type="float" office:value="5" calcext:value-type="float">
            <text:p>5</text:p>
          </table:table-cell>
          <table:table-cell office:value-type="float" office:value="10" calcext:value-type="float">
            <text:p>10</text:p>
          </table:table-cell>
          <table:table-cell table:formula="of:=[.A3960]/[.B3960]"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961]/[.B396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62]/[.B3962]"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963]/[.B3963]"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64]/[.B3964]"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965]/[.B3965]"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66]/[.B3966]"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3967]/[.B3967]"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68]/[.B3968]"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69]/[.B3969]"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970]/[.B3970]"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71]/[.B3971]"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72]/[.B3972]"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73]/[.B3973]"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74]/[.B3974]"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75]/[.B3975]"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76]/[.B3976]"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977]/[.B3977]" office:value-type="float" office:value="0.5" calcext:value-type="float">
            <text:p>0.5</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3978]/[.B3978]" office:value-type="float" office:value="0.307692307692308" calcext:value-type="float">
            <text:p>0.307692307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79]/[.B3979]"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80]/[.B398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81]/[.B3981]"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3982]/[.B3982]"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983]/[.B3983]"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0" calcext:value-type="float">
            <text:p>10</text:p>
          </table:table-cell>
          <table:table-cell table:formula="of:=[.A3984]/[.B398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85]/[.B3985]"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3986]/[.B3986]"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3987]/[.B3987]"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0" calcext:value-type="float">
            <text:p>10</text:p>
          </table:table-cell>
          <table:table-cell table:formula="of:=[.A3988]/[.B398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89]/[.B3989]"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3990]/[.B3990]"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3991]/[.B3991]"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3992]/[.B3992]"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3993]/[.B399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3994]/[.B3994]"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3995]/[.B3995]"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3996]/[.B3996]"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3997]/[.B3997]"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3998]/[.B3998]" office:value-type="float" office:value="0.307692307692308" calcext:value-type="float">
            <text:p>0.307692307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3999]/[.B3999]"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00]/[.B400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01]/[.B4001]"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02]/[.B4002]"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03]/[.B4003]"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04]/[.B4004]"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005]/[.B4005]"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006]/[.B4006]"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007]/[.B4007]"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008]/[.B4008]"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09]/[.B400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10]/[.B4010]"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11]/[.B4011]"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012]/[.B401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13]/[.B4013]"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14]/[.B4014]"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15]/[.B4015]"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16]/[.B401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17]/[.B4017]"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018]/[.B4018]"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019]/[.B4019]" office:value-type="float" office:value="0.391304347826087" calcext:value-type="float">
            <text:p>0.3913043478</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20]/[.B402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21]/[.B402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22]/[.B4022]"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23]/[.B4023]"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24]/[.B4024]"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25]/[.B4025]" office:value-type="float" office:value="0.5" calcext:value-type="float">
            <text:p>0.5</text:p>
          </table:table-cell>
          <table:table-cell table:number-columns-repeated="6"/>
        </table:table-row>
        <table:table-row table:style-name="ro3">
          <table:table-cell office:value-type="float" office:value="4" calcext:value-type="float">
            <text:p>4</text:p>
          </table:table-cell>
          <table:table-cell office:value-type="float" office:value="11" calcext:value-type="float">
            <text:p>11</text:p>
          </table:table-cell>
          <table:table-cell table:formula="of:=[.A4026]/[.B4026]" office:value-type="float" office:value="0.363636363636364" calcext:value-type="float">
            <text:p>0.363636363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027]/[.B4027]"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028]/[.B402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29]/[.B402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030]/[.B4030]"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031]/[.B4031]"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32]/[.B4032]"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33]/[.B403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34]/[.B4034]"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4035]/[.B4035]"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36]/[.B4036]"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037]/[.B4037]" office:value-type="float" office:value="0.461538461538462" calcext:value-type="float">
            <text:p>0.4615384615</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4038]/[.B4038]" office:value-type="float" office:value="0.307692307692308" calcext:value-type="float">
            <text:p>0.307692307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039]/[.B4039]"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40]/[.B404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41]/[.B404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42]/[.B4042]"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043]/[.B4043]"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044]/[.B404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45]/[.B4045]"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046]/[.B4046]"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047]/[.B4047]"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48]/[.B4048]"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49]/[.B4049]"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50]/[.B4050]"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51]/[.B4051]"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52]/[.B4052]"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53]/[.B4053]"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054]/[.B4054]"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4055]/[.B4055]" office:value-type="float" office:value="0.363636363636364" calcext:value-type="float">
            <text:p>0.363636363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56]/[.B405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57]/[.B405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058]/[.B4058]"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59]/[.B4059]"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60]/[.B4060]"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061]/[.B4061]"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062]/[.B4062]"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4063]/[.B4063]"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64]/[.B4064]"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065]/[.B4065]"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066]/[.B4066]"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067]/[.B4067]"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068]/[.B4068]"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69]/[.B406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70]/[.B4070]"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071]/[.B4071]"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072]/[.B4072]"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73]/[.B407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74]/[.B4074]"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4075]/[.B4075]"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076]/[.B4076]"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077]/[.B4077]"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78]/[.B4078]"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079]/[.B4079]" office:value-type="float" office:value="0.391304347826087" calcext:value-type="float">
            <text:p>0.391304347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80]/[.B408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81]/[.B4081]"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82]/[.B4082]" office:value-type="float" office:value="0.384615384615385" calcext:value-type="float">
            <text:p>0.3846153846</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4083]/[.B4083]" office:value-type="float" office:value="0.380952380952381" calcext:value-type="float">
            <text:p>0.38095238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84]/[.B4084]"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85]/[.B4085]"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4" calcext:value-type="float">
            <text:p>14</text:p>
          </table:table-cell>
          <table:table-cell table:formula="of:=[.A4086]/[.B4086]" office:value-type="float" office:value="0.285714285714286" calcext:value-type="float">
            <text:p>0.285714285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087]/[.B4087]"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88]/[.B4088]"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89]/[.B4089]" office:value-type="float" office:value="0.5" calcext:value-type="float">
            <text:p>0.5</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4090]/[.B4090]"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091]/[.B4091]"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92]/[.B4092]"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093]/[.B4093]"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094]/[.B4094]"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095]/[.B4095]"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096]/[.B4096]"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097]/[.B409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098]/[.B4098]"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099]/[.B4099]"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00]/[.B4100]"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01]/[.B4101]"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4102]/[.B4102]" office:value-type="float" office:value="0.307692307692308" calcext:value-type="float">
            <text:p>0.307692307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103]/[.B4103]" office:value-type="float" office:value="0.391304347826087" calcext:value-type="float">
            <text:p>0.391304347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104]/[.B4104]"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05]/[.B4105]"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106]/[.B4106]"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07]/[.B4107]"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08]/[.B410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09]/[.B410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110]/[.B4110]"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11]/[.B4111]"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12]/[.B411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13]/[.B411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14]/[.B4114]"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115]/[.B4115]"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16]/[.B4116]"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17]/[.B4117]"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118]/[.B4118]"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19]/[.B4119]"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20]/[.B4120]"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21]/[.B4121]"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22]/[.B4122]"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23]/[.B4123]"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24]/[.B4124]"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25]/[.B4125]"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126]/[.B4126]"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27]/[.B4127]"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128]/[.B4128]"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29]/[.B412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30]/[.B4130]"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131]/[.B4131]"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32]/[.B413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33]/[.B4133]"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34]/[.B4134]"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135]/[.B4135]"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136]/[.B4136]"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37]/[.B4137]"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4138]/[.B4138]"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39]/[.B4139]"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40]/[.B4140]"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41]/[.B4141]"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142]/[.B4142]"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143]/[.B4143]" office:value-type="float" office:value="0.391304347826087" calcext:value-type="float">
            <text:p>0.3913043478</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144]/[.B4144]"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45]/[.B4145]"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46]/[.B4146]"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21" calcext:value-type="float">
            <text:p>21</text:p>
          </table:table-cell>
          <table:table-cell table:formula="of:=[.A4147]/[.B4147]" office:value-type="float" office:value="0.380952380952381" calcext:value-type="float">
            <text:p>0.38095238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48]/[.B414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49]/[.B4149]"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50]/[.B4150]"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151]/[.B4151]"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52]/[.B415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53]/[.B4153]"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54]/[.B4154]"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155]/[.B4155]"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56]/[.B4156]"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57]/[.B4157]"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58]/[.B4158]"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159]/[.B4159]"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160]/[.B4160]"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61]/[.B4161]" office:value-type="float" office:value="0.384615384615385" calcext:value-type="float">
            <text:p>0.3846153846</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162]/[.B4162]"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163]/[.B4163]" office:value-type="float" office:value="0.45" calcext:value-type="float">
            <text:p>0.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164]/[.B4164]"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65]/[.B4165]"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2" calcext:value-type="float">
            <text:p>12</text:p>
          </table:table-cell>
          <table:table-cell table:formula="of:=[.A4166]/[.B4166]"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167]/[.B4167]"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168]/[.B4168]"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69]/[.B4169]"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70]/[.B4170]"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171]/[.B4171]"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0" calcext:value-type="float">
            <text:p>10</text:p>
          </table:table-cell>
          <table:table-cell table:formula="of:=[.A4172]/[.B417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73]/[.B417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74]/[.B4174]"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75]/[.B4175]"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176]/[.B4176]"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77]/[.B417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78]/[.B4178]"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179]/[.B4179]"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180]/[.B418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4181]/[.B4181]" office:value-type="float" office:value="0.538461538461538" calcext:value-type="float">
            <text:p>0.5384615385</text:p>
          </table:table-cell>
          <table:table-cell table:number-columns-repeated="6"/>
        </table:table-row>
        <table:table-row table:style-name="ro3">
          <table:table-cell office:value-type="float" office:value="4" calcext:value-type="float">
            <text:p>4</text:p>
          </table:table-cell>
          <table:table-cell office:value-type="float" office:value="14" calcext:value-type="float">
            <text:p>14</text:p>
          </table:table-cell>
          <table:table-cell table:formula="of:=[.A4182]/[.B4182]" office:value-type="float" office:value="0.285714285714286" calcext:value-type="float">
            <text:p>0.285714285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183]/[.B4183]"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84]/[.B418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85]/[.B4185]"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86]/[.B4186]" office:value-type="float" office:value="0.384615384615385" calcext:value-type="float">
            <text:p>0.3846153846</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187]/[.B4187]"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188]/[.B4188]"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89]/[.B418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190]/[.B4190]"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191]/[.B4191]" office:value-type="float" office:value="0.454545454545455" calcext:value-type="float">
            <text:p>0.4545454545</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192]/[.B4192]"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193]/[.B419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194]/[.B4194]"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195]/[.B4195]"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196]/[.B4196]"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197]/[.B4197]"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198]/[.B4198]"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199]/[.B4199]"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00]/[.B4200]"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201]/[.B4201]"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202]/[.B4202]"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203]/[.B4203]"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204]/[.B4204]"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05]/[.B4205]"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206]/[.B4206]"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207]/[.B4207]"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08]/[.B420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09]/[.B4209]"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210]/[.B4210]" office:value-type="float" office:value="0.384615384615385" calcext:value-type="float">
            <text:p>0.384615384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211]/[.B4211]"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212]/[.B4212]"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13]/[.B4213]" office:value-type="float" office:value="0.466666666666667" calcext:value-type="float">
            <text:p>0.4666666667</text:p>
          </table:table-cell>
          <table:table-cell table:number-columns-repeated="6"/>
        </table:table-row>
        <table:table-row table:style-name="ro3">
          <table:table-cell office:value-type="float" office:value="4" calcext:value-type="float">
            <text:p>4</text:p>
          </table:table-cell>
          <table:table-cell office:value-type="float" office:value="13" calcext:value-type="float">
            <text:p>13</text:p>
          </table:table-cell>
          <table:table-cell table:formula="of:=[.A4214]/[.B4214]" office:value-type="float" office:value="0.307692307692308" calcext:value-type="float">
            <text:p>0.3076923077</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4215]/[.B4215]" office:value-type="float" office:value="0.478260869565217" calcext:value-type="float">
            <text:p>0.4782608696</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216]/[.B4216]" office:value-type="float" office:value="0.545454545454545" calcext:value-type="float">
            <text:p>0.545454545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217]/[.B4217]"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218]/[.B4218]"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219]/[.B4219]"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220]/[.B4220]" office:value-type="float" office:value="0.545454545454545" calcext:value-type="float">
            <text:p>0.545454545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221]/[.B4221]"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222]/[.B4222]" office:value-type="float" office:value="0.454545454545455" calcext:value-type="float">
            <text:p>0.4545454545</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223]/[.B4223]"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24]/[.B422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25]/[.B4225]"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226]/[.B4226]"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227]/[.B4227]"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228]/[.B4228]"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29]/[.B4229]"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30]/[.B4230]"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231]/[.B4231]" office:value-type="float" office:value="0.428571428571429" calcext:value-type="float">
            <text:p>0.4285714286</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232]/[.B4232]" office:value-type="float" office:value="0.454545454545455" calcext:value-type="float">
            <text:p>0.454545454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33]/[.B4233]"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234]/[.B4234]"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235]/[.B4235]" office:value-type="float" office:value="0.391304347826087" calcext:value-type="float">
            <text:p>0.3913043478</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236]/[.B423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37]/[.B4237]"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238]/[.B4238]" office:value-type="float" office:value="0.416666666666667" calcext:value-type="float">
            <text:p>0.4166666667</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239]/[.B4239]"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1" calcext:value-type="float">
            <text:p>11</text:p>
          </table:table-cell>
          <table:table-cell table:formula="of:=[.A4240]/[.B4240]" office:value-type="float" office:value="0.545454545454545" calcext:value-type="float">
            <text:p>0.545454545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41]/[.B4241]" office:value-type="float" office:value="0.466666666666667" calcext:value-type="float">
            <text:p>0.466666666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242]/[.B4242]"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243]/[.B4243]"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44]/[.B424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45]/[.B4245]"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246]/[.B4246]" office:value-type="float" office:value="0.357142857142857" calcext:value-type="float">
            <text:p>0.35714285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247]/[.B4247]" office:value-type="float" office:value="0.409090909090909" calcext:value-type="float">
            <text:p>0.4090909091</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48]/[.B4248]"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4249]/[.B4249]" office:value-type="float" office:value="0.533333333333333" calcext:value-type="float">
            <text:p>0.5333333333</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250]/[.B4250]" office:value-type="float" office:value="0.357142857142857" calcext:value-type="float">
            <text:p>0.3571428571</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251]/[.B4251]"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252]/[.B4252]"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4253]/[.B425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4254]/[.B4254]"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255]/[.B4255]" office:value-type="float" office:value="0.434782608695652" calcext:value-type="float">
            <text:p>0.434782608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56]/[.B4256]"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4" calcext:value-type="float">
            <text:p>14</text:p>
          </table:table-cell>
          <table:table-cell table:formula="of:=[.A4257]/[.B4257]" office:value-type="float" office:value="0.571428571428571" calcext:value-type="float">
            <text:p>0.5714285714</text:p>
          </table:table-cell>
          <table:table-cell table:number-columns-repeated="6"/>
        </table:table-row>
        <table:table-row table:style-name="ro3">
          <table:table-cell office:value-type="float" office:value="5" calcext:value-type="float">
            <text:p>5</text:p>
          </table:table-cell>
          <table:table-cell office:value-type="float" office:value="17" calcext:value-type="float">
            <text:p>17</text:p>
          </table:table-cell>
          <table:table-cell table:formula="of:=[.A4258]/[.B4258]" office:value-type="float" office:value="0.294117647058823" calcext:value-type="float">
            <text:p>0.2941176471</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259]/[.B4259]" office:value-type="float" office:value="0.409090909090909" calcext:value-type="float">
            <text:p>0.4090909091</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260]/[.B4260]"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261]/[.B4261]"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62]/[.B4262]"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263]/[.B4263]"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64]/[.B4264]"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65]/[.B4265]"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66]/[.B4266]"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267]/[.B4267]"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68]/[.B4268]"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69]/[.B4269]"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70]/[.B4270]"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271]/[.B4271]" office:value-type="float" office:value="0.391304347826087" calcext:value-type="float">
            <text:p>0.3913043478</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72]/[.B427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73]/[.B4273]"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274]/[.B4274]"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275]/[.B4275]"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276]/[.B4276]"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77]/[.B4277]"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278]/[.B4278]"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279]/[.B4279]" office:value-type="float" office:value="0.434782608695652" calcext:value-type="float">
            <text:p>0.4347826087</text:p>
          </table:table-cell>
          <table:table-cell table:number-columns-repeated="6"/>
        </table:table-row>
        <table:table-row table:style-name="ro3">
          <table:table-cell office:value-type="float" office:value="5" calcext:value-type="float">
            <text:p>5</text:p>
          </table:table-cell>
          <table:table-cell office:value-type="float" office:value="11" calcext:value-type="float">
            <text:p>11</text:p>
          </table:table-cell>
          <table:table-cell table:formula="of:=[.A4280]/[.B4280]"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81]/[.B4281]"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82]/[.B4282]" office:value-type="float" office:value="0.466666666666667" calcext:value-type="float">
            <text:p>0.466666666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283]/[.B4283]"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284]/[.B4284]"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85]/[.B4285]"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286]/[.B4286]"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87]/[.B4287]"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88]/[.B428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289]/[.B4289]"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290]/[.B4290]"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291]/[.B4291]"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92]/[.B4292]"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293]/[.B4293]" office:value-type="float" office:value="0.352941176470588" calcext:value-type="float">
            <text:p>0.352941176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294]/[.B4294]" office:value-type="float" office:value="0.416666666666667" calcext:value-type="float">
            <text:p>0.4166666667</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295]/[.B4295]"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296]/[.B4296]"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297]/[.B4297]"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298]/[.B4298]" office:value-type="float" office:value="0.416666666666667" calcext:value-type="float">
            <text:p>0.41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299]/[.B429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00]/[.B4300]"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01]/[.B4301]"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302]/[.B4302]" office:value-type="float" office:value="0.416666666666667" calcext:value-type="float">
            <text:p>0.41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03]/[.B4303]"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04]/[.B4304]"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305]/[.B4305]" office:value-type="float" office:value="0.352941176470588" calcext:value-type="float">
            <text:p>0.352941176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306]/[.B4306]" office:value-type="float" office:value="0.416666666666667" calcext:value-type="float">
            <text:p>0.41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07]/[.B4307]"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08]/[.B4308]"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309]/[.B4309]" office:value-type="float" office:value="0.352941176470588" calcext:value-type="float">
            <text:p>0.3529411765</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310]/[.B4310]" office:value-type="float" office:value="0.416666666666667" calcext:value-type="float">
            <text:p>0.4166666667</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11]/[.B4311]"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12]/[.B4312]"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313]/[.B4313]"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4314]/[.B4314]" office:value-type="float" office:value="0.458333333333333" calcext:value-type="float">
            <text:p>0.4583333333</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315]/[.B4315]"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316]/[.B4316]" office:value-type="float" office:value="0.461538461538462" calcext:value-type="float">
            <text:p>0.461538461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317]/[.B4317]"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4318]/[.B4318]" office:value-type="float" office:value="0.458333333333333" calcext:value-type="float">
            <text:p>0.4583333333</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319]/[.B4319]"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320]/[.B4320]" office:value-type="float" office:value="0.461538461538462" calcext:value-type="float">
            <text:p>0.461538461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321]/[.B4321]"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4322]/[.B4322]"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323]/[.B4323]"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24]/[.B4324]"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325]/[.B4325]"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4326]/[.B4326]"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327]/[.B4327]"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28]/[.B432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29]/[.B4329]"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4330]/[.B4330]" office:value-type="float" office:value="0.458333333333333" calcext:value-type="float">
            <text:p>0.4583333333</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331]/[.B4331]"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32]/[.B4332]"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33]/[.B4333]"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4334]/[.B4334]" office:value-type="float" office:value="0.458333333333333" calcext:value-type="float">
            <text:p>0.4583333333</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335]/[.B4335]" office:value-type="float" office:value="0.416666666666667" calcext:value-type="float">
            <text:p>0.4166666667</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36]/[.B4336]"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337]/[.B4337]"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4338]/[.B4338]" office:value-type="float" office:value="0.375" calcext:value-type="float">
            <text:p>0.375</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39]/[.B4339]" office:value-type="float" office:value="0.384615384615385" calcext:value-type="float">
            <text:p>0.3846153846</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40]/[.B4340]"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341]/[.B4341]" office:value-type="float" office:value="0.352941176470588" calcext:value-type="float">
            <text:p>0.3529411765</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4342]/[.B4342]" office:value-type="float" office:value="0.458333333333333" calcext:value-type="float">
            <text:p>0.458333333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43]/[.B4343]"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44]/[.B4344]"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345]/[.B4345]" office:value-type="float" office:value="0.352941176470588" calcext:value-type="float">
            <text:p>0.3529411765</text:p>
          </table:table-cell>
          <table:table-cell table:number-columns-repeated="6"/>
        </table:table-row>
        <table:table-row table:style-name="ro3">
          <table:table-cell office:value-type="float" office:value="11" calcext:value-type="float">
            <text:p>11</text:p>
          </table:table-cell>
          <table:table-cell office:value-type="float" office:value="24" calcext:value-type="float">
            <text:p>24</text:p>
          </table:table-cell>
          <table:table-cell table:formula="of:=[.A4346]/[.B4346]" office:value-type="float" office:value="0.458333333333333" calcext:value-type="float">
            <text:p>0.458333333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47]/[.B4347]"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48]/[.B434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349]/[.B4349]" office:value-type="float" office:value="0.352941176470588" calcext:value-type="float">
            <text:p>0.3529411765</text:p>
          </table:table-cell>
          <table:table-cell table:number-columns-repeated="6"/>
        </table:table-row>
        <table:table-row table:style-name="ro3">
          <table:table-cell office:value-type="float" office:value="12" calcext:value-type="float">
            <text:p>12</text:p>
          </table:table-cell>
          <table:table-cell office:value-type="float" office:value="25" calcext:value-type="float">
            <text:p>25</text:p>
          </table:table-cell>
          <table:table-cell table:formula="of:=[.A4350]/[.B4350]" office:value-type="float" office:value="0.48" calcext:value-type="float">
            <text:p>0.4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351]/[.B4351]"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4352]/[.B4352]" office:value-type="float" office:value="0.538461538461538" calcext:value-type="float">
            <text:p>0.538461538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353]/[.B4353]" office:value-type="float" office:value="0.352941176470588" calcext:value-type="float">
            <text:p>0.3529411765</text:p>
          </table:table-cell>
          <table:table-cell table:number-columns-repeated="6"/>
        </table:table-row>
        <table:table-row table:style-name="ro3">
          <table:table-cell office:value-type="float" office:value="12" calcext:value-type="float">
            <text:p>12</text:p>
          </table:table-cell>
          <table:table-cell office:value-type="float" office:value="25" calcext:value-type="float">
            <text:p>25</text:p>
          </table:table-cell>
          <table:table-cell table:formula="of:=[.A4354]/[.B4354]" office:value-type="float" office:value="0.48" calcext:value-type="float">
            <text:p>0.48</text:p>
          </table:table-cell>
          <table:table-cell table:number-columns-repeated="6"/>
        </table:table-row>
        <table:table-row table:style-name="ro3">
          <table:table-cell office:value-type="float" office:value="5" calcext:value-type="float">
            <text:p>5</text:p>
          </table:table-cell>
          <table:table-cell office:value-type="float" office:value="12" calcext:value-type="float">
            <text:p>12</text:p>
          </table:table-cell>
          <table:table-cell table:formula="of:=[.A4355]/[.B4355]"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13" calcext:value-type="float">
            <text:p>13</text:p>
          </table:table-cell>
          <table:table-cell table:formula="of:=[.A4356]/[.B4356]" office:value-type="float" office:value="0.538461538461538" calcext:value-type="float">
            <text:p>0.538461538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57]/[.B4357]"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358]/[.B4358]" office:value-type="float" office:value="0.44" calcext:value-type="float">
            <text:p>0.4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59]/[.B4359]"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360]/[.B4360]"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61]/[.B4361]"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362]/[.B4362]" office:value-type="float" office:value="0.44" calcext:value-type="float">
            <text:p>0.4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63]/[.B4363]"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364]/[.B4364]" office:value-type="float" office:value="0.4375" calcext:value-type="float">
            <text:p>0.437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65]/[.B4365]"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4366]/[.B4366]"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2" calcext:value-type="float">
            <text:p>12</text:p>
          </table:table-cell>
          <table:table-cell table:formula="of:=[.A4367]/[.B4367]"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368]/[.B4368]"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369]/[.B4369]" office:value-type="float" office:value="0.368421052631579" calcext:value-type="float">
            <text:p>0.3684210526</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4370]/[.B4370]"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371]/[.B4371]"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372]/[.B4372]"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373]/[.B4373]" office:value-type="float" office:value="0.411764705882353" calcext:value-type="float">
            <text:p>0.4117647059</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4374]/[.B4374]"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375]/[.B4375]"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76]/[.B4376]"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77]/[.B4377]" office:value-type="float" office:value="0.375" calcext:value-type="float">
            <text:p>0.375</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4378]/[.B4378]"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379]/[.B4379]" office:value-type="float" office:value="0.461538461538462" calcext:value-type="float">
            <text:p>0.4615384615</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4380]/[.B4380]"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4381]/[.B4381]" office:value-type="float" office:value="0.444444444444444" calcext:value-type="float">
            <text:p>0.44444444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4382]/[.B4382]" office:value-type="float" office:value="0.407407407407407" calcext:value-type="float">
            <text:p>0.4074074074</text:p>
          </table:table-cell>
          <table:table-cell table:number-columns-repeated="6"/>
        </table:table-row>
        <table:table-row table:style-name="ro3">
          <table:table-cell office:value-type="float" office:value="5" calcext:value-type="float">
            <text:p>5</text:p>
          </table:table-cell>
          <table:table-cell office:value-type="float" office:value="13" calcext:value-type="float">
            <text:p>13</text:p>
          </table:table-cell>
          <table:table-cell table:formula="of:=[.A4383]/[.B4383]" office:value-type="float" office:value="0.384615384615385" calcext:value-type="float">
            <text:p>0.384615384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84]/[.B4384]"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85]/[.B4385]" office:value-type="float" office:value="0.375" calcext:value-type="float">
            <text:p>0.37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4386]/[.B4386]"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387]/[.B4387]"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388]/[.B4388]"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89]/[.B4389]" office:value-type="float" office:value="0.375" calcext:value-type="float">
            <text:p>0.375</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4390]/[.B4390]" office:value-type="float" office:value="0.461538461538462" calcext:value-type="float">
            <text:p>0.461538461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391]/[.B4391]" office:value-type="float" office:value="0.357142857142857" calcext:value-type="float">
            <text:p>0.3571428571</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4392]/[.B4392]" office:value-type="float" office:value="0.533333333333333" calcext:value-type="float">
            <text:p>0.5333333333</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393]/[.B4393]" office:value-type="float" office:value="0.4375" calcext:value-type="float">
            <text:p>0.4375</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4394]/[.B4394]" office:value-type="float" office:value="0.392857142857143" calcext:value-type="float">
            <text:p>0.3928571429</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95]/[.B4395]"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396]/[.B4396]"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397]/[.B4397]"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4398]/[.B4398]" office:value-type="float" office:value="0.423076923076923" calcext:value-type="float">
            <text:p>0.4230769231</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399]/[.B4399]"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00]/[.B4400]"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4401]/[.B4401]" office:value-type="float" office:value="0.333333333333333" calcext:value-type="float">
            <text:p>0.3333333333</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4402]/[.B4402]" office:value-type="float" office:value="0.433333333333333" calcext:value-type="float">
            <text:p>0.4333333333</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403]/[.B4403]"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404]/[.B4404]" office:value-type="float" office:value="0.5" calcext:value-type="float">
            <text:p>0.5</text:p>
          </table:table-cell>
          <table:table-cell table:number-columns-repeated="6"/>
        </table:table-row>
        <table:table-row table:style-name="ro3">
          <table:table-cell office:value-type="float" office:value="5" calcext:value-type="float">
            <text:p>5</text:p>
          </table:table-cell>
          <table:table-cell office:value-type="float" office:value="16" calcext:value-type="float">
            <text:p>16</text:p>
          </table:table-cell>
          <table:table-cell table:formula="of:=[.A4405]/[.B4405]" office:value-type="float" office:value="0.3125" calcext:value-type="float">
            <text:p>0.3125</text:p>
          </table:table-cell>
          <table:table-cell table:number-columns-repeated="6"/>
        </table:table-row>
        <table:table-row table:style-name="ro3">
          <table:table-cell office:value-type="float" office:value="13" calcext:value-type="float">
            <text:p>13</text:p>
          </table:table-cell>
          <table:table-cell office:value-type="float" office:value="28" calcext:value-type="float">
            <text:p>28</text:p>
          </table:table-cell>
          <table:table-cell table:formula="of:=[.A4406]/[.B4406]" office:value-type="float" office:value="0.464285714285714" calcext:value-type="float">
            <text:p>0.4642857143</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407]/[.B4407]" office:value-type="float" office:value="0.461538461538462" calcext:value-type="float">
            <text:p>0.461538461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408]/[.B4408]" office:value-type="float" office:value="0.375" calcext:value-type="float">
            <text:p>0.375</text:p>
          </table:table-cell>
          <table:table-cell table:number-columns-repeated="6"/>
        </table:table-row>
        <table:table-row table:style-name="ro3">
          <table:table-cell office:value-type="float" office:value="6" calcext:value-type="float">
            <text:p>6</text:p>
          </table:table-cell>
          <table:table-cell office:value-type="float" office:value="18" calcext:value-type="float">
            <text:p>18</text:p>
          </table:table-cell>
          <table:table-cell table:formula="of:=[.A4409]/[.B4409]" office:value-type="float" office:value="0.333333333333333" calcext:value-type="float">
            <text:p>0.3333333333</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4410]/[.B4410]"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411]/[.B4411]" office:value-type="float" office:value="0.461538461538462" calcext:value-type="float">
            <text:p>0.461538461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12]/[.B4412]"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13]/[.B4413]" office:value-type="float" office:value="0.4375" calcext:value-type="float">
            <text:p>0.4375</text:p>
          </table:table-cell>
          <table:table-cell table:number-columns-repeated="6"/>
        </table:table-row>
        <table:table-row table:style-name="ro3">
          <table:table-cell office:value-type="float" office:value="13" calcext:value-type="float">
            <text:p>13</text:p>
          </table:table-cell>
          <table:table-cell office:value-type="float" office:value="30" calcext:value-type="float">
            <text:p>30</text:p>
          </table:table-cell>
          <table:table-cell table:formula="of:=[.A4414]/[.B4414]" office:value-type="float" office:value="0.433333333333333" calcext:value-type="float">
            <text:p>0.4333333333</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15]/[.B4415]"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16]/[.B4416]"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417]/[.B4417]" office:value-type="float" office:value="0.411764705882353" calcext:value-type="float">
            <text:p>0.4117647059</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4418]/[.B4418]" office:value-type="float" office:value="0.413793103448276" calcext:value-type="float">
            <text:p>0.4137931034</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19]/[.B4419]"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20]/[.B4420]" office:value-type="float" office:value="0.466666666666667" calcext:value-type="float">
            <text:p>0.4666666667</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421]/[.B4421]" office:value-type="float" office:value="0.375" calcext:value-type="float">
            <text:p>0.375</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4422]/[.B4422]"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423]/[.B4423]"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24]/[.B4424]"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425]/[.B4425]" office:value-type="float" office:value="0.388888888888889" calcext:value-type="float">
            <text:p>0.3888888889</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4426]/[.B4426]"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427]/[.B4427]"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15" calcext:value-type="float">
            <text:p>15</text:p>
          </table:table-cell>
          <table:table-cell table:formula="of:=[.A4428]/[.B4428]" office:value-type="float" office:value="0.533333333333333" calcext:value-type="float">
            <text:p>0.5333333333</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429]/[.B4429]"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4430]/[.B4430]" office:value-type="float" office:value="0.387096774193548" calcext:value-type="float">
            <text:p>0.3870967742</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431]/[.B4431]"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32]/[.B4432]"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433]/[.B4433]" office:value-type="float" office:value="0.368421052631579" calcext:value-type="float">
            <text:p>0.3684210526</text:p>
          </table:table-cell>
          <table:table-cell table:number-columns-repeated="6"/>
        </table:table-row>
        <table:table-row table:style-name="ro3">
          <table:table-cell office:value-type="float" office:value="12" calcext:value-type="float">
            <text:p>12</text:p>
          </table:table-cell>
          <table:table-cell office:value-type="float" office:value="31" calcext:value-type="float">
            <text:p>31</text:p>
          </table:table-cell>
          <table:table-cell table:formula="of:=[.A4434]/[.B4434]" office:value-type="float" office:value="0.387096774193548" calcext:value-type="float">
            <text:p>0.3870967742</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435]/[.B4435]"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36]/[.B4436]"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437]/[.B4437]" office:value-type="float" office:value="0.368421052631579" calcext:value-type="float">
            <text:p>0.3684210526</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4438]/[.B4438]" office:value-type="float" office:value="0.419354838709677" calcext:value-type="float">
            <text:p>0.4193548387</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439]/[.B4439]"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40]/[.B4440]"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4441]/[.B4441]" office:value-type="float" office:value="0.333333333333333" calcext:value-type="float">
            <text:p>0.3333333333</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4442]/[.B4442]" office:value-type="float" office:value="0.375" calcext:value-type="float">
            <text:p>0.37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43]/[.B4443]" office:value-type="float" office:value="0.466666666666667" calcext:value-type="float">
            <text:p>0.4666666667</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44]/[.B4444]"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445]/[.B4445]" office:value-type="float" office:value="0.388888888888889" calcext:value-type="float">
            <text:p>0.3888888889</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4446]/[.B4446]" office:value-type="float" office:value="0.393939393939394" calcext:value-type="float">
            <text:p>0.3939393939</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447]/[.B4447]"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48]/[.B4448]" office:value-type="float" office:value="0.466666666666667" calcext:value-type="float">
            <text:p>0.466666666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449]/[.B4449]" office:value-type="float" office:value="0.421052631578947" calcext:value-type="float">
            <text:p>0.4210526316</text:p>
          </table:table-cell>
          <table:table-cell table:number-columns-repeated="6"/>
        </table:table-row>
        <table:table-row table:style-name="ro3">
          <table:table-cell office:value-type="float" office:value="14" calcext:value-type="float">
            <text:p>14</text:p>
          </table:table-cell>
          <table:table-cell office:value-type="float" office:value="34" calcext:value-type="float">
            <text:p>34</text:p>
          </table:table-cell>
          <table:table-cell table:formula="of:=[.A4450]/[.B4450]" office:value-type="float" office:value="0.411764705882353" calcext:value-type="float">
            <text:p>0.4117647059</text:p>
          </table:table-cell>
          <table:table-cell table:number-columns-repeated="6"/>
        </table:table-row>
        <table:table-row table:style-name="ro3">
          <table:table-cell office:value-type="float" office:value="7" calcext:value-type="float">
            <text:p>7</text:p>
          </table:table-cell>
          <table:table-cell office:value-type="float" office:value="14" calcext:value-type="float">
            <text:p>14</text:p>
          </table:table-cell>
          <table:table-cell table:formula="of:=[.A4451]/[.B4451]"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52]/[.B4452]"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453]/[.B4453]" office:value-type="float" office:value="0.368421052631579" calcext:value-type="float">
            <text:p>0.3684210526</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4454]/[.B4454]" office:value-type="float" office:value="0.393939393939394" calcext:value-type="float">
            <text:p>0.3939393939</text:p>
          </table:table-cell>
          <table:table-cell table:number-columns-repeated="6"/>
        </table:table-row>
        <table:table-row table:style-name="ro3">
          <table:table-cell office:value-type="float" office:value="7" calcext:value-type="float">
            <text:p>7</text:p>
          </table:table-cell>
          <table:table-cell office:value-type="float" office:value="15" calcext:value-type="float">
            <text:p>15</text:p>
          </table:table-cell>
          <table:table-cell table:formula="of:=[.A4455]/[.B4455]" office:value-type="float" office:value="0.466666666666667" calcext:value-type="float">
            <text:p>0.4666666667</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4456]/[.B4456]"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4457]/[.B4457]" office:value-type="float" office:value="0.444444444444444" calcext:value-type="float">
            <text:p>0.4444444444</text:p>
          </table:table-cell>
          <table:table-cell table:number-columns-repeated="6"/>
        </table:table-row>
        <table:table-row table:style-name="ro3">
          <table:table-cell office:value-type="float" office:value="14" calcext:value-type="float">
            <text:p>14</text:p>
          </table:table-cell>
          <table:table-cell office:value-type="float" office:value="35" calcext:value-type="float">
            <text:p>35</text:p>
          </table:table-cell>
          <table:table-cell table:formula="of:=[.A4458]/[.B4458]" office:value-type="float" office:value="0.4" calcext:value-type="float">
            <text:p>0.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459]/[.B4459]"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460]/[.B4460]"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461]/[.B4461]" office:value-type="float" office:value="0.421052631578947" calcext:value-type="float">
            <text:p>0.4210526316</text:p>
          </table:table-cell>
          <table:table-cell table:number-columns-repeated="6"/>
        </table:table-row>
        <table:table-row table:style-name="ro3">
          <table:table-cell office:value-type="float" office:value="15" calcext:value-type="float">
            <text:p>15</text:p>
          </table:table-cell>
          <table:table-cell office:value-type="float" office:value="35" calcext:value-type="float">
            <text:p>35</text:p>
          </table:table-cell>
          <table:table-cell table:formula="of:=[.A4462]/[.B4462]" office:value-type="float" office:value="0.428571428571429" calcext:value-type="float">
            <text:p>0.4285714286</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463]/[.B4463]"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4464]/[.B4464]" office:value-type="float" office:value="0.470588235294118" calcext:value-type="float">
            <text:p>0.4705882353</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465]/[.B4465]" office:value-type="float" office:value="0.4" calcext:value-type="float">
            <text:p>0.4</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4466]/[.B4466]" office:value-type="float" office:value="0.432432432432432" calcext:value-type="float">
            <text:p>0.4324324324</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467]/[.B4467]"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17" calcext:value-type="float">
            <text:p>17</text:p>
          </table:table-cell>
          <table:table-cell table:formula="of:=[.A4468]/[.B4468]" office:value-type="float" office:value="0.529411764705882" calcext:value-type="float">
            <text:p>0.5294117647</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4469]/[.B4469]" office:value-type="float" office:value="0.363636363636364" calcext:value-type="float">
            <text:p>0.3636363636</text:p>
          </table:table-cell>
          <table:table-cell table:number-columns-repeated="6"/>
        </table:table-row>
        <table:table-row table:style-name="ro3">
          <table:table-cell office:value-type="float" office:value="18" calcext:value-type="float">
            <text:p>18</text:p>
          </table:table-cell>
          <table:table-cell office:value-type="float" office:value="37" calcext:value-type="float">
            <text:p>37</text:p>
          </table:table-cell>
          <table:table-cell table:formula="of:=[.A4470]/[.B4470]" office:value-type="float" office:value="0.486486486486487" calcext:value-type="float">
            <text:p>0.486486486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471]/[.B4471]" office:value-type="float" office:value="0.4375" calcext:value-type="float">
            <text:p>0.4375</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4472]/[.B4472]" office:value-type="float" office:value="0.5" calcext:value-type="float">
            <text:p>0.5</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4473]/[.B4473]" office:value-type="float" office:value="0.333333333333333" calcext:value-type="float">
            <text:p>0.3333333333</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4474]/[.B4474]" office:value-type="float" office:value="0.394736842105263" calcext:value-type="float">
            <text:p>0.3947368421</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475]/[.B4475]" office:value-type="float" office:value="0.428571428571429" calcext:value-type="float">
            <text:p>0.4285714286</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4476]/[.B4476]"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4477]/[.B4477]" office:value-type="float" office:value="0.347826086956522" calcext:value-type="float">
            <text:p>0.347826087</text:p>
          </table:table-cell>
          <table:table-cell table:number-columns-repeated="6"/>
        </table:table-row>
        <table:table-row table:style-name="ro3">
          <table:table-cell office:value-type="float" office:value="17" calcext:value-type="float">
            <text:p>17</text:p>
          </table:table-cell>
          <table:table-cell office:value-type="float" office:value="40" calcext:value-type="float">
            <text:p>40</text:p>
          </table:table-cell>
          <table:table-cell table:formula="of:=[.A4478]/[.B4478]" office:value-type="float" office:value="0.425" calcext:value-type="float">
            <text:p>0.425</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4479]/[.B4479]" office:value-type="float" office:value="0.444444444444444" calcext:value-type="float">
            <text:p>0.444444444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480]/[.B4480]"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4481]/[.B4481]" office:value-type="float" office:value="0.375" calcext:value-type="float">
            <text:p>0.375</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4482]/[.B4482]" office:value-type="float" office:value="0.41025641025641" calcext:value-type="float">
            <text:p>0.4102564103</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483]/[.B4483]"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4484]/[.B4484]" office:value-type="float" office:value="0.5" calcext:value-type="float">
            <text:p>0.5</text:p>
          </table:table-cell>
          <table:table-cell table:number-columns-repeated="6"/>
        </table:table-row>
        <table:table-row table:style-name="ro3">
          <table:table-cell office:value-type="float" office:value="8" calcext:value-type="float">
            <text:p>8</text:p>
          </table:table-cell>
          <table:table-cell office:value-type="float" office:value="22" calcext:value-type="float">
            <text:p>22</text:p>
          </table:table-cell>
          <table:table-cell table:formula="of:=[.A4485]/[.B4485]" office:value-type="float" office:value="0.363636363636364" calcext:value-type="float">
            <text:p>0.3636363636</text:p>
          </table:table-cell>
          <table:table-cell table:number-columns-repeated="6"/>
        </table:table-row>
        <table:table-row table:style-name="ro3">
          <table:table-cell office:value-type="float" office:value="16" calcext:value-type="float">
            <text:p>16</text:p>
          </table:table-cell>
          <table:table-cell office:value-type="float" office:value="40" calcext:value-type="float">
            <text:p>40</text:p>
          </table:table-cell>
          <table:table-cell table:formula="of:=[.A4486]/[.B4486]"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487]/[.B4487]"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488]/[.B4488]" office:value-type="float" office:value="0.421052631578947" calcext:value-type="float">
            <text:p>0.4210526316</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4489]/[.B4489]" office:value-type="float" office:value="0.37037037037037" calcext:value-type="float">
            <text:p>0.3703703704</text:p>
          </table:table-cell>
          <table:table-cell table:number-columns-repeated="6"/>
        </table:table-row>
        <table:table-row table:style-name="ro3">
          <table:table-cell office:value-type="float" office:value="19" calcext:value-type="float">
            <text:p>19</text:p>
          </table:table-cell>
          <table:table-cell office:value-type="float" office:value="43" calcext:value-type="float">
            <text:p>43</text:p>
          </table:table-cell>
          <table:table-cell table:formula="of:=[.A4490]/[.B4490]" office:value-type="float" office:value="0.441860465116279" calcext:value-type="float">
            <text:p>0.4418604651</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491]/[.B4491]"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492]/[.B4492]"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24" calcext:value-type="float">
            <text:p>24</text:p>
          </table:table-cell>
          <table:table-cell table:formula="of:=[.A4493]/[.B4493]" office:value-type="float" office:value="0.375" calcext:value-type="float">
            <text:p>0.375</text:p>
          </table:table-cell>
          <table:table-cell table:number-columns-repeated="6"/>
        </table:table-row>
        <table:table-row table:style-name="ro3">
          <table:table-cell office:value-type="float" office:value="17" calcext:value-type="float">
            <text:p>17</text:p>
          </table:table-cell>
          <table:table-cell office:value-type="float" office:value="42" calcext:value-type="float">
            <text:p>42</text:p>
          </table:table-cell>
          <table:table-cell table:formula="of:=[.A4494]/[.B4494]" office:value-type="float" office:value="0.404761904761905" calcext:value-type="float">
            <text:p>0.4047619048</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495]/[.B4495]"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496]/[.B4496]" office:value-type="float" office:value="0.473684210526316" calcext:value-type="float">
            <text:p>0.4736842105</text:p>
          </table:table-cell>
          <table:table-cell table:number-columns-repeated="6"/>
        </table:table-row>
        <table:table-row table:style-name="ro3">
          <table:table-cell office:value-type="float" office:value="10" calcext:value-type="float">
            <text:p>10</text:p>
          </table:table-cell>
          <table:table-cell office:value-type="float" office:value="25" calcext:value-type="float">
            <text:p>25</text:p>
          </table:table-cell>
          <table:table-cell table:formula="of:=[.A4497]/[.B4497]" office:value-type="float" office:value="0.4" calcext:value-type="float">
            <text:p>0.4</text:p>
          </table:table-cell>
          <table:table-cell table:number-columns-repeated="6"/>
        </table:table-row>
        <table:table-row table:style-name="ro3">
          <table:table-cell office:value-type="float" office:value="19" calcext:value-type="float">
            <text:p>19</text:p>
          </table:table-cell>
          <table:table-cell office:value-type="float" office:value="47" calcext:value-type="float">
            <text:p>47</text:p>
          </table:table-cell>
          <table:table-cell table:formula="of:=[.A4498]/[.B4498]" office:value-type="float" office:value="0.404255319148936" calcext:value-type="float">
            <text:p>0.4042553191</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499]/[.B4499]" office:value-type="float" office:value="0.411764705882353" calcext:value-type="float">
            <text:p>0.4117647059</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500]/[.B4500]" office:value-type="float" office:value="0.4" calcext:value-type="float">
            <text:p>0.4</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4501]/[.B4501]" office:value-type="float" office:value="0.379310344827586" calcext:value-type="float">
            <text:p>0.3793103448</text:p>
          </table:table-cell>
          <table:table-cell table:number-columns-repeated="6"/>
        </table:table-row>
        <table:table-row table:style-name="ro3">
          <table:table-cell office:value-type="float" office:value="18" calcext:value-type="float">
            <text:p>18</text:p>
          </table:table-cell>
          <table:table-cell office:value-type="float" office:value="46" calcext:value-type="float">
            <text:p>46</text:p>
          </table:table-cell>
          <table:table-cell table:formula="of:=[.A4502]/[.B4502]" office:value-type="float" office:value="0.391304347826087" calcext:value-type="float">
            <text:p>0.3913043478</text:p>
          </table:table-cell>
          <table:table-cell table:number-columns-repeated="6"/>
        </table:table-row>
        <table:table-row table:style-name="ro3">
          <table:table-cell office:value-type="float" office:value="9" calcext:value-type="float">
            <text:p>9</text:p>
          </table:table-cell>
          <table:table-cell office:value-type="float" office:value="17" calcext:value-type="float">
            <text:p>17</text:p>
          </table:table-cell>
          <table:table-cell table:formula="of:=[.A4503]/[.B4503]" office:value-type="float" office:value="0.529411764705882" calcext:value-type="float">
            <text:p>0.5294117647</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504]/[.B4504]" office:value-type="float" office:value="0.421052631578947" calcext:value-type="float">
            <text:p>0.4210526316</text:p>
          </table:table-cell>
          <table:table-cell table:number-columns-repeated="6"/>
        </table:table-row>
        <table:table-row table:style-name="ro3">
          <table:table-cell office:value-type="float" office:value="11" calcext:value-type="float">
            <text:p>11</text:p>
          </table:table-cell>
          <table:table-cell office:value-type="float" office:value="31" calcext:value-type="float">
            <text:p>31</text:p>
          </table:table-cell>
          <table:table-cell table:formula="of:=[.A4505]/[.B4505]" office:value-type="float" office:value="0.354838709677419" calcext:value-type="float">
            <text:p>0.3548387097</text:p>
          </table:table-cell>
          <table:table-cell table:number-columns-repeated="6"/>
        </table:table-row>
        <table:table-row table:style-name="ro3">
          <table:table-cell office:value-type="float" office:value="18" calcext:value-type="float">
            <text:p>18</text:p>
          </table:table-cell>
          <table:table-cell office:value-type="float" office:value="45" calcext:value-type="float">
            <text:p>45</text:p>
          </table:table-cell>
          <table:table-cell table:formula="of:=[.A4506]/[.B4506]"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16" calcext:value-type="float">
            <text:p>16</text:p>
          </table:table-cell>
          <table:table-cell table:formula="of:=[.A4507]/[.B4507]"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4508]/[.B4508]" office:value-type="float" office:value="0.5" calcext:value-type="float">
            <text:p>0.5</text:p>
          </table:table-cell>
          <table:table-cell table:number-columns-repeated="6"/>
        </table:table-row>
        <table:table-row table:style-name="ro3">
          <table:table-cell office:value-type="float" office:value="11" calcext:value-type="float">
            <text:p>11</text:p>
          </table:table-cell>
          <table:table-cell office:value-type="float" office:value="30" calcext:value-type="float">
            <text:p>30</text:p>
          </table:table-cell>
          <table:table-cell table:formula="of:=[.A4509]/[.B4509]" office:value-type="float" office:value="0.366666666666667" calcext:value-type="float">
            <text:p>0.3666666667</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510]/[.B4510]" office:value-type="float" office:value="0.4375" calcext:value-type="float">
            <text:p>0.4375</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4511]/[.B4511]" office:value-type="float" office:value="0.470588235294118" calcext:value-type="float">
            <text:p>0.4705882353</text:p>
          </table:table-cell>
          <table:table-cell table:number-columns-repeated="6"/>
        </table:table-row>
        <table:table-row table:style-name="ro3">
          <table:table-cell office:value-type="float" office:value="10" calcext:value-type="float">
            <text:p>10</text:p>
          </table:table-cell>
          <table:table-cell office:value-type="float" office:value="18" calcext:value-type="float">
            <text:p>18</text:p>
          </table:table-cell>
          <table:table-cell table:formula="of:=[.A4512]/[.B4512]" office:value-type="float" office:value="0.555555555555556" calcext:value-type="float">
            <text:p>0.5555555556</text:p>
          </table:table-cell>
          <table:table-cell table:number-columns-repeated="6"/>
        </table:table-row>
        <table:table-row table:style-name="ro3">
          <table:table-cell office:value-type="float" office:value="10" calcext:value-type="float">
            <text:p>10</text:p>
          </table:table-cell>
          <table:table-cell office:value-type="float" office:value="29" calcext:value-type="float">
            <text:p>29</text:p>
          </table:table-cell>
          <table:table-cell table:formula="of:=[.A4513]/[.B4513]" office:value-type="float" office:value="0.344827586206897" calcext:value-type="float">
            <text:p>0.3448275862</text:p>
          </table:table-cell>
          <table:table-cell table:number-columns-repeated="6"/>
        </table:table-row>
        <table:table-row table:style-name="ro3">
          <table:table-cell office:value-type="float" office:value="19" calcext:value-type="float">
            <text:p>19</text:p>
          </table:table-cell>
          <table:table-cell office:value-type="float" office:value="49" calcext:value-type="float">
            <text:p>49</text:p>
          </table:table-cell>
          <table:table-cell table:formula="of:=[.A4514]/[.B4514]" office:value-type="float" office:value="0.387755102040816" calcext:value-type="float">
            <text:p>0.387755102</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4515]/[.B4515]" office:value-type="float" office:value="0.470588235294118" calcext:value-type="float">
            <text:p>0.4705882353</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516]/[.B4516]" office:value-type="float" office:value="0.45" calcext:value-type="float">
            <text:p>0.45</text:p>
          </table:table-cell>
          <table:table-cell table:number-columns-repeated="6"/>
        </table:table-row>
        <table:table-row table:style-name="ro3">
          <table:table-cell office:value-type="float" office:value="14" calcext:value-type="float">
            <text:p>14</text:p>
          </table:table-cell>
          <table:table-cell office:value-type="float" office:value="29" calcext:value-type="float">
            <text:p>29</text:p>
          </table:table-cell>
          <table:table-cell table:formula="of:=[.A4517]/[.B4517]" office:value-type="float" office:value="0.482758620689655" calcext:value-type="float">
            <text:p>0.4827586207</text:p>
          </table:table-cell>
          <table:table-cell table:number-columns-repeated="6"/>
        </table:table-row>
        <table:table-row table:style-name="ro3">
          <table:table-cell office:value-type="float" office:value="19" calcext:value-type="float">
            <text:p>19</text:p>
          </table:table-cell>
          <table:table-cell office:value-type="float" office:value="49" calcext:value-type="float">
            <text:p>49</text:p>
          </table:table-cell>
          <table:table-cell table:formula="of:=[.A4518]/[.B4518]" office:value-type="float" office:value="0.387755102040816" calcext:value-type="float">
            <text:p>0.387755102</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519]/[.B4519]" office:value-type="float" office:value="0.473684210526316" calcext:value-type="float">
            <text:p>0.4736842105</text:p>
          </table:table-cell>
          <table:table-cell table:number-columns-repeated="6"/>
        </table:table-row>
        <table:table-row table:style-name="ro3">
          <table:table-cell office:value-type="float" office:value="10" calcext:value-type="float">
            <text:p>10</text:p>
          </table:table-cell>
          <table:table-cell office:value-type="float" office:value="18" calcext:value-type="float">
            <text:p>18</text:p>
          </table:table-cell>
          <table:table-cell table:formula="of:=[.A4520]/[.B4520]" office:value-type="float" office:value="0.555555555555556" calcext:value-type="float">
            <text:p>0.5555555556</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4521]/[.B4521]" office:value-type="float" office:value="0.428571428571429" calcext:value-type="float">
            <text:p>0.4285714286</text:p>
          </table:table-cell>
          <table:table-cell table:number-columns-repeated="6"/>
        </table:table-row>
        <table:table-row table:style-name="ro3">
          <table:table-cell office:value-type="float" office:value="21" calcext:value-type="float">
            <text:p>21</text:p>
          </table:table-cell>
          <table:table-cell office:value-type="float" office:value="52" calcext:value-type="float">
            <text:p>52</text:p>
          </table:table-cell>
          <table:table-cell table:formula="of:=[.A4522]/[.B4522]" office:value-type="float" office:value="0.403846153846154" calcext:value-type="float">
            <text:p>0.4038461538</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523]/[.B4523]"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524]/[.B4524]" office:value-type="float" office:value="0.4" calcext:value-type="float">
            <text:p>0.4</text:p>
          </table:table-cell>
          <table:table-cell table:number-columns-repeated="6"/>
        </table:table-row>
        <table:table-row table:style-name="ro3">
          <table:table-cell office:value-type="float" office:value="8" calcext:value-type="float">
            <text:p>8</text:p>
          </table:table-cell>
          <table:table-cell office:value-type="float" office:value="31" calcext:value-type="float">
            <text:p>31</text:p>
          </table:table-cell>
          <table:table-cell table:formula="of:=[.A4525]/[.B4525]" office:value-type="float" office:value="0.258064516129032" calcext:value-type="float">
            <text:p>0.2580645161</text:p>
          </table:table-cell>
          <table:table-cell table:number-columns-repeated="6"/>
        </table:table-row>
        <table:table-row table:style-name="ro3">
          <table:table-cell office:value-type="float" office:value="20" calcext:value-type="float">
            <text:p>20</text:p>
          </table:table-cell>
          <table:table-cell office:value-type="float" office:value="55" calcext:value-type="float">
            <text:p>55</text:p>
          </table:table-cell>
          <table:table-cell table:formula="of:=[.A4526]/[.B4526]" office:value-type="float" office:value="0.363636363636364" calcext:value-type="float">
            <text:p>0.3636363636</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527]/[.B4527]" office:value-type="float" office:value="0.388888888888889" calcext:value-type="float">
            <text:p>0.3888888889</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4528]/[.B4528]" office:value-type="float" office:value="0.476190476190476" calcext:value-type="float">
            <text:p>0.4761904762</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4529]/[.B4529]" office:value-type="float" office:value="0.382352941176471" calcext:value-type="float">
            <text:p>0.3823529412</text:p>
          </table:table-cell>
          <table:table-cell table:number-columns-repeated="6"/>
        </table:table-row>
        <table:table-row table:style-name="ro3">
          <table:table-cell office:value-type="float" office:value="25" calcext:value-type="float">
            <text:p>25</text:p>
          </table:table-cell>
          <table:table-cell office:value-type="float" office:value="57" calcext:value-type="float">
            <text:p>57</text:p>
          </table:table-cell>
          <table:table-cell table:formula="of:=[.A4530]/[.B4530]" office:value-type="float" office:value="0.43859649122807" calcext:value-type="float">
            <text:p>0.4385964912</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531]/[.B4531]"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532]/[.B4532]" office:value-type="float" office:value="0.428571428571429" calcext:value-type="float">
            <text:p>0.4285714286</text:p>
          </table:table-cell>
          <table:table-cell table:number-columns-repeated="6"/>
        </table:table-row>
        <table:table-row table:style-name="ro3">
          <table:table-cell office:value-type="float" office:value="12" calcext:value-type="float">
            <text:p>12</text:p>
          </table:table-cell>
          <table:table-cell office:value-type="float" office:value="35" calcext:value-type="float">
            <text:p>35</text:p>
          </table:table-cell>
          <table:table-cell table:formula="of:=[.A4533]/[.B4533]" office:value-type="float" office:value="0.342857142857143" calcext:value-type="float">
            <text:p>0.3428571429</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4534]/[.B4534]" office:value-type="float" office:value="0.423728813559322" calcext:value-type="float">
            <text:p>0.4237288136</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535]/[.B4535]" office:value-type="float" office:value="0.473684210526316" calcext:value-type="float">
            <text:p>0.473684210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536]/[.B4536]" office:value-type="float" office:value="0.428571428571429" calcext:value-type="float">
            <text:p>0.4285714286</text:p>
          </table:table-cell>
          <table:table-cell table:number-columns-repeated="6"/>
        </table:table-row>
        <table:table-row table:style-name="ro3">
          <table:table-cell office:value-type="float" office:value="13" calcext:value-type="float">
            <text:p>13</text:p>
          </table:table-cell>
          <table:table-cell office:value-type="float" office:value="38" calcext:value-type="float">
            <text:p>38</text:p>
          </table:table-cell>
          <table:table-cell table:formula="of:=[.A4537]/[.B4537]" office:value-type="float" office:value="0.342105263157895" calcext:value-type="float">
            <text:p>0.3421052632</text:p>
          </table:table-cell>
          <table:table-cell table:number-columns-repeated="6"/>
        </table:table-row>
        <table:table-row table:style-name="ro3">
          <table:table-cell office:value-type="float" office:value="25" calcext:value-type="float">
            <text:p>25</text:p>
          </table:table-cell>
          <table:table-cell office:value-type="float" office:value="61" calcext:value-type="float">
            <text:p>61</text:p>
          </table:table-cell>
          <table:table-cell table:formula="of:=[.A4538]/[.B4538]" office:value-type="float" office:value="0.40983606557377" calcext:value-type="float">
            <text:p>0.4098360656</text:p>
          </table:table-cell>
          <table:table-cell table:number-columns-repeated="6"/>
        </table:table-row>
        <table:table-row table:style-name="ro3">
          <table:table-cell office:value-type="float" office:value="9" calcext:value-type="float">
            <text:p>9</text:p>
          </table:table-cell>
          <table:table-cell office:value-type="float" office:value="17" calcext:value-type="float">
            <text:p>17</text:p>
          </table:table-cell>
          <table:table-cell table:formula="of:=[.A4539]/[.B4539]" office:value-type="float" office:value="0.529411764705882" calcext:value-type="float">
            <text:p>0.5294117647</text:p>
          </table:table-cell>
          <table:table-cell table:number-columns-repeated="6"/>
        </table:table-row>
        <table:table-row table:style-name="ro3">
          <table:table-cell office:value-type="float" office:value="11" calcext:value-type="float">
            <text:p>11</text:p>
          </table:table-cell>
          <table:table-cell office:value-type="float" office:value="22" calcext:value-type="float">
            <text:p>22</text:p>
          </table:table-cell>
          <table:table-cell table:formula="of:=[.A4540]/[.B4540]" office:value-type="float" office:value="0.5" calcext:value-type="float">
            <text:p>0.5</text:p>
          </table:table-cell>
          <table:table-cell table:number-columns-repeated="6"/>
        </table:table-row>
        <table:table-row table:style-name="ro3">
          <table:table-cell office:value-type="float" office:value="15" calcext:value-type="float">
            <text:p>15</text:p>
          </table:table-cell>
          <table:table-cell office:value-type="float" office:value="38" calcext:value-type="float">
            <text:p>38</text:p>
          </table:table-cell>
          <table:table-cell table:formula="of:=[.A4541]/[.B4541]" office:value-type="float" office:value="0.394736842105263" calcext:value-type="float">
            <text:p>0.3947368421</text:p>
          </table:table-cell>
          <table:table-cell table:number-columns-repeated="6"/>
        </table:table-row>
        <table:table-row table:style-name="ro3">
          <table:table-cell office:value-type="float" office:value="26" calcext:value-type="float">
            <text:p>26</text:p>
          </table:table-cell>
          <table:table-cell office:value-type="float" office:value="65" calcext:value-type="float">
            <text:p>65</text:p>
          </table:table-cell>
          <table:table-cell table:formula="of:=[.A4542]/[.B4542]" office:value-type="float" office:value="0.4" calcext:value-type="float">
            <text:p>0.4</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4543]/[.B4543]" office:value-type="float" office:value="0.5" calcext:value-type="float">
            <text:p>0.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544]/[.B4544]"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38" calcext:value-type="float">
            <text:p>38</text:p>
          </table:table-cell>
          <table:table-cell table:formula="of:=[.A4545]/[.B4545]" office:value-type="float" office:value="0.263157894736842" calcext:value-type="float">
            <text:p>0.2631578947</text:p>
          </table:table-cell>
          <table:table-cell table:number-columns-repeated="6"/>
        </table:table-row>
        <table:table-row table:style-name="ro3">
          <table:table-cell office:value-type="float" office:value="23" calcext:value-type="float">
            <text:p>23</text:p>
          </table:table-cell>
          <table:table-cell office:value-type="float" office:value="66" calcext:value-type="float">
            <text:p>66</text:p>
          </table:table-cell>
          <table:table-cell table:formula="of:=[.A4546]/[.B4546]" office:value-type="float" office:value="0.348484848484848" calcext:value-type="float">
            <text:p>0.3484848485</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547]/[.B4547]" office:value-type="float" office:value="0.421052631578947" calcext:value-type="float">
            <text:p>0.421052631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548]/[.B4548]" office:value-type="float" office:value="0.45" calcext:value-type="float">
            <text:p>0.45</text:p>
          </table:table-cell>
          <table:table-cell table:number-columns-repeated="6"/>
        </table:table-row>
        <table:table-row table:style-name="ro3">
          <table:table-cell office:value-type="float" office:value="11" calcext:value-type="float">
            <text:p>11</text:p>
          </table:table-cell>
          <table:table-cell office:value-type="float" office:value="37" calcext:value-type="float">
            <text:p>37</text:p>
          </table:table-cell>
          <table:table-cell table:formula="of:=[.A4549]/[.B4549]" office:value-type="float" office:value="0.297297297297297" calcext:value-type="float">
            <text:p>0.2972972973</text:p>
          </table:table-cell>
          <table:table-cell table:number-columns-repeated="6"/>
        </table:table-row>
        <table:table-row table:style-name="ro3">
          <table:table-cell office:value-type="float" office:value="24" calcext:value-type="float">
            <text:p>24</text:p>
          </table:table-cell>
          <table:table-cell office:value-type="float" office:value="70" calcext:value-type="float">
            <text:p>70</text:p>
          </table:table-cell>
          <table:table-cell table:formula="of:=[.A4550]/[.B4550]" office:value-type="float" office:value="0.342857142857143" calcext:value-type="float">
            <text:p>0.3428571429</text:p>
          </table:table-cell>
          <table:table-cell table:number-columns-repeated="6"/>
        </table:table-row>
        <table:table-row table:style-name="ro3">
          <table:table-cell office:value-type="float" office:value="9" calcext:value-type="float">
            <text:p>9</text:p>
          </table:table-cell>
          <table:table-cell office:value-type="float" office:value="18" calcext:value-type="float">
            <text:p>18</text:p>
          </table:table-cell>
          <table:table-cell table:formula="of:=[.A4551]/[.B4551]"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552]/[.B4552]" office:value-type="float" office:value="0.45" calcext:value-type="float">
            <text:p>0.45</text:p>
          </table:table-cell>
          <table:table-cell table:number-columns-repeated="6"/>
        </table:table-row>
        <table:table-row table:style-name="ro3">
          <table:table-cell office:value-type="float" office:value="13" calcext:value-type="float">
            <text:p>13</text:p>
          </table:table-cell>
          <table:table-cell office:value-type="float" office:value="43" calcext:value-type="float">
            <text:p>43</text:p>
          </table:table-cell>
          <table:table-cell table:formula="of:=[.A4553]/[.B4553]" office:value-type="float" office:value="0.302325581395349" calcext:value-type="float">
            <text:p>0.3023255814</text:p>
          </table:table-cell>
          <table:table-cell table:number-columns-repeated="6"/>
        </table:table-row>
        <table:table-row table:style-name="ro3">
          <table:table-cell office:value-type="float" office:value="24" calcext:value-type="float">
            <text:p>24</text:p>
          </table:table-cell>
          <table:table-cell office:value-type="float" office:value="68" calcext:value-type="float">
            <text:p>68</text:p>
          </table:table-cell>
          <table:table-cell table:formula="of:=[.A4554]/[.B4554]" office:value-type="float" office:value="0.352941176470588" calcext:value-type="float">
            <text:p>0.3529411765</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555]/[.B4555]" office:value-type="float" office:value="0.473684210526316" calcext:value-type="float">
            <text:p>0.473684210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556]/[.B4556]" office:value-type="float" office:value="0.434782608695652" calcext:value-type="float">
            <text:p>0.4347826087</text:p>
          </table:table-cell>
          <table:table-cell table:number-columns-repeated="6"/>
        </table:table-row>
        <table:table-row table:style-name="ro3">
          <table:table-cell office:value-type="float" office:value="27" calcext:value-type="float">
            <text:p>27</text:p>
          </table:table-cell>
          <table:table-cell office:value-type="float" office:value="68" calcext:value-type="float">
            <text:p>68</text:p>
          </table:table-cell>
          <table:table-cell table:formula="of:=[.A4557]/[.B4557]" office:value-type="float" office:value="0.397058823529412" calcext:value-type="float">
            <text:p>0.3970588235</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4558]/[.B4558]" office:value-type="float" office:value="0.470588235294118" calcext:value-type="float">
            <text:p>0.4705882353</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559]/[.B4559]" office:value-type="float" office:value="0.434782608695652" calcext:value-type="float">
            <text:p>0.4347826087</text:p>
          </table:table-cell>
          <table:table-cell table:number-columns-repeated="6"/>
        </table:table-row>
        <table:table-row table:style-name="ro3">
          <table:table-cell office:value-type="float" office:value="12" calcext:value-type="float">
            <text:p>12</text:p>
          </table:table-cell>
          <table:table-cell office:value-type="float" office:value="39" calcext:value-type="float">
            <text:p>39</text:p>
          </table:table-cell>
          <table:table-cell table:formula="of:=[.A4560]/[.B4560]" office:value-type="float" office:value="0.307692307692308" calcext:value-type="float">
            <text:p>0.3076923077</text:p>
          </table:table-cell>
          <table:table-cell table:number-columns-repeated="6"/>
        </table:table-row>
        <table:table-row table:style-name="ro3">
          <table:table-cell office:value-type="float" office:value="26" calcext:value-type="float">
            <text:p>26</text:p>
          </table:table-cell>
          <table:table-cell office:value-type="float" office:value="72" calcext:value-type="float">
            <text:p>72</text:p>
          </table:table-cell>
          <table:table-cell table:formula="of:=[.A4561]/[.B4561]" office:value-type="float" office:value="0.361111111111111" calcext:value-type="float">
            <text:p>0.3611111111</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562]/[.B4562]" office:value-type="float" office:value="0.4" calcext:value-type="float">
            <text:p>0.4</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563]/[.B4563]" office:value-type="float" office:value="0.416666666666667" calcext:value-type="float">
            <text:p>0.4166666667</text:p>
          </table:table-cell>
          <table:table-cell table:number-columns-repeated="6"/>
        </table:table-row>
        <table:table-row table:style-name="ro3">
          <table:table-cell office:value-type="float" office:value="11" calcext:value-type="float">
            <text:p>11</text:p>
          </table:table-cell>
          <table:table-cell office:value-type="float" office:value="38" calcext:value-type="float">
            <text:p>38</text:p>
          </table:table-cell>
          <table:table-cell table:formula="of:=[.A4564]/[.B4564]" office:value-type="float" office:value="0.289473684210526" calcext:value-type="float">
            <text:p>0.2894736842</text:p>
          </table:table-cell>
          <table:table-cell table:number-columns-repeated="6"/>
        </table:table-row>
        <table:table-row table:style-name="ro3">
          <table:table-cell office:value-type="float" office:value="26" calcext:value-type="float">
            <text:p>26</text:p>
          </table:table-cell>
          <table:table-cell office:value-type="float" office:value="72" calcext:value-type="float">
            <text:p>72</text:p>
          </table:table-cell>
          <table:table-cell table:formula="of:=[.A4565]/[.B4565]" office:value-type="float" office:value="0.361111111111111" calcext:value-type="float">
            <text:p>0.3611111111</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566]/[.B4566]" office:value-type="float" office:value="0.473684210526316" calcext:value-type="float">
            <text:p>0.473684210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567]/[.B4567]" office:value-type="float" office:value="0.434782608695652" calcext:value-type="float">
            <text:p>0.4347826087</text:p>
          </table:table-cell>
          <table:table-cell table:number-columns-repeated="6"/>
        </table:table-row>
        <table:table-row table:style-name="ro3">
          <table:table-cell office:value-type="float" office:value="11" calcext:value-type="float">
            <text:p>11</text:p>
          </table:table-cell>
          <table:table-cell office:value-type="float" office:value="43" calcext:value-type="float">
            <text:p>43</text:p>
          </table:table-cell>
          <table:table-cell table:formula="of:=[.A4568]/[.B4568]" office:value-type="float" office:value="0.255813953488372" calcext:value-type="float">
            <text:p>0.2558139535</text:p>
          </table:table-cell>
          <table:table-cell table:number-columns-repeated="6"/>
        </table:table-row>
        <table:table-row table:style-name="ro3">
          <table:table-cell office:value-type="float" office:value="25" calcext:value-type="float">
            <text:p>25</text:p>
          </table:table-cell>
          <table:table-cell office:value-type="float" office:value="75" calcext:value-type="float">
            <text:p>75</text:p>
          </table:table-cell>
          <table:table-cell table:formula="of:=[.A4569]/[.B4569]"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570]/[.B4570]" office:value-type="float" office:value="0.45" calcext:value-type="float">
            <text:p>0.4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571]/[.B4571]" office:value-type="float" office:value="0.454545454545455" calcext:value-type="float">
            <text:p>0.4545454545</text:p>
          </table:table-cell>
          <table:table-cell table:number-columns-repeated="6"/>
        </table:table-row>
        <table:table-row table:style-name="ro3">
          <table:table-cell office:value-type="float" office:value="16" calcext:value-type="float">
            <text:p>16</text:p>
          </table:table-cell>
          <table:table-cell office:value-type="float" office:value="46" calcext:value-type="float">
            <text:p>46</text:p>
          </table:table-cell>
          <table:table-cell table:formula="of:=[.A4572]/[.B4572]" office:value-type="float" office:value="0.347826086956522" calcext:value-type="float">
            <text:p>0.347826087</text:p>
          </table:table-cell>
          <table:table-cell table:number-columns-repeated="6"/>
        </table:table-row>
        <table:table-row table:style-name="ro3">
          <table:table-cell office:value-type="float" office:value="31" calcext:value-type="float">
            <text:p>31</text:p>
          </table:table-cell>
          <table:table-cell office:value-type="float" office:value="83" calcext:value-type="float">
            <text:p>83</text:p>
          </table:table-cell>
          <table:table-cell table:formula="of:=[.A4573]/[.B4573]" office:value-type="float" office:value="0.373493975903614" calcext:value-type="float">
            <text:p>0.3734939759</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4574]/[.B4574]" office:value-type="float" office:value="0.444444444444444" calcext:value-type="float">
            <text:p>0.4444444444</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4575]/[.B4575]" office:value-type="float" office:value="0.478260869565217" calcext:value-type="float">
            <text:p>0.4782608696</text:p>
          </table:table-cell>
          <table:table-cell table:number-columns-repeated="6"/>
        </table:table-row>
        <table:table-row table:style-name="ro3">
          <table:table-cell office:value-type="float" office:value="19" calcext:value-type="float">
            <text:p>19</text:p>
          </table:table-cell>
          <table:table-cell office:value-type="float" office:value="51" calcext:value-type="float">
            <text:p>51</text:p>
          </table:table-cell>
          <table:table-cell table:formula="of:=[.A4576]/[.B4576]" office:value-type="float" office:value="0.372549019607843" calcext:value-type="float">
            <text:p>0.3725490196</text:p>
          </table:table-cell>
          <table:table-cell table:number-columns-repeated="6"/>
        </table:table-row>
        <table:table-row table:style-name="ro3">
          <table:table-cell office:value-type="float" office:value="29" calcext:value-type="float">
            <text:p>29</text:p>
          </table:table-cell>
          <table:table-cell office:value-type="float" office:value="85" calcext:value-type="float">
            <text:p>85</text:p>
          </table:table-cell>
          <table:table-cell table:formula="of:=[.A4577]/[.B4577]" office:value-type="float" office:value="0.341176470588235" calcext:value-type="float">
            <text:p>0.3411764706</text:p>
          </table:table-cell>
          <table:table-cell table:number-columns-repeated="6"/>
        </table:table-row>
        <table:table-row table:style-name="ro3">
          <table:table-cell office:value-type="float" office:value="9" calcext:value-type="float">
            <text:p>9</text:p>
          </table:table-cell>
          <table:table-cell office:value-type="float" office:value="19" calcext:value-type="float">
            <text:p>19</text:p>
          </table:table-cell>
          <table:table-cell table:formula="of:=[.A4578]/[.B4578]" office:value-type="float" office:value="0.473684210526316" calcext:value-type="float">
            <text:p>0.4736842105</text:p>
          </table:table-cell>
          <table:table-cell table:number-columns-repeated="6"/>
        </table:table-row>
        <table:table-row table:style-name="ro3">
          <table:table-cell office:value-type="float" office:value="14" calcext:value-type="float">
            <text:p>14</text:p>
          </table:table-cell>
          <table:table-cell office:value-type="float" office:value="48" calcext:value-type="float">
            <text:p>48</text:p>
          </table:table-cell>
          <table:table-cell table:formula="of:=[.A4579]/[.B4579]" office:value-type="float" office:value="0.291666666666667" calcext:value-type="float">
            <text:p>0.2916666667</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4580]/[.B4580]" office:value-type="float" office:value="0.478260869565217" calcext:value-type="float">
            <text:p>0.4782608696</text:p>
          </table:table-cell>
          <table:table-cell table:number-columns-repeated="6"/>
        </table:table-row>
        <table:table-row table:style-name="ro3">
          <table:table-cell office:value-type="float" office:value="42" calcext:value-type="float">
            <text:p>42</text:p>
          </table:table-cell>
          <table:table-cell office:value-type="float" office:value="104" calcext:value-type="float">
            <text:p>104</text:p>
          </table:table-cell>
          <table:table-cell table:formula="of:=[.A4581]/[.B4581]" office:value-type="float" office:value="0.403846153846154" calcext:value-type="float">
            <text:p>0.4038461538</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582]/[.B4582]" office:value-type="float" office:value="0.4" calcext:value-type="float">
            <text:p>0.4</text:p>
          </table:table-cell>
          <table:table-cell table:number-columns-repeated="6"/>
        </table:table-row>
        <table:table-row table:style-name="ro3">
          <table:table-cell office:value-type="float" office:value="19" calcext:value-type="float">
            <text:p>19</text:p>
          </table:table-cell>
          <table:table-cell office:value-type="float" office:value="56" calcext:value-type="float">
            <text:p>56</text:p>
          </table:table-cell>
          <table:table-cell table:formula="of:=[.A4583]/[.B4583]" office:value-type="float" office:value="0.339285714285714" calcext:value-type="float">
            <text:p>0.3392857143</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4584]/[.B4584]" office:value-type="float" office:value="0.478260869565217" calcext:value-type="float">
            <text:p>0.4782608696</text:p>
          </table:table-cell>
          <table:table-cell table:number-columns-repeated="6"/>
        </table:table-row>
        <table:table-row table:style-name="ro3">
          <table:table-cell office:value-type="float" office:value="44" calcext:value-type="float">
            <text:p>44</text:p>
          </table:table-cell>
          <table:table-cell office:value-type="float" office:value="114" calcext:value-type="float">
            <text:p>114</text:p>
          </table:table-cell>
          <table:table-cell table:formula="of:=[.A4585]/[.B4585]" office:value-type="float" office:value="0.385964912280702" calcext:value-type="float">
            <text:p>0.385964912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586]/[.B4586]"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587]/[.B4587]" office:value-type="float" office:value="0.44" calcext:value-type="float">
            <text:p>0.44</text:p>
          </table:table-cell>
          <table:table-cell table:number-columns-repeated="6"/>
        </table:table-row>
        <table:table-row table:style-name="ro3">
          <table:table-cell office:value-type="float" office:value="39" calcext:value-type="float">
            <text:p>39</text:p>
          </table:table-cell>
          <table:table-cell office:value-type="float" office:value="117" calcext:value-type="float">
            <text:p>117</text:p>
          </table:table-cell>
          <table:table-cell table:formula="of:=[.A4588]/[.B4588]"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589]/[.B4589]" office:value-type="float" office:value="0.454545454545455" calcext:value-type="float">
            <text:p>0.4545454545</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4590]/[.B4590]" office:value-type="float" office:value="0.407407407407407" calcext:value-type="float">
            <text:p>0.4074074074</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4591]/[.B4591]" office:value-type="float" office:value="0.476190476190476" calcext:value-type="float">
            <text:p>0.4761904762</text:p>
          </table:table-cell>
          <table:table-cell table:number-columns-repeated="6"/>
        </table:table-row>
        <table:table-row table:style-name="ro3">
          <table:table-cell office:value-type="float" office:value="12" calcext:value-type="float">
            <text:p>12</text:p>
          </table:table-cell>
          <table:table-cell office:value-type="float" office:value="26" calcext:value-type="float">
            <text:p>26</text:p>
          </table:table-cell>
          <table:table-cell table:formula="of:=[.A4592]/[.B4592]" office:value-type="float" office:value="0.461538461538462" calcext:value-type="float">
            <text:p>0.461538461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593]/[.B4593]" office:value-type="float" office:value="0.428571428571429" calcext:value-type="float">
            <text:p>0.4285714286</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4594]/[.B4594]" office:value-type="float" office:value="0.481481481481481" calcext:value-type="float">
            <text:p>0.481481481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595]/[.B4595]"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4596]/[.B4596]" office:value-type="float" office:value="0.392857142857143" calcext:value-type="float">
            <text:p>0.3928571429</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4597]/[.B4597]" office:value-type="float" office:value="0.476190476190476" calcext:value-type="float">
            <text:p>0.4761904762</text:p>
          </table:table-cell>
          <table:table-cell table:number-columns-repeated="6"/>
        </table:table-row>
        <table:table-row table:style-name="ro3">
          <table:table-cell office:value-type="float" office:value="13" calcext:value-type="float">
            <text:p>13</text:p>
          </table:table-cell>
          <table:table-cell office:value-type="float" office:value="28" calcext:value-type="float">
            <text:p>28</text:p>
          </table:table-cell>
          <table:table-cell table:formula="of:=[.A4598]/[.B4598]" office:value-type="float" office:value="0.464285714285714" calcext:value-type="float">
            <text:p>0.464285714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599]/[.B4599]" office:value-type="float" office:value="0.454545454545455" calcext:value-type="float">
            <text:p>0.4545454545</text:p>
          </table:table-cell>
          <table:table-cell table:number-columns-repeated="6"/>
        </table:table-row>
        <table:table-row table:style-name="ro3">
          <table:table-cell office:value-type="float" office:value="12" calcext:value-type="float">
            <text:p>12</text:p>
          </table:table-cell>
          <table:table-cell office:value-type="float" office:value="28" calcext:value-type="float">
            <text:p>28</text:p>
          </table:table-cell>
          <table:table-cell table:formula="of:=[.A4600]/[.B4600]"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601]/[.B4601]" office:value-type="float" office:value="0.434782608695652" calcext:value-type="float">
            <text:p>0.4347826087</text:p>
          </table:table-cell>
          <table:table-cell table:number-columns-repeated="6"/>
        </table:table-row>
        <table:table-row table:style-name="ro3">
          <table:table-cell office:value-type="float" office:value="13" calcext:value-type="float">
            <text:p>13</text:p>
          </table:table-cell>
          <table:table-cell office:value-type="float" office:value="28" calcext:value-type="float">
            <text:p>28</text:p>
          </table:table-cell>
          <table:table-cell table:formula="of:=[.A4602]/[.B4602]" office:value-type="float" office:value="0.464285714285714" calcext:value-type="float">
            <text:p>0.4642857143</text:p>
          </table:table-cell>
          <table:table-cell table:number-columns-repeated="6"/>
        </table:table-row>
        <table:table-row table:style-name="ro3">
          <table:table-cell office:value-type="float" office:value="11" calcext:value-type="float">
            <text:p>11</text:p>
          </table:table-cell>
          <table:table-cell office:value-type="float" office:value="22" calcext:value-type="float">
            <text:p>22</text:p>
          </table:table-cell>
          <table:table-cell table:formula="of:=[.A4603]/[.B4603]" office:value-type="float" office:value="0.5" calcext:value-type="float">
            <text:p>0.5</text:p>
          </table:table-cell>
          <table:table-cell table:number-columns-repeated="6"/>
        </table:table-row>
        <table:table-row table:style-name="ro3">
          <table:table-cell office:value-type="float" office:value="14" calcext:value-type="float">
            <text:p>14</text:p>
          </table:table-cell>
          <table:table-cell office:value-type="float" office:value="27" calcext:value-type="float">
            <text:p>27</text:p>
          </table:table-cell>
          <table:table-cell table:formula="of:=[.A4604]/[.B4604]" office:value-type="float" office:value="0.518518518518518" calcext:value-type="float">
            <text:p>0.5185185185</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605]/[.B4605]"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606]/[.B4606]" office:value-type="float" office:value="0.434782608695652" calcext:value-type="float">
            <text:p>0.4347826087</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4607]/[.B4607]" office:value-type="float" office:value="0.444444444444444" calcext:value-type="float">
            <text:p>0.4444444444</text:p>
          </table:table-cell>
          <table:table-cell table:number-columns-repeated="6"/>
        </table:table-row>
        <table:table-row table:style-name="ro3">
          <table:table-cell office:value-type="float" office:value="6" calcext:value-type="float">
            <text:p>6</text:p>
          </table:table-cell>
          <table:table-cell office:value-type="float" office:value="13" calcext:value-type="float">
            <text:p>13</text:p>
          </table:table-cell>
          <table:table-cell table:formula="of:=[.A4608]/[.B4608]" office:value-type="float" office:value="0.461538461538462" calcext:value-type="float">
            <text:p>0.4615384615</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609]/[.B4609]" office:value-type="float" office:value="0.454545454545455" calcext:value-type="float">
            <text:p>0.4545454545</text:p>
          </table:table-cell>
          <table:table-cell table:number-columns-repeated="6"/>
        </table:table-row>
        <table:table-row table:style-name="ro3">
          <table:table-cell office:value-type="float" office:value="15" calcext:value-type="float">
            <text:p>15</text:p>
          </table:table-cell>
          <table:table-cell office:value-type="float" office:value="32" calcext:value-type="float">
            <text:p>32</text:p>
          </table:table-cell>
          <table:table-cell table:formula="of:=[.A4610]/[.B4610]" office:value-type="float" office:value="0.46875" calcext:value-type="float">
            <text:p>0.46875</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611]/[.B4611]" office:value-type="float" office:value="0.357142857142857" calcext:value-type="float">
            <text:p>0.3571428571</text:p>
          </table:table-cell>
          <table:table-cell table:number-columns-repeated="6"/>
        </table:table-row>
        <table:table-row table:style-name="ro3">
          <table:table-cell office:value-type="float" office:value="11" calcext:value-type="float">
            <text:p>11</text:p>
          </table:table-cell>
          <table:table-cell office:value-type="float" office:value="23" calcext:value-type="float">
            <text:p>23</text:p>
          </table:table-cell>
          <table:table-cell table:formula="of:=[.A4612]/[.B4612]" office:value-type="float" office:value="0.478260869565217" calcext:value-type="float">
            <text:p>0.4782608696</text:p>
          </table:table-cell>
          <table:table-cell table:number-columns-repeated="6"/>
        </table:table-row>
        <table:table-row table:style-name="ro3">
          <table:table-cell office:value-type="float" office:value="14" calcext:value-type="float">
            <text:p>14</text:p>
          </table:table-cell>
          <table:table-cell office:value-type="float" office:value="29" calcext:value-type="float">
            <text:p>29</text:p>
          </table:table-cell>
          <table:table-cell table:formula="of:=[.A4613]/[.B4613]" office:value-type="float" office:value="0.482758620689655" calcext:value-type="float">
            <text:p>0.4827586207</text:p>
          </table:table-cell>
          <table:table-cell table:number-columns-repeated="6"/>
        </table:table-row>
        <table:table-row table:style-name="ro3">
          <table:table-cell office:value-type="float" office:value="5" calcext:value-type="float">
            <text:p>5</text:p>
          </table:table-cell>
          <table:table-cell office:value-type="float" office:value="14" calcext:value-type="float">
            <text:p>14</text:p>
          </table:table-cell>
          <table:table-cell table:formula="of:=[.A4614]/[.B4614]" office:value-type="float" office:value="0.357142857142857" calcext:value-type="float">
            <text:p>0.3571428571</text:p>
          </table:table-cell>
          <table:table-cell table:number-columns-repeated="6"/>
        </table:table-row>
        <table:table-row table:style-name="ro3">
          <table:table-cell office:value-type="float" office:value="11" calcext:value-type="float">
            <text:p>11</text:p>
          </table:table-cell>
          <table:table-cell office:value-type="float" office:value="22" calcext:value-type="float">
            <text:p>22</text:p>
          </table:table-cell>
          <table:table-cell table:formula="of:=[.A4615]/[.B4615]" office:value-type="float" office:value="0.5" calcext:value-type="float">
            <text:p>0.5</text:p>
          </table:table-cell>
          <table:table-cell table:number-columns-repeated="6"/>
        </table:table-row>
        <table:table-row table:style-name="ro3">
          <table:table-cell office:value-type="float" office:value="12" calcext:value-type="float">
            <text:p>12</text:p>
          </table:table-cell>
          <table:table-cell office:value-type="float" office:value="29" calcext:value-type="float">
            <text:p>29</text:p>
          </table:table-cell>
          <table:table-cell table:formula="of:=[.A4616]/[.B4616]" office:value-type="float" office:value="0.413793103448276" calcext:value-type="float">
            <text:p>0.4137931034</text:p>
          </table:table-cell>
          <table:table-cell table:number-columns-repeated="6"/>
        </table:table-row>
        <table:table-row table:style-name="ro3">
          <table:table-cell office:value-type="float" office:value="6" calcext:value-type="float">
            <text:p>6</text:p>
          </table:table-cell>
          <table:table-cell office:value-type="float" office:value="14" calcext:value-type="float">
            <text:p>14</text:p>
          </table:table-cell>
          <table:table-cell table:formula="of:=[.A4617]/[.B4617]" office:value-type="float" office:value="0.428571428571429" calcext:value-type="float">
            <text:p>0.4285714286</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618]/[.B4618]" office:value-type="float" office:value="0.44" calcext:value-type="float">
            <text:p>0.44</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4619]/[.B4619]" office:value-type="float" office:value="0.424242424242424" calcext:value-type="float">
            <text:p>0.4242424242</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620]/[.B4620]"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4621]/[.B4621]" office:value-type="float" office:value="0.423076923076923" calcext:value-type="float">
            <text:p>0.4230769231</text:p>
          </table:table-cell>
          <table:table-cell table:number-columns-repeated="6"/>
        </table:table-row>
        <table:table-row table:style-name="ro3">
          <table:table-cell office:value-type="float" office:value="13" calcext:value-type="float">
            <text:p>13</text:p>
          </table:table-cell>
          <table:table-cell office:value-type="float" office:value="33" calcext:value-type="float">
            <text:p>33</text:p>
          </table:table-cell>
          <table:table-cell table:formula="of:=[.A4622]/[.B4622]" office:value-type="float" office:value="0.393939393939394" calcext:value-type="float">
            <text:p>0.3939393939</text:p>
          </table:table-cell>
          <table:table-cell table:number-columns-repeated="6"/>
        </table:table-row>
        <table:table-row table:style-name="ro3">
          <table:table-cell office:value-type="float" office:value="6" calcext:value-type="float">
            <text:p>6</text:p>
          </table:table-cell>
          <table:table-cell office:value-type="float" office:value="15" calcext:value-type="float">
            <text:p>15</text:p>
          </table:table-cell>
          <table:table-cell table:formula="of:=[.A4623]/[.B4623]" office:value-type="float" office:value="0.4" calcext:value-type="float">
            <text:p>0.4</text:p>
          </table:table-cell>
          <table:table-cell table:number-columns-repeated="6"/>
        </table:table-row>
        <table:table-row table:style-name="ro3">
          <table:table-cell office:value-type="float" office:value="12" calcext:value-type="float">
            <text:p>12</text:p>
          </table:table-cell>
          <table:table-cell office:value-type="float" office:value="27" calcext:value-type="float">
            <text:p>27</text:p>
          </table:table-cell>
          <table:table-cell table:formula="of:=[.A4624]/[.B4624]" office:value-type="float" office:value="0.444444444444444" calcext:value-type="float">
            <text:p>0.4444444444</text:p>
          </table:table-cell>
          <table:table-cell table:number-columns-repeated="6"/>
        </table:table-row>
        <table:table-row table:style-name="ro3">
          <table:table-cell office:value-type="float" office:value="17" calcext:value-type="float">
            <text:p>17</text:p>
          </table:table-cell>
          <table:table-cell office:value-type="float" office:value="34" calcext:value-type="float">
            <text:p>34</text:p>
          </table:table-cell>
          <table:table-cell table:formula="of:=[.A4625]/[.B4625]" office:value-type="float" office:value="0.5" calcext:value-type="float">
            <text:p>0.5</text:p>
          </table:table-cell>
          <table:table-cell table:number-columns-repeated="6"/>
        </table:table-row>
        <table:table-row table:style-name="ro3">
          <table:table-cell office:value-type="float" office:value="6" calcext:value-type="float">
            <text:p>6</text:p>
          </table:table-cell>
          <table:table-cell office:value-type="float" office:value="16" calcext:value-type="float">
            <text:p>16</text:p>
          </table:table-cell>
          <table:table-cell table:formula="of:=[.A4626]/[.B4626]"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6" calcext:value-type="float">
            <text:p>26</text:p>
          </table:table-cell>
          <table:table-cell table:formula="of:=[.A4627]/[.B4627]" office:value-type="float" office:value="0.423076923076923" calcext:value-type="float">
            <text:p>0.4230769231</text:p>
          </table:table-cell>
          <table:table-cell table:number-columns-repeated="6"/>
        </table:table-row>
        <table:table-row table:style-name="ro3">
          <table:table-cell office:value-type="float" office:value="17" calcext:value-type="float">
            <text:p>17</text:p>
          </table:table-cell>
          <table:table-cell office:value-type="float" office:value="36" calcext:value-type="float">
            <text:p>36</text:p>
          </table:table-cell>
          <table:table-cell table:formula="of:=[.A4628]/[.B4628]" office:value-type="float" office:value="0.472222222222222" calcext:value-type="float">
            <text:p>0.4722222222</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629]/[.B4629]" office:value-type="float" office:value="0.4375" calcext:value-type="float">
            <text:p>0.4375</text:p>
          </table:table-cell>
          <table:table-cell table:number-columns-repeated="6"/>
        </table:table-row>
        <table:table-row table:style-name="ro3">
          <table:table-cell office:value-type="float" office:value="13" calcext:value-type="float">
            <text:p>13</text:p>
          </table:table-cell>
          <table:table-cell office:value-type="float" office:value="27" calcext:value-type="float">
            <text:p>27</text:p>
          </table:table-cell>
          <table:table-cell table:formula="of:=[.A4630]/[.B4630]" office:value-type="float" office:value="0.481481481481481" calcext:value-type="float">
            <text:p>0.4814814815</text:p>
          </table:table-cell>
          <table:table-cell table:number-columns-repeated="6"/>
        </table:table-row>
        <table:table-row table:style-name="ro3">
          <table:table-cell office:value-type="float" office:value="17" calcext:value-type="float">
            <text:p>17</text:p>
          </table:table-cell>
          <table:table-cell office:value-type="float" office:value="37" calcext:value-type="float">
            <text:p>37</text:p>
          </table:table-cell>
          <table:table-cell table:formula="of:=[.A4631]/[.B4631]" office:value-type="float" office:value="0.45945945945946" calcext:value-type="float">
            <text:p>0.4594594595</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632]/[.B4632]" office:value-type="float" office:value="0.4375" calcext:value-type="float">
            <text:p>0.4375</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4633]/[.B4633]" office:value-type="float" office:value="0.4" calcext:value-type="float">
            <text:p>0.4</text:p>
          </table:table-cell>
          <table:table-cell table:number-columns-repeated="6"/>
        </table:table-row>
        <table:table-row table:style-name="ro3">
          <table:table-cell office:value-type="float" office:value="15" calcext:value-type="float">
            <text:p>15</text:p>
          </table:table-cell>
          <table:table-cell office:value-type="float" office:value="40" calcext:value-type="float">
            <text:p>40</text:p>
          </table:table-cell>
          <table:table-cell table:formula="of:=[.A4634]/[.B4634]" office:value-type="float" office:value="0.375" calcext:value-type="float">
            <text:p>0.37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635]/[.B4635]" office:value-type="float" office:value="0.411764705882353" calcext:value-type="float">
            <text:p>0.4117647059</text:p>
          </table:table-cell>
          <table:table-cell table:number-columns-repeated="6"/>
        </table:table-row>
        <table:table-row table:style-name="ro3">
          <table:table-cell office:value-type="float" office:value="13" calcext:value-type="float">
            <text:p>13</text:p>
          </table:table-cell>
          <table:table-cell office:value-type="float" office:value="31" calcext:value-type="float">
            <text:p>31</text:p>
          </table:table-cell>
          <table:table-cell table:formula="of:=[.A4636]/[.B4636]" office:value-type="float" office:value="0.419354838709677" calcext:value-type="float">
            <text:p>0.4193548387</text:p>
          </table:table-cell>
          <table:table-cell table:number-columns-repeated="6"/>
        </table:table-row>
        <table:table-row table:style-name="ro3">
          <table:table-cell office:value-type="float" office:value="19" calcext:value-type="float">
            <text:p>19</text:p>
          </table:table-cell>
          <table:table-cell office:value-type="float" office:value="41" calcext:value-type="float">
            <text:p>41</text:p>
          </table:table-cell>
          <table:table-cell table:formula="of:=[.A4637]/[.B4637]" office:value-type="float" office:value="0.463414634146341" calcext:value-type="float">
            <text:p>0.4634146341</text:p>
          </table:table-cell>
          <table:table-cell table:number-columns-repeated="6"/>
        </table:table-row>
        <table:table-row table:style-name="ro3">
          <table:table-cell office:value-type="float" office:value="8" calcext:value-type="float">
            <text:p>8</text:p>
          </table:table-cell>
          <table:table-cell office:value-type="float" office:value="18" calcext:value-type="float">
            <text:p>18</text:p>
          </table:table-cell>
          <table:table-cell table:formula="of:=[.A4638]/[.B4638]" office:value-type="float" office:value="0.444444444444444" calcext:value-type="float">
            <text:p>0.4444444444</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4639]/[.B4639]" office:value-type="float" office:value="0.424242424242424" calcext:value-type="float">
            <text:p>0.4242424242</text:p>
          </table:table-cell>
          <table:table-cell table:number-columns-repeated="6"/>
        </table:table-row>
        <table:table-row table:style-name="ro3">
          <table:table-cell office:value-type="float" office:value="19" calcext:value-type="float">
            <text:p>19</text:p>
          </table:table-cell>
          <table:table-cell office:value-type="float" office:value="42" calcext:value-type="float">
            <text:p>42</text:p>
          </table:table-cell>
          <table:table-cell table:formula="of:=[.A4640]/[.B4640]" office:value-type="float" office:value="0.452380952380952" calcext:value-type="float">
            <text:p>0.4523809524</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641]/[.B4641]" office:value-type="float" office:value="0.421052631578947" calcext:value-type="float">
            <text:p>0.4210526316</text:p>
          </table:table-cell>
          <table:table-cell table:number-columns-repeated="6"/>
        </table:table-row>
        <table:table-row table:style-name="ro3">
          <table:table-cell office:value-type="float" office:value="14" calcext:value-type="float">
            <text:p>14</text:p>
          </table:table-cell>
          <table:table-cell office:value-type="float" office:value="31" calcext:value-type="float">
            <text:p>31</text:p>
          </table:table-cell>
          <table:table-cell table:formula="of:=[.A4642]/[.B4642]" office:value-type="float" office:value="0.451612903225806" calcext:value-type="float">
            <text:p>0.4516129032</text:p>
          </table:table-cell>
          <table:table-cell table:number-columns-repeated="6"/>
        </table:table-row>
        <table:table-row table:style-name="ro3">
          <table:table-cell office:value-type="float" office:value="21" calcext:value-type="float">
            <text:p>21</text:p>
          </table:table-cell>
          <table:table-cell office:value-type="float" office:value="48" calcext:value-type="float">
            <text:p>48</text:p>
          </table:table-cell>
          <table:table-cell table:formula="of:=[.A4643]/[.B4643]"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644]/[.B4644]" office:value-type="float" office:value="0.388888888888889" calcext:value-type="float">
            <text:p>0.3888888889</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4645]/[.B4645]" office:value-type="float" office:value="0.424242424242424" calcext:value-type="float">
            <text:p>0.4242424242</text:p>
          </table:table-cell>
          <table:table-cell table:number-columns-repeated="6"/>
        </table:table-row>
        <table:table-row table:style-name="ro3">
          <table:table-cell office:value-type="float" office:value="18" calcext:value-type="float">
            <text:p>18</text:p>
          </table:table-cell>
          <table:table-cell office:value-type="float" office:value="46" calcext:value-type="float">
            <text:p>46</text:p>
          </table:table-cell>
          <table:table-cell table:formula="of:=[.A4646]/[.B4646]" office:value-type="float" office:value="0.391304347826087" calcext:value-type="float">
            <text:p>0.3913043478</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4647]/[.B4647]" office:value-type="float" office:value="0.470588235294118" calcext:value-type="float">
            <text:p>0.4705882353</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4648]/[.B4648]" office:value-type="float" office:value="0.454545454545455" calcext:value-type="float">
            <text:p>0.4545454545</text:p>
          </table:table-cell>
          <table:table-cell table:number-columns-repeated="6"/>
        </table:table-row>
        <table:table-row table:style-name="ro3">
          <table:table-cell office:value-type="float" office:value="17" calcext:value-type="float">
            <text:p>17</text:p>
          </table:table-cell>
          <table:table-cell office:value-type="float" office:value="46" calcext:value-type="float">
            <text:p>46</text:p>
          </table:table-cell>
          <table:table-cell table:formula="of:=[.A4649]/[.B4649]" office:value-type="float" office:value="0.369565217391304" calcext:value-type="float">
            <text:p>0.3695652174</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650]/[.B4650]" office:value-type="float" office:value="0.368421052631579" calcext:value-type="float">
            <text:p>0.3684210526</text:p>
          </table:table-cell>
          <table:table-cell table:number-columns-repeated="6"/>
        </table:table-row>
        <table:table-row table:style-name="ro3">
          <table:table-cell office:value-type="float" office:value="14" calcext:value-type="float">
            <text:p>14</text:p>
          </table:table-cell>
          <table:table-cell office:value-type="float" office:value="35" calcext:value-type="float">
            <text:p>35</text:p>
          </table:table-cell>
          <table:table-cell table:formula="of:=[.A4651]/[.B4651]" office:value-type="float" office:value="0.4" calcext:value-type="float">
            <text:p>0.4</text:p>
          </table:table-cell>
          <table:table-cell table:number-columns-repeated="6"/>
        </table:table-row>
        <table:table-row table:style-name="ro3">
          <table:table-cell office:value-type="float" office:value="23" calcext:value-type="float">
            <text:p>23</text:p>
          </table:table-cell>
          <table:table-cell office:value-type="float" office:value="49" calcext:value-type="float">
            <text:p>49</text:p>
          </table:table-cell>
          <table:table-cell table:formula="of:=[.A4652]/[.B4652]" office:value-type="float" office:value="0.469387755102041" calcext:value-type="float">
            <text:p>0.4693877551</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653]/[.B4653]" office:value-type="float" office:value="0.368421052631579" calcext:value-type="float">
            <text:p>0.3684210526</text:p>
          </table:table-cell>
          <table:table-cell table:number-columns-repeated="6"/>
        </table:table-row>
        <table:table-row table:style-name="ro3">
          <table:table-cell office:value-type="float" office:value="16" calcext:value-type="float">
            <text:p>16</text:p>
          </table:table-cell>
          <table:table-cell office:value-type="float" office:value="35" calcext:value-type="float">
            <text:p>35</text:p>
          </table:table-cell>
          <table:table-cell table:formula="of:=[.A4654]/[.B4654]" office:value-type="float" office:value="0.457142857142857" calcext:value-type="float">
            <text:p>0.4571428571</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4655]/[.B4655]" office:value-type="float" office:value="0.423728813559322" calcext:value-type="float">
            <text:p>0.4237288136</text:p>
          </table:table-cell>
          <table:table-cell table:number-columns-repeated="6"/>
        </table:table-row>
        <table:table-row table:style-name="ro3">
          <table:table-cell office:value-type="float" office:value="8" calcext:value-type="float">
            <text:p>8</text:p>
          </table:table-cell>
          <table:table-cell office:value-type="float" office:value="19" calcext:value-type="float">
            <text:p>19</text:p>
          </table:table-cell>
          <table:table-cell table:formula="of:=[.A4656]/[.B4656]" office:value-type="float" office:value="0.421052631578947" calcext:value-type="float">
            <text:p>0.4210526316</text:p>
          </table:table-cell>
          <table:table-cell table:number-columns-repeated="6"/>
        </table:table-row>
        <table:table-row table:style-name="ro3">
          <table:table-cell office:value-type="float" office:value="16" calcext:value-type="float">
            <text:p>16</text:p>
          </table:table-cell>
          <table:table-cell office:value-type="float" office:value="36" calcext:value-type="float">
            <text:p>36</text:p>
          </table:table-cell>
          <table:table-cell table:formula="of:=[.A4657]/[.B4657]" office:value-type="float" office:value="0.444444444444444" calcext:value-type="float">
            <text:p>0.4444444444</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4658]/[.B4658]" office:value-type="float" office:value="0.415094339622642" calcext:value-type="float">
            <text:p>0.4150943396</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659]/[.B4659]" office:value-type="float" office:value="0.45" calcext:value-type="float">
            <text:p>0.45</text:p>
          </table:table-cell>
          <table:table-cell table:number-columns-repeated="6"/>
        </table:table-row>
        <table:table-row table:style-name="ro3">
          <table:table-cell office:value-type="float" office:value="17" calcext:value-type="float">
            <text:p>17</text:p>
          </table:table-cell>
          <table:table-cell office:value-type="float" office:value="37" calcext:value-type="float">
            <text:p>37</text:p>
          </table:table-cell>
          <table:table-cell table:formula="of:=[.A4660]/[.B4660]" office:value-type="float" office:value="0.45945945945946" calcext:value-type="float">
            <text:p>0.4594594595</text:p>
          </table:table-cell>
          <table:table-cell table:number-columns-repeated="6"/>
        </table:table-row>
        <table:table-row table:style-name="ro3">
          <table:table-cell office:value-type="float" office:value="24" calcext:value-type="float">
            <text:p>24</text:p>
          </table:table-cell>
          <table:table-cell office:value-type="float" office:value="56" calcext:value-type="float">
            <text:p>56</text:p>
          </table:table-cell>
          <table:table-cell table:formula="of:=[.A4661]/[.B4661]"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1" calcext:value-type="float">
            <text:p>21</text:p>
          </table:table-cell>
          <table:table-cell table:formula="of:=[.A4662]/[.B4662]" office:value-type="float" office:value="0.476190476190476" calcext:value-type="float">
            <text:p>0.4761904762</text:p>
          </table:table-cell>
          <table:table-cell table:number-columns-repeated="6"/>
        </table:table-row>
        <table:table-row table:style-name="ro3">
          <table:table-cell office:value-type="float" office:value="20" calcext:value-type="float">
            <text:p>20</text:p>
          </table:table-cell>
          <table:table-cell office:value-type="float" office:value="41" calcext:value-type="float">
            <text:p>41</text:p>
          </table:table-cell>
          <table:table-cell table:formula="of:=[.A4663]/[.B4663]" office:value-type="float" office:value="0.487804878048781" calcext:value-type="float">
            <text:p>0.487804878</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4664]/[.B4664]" office:value-type="float" office:value="0.431034482758621" calcext:value-type="float">
            <text:p>0.4310344828</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665]/[.B4665]" office:value-type="float" office:value="0.428571428571429" calcext:value-type="float">
            <text:p>0.4285714286</text:p>
          </table:table-cell>
          <table:table-cell table:number-columns-repeated="6"/>
        </table:table-row>
        <table:table-row table:style-name="ro3">
          <table:table-cell office:value-type="float" office:value="17" calcext:value-type="float">
            <text:p>17</text:p>
          </table:table-cell>
          <table:table-cell office:value-type="float" office:value="39" calcext:value-type="float">
            <text:p>39</text:p>
          </table:table-cell>
          <table:table-cell table:formula="of:=[.A4666]/[.B4666]" office:value-type="float" office:value="0.435897435897436" calcext:value-type="float">
            <text:p>0.4358974359</text:p>
          </table:table-cell>
          <table:table-cell table:number-columns-repeated="6"/>
        </table:table-row>
        <table:table-row table:style-name="ro3">
          <table:table-cell office:value-type="float" office:value="28" calcext:value-type="float">
            <text:p>28</text:p>
          </table:table-cell>
          <table:table-cell office:value-type="float" office:value="67" calcext:value-type="float">
            <text:p>67</text:p>
          </table:table-cell>
          <table:table-cell table:formula="of:=[.A4667]/[.B4667]" office:value-type="float" office:value="0.417910447761194" calcext:value-type="float">
            <text:p>0.4179104478</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4668]/[.B4668]" office:value-type="float" office:value="0.347826086956522" calcext:value-type="float">
            <text:p>0.347826087</text:p>
          </table:table-cell>
          <table:table-cell table:number-columns-repeated="6"/>
        </table:table-row>
        <table:table-row table:style-name="ro3">
          <table:table-cell office:value-type="float" office:value="20" calcext:value-type="float">
            <text:p>20</text:p>
          </table:table-cell>
          <table:table-cell office:value-type="float" office:value="42" calcext:value-type="float">
            <text:p>42</text:p>
          </table:table-cell>
          <table:table-cell table:formula="of:=[.A4669]/[.B4669]" office:value-type="float" office:value="0.476190476190476" calcext:value-type="float">
            <text:p>0.4761904762</text:p>
          </table:table-cell>
          <table:table-cell table:number-columns-repeated="6"/>
        </table:table-row>
        <table:table-row table:style-name="ro3">
          <table:table-cell office:value-type="float" office:value="29" calcext:value-type="float">
            <text:p>29</text:p>
          </table:table-cell>
          <table:table-cell office:value-type="float" office:value="73" calcext:value-type="float">
            <text:p>73</text:p>
          </table:table-cell>
          <table:table-cell table:formula="of:=[.A4670]/[.B4670]" office:value-type="float" office:value="0.397260273972603" calcext:value-type="float">
            <text:p>0.397260274</text:p>
          </table:table-cell>
          <table:table-cell table:number-columns-repeated="6"/>
        </table:table-row>
        <table:table-row table:style-name="ro3">
          <table:table-cell office:value-type="float" office:value="7" calcext:value-type="float">
            <text:p>7</text:p>
          </table:table-cell>
          <table:table-cell office:value-type="float" office:value="23" calcext:value-type="float">
            <text:p>23</text:p>
          </table:table-cell>
          <table:table-cell table:formula="of:=[.A4671]/[.B4671]" office:value-type="float" office:value="0.304347826086957" calcext:value-type="float">
            <text:p>0.3043478261</text:p>
          </table:table-cell>
          <table:table-cell table:number-columns-repeated="6"/>
        </table:table-row>
        <table:table-row table:style-name="ro3">
          <table:table-cell office:value-type="float" office:value="19" calcext:value-type="float">
            <text:p>19</text:p>
          </table:table-cell>
          <table:table-cell office:value-type="float" office:value="42" calcext:value-type="float">
            <text:p>42</text:p>
          </table:table-cell>
          <table:table-cell table:formula="of:=[.A4672]/[.B4672]" office:value-type="float" office:value="0.452380952380952" calcext:value-type="float">
            <text:p>0.4523809524</text:p>
          </table:table-cell>
          <table:table-cell table:number-columns-repeated="6"/>
        </table:table-row>
        <table:table-row table:style-name="ro3">
          <table:table-cell office:value-type="float" office:value="33" calcext:value-type="float">
            <text:p>33</text:p>
          </table:table-cell>
          <table:table-cell office:value-type="float" office:value="79" calcext:value-type="float">
            <text:p>79</text:p>
          </table:table-cell>
          <table:table-cell table:formula="of:=[.A4673]/[.B4673]" office:value-type="float" office:value="0.417721518987342" calcext:value-type="float">
            <text:p>0.417721519</text:p>
          </table:table-cell>
          <table:table-cell table:number-columns-repeated="6"/>
        </table:table-row>
        <table:table-row table:style-name="ro3">
          <table:table-cell office:value-type="float" office:value="8" calcext:value-type="float">
            <text:p>8</text:p>
          </table:table-cell>
          <table:table-cell office:value-type="float" office:value="24" calcext:value-type="float">
            <text:p>24</text:p>
          </table:table-cell>
          <table:table-cell table:formula="of:=[.A4674]/[.B4674]" office:value-type="float" office:value="0.333333333333333" calcext:value-type="float">
            <text:p>0.3333333333</text:p>
          </table:table-cell>
          <table:table-cell table:number-columns-repeated="6"/>
        </table:table-row>
        <table:table-row table:style-name="ro3">
          <table:table-cell office:value-type="float" office:value="20" calcext:value-type="float">
            <text:p>20</text:p>
          </table:table-cell>
          <table:table-cell office:value-type="float" office:value="48" calcext:value-type="float">
            <text:p>48</text:p>
          </table:table-cell>
          <table:table-cell table:formula="of:=[.A4675]/[.B4675]" office:value-type="float" office:value="0.416666666666667" calcext:value-type="float">
            <text:p>0.4166666667</text:p>
          </table:table-cell>
          <table:table-cell table:number-columns-repeated="6"/>
        </table:table-row>
        <table:table-row table:style-name="ro3">
          <table:table-cell office:value-type="float" office:value="7" calcext:value-type="float">
            <text:p>7</text:p>
          </table:table-cell>
          <table:table-cell office:value-type="float" office:value="25" calcext:value-type="float">
            <text:p>25</text:p>
          </table:table-cell>
          <table:table-cell table:formula="of:=[.A4676]/[.B4676]" office:value-type="float" office:value="0.28" calcext:value-type="float">
            <text:p>0.28</text:p>
          </table:table-cell>
          <table:table-cell table:number-columns-repeated="6"/>
        </table:table-row>
        <table:table-row table:style-name="ro3">
          <table:table-cell office:value-type="float" office:value="23" calcext:value-type="float">
            <text:p>23</text:p>
          </table:table-cell>
          <table:table-cell office:value-type="float" office:value="51" calcext:value-type="float">
            <text:p>51</text:p>
          </table:table-cell>
          <table:table-cell table:formula="of:=[.A4677]/[.B4677]" office:value-type="float" office:value="0.450980392156863" calcext:value-type="float">
            <text:p>0.4509803922</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4678]/[.B4678]" office:value-type="float" office:value="0.37037037037037" calcext:value-type="float">
            <text:p>0.3703703704</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4679]/[.B4679]"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4680]/[.B4680]" office:value-type="float" office:value="0.37037037037037" calcext:value-type="float">
            <text:p>0.3703703704</text:p>
          </table:table-cell>
          <table:table-cell table:number-columns-repeated="6"/>
        </table:table-row>
        <table:table-row table:style-name="ro3">
          <table:table-cell office:value-type="float" office:value="22" calcext:value-type="float">
            <text:p>22</text:p>
          </table:table-cell>
          <table:table-cell office:value-type="float" office:value="53" calcext:value-type="float">
            <text:p>53</text:p>
          </table:table-cell>
          <table:table-cell table:formula="of:=[.A4681]/[.B4681]" office:value-type="float" office:value="0.415094339622642" calcext:value-type="float">
            <text:p>0.4150943396</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4682]/[.B4682]" office:value-type="float" office:value="0.378378378378378" calcext:value-type="float">
            <text:p>0.3783783784</text:p>
          </table:table-cell>
          <table:table-cell table:number-columns-repeated="6"/>
        </table:table-row>
        <table:table-row table:style-name="ro3">
          <table:table-cell office:value-type="float" office:value="25" calcext:value-type="float">
            <text:p>25</text:p>
          </table:table-cell>
          <table:table-cell office:value-type="float" office:value="57" calcext:value-type="float">
            <text:p>57</text:p>
          </table:table-cell>
          <table:table-cell table:formula="of:=[.A4683]/[.B4683]" office:value-type="float" office:value="0.43859649122807" calcext:value-type="float">
            <text:p>0.4385964912</text:p>
          </table:table-cell>
          <table:table-cell table:number-columns-repeated="6"/>
        </table:table-row>
        <table:table-row table:style-name="ro3">
          <table:table-cell office:value-type="float" office:value="15" calcext:value-type="float">
            <text:p>15</text:p>
          </table:table-cell>
          <table:table-cell office:value-type="float" office:value="36" calcext:value-type="float">
            <text:p>36</text:p>
          </table:table-cell>
          <table:table-cell table:formula="of:=[.A4684]/[.B4684]" office:value-type="float" office:value="0.416666666666667" calcext:value-type="float">
            <text:p>0.4166666667</text:p>
          </table:table-cell>
          <table:table-cell table:number-columns-repeated="6"/>
        </table:table-row>
        <table:table-row table:style-name="ro3">
          <table:table-cell office:value-type="float" office:value="25" calcext:value-type="float">
            <text:p>25</text:p>
          </table:table-cell>
          <table:table-cell office:value-type="float" office:value="60" calcext:value-type="float">
            <text:p>60</text:p>
          </table:table-cell>
          <table:table-cell table:formula="of:=[.A4685]/[.B4685]" office:value-type="float" office:value="0.416666666666667" calcext:value-type="float">
            <text:p>0.4166666667</text:p>
          </table:table-cell>
          <table:table-cell table:number-columns-repeated="6"/>
        </table:table-row>
        <table:table-row table:style-name="ro3">
          <table:table-cell office:value-type="float" office:value="14" calcext:value-type="float">
            <text:p>14</text:p>
          </table:table-cell>
          <table:table-cell office:value-type="float" office:value="39" calcext:value-type="float">
            <text:p>39</text:p>
          </table:table-cell>
          <table:table-cell table:formula="of:=[.A4686]/[.B4686]" office:value-type="float" office:value="0.358974358974359" calcext:value-type="float">
            <text:p>0.358974359</text:p>
          </table:table-cell>
          <table:table-cell table:number-columns-repeated="6"/>
        </table:table-row>
        <table:table-row table:style-name="ro3">
          <table:table-cell office:value-type="float" office:value="26" calcext:value-type="float">
            <text:p>26</text:p>
          </table:table-cell>
          <table:table-cell office:value-type="float" office:value="64" calcext:value-type="float">
            <text:p>64</text:p>
          </table:table-cell>
          <table:table-cell table:formula="of:=[.A4687]/[.B4687]" office:value-type="float" office:value="0.40625" calcext:value-type="float">
            <text:p>0.40625</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4688]/[.B4688]" office:value-type="float" office:value="0.432432432432432" calcext:value-type="float">
            <text:p>0.4324324324</text:p>
          </table:table-cell>
          <table:table-cell table:number-columns-repeated="6"/>
        </table:table-row>
        <table:table-row table:style-name="ro3">
          <table:table-cell office:value-type="float" office:value="29" calcext:value-type="float">
            <text:p>29</text:p>
          </table:table-cell>
          <table:table-cell office:value-type="float" office:value="65" calcext:value-type="float">
            <text:p>65</text:p>
          </table:table-cell>
          <table:table-cell table:formula="of:=[.A4689]/[.B4689]" office:value-type="float" office:value="0.446153846153846" calcext:value-type="float">
            <text:p>0.4461538462</text:p>
          </table:table-cell>
          <table:table-cell table:number-columns-repeated="6"/>
        </table:table-row>
        <table:table-row table:style-name="ro3">
          <table:table-cell office:value-type="float" office:value="14" calcext:value-type="float">
            <text:p>14</text:p>
          </table:table-cell>
          <table:table-cell office:value-type="float" office:value="43" calcext:value-type="float">
            <text:p>43</text:p>
          </table:table-cell>
          <table:table-cell table:formula="of:=[.A4690]/[.B4690]" office:value-type="float" office:value="0.325581395348837" calcext:value-type="float">
            <text:p>0.3255813953</text:p>
          </table:table-cell>
          <table:table-cell table:number-columns-repeated="6"/>
        </table:table-row>
        <table:table-row table:style-name="ro3">
          <table:table-cell office:value-type="float" office:value="28" calcext:value-type="float">
            <text:p>28</text:p>
          </table:table-cell>
          <table:table-cell office:value-type="float" office:value="65" calcext:value-type="float">
            <text:p>65</text:p>
          </table:table-cell>
          <table:table-cell table:formula="of:=[.A4691]/[.B4691]" office:value-type="float" office:value="0.430769230769231" calcext:value-type="float">
            <text:p>0.4307692308</text:p>
          </table:table-cell>
          <table:table-cell table:number-columns-repeated="6"/>
        </table:table-row>
        <table:table-row table:style-name="ro3">
          <table:table-cell office:value-type="float" office:value="15" calcext:value-type="float">
            <text:p>15</text:p>
          </table:table-cell>
          <table:table-cell office:value-type="float" office:value="41" calcext:value-type="float">
            <text:p>41</text:p>
          </table:table-cell>
          <table:table-cell table:formula="of:=[.A4692]/[.B4692]" office:value-type="float" office:value="0.365853658536585" calcext:value-type="float">
            <text:p>0.3658536585</text:p>
          </table:table-cell>
          <table:table-cell table:number-columns-repeated="6"/>
        </table:table-row>
        <table:table-row table:style-name="ro3">
          <table:table-cell office:value-type="float" office:value="31" calcext:value-type="float">
            <text:p>31</text:p>
          </table:table-cell>
          <table:table-cell office:value-type="float" office:value="73" calcext:value-type="float">
            <text:p>73</text:p>
          </table:table-cell>
          <table:table-cell table:formula="of:=[.A4693]/[.B4693]" office:value-type="float" office:value="0.424657534246575" calcext:value-type="float">
            <text:p>0.4246575342</text:p>
          </table:table-cell>
          <table:table-cell table:number-columns-repeated="6"/>
        </table:table-row>
        <table:table-row table:style-name="ro3">
          <table:table-cell office:value-type="float" office:value="16" calcext:value-type="float">
            <text:p>16</text:p>
          </table:table-cell>
          <table:table-cell office:value-type="float" office:value="39" calcext:value-type="float">
            <text:p>39</text:p>
          </table:table-cell>
          <table:table-cell table:formula="of:=[.A4694]/[.B4694]" office:value-type="float" office:value="0.41025641025641" calcext:value-type="float">
            <text:p>0.4102564103</text:p>
          </table:table-cell>
          <table:table-cell table:number-columns-repeated="6"/>
        </table:table-row>
        <table:table-row table:style-name="ro3">
          <table:table-cell office:value-type="float" office:value="31" calcext:value-type="float">
            <text:p>31</text:p>
          </table:table-cell>
          <table:table-cell office:value-type="float" office:value="78" calcext:value-type="float">
            <text:p>78</text:p>
          </table:table-cell>
          <table:table-cell table:formula="of:=[.A4695]/[.B4695]" office:value-type="float" office:value="0.397435897435897" calcext:value-type="float">
            <text:p>0.3974358974</text:p>
          </table:table-cell>
          <table:table-cell table:number-columns-repeated="6"/>
        </table:table-row>
        <table:table-row table:style-name="ro3">
          <table:table-cell office:value-type="float" office:value="33" calcext:value-type="float">
            <text:p>33</text:p>
          </table:table-cell>
          <table:table-cell office:value-type="float" office:value="85" calcext:value-type="float">
            <text:p>85</text:p>
          </table:table-cell>
          <table:table-cell table:formula="of:=[.A4696]/[.B4696]" office:value-type="float" office:value="0.388235294117647" calcext:value-type="float">
            <text:p>0.3882352941</text:p>
          </table:table-cell>
          <table:table-cell table:number-columns-repeated="6"/>
        </table:table-row>
        <table:table-row table:style-name="ro3">
          <table:table-cell office:value-type="float" office:value="20" calcext:value-type="float">
            <text:p>20</text:p>
          </table:table-cell>
          <table:table-cell office:value-type="float" office:value="52" calcext:value-type="float">
            <text:p>52</text:p>
          </table:table-cell>
          <table:table-cell table:formula="of:=[.A4697]/[.B4697]" office:value-type="float" office:value="0.384615384615385" calcext:value-type="float">
            <text:p>0.3846153846</text:p>
          </table:table-cell>
          <table:table-cell table:number-columns-repeated="6"/>
        </table:table-row>
        <table:table-row table:style-name="ro3">
          <table:table-cell office:value-type="float" office:value="35" calcext:value-type="float">
            <text:p>35</text:p>
          </table:table-cell>
          <table:table-cell office:value-type="float" office:value="92" calcext:value-type="float">
            <text:p>92</text:p>
          </table:table-cell>
          <table:table-cell table:formula="of:=[.A4698]/[.B4698]" office:value-type="float" office:value="0.380434782608696" calcext:value-type="float">
            <text:p>0.3804347826</text:p>
          </table:table-cell>
          <table:table-cell table:number-columns-repeated="6"/>
        </table:table-row>
        <table:table-row table:style-name="ro3">
          <table:table-cell office:value-type="float" office:value="19" calcext:value-type="float">
            <text:p>19</text:p>
          </table:table-cell>
          <table:table-cell office:value-type="float" office:value="50" calcext:value-type="float">
            <text:p>50</text:p>
          </table:table-cell>
          <table:table-cell table:formula="of:=[.A4699]/[.B4699]" office:value-type="float" office:value="0.38" calcext:value-type="float">
            <text:p>0.38</text:p>
          </table:table-cell>
          <table:table-cell table:number-columns-repeated="6"/>
        </table:table-row>
        <table:table-row table:style-name="ro3">
          <table:table-cell office:value-type="float" office:value="46" calcext:value-type="float">
            <text:p>46</text:p>
          </table:table-cell>
          <table:table-cell office:value-type="float" office:value="108" calcext:value-type="float">
            <text:p>108</text:p>
          </table:table-cell>
          <table:table-cell table:formula="of:=[.A4700]/[.B4700]" office:value-type="float" office:value="0.425925925925926" calcext:value-type="float">
            <text:p>0.4259259259</text:p>
          </table:table-cell>
          <table:table-cell table:number-columns-repeated="6"/>
        </table:table-row>
        <table:table-row table:style-name="ro3">
          <table:table-cell office:value-type="float" office:value="23" calcext:value-type="float">
            <text:p>23</text:p>
          </table:table-cell>
          <table:table-cell office:value-type="float" office:value="54" calcext:value-type="float">
            <text:p>54</text:p>
          </table:table-cell>
          <table:table-cell table:formula="of:=[.A4701]/[.B4701]" office:value-type="float" office:value="0.425925925925926" calcext:value-type="float">
            <text:p>0.4259259259</text:p>
          </table:table-cell>
          <table:table-cell table:number-columns-repeated="6"/>
        </table:table-row>
        <table:table-row table:style-name="ro3">
          <table:table-cell office:value-type="float" office:value="47" calcext:value-type="float">
            <text:p>47</text:p>
          </table:table-cell>
          <table:table-cell office:value-type="float" office:value="116" calcext:value-type="float">
            <text:p>116</text:p>
          </table:table-cell>
          <table:table-cell table:formula="of:=[.A4702]/[.B4702]" office:value-type="float" office:value="0.405172413793103" calcext:value-type="float">
            <text:p>0.4051724138</text:p>
          </table:table-cell>
          <table:table-cell table:number-columns-repeated="6"/>
        </table:table-row>
        <table:table-row table:style-name="ro3">
          <table:table-cell office:value-type="float" office:value="47" calcext:value-type="float">
            <text:p>47</text:p>
          </table:table-cell>
          <table:table-cell office:value-type="float" office:value="95" calcext:value-type="float">
            <text:p>95</text:p>
          </table:table-cell>
          <table:table-cell table:formula="of:=[.A4703]/[.B4703]" office:value-type="float" office:value="0.494736842105263" calcext:value-type="float">
            <text:p>0.4947368421</text:p>
          </table:table-cell>
          <table:table-cell table:number-columns-repeated="6"/>
        </table:table-row>
        <table:table-row table:style-name="ro3">
          <table:table-cell office:value-type="float" office:value="8" calcext:value-type="float">
            <text:p>8</text:p>
          </table:table-cell>
          <table:table-cell office:value-type="float" office:value="17" calcext:value-type="float">
            <text:p>17</text:p>
          </table:table-cell>
          <table:table-cell table:formula="of:=[.A4704]/[.B4704]" office:value-type="float" office:value="0.470588235294118" calcext:value-type="float">
            <text:p>0.4705882353</text:p>
          </table:table-cell>
          <table:table-cell table:number-columns-repeated="6"/>
        </table:table-row>
        <table:table-row table:style-name="ro3">
          <table:table-cell office:value-type="float" office:value="7" calcext:value-type="float">
            <text:p>7</text:p>
          </table:table-cell>
          <table:table-cell office:value-type="float" office:value="16" calcext:value-type="float">
            <text:p>16</text:p>
          </table:table-cell>
          <table:table-cell table:formula="of:=[.A4705]/[.B4705]" office:value-type="float" office:value="0.4375" calcext:value-type="float">
            <text:p>0.4375</text:p>
          </table:table-cell>
          <table:table-cell table:number-columns-repeated="6"/>
        </table:table-row>
        <table:table-row table:style-name="ro3">
          <table:table-cell office:value-type="float" office:value="7" calcext:value-type="float">
            <text:p>7</text:p>
          </table:table-cell>
          <table:table-cell office:value-type="float" office:value="17" calcext:value-type="float">
            <text:p>17</text:p>
          </table:table-cell>
          <table:table-cell table:formula="of:=[.A4706]/[.B4706]" office:value-type="float" office:value="0.411764705882353" calcext:value-type="float">
            <text:p>0.4117647059</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707]/[.B4707]" office:value-type="float" office:value="0.388888888888889" calcext:value-type="float">
            <text:p>0.3888888889</text:p>
          </table:table-cell>
          <table:table-cell table:number-columns-repeated="6"/>
        </table:table-row>
        <table:table-row table:style-name="ro3">
          <table:table-cell office:value-type="float" office:value="5" calcext:value-type="float">
            <text:p>5</text:p>
          </table:table-cell>
          <table:table-cell office:value-type="float" office:value="17" calcext:value-type="float">
            <text:p>17</text:p>
          </table:table-cell>
          <table:table-cell table:formula="of:=[.A4708]/[.B4708]" office:value-type="float" office:value="0.294117647058823" calcext:value-type="float">
            <text:p>0.2941176471</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4709]/[.B4709]" office:value-type="float" office:value="0.35" calcext:value-type="float">
            <text:p>0.35</text:p>
          </table:table-cell>
          <table:table-cell table:number-columns-repeated="6"/>
        </table:table-row>
        <table:table-row table:style-name="ro3">
          <table:table-cell office:value-type="float" office:value="7" calcext:value-type="float">
            <text:p>7</text:p>
          </table:table-cell>
          <table:table-cell office:value-type="float" office:value="19" calcext:value-type="float">
            <text:p>19</text:p>
          </table:table-cell>
          <table:table-cell table:formula="of:=[.A4710]/[.B4710]" office:value-type="float" office:value="0.368421052631579" calcext:value-type="float">
            <text:p>0.3684210526</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4711]/[.B4711]" office:value-type="float" office:value="0.35" calcext:value-type="float">
            <text:p>0.35</text:p>
          </table:table-cell>
          <table:table-cell table:number-columns-repeated="6"/>
        </table:table-row>
        <table:table-row table:style-name="ro3">
          <table:table-cell office:value-type="float" office:value="6" calcext:value-type="float">
            <text:p>6</text:p>
          </table:table-cell>
          <table:table-cell office:value-type="float" office:value="17" calcext:value-type="float">
            <text:p>17</text:p>
          </table:table-cell>
          <table:table-cell table:formula="of:=[.A4712]/[.B4712]" office:value-type="float" office:value="0.352941176470588" calcext:value-type="float">
            <text:p>0.3529411765</text:p>
          </table:table-cell>
          <table:table-cell table:number-columns-repeated="6"/>
        </table:table-row>
        <table:table-row table:style-name="ro3">
          <table:table-cell office:value-type="float" office:value="9" calcext:value-type="float">
            <text:p>9</text:p>
          </table:table-cell>
          <table:table-cell office:value-type="float" office:value="20" calcext:value-type="float">
            <text:p>20</text:p>
          </table:table-cell>
          <table:table-cell table:formula="of:=[.A4713]/[.B4713]" office:value-type="float" office:value="0.45" calcext:value-type="float">
            <text:p>0.45</text:p>
          </table:table-cell>
          <table:table-cell table:number-columns-repeated="6"/>
        </table:table-row>
        <table:table-row table:style-name="ro3">
          <table:table-cell office:value-type="float" office:value="6" calcext:value-type="float">
            <text:p>6</text:p>
          </table:table-cell>
          <table:table-cell office:value-type="float" office:value="19" calcext:value-type="float">
            <text:p>19</text:p>
          </table:table-cell>
          <table:table-cell table:formula="of:=[.A4714]/[.B4714]" office:value-type="float" office:value="0.31578947368421" calcext:value-type="float">
            <text:p>0.3157894737</text:p>
          </table:table-cell>
          <table:table-cell table:number-columns-repeated="6"/>
        </table:table-row>
        <table:table-row table:style-name="ro3">
          <table:table-cell office:value-type="float" office:value="8" calcext:value-type="float">
            <text:p>8</text:p>
          </table:table-cell>
          <table:table-cell office:value-type="float" office:value="20" calcext:value-type="float">
            <text:p>20</text:p>
          </table:table-cell>
          <table:table-cell table:formula="of:=[.A4715]/[.B4715]" office:value-type="float" office:value="0.4" calcext:value-type="float">
            <text:p>0.4</text:p>
          </table:table-cell>
          <table:table-cell table:number-columns-repeated="6"/>
        </table:table-row>
        <table:table-row table:style-name="ro3">
          <table:table-cell office:value-type="float" office:value="7" calcext:value-type="float">
            <text:p>7</text:p>
          </table:table-cell>
          <table:table-cell office:value-type="float" office:value="20" calcext:value-type="float">
            <text:p>20</text:p>
          </table:table-cell>
          <table:table-cell table:formula="of:=[.A4716]/[.B4716]" office:value-type="float" office:value="0.35" calcext:value-type="float">
            <text:p>0.35</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4717]/[.B4717]" office:value-type="float" office:value="0.318181818181818" calcext:value-type="float">
            <text:p>0.3181818182</text:p>
          </table:table-cell>
          <table:table-cell table:number-columns-repeated="6"/>
        </table:table-row>
        <table:table-row table:style-name="ro3">
          <table:table-cell office:value-type="float" office:value="6" calcext:value-type="float">
            <text:p>6</text:p>
          </table:table-cell>
          <table:table-cell office:value-type="float" office:value="19" calcext:value-type="float">
            <text:p>19</text:p>
          </table:table-cell>
          <table:table-cell table:formula="of:=[.A4718]/[.B4718]" office:value-type="float" office:value="0.31578947368421" calcext:value-type="float">
            <text:p>0.3157894737</text:p>
          </table:table-cell>
          <table:table-cell table:number-columns-repeated="6"/>
        </table:table-row>
        <table:table-row table:style-name="ro3">
          <table:table-cell office:value-type="float" office:value="7" calcext:value-type="float">
            <text:p>7</text:p>
          </table:table-cell>
          <table:table-cell office:value-type="float" office:value="22" calcext:value-type="float">
            <text:p>22</text:p>
          </table:table-cell>
          <table:table-cell table:formula="of:=[.A4719]/[.B4719]" office:value-type="float" office:value="0.318181818181818" calcext:value-type="float">
            <text:p>0.3181818182</text:p>
          </table:table-cell>
          <table:table-cell table:number-columns-repeated="6"/>
        </table:table-row>
        <table:table-row table:style-name="ro3">
          <table:table-cell office:value-type="float" office:value="7" calcext:value-type="float">
            <text:p>7</text:p>
          </table:table-cell>
          <table:table-cell office:value-type="float" office:value="18" calcext:value-type="float">
            <text:p>18</text:p>
          </table:table-cell>
          <table:table-cell table:formula="of:=[.A4720]/[.B4720]" office:value-type="float" office:value="0.388888888888889" calcext:value-type="float">
            <text:p>0.3888888889</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721]/[.B4721]" office:value-type="float" office:value="0.409090909090909" calcext:value-type="float">
            <text:p>0.4090909091</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4722]/[.B4722]" office:value-type="float" office:value="0.333333333333333" calcext:value-type="float">
            <text:p>0.3333333333</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723]/[.B4723]" office:value-type="float" office:value="0.428571428571429" calcext:value-type="float">
            <text:p>0.4285714286</text:p>
          </table:table-cell>
          <table:table-cell table:number-columns-repeated="6"/>
        </table:table-row>
        <table:table-row table:style-name="ro3">
          <table:table-cell office:value-type="float" office:value="7" calcext:value-type="float">
            <text:p>7</text:p>
          </table:table-cell>
          <table:table-cell office:value-type="float" office:value="21" calcext:value-type="float">
            <text:p>21</text:p>
          </table:table-cell>
          <table:table-cell table:formula="of:=[.A4724]/[.B4724]" office:value-type="float" office:value="0.333333333333333" calcext:value-type="float">
            <text:p>0.3333333333</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725]/[.B4725]" office:value-type="float" office:value="0.454545454545455" calcext:value-type="float">
            <text:p>0.4545454545</text:p>
          </table:table-cell>
          <table:table-cell table:number-columns-repeated="6"/>
        </table:table-row>
        <table:table-row table:style-name="ro3">
          <table:table-cell office:value-type="float" office:value="10" calcext:value-type="float">
            <text:p>10</text:p>
          </table:table-cell>
          <table:table-cell office:value-type="float" office:value="20" calcext:value-type="float">
            <text:p>20</text:p>
          </table:table-cell>
          <table:table-cell table:formula="of:=[.A4726]/[.B4726]" office:value-type="float" office:value="0.5" calcext:value-type="float">
            <text:p>0.5</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727]/[.B4727]" office:value-type="float" office:value="0.428571428571429" calcext:value-type="float">
            <text:p>0.4285714286</text:p>
          </table:table-cell>
          <table:table-cell table:number-columns-repeated="6"/>
        </table:table-row>
        <table:table-row table:style-name="ro3">
          <table:table-cell office:value-type="float" office:value="9" calcext:value-type="float">
            <text:p>9</text:p>
          </table:table-cell>
          <table:table-cell office:value-type="float" office:value="21" calcext:value-type="float">
            <text:p>21</text:p>
          </table:table-cell>
          <table:table-cell table:formula="of:=[.A4728]/[.B4728]" office:value-type="float" office:value="0.428571428571429" calcext:value-type="float">
            <text:p>0.4285714286</text:p>
          </table:table-cell>
          <table:table-cell table:number-columns-repeated="6"/>
        </table:table-row>
        <table:table-row table:style-name="ro3">
          <table:table-cell office:value-type="float" office:value="10" calcext:value-type="float">
            <text:p>10</text:p>
          </table:table-cell>
          <table:table-cell office:value-type="float" office:value="22" calcext:value-type="float">
            <text:p>22</text:p>
          </table:table-cell>
          <table:table-cell table:formula="of:=[.A4729]/[.B4729]" office:value-type="float" office:value="0.454545454545455" calcext:value-type="float">
            <text:p>0.4545454545</text:p>
          </table:table-cell>
          <table:table-cell table:number-columns-repeated="6"/>
        </table:table-row>
        <table:table-row table:style-name="ro3">
          <table:table-cell office:value-type="float" office:value="7" calcext:value-type="float">
            <text:p>7</text:p>
          </table:table-cell>
          <table:table-cell office:value-type="float" office:value="23" calcext:value-type="float">
            <text:p>23</text:p>
          </table:table-cell>
          <table:table-cell table:formula="of:=[.A4730]/[.B4730]" office:value-type="float" office:value="0.304347826086957" calcext:value-type="float">
            <text:p>0.3043478261</text:p>
          </table:table-cell>
          <table:table-cell table:number-columns-repeated="6"/>
        </table:table-row>
        <table:table-row table:style-name="ro3">
          <table:table-cell office:value-type="float" office:value="9" calcext:value-type="float">
            <text:p>9</text:p>
          </table:table-cell>
          <table:table-cell office:value-type="float" office:value="23" calcext:value-type="float">
            <text:p>23</text:p>
          </table:table-cell>
          <table:table-cell table:formula="of:=[.A4731]/[.B4731]" office:value-type="float" office:value="0.391304347826087" calcext:value-type="float">
            <text:p>0.3913043478</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4732]/[.B4732]" office:value-type="float" office:value="0.347826086956522" calcext:value-type="float">
            <text:p>0.347826087</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4733]/[.B4733]" office:value-type="float" office:value="0.347826086956522" calcext:value-type="float">
            <text:p>0.347826087</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734]/[.B4734]" office:value-type="float" office:value="0.409090909090909" calcext:value-type="float">
            <text:p>0.4090909091</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735]/[.B4735]" office:value-type="float" office:value="0.416666666666667" calcext:value-type="float">
            <text:p>0.4166666667</text:p>
          </table:table-cell>
          <table:table-cell table:number-columns-repeated="6"/>
        </table:table-row>
        <table:table-row table:style-name="ro3">
          <table:table-cell office:value-type="float" office:value="10" calcext:value-type="float">
            <text:p>10</text:p>
          </table:table-cell>
          <table:table-cell office:value-type="float" office:value="23" calcext:value-type="float">
            <text:p>23</text:p>
          </table:table-cell>
          <table:table-cell table:formula="of:=[.A4736]/[.B4736]" office:value-type="float" office:value="0.434782608695652" calcext:value-type="float">
            <text:p>0.4347826087</text:p>
          </table:table-cell>
          <table:table-cell table:number-columns-repeated="6"/>
        </table:table-row>
        <table:table-row table:style-name="ro3">
          <table:table-cell office:value-type="float" office:value="10" calcext:value-type="float">
            <text:p>10</text:p>
          </table:table-cell>
          <table:table-cell office:value-type="float" office:value="24" calcext:value-type="float">
            <text:p>24</text:p>
          </table:table-cell>
          <table:table-cell table:formula="of:=[.A4737]/[.B4737]" office:value-type="float" office:value="0.416666666666667" calcext:value-type="float">
            <text:p>0.4166666667</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4738]/[.B4738]" office:value-type="float" office:value="0.347826086956522" calcext:value-type="float">
            <text:p>0.34782608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739]/[.B4739]"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7" calcext:value-type="float">
            <text:p>27</text:p>
          </table:table-cell>
          <table:table-cell table:formula="of:=[.A4740]/[.B4740]" office:value-type="float" office:value="0.37037037037037" calcext:value-type="float">
            <text:p>0.3703703704</text:p>
          </table:table-cell>
          <table:table-cell table:number-columns-repeated="6"/>
        </table:table-row>
        <table:table-row table:style-name="ro3">
          <table:table-cell office:value-type="float" office:value="9" calcext:value-type="float">
            <text:p>9</text:p>
          </table:table-cell>
          <table:table-cell office:value-type="float" office:value="22" calcext:value-type="float">
            <text:p>22</text:p>
          </table:table-cell>
          <table:table-cell table:formula="of:=[.A4741]/[.B4741]" office:value-type="float" office:value="0.409090909090909" calcext:value-type="float">
            <text:p>0.4090909091</text:p>
          </table:table-cell>
          <table:table-cell table:number-columns-repeated="6"/>
        </table:table-row>
        <table:table-row table:style-name="ro3">
          <table:table-cell office:value-type="float" office:value="8" calcext:value-type="float">
            <text:p>8</text:p>
          </table:table-cell>
          <table:table-cell office:value-type="float" office:value="23" calcext:value-type="float">
            <text:p>23</text:p>
          </table:table-cell>
          <table:table-cell table:formula="of:=[.A4742]/[.B4742]" office:value-type="float" office:value="0.347826086956522" calcext:value-type="float">
            <text:p>0.347826087</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743]/[.B4743]" office:value-type="float" office:value="0.44" calcext:value-type="float">
            <text:p>0.44</text:p>
          </table:table-cell>
          <table:table-cell table:number-columns-repeated="6"/>
        </table:table-row>
        <table:table-row table:style-name="ro3">
          <table:table-cell office:value-type="float" office:value="11" calcext:value-type="float">
            <text:p>11</text:p>
          </table:table-cell>
          <table:table-cell office:value-type="float" office:value="27" calcext:value-type="float">
            <text:p>27</text:p>
          </table:table-cell>
          <table:table-cell table:formula="of:=[.A4744]/[.B4744]" office:value-type="float" office:value="0.407407407407407" calcext:value-type="float">
            <text:p>0.4074074074</text:p>
          </table:table-cell>
          <table:table-cell table:number-columns-repeated="6"/>
        </table:table-row>
        <table:table-row table:style-name="ro3">
          <table:table-cell office:value-type="float" office:value="11" calcext:value-type="float">
            <text:p>11</text:p>
          </table:table-cell>
          <table:table-cell office:value-type="float" office:value="25" calcext:value-type="float">
            <text:p>25</text:p>
          </table:table-cell>
          <table:table-cell table:formula="of:=[.A4745]/[.B4745]" office:value-type="float" office:value="0.44" calcext:value-type="float">
            <text:p>0.44</text:p>
          </table:table-cell>
          <table:table-cell table:number-columns-repeated="6"/>
        </table:table-row>
        <table:table-row table:style-name="ro3">
          <table:table-cell office:value-type="float" office:value="10" calcext:value-type="float">
            <text:p>10</text:p>
          </table:table-cell>
          <table:table-cell office:value-type="float" office:value="26" calcext:value-type="float">
            <text:p>26</text:p>
          </table:table-cell>
          <table:table-cell table:formula="of:=[.A4746]/[.B4746]" office:value-type="float" office:value="0.384615384615385" calcext:value-type="float">
            <text:p>0.3846153846</text:p>
          </table:table-cell>
          <table:table-cell table:number-columns-repeated="6"/>
        </table:table-row>
        <table:table-row table:style-name="ro3">
          <table:table-cell office:value-type="float" office:value="11" calcext:value-type="float">
            <text:p>11</text:p>
          </table:table-cell>
          <table:table-cell office:value-type="float" office:value="28" calcext:value-type="float">
            <text:p>28</text:p>
          </table:table-cell>
          <table:table-cell table:formula="of:=[.A4747]/[.B4747]" office:value-type="float" office:value="0.392857142857143" calcext:value-type="float">
            <text:p>0.3928571429</text:p>
          </table:table-cell>
          <table:table-cell table:number-columns-repeated="6"/>
        </table:table-row>
        <table:table-row table:style-name="ro3">
          <table:table-cell office:value-type="float" office:value="12" calcext:value-type="float">
            <text:p>12</text:p>
          </table:table-cell>
          <table:table-cell office:value-type="float" office:value="30" calcext:value-type="float">
            <text:p>30</text:p>
          </table:table-cell>
          <table:table-cell table:formula="of:=[.A4748]/[.B4748]" office:value-type="float" office:value="0.4" calcext:value-type="float">
            <text:p>0.4</text:p>
          </table:table-cell>
          <table:table-cell table:number-columns-repeated="6"/>
        </table:table-row>
        <table:table-row table:style-name="ro3">
          <table:table-cell office:value-type="float" office:value="13" calcext:value-type="float">
            <text:p>13</text:p>
          </table:table-cell>
          <table:table-cell office:value-type="float" office:value="28" calcext:value-type="float">
            <text:p>28</text:p>
          </table:table-cell>
          <table:table-cell table:formula="of:=[.A4749]/[.B4749]" office:value-type="float" office:value="0.464285714285714" calcext:value-type="float">
            <text:p>0.4642857143</text:p>
          </table:table-cell>
          <table:table-cell table:number-columns-repeated="6"/>
        </table:table-row>
        <table:table-row table:style-name="ro3">
          <table:table-cell office:value-type="float" office:value="12" calcext:value-type="float">
            <text:p>12</text:p>
          </table:table-cell>
          <table:table-cell office:value-type="float" office:value="32" calcext:value-type="float">
            <text:p>32</text:p>
          </table:table-cell>
          <table:table-cell table:formula="of:=[.A4750]/[.B4750]" office:value-type="float" office:value="0.375" calcext:value-type="float">
            <text:p>0.375</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4751]/[.B4751]" office:value-type="float" office:value="0.379310344827586" calcext:value-type="float">
            <text:p>0.3793103448</text:p>
          </table:table-cell>
          <table:table-cell table:number-columns-repeated="6"/>
        </table:table-row>
        <table:table-row table:style-name="ro3">
          <table:table-cell office:value-type="float" office:value="13" calcext:value-type="float">
            <text:p>13</text:p>
          </table:table-cell>
          <table:table-cell office:value-type="float" office:value="32" calcext:value-type="float">
            <text:p>32</text:p>
          </table:table-cell>
          <table:table-cell table:formula="of:=[.A4752]/[.B4752]" office:value-type="float" office:value="0.40625" calcext:value-type="float">
            <text:p>0.40625</text:p>
          </table:table-cell>
          <table:table-cell table:number-columns-repeated="6"/>
        </table:table-row>
        <table:table-row table:style-name="ro3">
          <table:table-cell office:value-type="float" office:value="11" calcext:value-type="float">
            <text:p>11</text:p>
          </table:table-cell>
          <table:table-cell office:value-type="float" office:value="30" calcext:value-type="float">
            <text:p>30</text:p>
          </table:table-cell>
          <table:table-cell table:formula="of:=[.A4753]/[.B4753]" office:value-type="float" office:value="0.366666666666667" calcext:value-type="float">
            <text:p>0.3666666667</text:p>
          </table:table-cell>
          <table:table-cell table:number-columns-repeated="6"/>
        </table:table-row>
        <table:table-row table:style-name="ro3">
          <table:table-cell office:value-type="float" office:value="13" calcext:value-type="float">
            <text:p>13</text:p>
          </table:table-cell>
          <table:table-cell office:value-type="float" office:value="34" calcext:value-type="float">
            <text:p>34</text:p>
          </table:table-cell>
          <table:table-cell table:formula="of:=[.A4754]/[.B4754]" office:value-type="float" office:value="0.382352941176471" calcext:value-type="float">
            <text:p>0.3823529412</text:p>
          </table:table-cell>
          <table:table-cell table:number-columns-repeated="6"/>
        </table:table-row>
        <table:table-row table:style-name="ro3">
          <table:table-cell office:value-type="float" office:value="11" calcext:value-type="float">
            <text:p>11</text:p>
          </table:table-cell>
          <table:table-cell office:value-type="float" office:value="29" calcext:value-type="float">
            <text:p>29</text:p>
          </table:table-cell>
          <table:table-cell table:formula="of:=[.A4755]/[.B4755]" office:value-type="float" office:value="0.379310344827586" calcext:value-type="float">
            <text:p>0.3793103448</text:p>
          </table:table-cell>
          <table:table-cell table:number-columns-repeated="6"/>
        </table:table-row>
        <table:table-row table:style-name="ro3">
          <table:table-cell office:value-type="float" office:value="14" calcext:value-type="float">
            <text:p>14</text:p>
          </table:table-cell>
          <table:table-cell office:value-type="float" office:value="37" calcext:value-type="float">
            <text:p>37</text:p>
          </table:table-cell>
          <table:table-cell table:formula="of:=[.A4756]/[.B4756]" office:value-type="float" office:value="0.378378378378378" calcext:value-type="float">
            <text:p>0.3783783784</text:p>
          </table:table-cell>
          <table:table-cell table:number-columns-repeated="6"/>
        </table:table-row>
        <table:table-row table:style-name="ro3">
          <table:table-cell office:value-type="float" office:value="14" calcext:value-type="float">
            <text:p>14</text:p>
          </table:table-cell>
          <table:table-cell office:value-type="float" office:value="30" calcext:value-type="float">
            <text:p>30</text:p>
          </table:table-cell>
          <table:table-cell table:formula="of:=[.A4757]/[.B4757]" office:value-type="float" office:value="0.466666666666667" calcext:value-type="float">
            <text:p>0.4666666667</text:p>
          </table:table-cell>
          <table:table-cell table:number-columns-repeated="6"/>
        </table:table-row>
        <table:table-row table:style-name="ro3">
          <table:table-cell office:value-type="float" office:value="17" calcext:value-type="float">
            <text:p>17</text:p>
          </table:table-cell>
          <table:table-cell office:value-type="float" office:value="45" calcext:value-type="float">
            <text:p>45</text:p>
          </table:table-cell>
          <table:table-cell table:formula="of:=[.A4758]/[.B4758]" office:value-type="float" office:value="0.377777777777778" calcext:value-type="float">
            <text:p>0.3777777778</text:p>
          </table:table-cell>
          <table:table-cell table:number-columns-repeated="6"/>
        </table:table-row>
        <table:table-row table:style-name="ro3">
          <table:table-cell office:value-type="float" office:value="14" calcext:value-type="float">
            <text:p>14</text:p>
          </table:table-cell>
          <table:table-cell office:value-type="float" office:value="33" calcext:value-type="float">
            <text:p>33</text:p>
          </table:table-cell>
          <table:table-cell table:formula="of:=[.A4759]/[.B4759]" office:value-type="float" office:value="0.424242424242424" calcext:value-type="float">
            <text:p>0.4242424242</text:p>
          </table:table-cell>
          <table:table-cell table:number-columns-repeated="6"/>
        </table:table-row>
        <table:table-row table:style-name="ro3">
          <table:table-cell office:value-type="float" office:value="18" calcext:value-type="float">
            <text:p>18</text:p>
          </table:table-cell>
          <table:table-cell office:value-type="float" office:value="49" calcext:value-type="float">
            <text:p>49</text:p>
          </table:table-cell>
          <table:table-cell table:formula="of:=[.A4760]/[.B4760]" office:value-type="float" office:value="0.36734693877551" calcext:value-type="float">
            <text:p>0.3673469388</text:p>
          </table:table-cell>
          <table:table-cell table:number-columns-repeated="6"/>
        </table:table-row>
        <table:table-row table:style-name="ro3">
          <table:table-cell office:value-type="float" office:value="15" calcext:value-type="float">
            <text:p>15</text:p>
          </table:table-cell>
          <table:table-cell office:value-type="float" office:value="33" calcext:value-type="float">
            <text:p>33</text:p>
          </table:table-cell>
          <table:table-cell table:formula="of:=[.A4761]/[.B4761]" office:value-type="float" office:value="0.454545454545455" calcext:value-type="float">
            <text:p>0.4545454545</text:p>
          </table:table-cell>
          <table:table-cell table:number-columns-repeated="6"/>
        </table:table-row>
        <table:table-row table:style-name="ro3">
          <table:table-cell office:value-type="float" office:value="18" calcext:value-type="float">
            <text:p>18</text:p>
          </table:table-cell>
          <table:table-cell office:value-type="float" office:value="49" calcext:value-type="float">
            <text:p>49</text:p>
          </table:table-cell>
          <table:table-cell table:formula="of:=[.A4762]/[.B4762]" office:value-type="float" office:value="0.36734693877551" calcext:value-type="float">
            <text:p>0.3673469388</text:p>
          </table:table-cell>
          <table:table-cell table:number-columns-repeated="6"/>
        </table:table-row>
        <table:table-row table:style-name="ro3">
          <table:table-cell office:value-type="float" office:value="14" calcext:value-type="float">
            <text:p>14</text:p>
          </table:table-cell>
          <table:table-cell office:value-type="float" office:value="36" calcext:value-type="float">
            <text:p>36</text:p>
          </table:table-cell>
          <table:table-cell table:formula="of:=[.A4763]/[.B4763]" office:value-type="float" office:value="0.388888888888889" calcext:value-type="float">
            <text:p>0.3888888889</text:p>
          </table:table-cell>
          <table:table-cell table:number-columns-repeated="6"/>
        </table:table-row>
        <table:table-row table:style-name="ro3">
          <table:table-cell office:value-type="float" office:value="20" calcext:value-type="float">
            <text:p>20</text:p>
          </table:table-cell>
          <table:table-cell office:value-type="float" office:value="52" calcext:value-type="float">
            <text:p>52</text:p>
          </table:table-cell>
          <table:table-cell table:formula="of:=[.A4764]/[.B4764]" office:value-type="float" office:value="0.384615384615385" calcext:value-type="float">
            <text:p>0.3846153846</text:p>
          </table:table-cell>
          <table:table-cell table:number-columns-repeated="6"/>
        </table:table-row>
        <table:table-row table:style-name="ro3">
          <table:table-cell office:value-type="float" office:value="16" calcext:value-type="float">
            <text:p>16</text:p>
          </table:table-cell>
          <table:table-cell office:value-type="float" office:value="37" calcext:value-type="float">
            <text:p>37</text:p>
          </table:table-cell>
          <table:table-cell table:formula="of:=[.A4765]/[.B4765]" office:value-type="float" office:value="0.432432432432432" calcext:value-type="float">
            <text:p>0.4324324324</text:p>
          </table:table-cell>
          <table:table-cell table:number-columns-repeated="6"/>
        </table:table-row>
        <table:table-row table:style-name="ro3">
          <table:table-cell office:value-type="float" office:value="19" calcext:value-type="float">
            <text:p>19</text:p>
          </table:table-cell>
          <table:table-cell office:value-type="float" office:value="53" calcext:value-type="float">
            <text:p>53</text:p>
          </table:table-cell>
          <table:table-cell table:formula="of:=[.A4766]/[.B4766]" office:value-type="float" office:value="0.358490566037736" calcext:value-type="float">
            <text:p>0.358490566</text:p>
          </table:table-cell>
          <table:table-cell table:number-columns-repeated="6"/>
        </table:table-row>
        <table:table-row table:style-name="ro3">
          <table:table-cell office:value-type="float" office:value="17" calcext:value-type="float">
            <text:p>17</text:p>
          </table:table-cell>
          <table:table-cell office:value-type="float" office:value="36" calcext:value-type="float">
            <text:p>36</text:p>
          </table:table-cell>
          <table:table-cell table:formula="of:=[.A4767]/[.B4767]" office:value-type="float" office:value="0.472222222222222" calcext:value-type="float">
            <text:p>0.4722222222</text:p>
          </table:table-cell>
          <table:table-cell table:number-columns-repeated="6"/>
        </table:table-row>
        <table:table-row table:style-name="ro3">
          <table:table-cell office:value-type="float" office:value="23" calcext:value-type="float">
            <text:p>23</text:p>
          </table:table-cell>
          <table:table-cell office:value-type="float" office:value="56" calcext:value-type="float">
            <text:p>56</text:p>
          </table:table-cell>
          <table:table-cell table:formula="of:=[.A4768]/[.B4768]" office:value-type="float" office:value="0.410714285714286" calcext:value-type="float">
            <text:p>0.4107142857</text:p>
          </table:table-cell>
          <table:table-cell table:number-columns-repeated="6"/>
        </table:table-row>
        <table:table-row table:style-name="ro3">
          <table:table-cell office:value-type="float" office:value="18" calcext:value-type="float">
            <text:p>18</text:p>
          </table:table-cell>
          <table:table-cell office:value-type="float" office:value="38" calcext:value-type="float">
            <text:p>38</text:p>
          </table:table-cell>
          <table:table-cell table:formula="of:=[.A4769]/[.B4769]" office:value-type="float" office:value="0.473684210526316" calcext:value-type="float">
            <text:p>0.4736842105</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4770]/[.B4770]" office:value-type="float" office:value="0.431034482758621" calcext:value-type="float">
            <text:p>0.4310344828</text:p>
          </table:table-cell>
          <table:table-cell table:number-columns-repeated="6"/>
        </table:table-row>
        <table:table-row table:style-name="ro3">
          <table:table-cell office:value-type="float" office:value="19" calcext:value-type="float">
            <text:p>19</text:p>
          </table:table-cell>
          <table:table-cell office:value-type="float" office:value="38" calcext:value-type="float">
            <text:p>38</text:p>
          </table:table-cell>
          <table:table-cell table:formula="of:=[.A4771]/[.B4771]" office:value-type="float" office:value="0.5" calcext:value-type="float">
            <text:p>0.5</text:p>
          </table:table-cell>
          <table:table-cell table:number-columns-repeated="6"/>
        </table:table-row>
        <table:table-row table:style-name="ro3">
          <table:table-cell office:value-type="float" office:value="23" calcext:value-type="float">
            <text:p>23</text:p>
          </table:table-cell>
          <table:table-cell office:value-type="float" office:value="62" calcext:value-type="float">
            <text:p>62</text:p>
          </table:table-cell>
          <table:table-cell table:formula="of:=[.A4772]/[.B4772]" office:value-type="float" office:value="0.370967741935484" calcext:value-type="float">
            <text:p>0.3709677419</text:p>
          </table:table-cell>
          <table:table-cell table:number-columns-repeated="6"/>
        </table:table-row>
        <table:table-row table:style-name="ro3">
          <table:table-cell office:value-type="float" office:value="19" calcext:value-type="float">
            <text:p>19</text:p>
          </table:table-cell>
          <table:table-cell office:value-type="float" office:value="37" calcext:value-type="float">
            <text:p>37</text:p>
          </table:table-cell>
          <table:table-cell table:formula="of:=[.A4773]/[.B4773]" office:value-type="float" office:value="0.513513513513513" calcext:value-type="float">
            <text:p>0.5135135135</text:p>
          </table:table-cell>
          <table:table-cell table:number-columns-repeated="6"/>
        </table:table-row>
        <table:table-row table:style-name="ro3">
          <table:table-cell office:value-type="float" office:value="24" calcext:value-type="float">
            <text:p>24</text:p>
          </table:table-cell>
          <table:table-cell office:value-type="float" office:value="71" calcext:value-type="float">
            <text:p>71</text:p>
          </table:table-cell>
          <table:table-cell table:formula="of:=[.A4774]/[.B4774]" office:value-type="float" office:value="0.338028169014084" calcext:value-type="float">
            <text:p>0.338028169</text:p>
          </table:table-cell>
          <table:table-cell table:number-columns-repeated="6"/>
        </table:table-row>
        <table:table-row table:style-name="ro3">
          <table:table-cell office:value-type="float" office:value="19" calcext:value-type="float">
            <text:p>19</text:p>
          </table:table-cell>
          <table:table-cell office:value-type="float" office:value="41" calcext:value-type="float">
            <text:p>41</text:p>
          </table:table-cell>
          <table:table-cell table:formula="of:=[.A4775]/[.B4775]" office:value-type="float" office:value="0.463414634146341" calcext:value-type="float">
            <text:p>0.4634146341</text:p>
          </table:table-cell>
          <table:table-cell table:number-columns-repeated="6"/>
        </table:table-row>
        <table:table-row table:style-name="ro3">
          <table:table-cell office:value-type="float" office:value="24" calcext:value-type="float">
            <text:p>24</text:p>
          </table:table-cell>
          <table:table-cell office:value-type="float" office:value="73" calcext:value-type="float">
            <text:p>73</text:p>
          </table:table-cell>
          <table:table-cell table:formula="of:=[.A4776]/[.B4776]" office:value-type="float" office:value="0.328767123287671" calcext:value-type="float">
            <text:p>0.3287671233</text:p>
          </table:table-cell>
          <table:table-cell table:number-columns-repeated="6"/>
        </table:table-row>
        <table:table-row table:style-name="ro3">
          <table:table-cell office:value-type="float" office:value="20" calcext:value-type="float">
            <text:p>20</text:p>
          </table:table-cell>
          <table:table-cell office:value-type="float" office:value="41" calcext:value-type="float">
            <text:p>41</text:p>
          </table:table-cell>
          <table:table-cell table:formula="of:=[.A4777]/[.B4777]" office:value-type="float" office:value="0.487804878048781" calcext:value-type="float">
            <text:p>0.487804878</text:p>
          </table:table-cell>
          <table:table-cell table:number-columns-repeated="6"/>
        </table:table-row>
        <table:table-row table:style-name="ro3">
          <table:table-cell office:value-type="float" office:value="24" calcext:value-type="float">
            <text:p>24</text:p>
          </table:table-cell>
          <table:table-cell office:value-type="float" office:value="80" calcext:value-type="float">
            <text:p>80</text:p>
          </table:table-cell>
          <table:table-cell table:formula="of:=[.A4778]/[.B4778]" office:value-type="float" office:value="0.3" calcext:value-type="float">
            <text:p>0.3</text:p>
          </table:table-cell>
          <table:table-cell table:number-columns-repeated="6"/>
        </table:table-row>
        <table:table-row table:style-name="ro3">
          <table:table-cell office:value-type="float" office:value="20" calcext:value-type="float">
            <text:p>20</text:p>
          </table:table-cell>
          <table:table-cell office:value-type="float" office:value="39" calcext:value-type="float">
            <text:p>39</text:p>
          </table:table-cell>
          <table:table-cell table:formula="of:=[.A4779]/[.B4779]" office:value-type="float" office:value="0.512820512820513" calcext:value-type="float">
            <text:p>0.5128205128</text:p>
          </table:table-cell>
          <table:table-cell table:number-columns-repeated="6"/>
        </table:table-row>
        <table:table-row table:style-name="ro3">
          <table:table-cell office:value-type="float" office:value="25" calcext:value-type="float">
            <text:p>25</text:p>
          </table:table-cell>
          <table:table-cell office:value-type="float" office:value="86" calcext:value-type="float">
            <text:p>86</text:p>
          </table:table-cell>
          <table:table-cell table:formula="of:=[.A4780]/[.B4780]" office:value-type="float" office:value="0.290697674418605" calcext:value-type="float">
            <text:p>0.2906976744</text:p>
          </table:table-cell>
          <table:table-cell table:number-columns-repeated="6"/>
        </table:table-row>
        <table:table-row table:style-name="ro3">
          <table:table-cell office:value-type="float" office:value="19" calcext:value-type="float">
            <text:p>19</text:p>
          </table:table-cell>
          <table:table-cell office:value-type="float" office:value="42" calcext:value-type="float">
            <text:p>42</text:p>
          </table:table-cell>
          <table:table-cell table:formula="of:=[.A4781]/[.B4781]" office:value-type="float" office:value="0.452380952380952" calcext:value-type="float">
            <text:p>0.4523809524</text:p>
          </table:table-cell>
          <table:table-cell table:number-columns-repeated="6"/>
        </table:table-row>
        <table:table-row table:style-name="ro3">
          <table:table-cell office:value-type="float" office:value="21" calcext:value-type="float">
            <text:p>21</text:p>
          </table:table-cell>
          <table:table-cell office:value-type="float" office:value="44" calcext:value-type="float">
            <text:p>44</text:p>
          </table:table-cell>
          <table:table-cell table:formula="of:=[.A4782]/[.B4782]" office:value-type="float" office:value="0.477272727272727" calcext:value-type="float">
            <text:p>0.4772727273</text:p>
          </table:table-cell>
          <table:table-cell table:number-columns-repeated="6"/>
        </table:table-row>
        <table:table-row table:style-name="ro3">
          <table:table-cell office:value-type="float" office:value="21" calcext:value-type="float">
            <text:p>21</text:p>
          </table:table-cell>
          <table:table-cell office:value-type="float" office:value="45" calcext:value-type="float">
            <text:p>45</text:p>
          </table:table-cell>
          <table:table-cell table:formula="of:=[.A4783]/[.B4783]" office:value-type="float" office:value="0.466666666666667" calcext:value-type="float">
            <text:p>0.4666666667</text:p>
          </table:table-cell>
          <table:table-cell table:number-columns-repeated="6"/>
        </table:table-row>
        <table:table-row table:style-name="ro3">
          <table:table-cell office:value-type="float" office:value="22" calcext:value-type="float">
            <text:p>22</text:p>
          </table:table-cell>
          <table:table-cell office:value-type="float" office:value="46" calcext:value-type="float">
            <text:p>46</text:p>
          </table:table-cell>
          <table:table-cell table:formula="of:=[.A4784]/[.B4784]" office:value-type="float" office:value="0.478260869565217" calcext:value-type="float">
            <text:p>0.4782608696</text:p>
          </table:table-cell>
          <table:table-cell table:number-columns-repeated="6"/>
        </table:table-row>
        <table:table-row table:style-name="ro3">
          <table:table-cell office:value-type="float" office:value="20" calcext:value-type="float">
            <text:p>20</text:p>
          </table:table-cell>
          <table:table-cell office:value-type="float" office:value="47" calcext:value-type="float">
            <text:p>47</text:p>
          </table:table-cell>
          <table:table-cell table:formula="of:=[.A4785]/[.B4785]" office:value-type="float" office:value="0.425531914893617" calcext:value-type="float">
            <text:p>0.4255319149</text:p>
          </table:table-cell>
          <table:table-cell table:number-columns-repeated="6"/>
        </table:table-row>
        <table:table-row table:style-name="ro3">
          <table:table-cell office:value-type="float" office:value="18" calcext:value-type="float">
            <text:p>18</text:p>
          </table:table-cell>
          <table:table-cell office:value-type="float" office:value="47" calcext:value-type="float">
            <text:p>47</text:p>
          </table:table-cell>
          <table:table-cell table:formula="of:=[.A4786]/[.B4786]" office:value-type="float" office:value="0.382978723404255" calcext:value-type="float">
            <text:p>0.3829787234</text:p>
          </table:table-cell>
          <table:table-cell table:number-columns-repeated="6"/>
        </table:table-row>
        <table:table-row table:style-name="ro3">
          <table:table-cell office:value-type="float" office:value="22" calcext:value-type="float">
            <text:p>22</text:p>
          </table:table-cell>
          <table:table-cell office:value-type="float" office:value="48" calcext:value-type="float">
            <text:p>48</text:p>
          </table:table-cell>
          <table:table-cell table:formula="of:=[.A4787]/[.B4787]" office:value-type="float" office:value="0.458333333333333" calcext:value-type="float">
            <text:p>0.4583333333</text:p>
          </table:table-cell>
          <table:table-cell table:number-columns-repeated="6"/>
        </table:table-row>
        <table:table-row table:style-name="ro3">
          <table:table-cell office:value-type="float" office:value="21" calcext:value-type="float">
            <text:p>21</text:p>
          </table:table-cell>
          <table:table-cell office:value-type="float" office:value="45" calcext:value-type="float">
            <text:p>45</text:p>
          </table:table-cell>
          <table:table-cell table:formula="of:=[.A4788]/[.B4788]" office:value-type="float" office:value="0.466666666666667" calcext:value-type="float">
            <text:p>0.4666666667</text:p>
          </table:table-cell>
          <table:table-cell table:number-columns-repeated="6"/>
        </table:table-row>
        <table:table-row table:style-name="ro3">
          <table:table-cell office:value-type="float" office:value="23" calcext:value-type="float">
            <text:p>23</text:p>
          </table:table-cell>
          <table:table-cell office:value-type="float" office:value="48" calcext:value-type="float">
            <text:p>48</text:p>
          </table:table-cell>
          <table:table-cell table:formula="of:=[.A4789]/[.B4789]" office:value-type="float" office:value="0.479166666666667" calcext:value-type="float">
            <text:p>0.4791666667</text:p>
          </table:table-cell>
          <table:table-cell table:number-columns-repeated="6"/>
        </table:table-row>
        <table:table-row table:style-name="ro3">
          <table:table-cell office:value-type="float" office:value="22" calcext:value-type="float">
            <text:p>22</text:p>
          </table:table-cell>
          <table:table-cell office:value-type="float" office:value="48" calcext:value-type="float">
            <text:p>48</text:p>
          </table:table-cell>
          <table:table-cell table:formula="of:=[.A4790]/[.B4790]" office:value-type="float" office:value="0.458333333333333" calcext:value-type="float">
            <text:p>0.4583333333</text:p>
          </table:table-cell>
          <table:table-cell table:number-columns-repeated="6"/>
        </table:table-row>
        <table:table-row table:style-name="ro3">
          <table:table-cell office:value-type="float" office:value="24" calcext:value-type="float">
            <text:p>24</text:p>
          </table:table-cell>
          <table:table-cell office:value-type="float" office:value="47" calcext:value-type="float">
            <text:p>47</text:p>
          </table:table-cell>
          <table:table-cell table:formula="of:=[.A4791]/[.B4791]" office:value-type="float" office:value="0.51063829787234" calcext:value-type="float">
            <text:p>0.5106382979</text:p>
          </table:table-cell>
          <table:table-cell table:number-columns-repeated="6"/>
        </table:table-row>
        <table:table-row table:style-name="ro3">
          <table:table-cell office:value-type="float" office:value="23" calcext:value-type="float">
            <text:p>23</text:p>
          </table:table-cell>
          <table:table-cell office:value-type="float" office:value="48" calcext:value-type="float">
            <text:p>48</text:p>
          </table:table-cell>
          <table:table-cell table:formula="of:=[.A4792]/[.B4792]" office:value-type="float" office:value="0.479166666666667" calcext:value-type="float">
            <text:p>0.4791666667</text:p>
          </table:table-cell>
          <table:table-cell table:number-columns-repeated="6"/>
        </table:table-row>
        <table:table-row table:style-name="ro3">
          <table:table-cell office:value-type="float" office:value="22" calcext:value-type="float">
            <text:p>22</text:p>
          </table:table-cell>
          <table:table-cell office:value-type="float" office:value="48" calcext:value-type="float">
            <text:p>48</text:p>
          </table:table-cell>
          <table:table-cell table:formula="of:=[.A4793]/[.B4793]" office:value-type="float" office:value="0.458333333333333" calcext:value-type="float">
            <text:p>0.4583333333</text:p>
          </table:table-cell>
          <table:table-cell table:number-columns-repeated="6"/>
        </table:table-row>
        <table:table-row table:style-name="ro3">
          <table:table-cell office:value-type="float" office:value="22" calcext:value-type="float">
            <text:p>22</text:p>
          </table:table-cell>
          <table:table-cell office:value-type="float" office:value="46" calcext:value-type="float">
            <text:p>46</text:p>
          </table:table-cell>
          <table:table-cell table:formula="of:=[.A4794]/[.B4794]" office:value-type="float" office:value="0.478260869565217" calcext:value-type="float">
            <text:p>0.4782608696</text:p>
          </table:table-cell>
          <table:table-cell table:number-columns-repeated="6"/>
        </table:table-row>
        <table:table-row table:style-name="ro3">
          <table:table-cell office:value-type="float" office:value="21" calcext:value-type="float">
            <text:p>21</text:p>
          </table:table-cell>
          <table:table-cell office:value-type="float" office:value="49" calcext:value-type="float">
            <text:p>49</text:p>
          </table:table-cell>
          <table:table-cell table:formula="of:=[.A4795]/[.B4795]" office:value-type="float" office:value="0.428571428571429" calcext:value-type="float">
            <text:p>0.428571428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796]/[.B479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797]/[.B479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798]/[.B479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799]/[.B479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0]/[.B480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1]/[.B480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2]/[.B480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3]/[.B480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4]/[.B480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5]/[.B480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6]/[.B480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7]/[.B480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8]/[.B480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09]/[.B480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0]/[.B481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1]/[.B481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2]/[.B481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3]/[.B481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4]/[.B481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5]/[.B481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6]/[.B481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7]/[.B481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8]/[.B481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19]/[.B481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0]/[.B482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1]/[.B482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2]/[.B482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3]/[.B482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4]/[.B482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5]/[.B482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6]/[.B482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7]/[.B482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8]/[.B482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29]/[.B482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0]/[.B483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1]/[.B483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2]/[.B483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3]/[.B483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4]/[.B483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5]/[.B483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6]/[.B483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7]/[.B483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8]/[.B483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39]/[.B483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0]/[.B484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1]/[.B484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2]/[.B484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3]/[.B484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4]/[.B484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5]/[.B484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6]/[.B484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7]/[.B484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8]/[.B484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49]/[.B484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0]/[.B485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1]/[.B485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2]/[.B485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3]/[.B485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4]/[.B485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5]/[.B485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6]/[.B485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7]/[.B485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8]/[.B485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59]/[.B485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0]/[.B486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1]/[.B486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2]/[.B486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3]/[.B486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4]/[.B486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5]/[.B486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6]/[.B486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7]/[.B486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8]/[.B486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69]/[.B486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0]/[.B487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1]/[.B487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2]/[.B487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3]/[.B487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4]/[.B487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5]/[.B487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6]/[.B487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7]/[.B487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8]/[.B487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79]/[.B487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0]/[.B488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1]/[.B488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2]/[.B488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3]/[.B488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4]/[.B488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5]/[.B488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6]/[.B488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7]/[.B488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8]/[.B488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89]/[.B488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0]/[.B489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1]/[.B489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2]/[.B489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3]/[.B489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4]/[.B489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5]/[.B489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6]/[.B489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7]/[.B489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8]/[.B489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899]/[.B489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0]/[.B490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1]/[.B490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2]/[.B4902]"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3]/[.B4903]"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4]/[.B4904]"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5]/[.B4905]"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6]/[.B4906]"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7]/[.B4907]"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8]/[.B4908]"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09]/[.B4909]"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10]/[.B4910]"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11]/[.B4911]" office:value-type="float" office:value="0.46" calcext:value-type="float">
            <text:p>0.46</text:p>
          </table:table-cell>
          <table:table-cell table:number-columns-repeated="6"/>
        </table:table-row>
        <table:table-row table:style-name="ro3">
          <table:table-cell office:value-type="float" office:value="23" calcext:value-type="float">
            <text:p>23</text:p>
          </table:table-cell>
          <table:table-cell office:value-type="float" office:value="50" calcext:value-type="float">
            <text:p>50</text:p>
          </table:table-cell>
          <table:table-cell table:formula="of:=[.A4912]/[.B4912]" office:value-type="float" office:value="0.46" calcext:value-type="float">
            <text:p>0.46</text:p>
          </table:table-cell>
          <table:table-cell table:number-columns-repeated="6"/>
        </table:table-row>
        <table:table-row table:style-name="ro3">
          <table:table-cell office:value-type="float" office:value="22" calcext:value-type="float">
            <text:p>22</text:p>
          </table:table-cell>
          <table:table-cell office:value-type="float" office:value="43" calcext:value-type="float">
            <text:p>43</text:p>
          </table:table-cell>
          <table:table-cell table:formula="of:=[.A4913]/[.B4913]" office:value-type="float" office:value="0.511627906976744" calcext:value-type="float">
            <text:p>0.511627907</text:p>
          </table:table-cell>
          <table:table-cell table:number-columns-repeated="6"/>
        </table:table-row>
        <table:table-row table:style-name="ro3">
          <table:table-cell office:value-type="float" office:value="24" calcext:value-type="float">
            <text:p>24</text:p>
          </table:table-cell>
          <table:table-cell office:value-type="float" office:value="44" calcext:value-type="float">
            <text:p>44</text:p>
          </table:table-cell>
          <table:table-cell table:formula="of:=[.A4914]/[.B4914]" office:value-type="float" office:value="0.545454545454545" calcext:value-type="float">
            <text:p>0.5454545455</text:p>
          </table:table-cell>
          <table:table-cell table:number-columns-repeated="6"/>
        </table:table-row>
        <table:table-row table:style-name="ro3">
          <table:table-cell office:value-type="float" office:value="21" calcext:value-type="float">
            <text:p>21</text:p>
          </table:table-cell>
          <table:table-cell office:value-type="float" office:value="46" calcext:value-type="float">
            <text:p>46</text:p>
          </table:table-cell>
          <table:table-cell table:formula="of:=[.A4915]/[.B4915]" office:value-type="float" office:value="0.456521739130435" calcext:value-type="float">
            <text:p>0.4565217391</text:p>
          </table:table-cell>
          <table:table-cell table:number-columns-repeated="6"/>
        </table:table-row>
        <table:table-row table:style-name="ro3">
          <table:table-cell office:value-type="float" office:value="22" calcext:value-type="float">
            <text:p>22</text:p>
          </table:table-cell>
          <table:table-cell office:value-type="float" office:value="47" calcext:value-type="float">
            <text:p>47</text:p>
          </table:table-cell>
          <table:table-cell table:formula="of:=[.A4916]/[.B4916]" office:value-type="float" office:value="0.468085106382979" calcext:value-type="float">
            <text:p>0.4680851064</text:p>
          </table:table-cell>
          <table:table-cell table:number-columns-repeated="6"/>
        </table:table-row>
        <table:table-row table:style-name="ro3">
          <table:table-cell office:value-type="float" office:value="22" calcext:value-type="float">
            <text:p>22</text:p>
          </table:table-cell>
          <table:table-cell office:value-type="float" office:value="46" calcext:value-type="float">
            <text:p>46</text:p>
          </table:table-cell>
          <table:table-cell table:formula="of:=[.A4917]/[.B4917]" office:value-type="float" office:value="0.478260869565217" calcext:value-type="float">
            <text:p>0.4782608696</text:p>
          </table:table-cell>
          <table:table-cell table:number-columns-repeated="6"/>
        </table:table-row>
        <table:table-row table:style-name="ro3">
          <table:table-cell office:value-type="float" office:value="20" calcext:value-type="float">
            <text:p>20</text:p>
          </table:table-cell>
          <table:table-cell office:value-type="float" office:value="49" calcext:value-type="float">
            <text:p>49</text:p>
          </table:table-cell>
          <table:table-cell table:formula="of:=[.A4918]/[.B4918]" office:value-type="float" office:value="0.408163265306122" calcext:value-type="float">
            <text:p>0.4081632653</text:p>
          </table:table-cell>
          <table:table-cell table:number-columns-repeated="6"/>
        </table:table-row>
        <table:table-row table:style-name="ro3">
          <table:table-cell office:value-type="float" office:value="20" calcext:value-type="float">
            <text:p>20</text:p>
          </table:table-cell>
          <table:table-cell office:value-type="float" office:value="49" calcext:value-type="float">
            <text:p>49</text:p>
          </table:table-cell>
          <table:table-cell table:formula="of:=[.A4919]/[.B4919]" office:value-type="float" office:value="0.408163265306122" calcext:value-type="float">
            <text:p>0.4081632653</text:p>
          </table:table-cell>
          <table:table-cell table:number-columns-repeated="6"/>
        </table:table-row>
        <table:table-row table:style-name="ro3">
          <table:table-cell office:value-type="float" office:value="19" calcext:value-type="float">
            <text:p>19</text:p>
          </table:table-cell>
          <table:table-cell office:value-type="float" office:value="50" calcext:value-type="float">
            <text:p>50</text:p>
          </table:table-cell>
          <table:table-cell table:formula="of:=[.A4920]/[.B4920]" office:value-type="float" office:value="0.38" calcext:value-type="float">
            <text:p>0.38</text:p>
          </table:table-cell>
          <table:table-cell table:number-columns-repeated="6"/>
        </table:table-row>
        <table:table-row table:style-name="ro3">
          <table:table-cell office:value-type="float" office:value="22" calcext:value-type="float">
            <text:p>22</text:p>
          </table:table-cell>
          <table:table-cell office:value-type="float" office:value="50" calcext:value-type="float">
            <text:p>50</text:p>
          </table:table-cell>
          <table:table-cell table:formula="of:=[.A4921]/[.B4921]" office:value-type="float" office:value="0.44" calcext:value-type="float">
            <text:p>0.4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4922]/[.B4922]" office:value-type="float" office:value="0.423076923076923" calcext:value-type="float">
            <text:p>0.4230769231</text:p>
          </table:table-cell>
          <table:table-cell table:number-columns-repeated="6"/>
        </table:table-row>
        <table:table-row table:style-name="ro3">
          <table:table-cell office:value-type="float" office:value="22" calcext:value-type="float">
            <text:p>22</text:p>
          </table:table-cell>
          <table:table-cell office:value-type="float" office:value="51" calcext:value-type="float">
            <text:p>51</text:p>
          </table:table-cell>
          <table:table-cell table:formula="of:=[.A4923]/[.B4923]" office:value-type="float" office:value="0.431372549019608" calcext:value-type="float">
            <text:p>0.431372549</text:p>
          </table:table-cell>
          <table:table-cell table:number-columns-repeated="6"/>
        </table:table-row>
        <table:table-row table:style-name="ro3">
          <table:table-cell office:value-type="float" office:value="20" calcext:value-type="float">
            <text:p>20</text:p>
          </table:table-cell>
          <table:table-cell office:value-type="float" office:value="50" calcext:value-type="float">
            <text:p>50</text:p>
          </table:table-cell>
          <table:table-cell table:formula="of:=[.A4924]/[.B4924]" office:value-type="float" office:value="0.4" calcext:value-type="float">
            <text:p>0.4</text:p>
          </table:table-cell>
          <table:table-cell table:number-columns-repeated="6"/>
        </table:table-row>
        <table:table-row table:style-name="ro3">
          <table:table-cell office:value-type="float" office:value="22" calcext:value-type="float">
            <text:p>22</text:p>
          </table:table-cell>
          <table:table-cell office:value-type="float" office:value="52" calcext:value-type="float">
            <text:p>52</text:p>
          </table:table-cell>
          <table:table-cell table:formula="of:=[.A4925]/[.B4925]" office:value-type="float" office:value="0.423076923076923" calcext:value-type="float">
            <text:p>0.4230769231</text:p>
          </table:table-cell>
          <table:table-cell table:number-columns-repeated="6"/>
        </table:table-row>
        <table:table-row table:style-name="ro3">
          <table:table-cell office:value-type="float" office:value="23" calcext:value-type="float">
            <text:p>23</text:p>
          </table:table-cell>
          <table:table-cell office:value-type="float" office:value="52" calcext:value-type="float">
            <text:p>52</text:p>
          </table:table-cell>
          <table:table-cell table:formula="of:=[.A4926]/[.B4926]" office:value-type="float" office:value="0.442307692307692" calcext:value-type="float">
            <text:p>0.4423076923</text:p>
          </table:table-cell>
          <table:table-cell table:number-columns-repeated="6"/>
        </table:table-row>
        <table:table-row table:style-name="ro3">
          <table:table-cell office:value-type="float" office:value="25" calcext:value-type="float">
            <text:p>25</text:p>
          </table:table-cell>
          <table:table-cell office:value-type="float" office:value="56" calcext:value-type="float">
            <text:p>56</text:p>
          </table:table-cell>
          <table:table-cell table:formula="of:=[.A4927]/[.B4927]" office:value-type="float" office:value="0.446428571428571" calcext:value-type="float">
            <text:p>0.4464285714</text:p>
          </table:table-cell>
          <table:table-cell table:number-columns-repeated="6"/>
        </table:table-row>
        <table:table-row table:style-name="ro3">
          <table:table-cell office:value-type="float" office:value="24" calcext:value-type="float">
            <text:p>24</text:p>
          </table:table-cell>
          <table:table-cell office:value-type="float" office:value="55" calcext:value-type="float">
            <text:p>55</text:p>
          </table:table-cell>
          <table:table-cell table:formula="of:=[.A4928]/[.B4928]" office:value-type="float" office:value="0.436363636363636" calcext:value-type="float">
            <text:p>0.4363636364</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4929]/[.B4929]" office:value-type="float" office:value="0.431034482758621" calcext:value-type="float">
            <text:p>0.4310344828</text:p>
          </table:table-cell>
          <table:table-cell table:number-columns-repeated="6"/>
        </table:table-row>
        <table:table-row table:style-name="ro3">
          <table:table-cell office:value-type="float" office:value="25" calcext:value-type="float">
            <text:p>25</text:p>
          </table:table-cell>
          <table:table-cell office:value-type="float" office:value="57" calcext:value-type="float">
            <text:p>57</text:p>
          </table:table-cell>
          <table:table-cell table:formula="of:=[.A4930]/[.B4930]" office:value-type="float" office:value="0.43859649122807" calcext:value-type="float">
            <text:p>0.4385964912</text:p>
          </table:table-cell>
          <table:table-cell table:number-columns-repeated="6"/>
        </table:table-row>
        <table:table-row table:style-name="ro3">
          <table:table-cell office:value-type="float" office:value="25" calcext:value-type="float">
            <text:p>25</text:p>
          </table:table-cell>
          <table:table-cell office:value-type="float" office:value="58" calcext:value-type="float">
            <text:p>58</text:p>
          </table:table-cell>
          <table:table-cell table:formula="of:=[.A4931]/[.B4931]" office:value-type="float" office:value="0.431034482758621" calcext:value-type="float">
            <text:p>0.4310344828</text:p>
          </table:table-cell>
          <table:table-cell table:number-columns-repeated="6"/>
        </table:table-row>
        <table:table-row table:style-name="ro3">
          <table:table-cell office:value-type="float" office:value="25" calcext:value-type="float">
            <text:p>25</text:p>
          </table:table-cell>
          <table:table-cell office:value-type="float" office:value="59" calcext:value-type="float">
            <text:p>59</text:p>
          </table:table-cell>
          <table:table-cell table:formula="of:=[.A4932]/[.B4932]" office:value-type="float" office:value="0.423728813559322" calcext:value-type="float">
            <text:p>0.4237288136</text:p>
          </table:table-cell>
          <table:table-cell table:number-columns-repeated="6"/>
        </table:table-row>
        <table:table-row table:style-name="ro3">
          <table:table-cell office:value-type="float" office:value="26" calcext:value-type="float">
            <text:p>26</text:p>
          </table:table-cell>
          <table:table-cell office:value-type="float" office:value="64" calcext:value-type="float">
            <text:p>64</text:p>
          </table:table-cell>
          <table:table-cell table:formula="of:=[.A4933]/[.B4933]" office:value-type="float" office:value="0.40625" calcext:value-type="float">
            <text:p>0.40625</text:p>
          </table:table-cell>
          <table:table-cell table:number-columns-repeated="6"/>
        </table:table-row>
        <table:table-row table:style-name="ro3">
          <table:table-cell office:value-type="float" office:value="29" calcext:value-type="float">
            <text:p>29</text:p>
          </table:table-cell>
          <table:table-cell office:value-type="float" office:value="64" calcext:value-type="float">
            <text:p>64</text:p>
          </table:table-cell>
          <table:table-cell table:formula="of:=[.A4934]/[.B4934]" office:value-type="float" office:value="0.453125" calcext:value-type="float">
            <text:p>0.453125</text:p>
          </table:table-cell>
          <table:table-cell table:number-columns-repeated="6"/>
        </table:table-row>
        <table:table-row table:style-name="ro3">
          <table:table-cell office:value-type="float" office:value="32" calcext:value-type="float">
            <text:p>32</text:p>
          </table:table-cell>
          <table:table-cell office:value-type="float" office:value="70" calcext:value-type="float">
            <text:p>70</text:p>
          </table:table-cell>
          <table:table-cell table:formula="of:=[.A4935]/[.B4935]" office:value-type="float" office:value="0.457142857142857" calcext:value-type="float">
            <text:p>0.4571428571</text:p>
          </table:table-cell>
          <table:table-cell table:number-columns-repeated="6"/>
        </table:table-row>
        <table:table-row table:style-name="ro3">
          <table:table-cell office:value-type="float" office:value="32" calcext:value-type="float">
            <text:p>32</text:p>
          </table:table-cell>
          <table:table-cell office:value-type="float" office:value="72" calcext:value-type="float">
            <text:p>72</text:p>
          </table:table-cell>
          <table:table-cell table:formula="of:=[.A4936]/[.B4936]" office:value-type="float" office:value="0.444444444444444" calcext:value-type="float">
            <text:p>0.4444444444</text:p>
          </table:table-cell>
          <table:table-cell table:number-columns-repeated="6"/>
        </table:table-row>
        <table:table-row table:style-name="ro3">
          <table:table-cell office:value-type="float" office:value="35" calcext:value-type="float">
            <text:p>35</text:p>
          </table:table-cell>
          <table:table-cell office:value-type="float" office:value="75" calcext:value-type="float">
            <text:p>75</text:p>
          </table:table-cell>
          <table:table-cell table:formula="of:=[.A4937]/[.B4937]" office:value-type="float" office:value="0.466666666666667" calcext:value-type="float">
            <text:p>0.4666666667</text:p>
          </table:table-cell>
          <table:table-cell table:number-columns-repeated="6"/>
        </table:table-row>
        <table:table-row table:style-name="ro3">
          <table:table-cell office:value-type="float" office:value="21" calcext:value-type="float">
            <text:p>21</text:p>
          </table:table-cell>
          <table:table-cell office:value-type="float" office:value="54" calcext:value-type="float">
            <text:p>54</text:p>
          </table:table-cell>
          <table:table-cell table:formula="of:=[.A4938]/[.B4938]" office:value-type="float" office:value="0.388888888888889" calcext:value-type="float">
            <text:p>0.3888888889</text:p>
          </table:table-cell>
          <table:table-cell table:number-columns-repeated="6"/>
        </table:table-row>
        <table:table-row table:style-name="ro3">
          <table:table-cell office:value-type="float" office:value="22" calcext:value-type="float">
            <text:p>22</text:p>
          </table:table-cell>
          <table:table-cell office:value-type="float" office:value="55" calcext:value-type="float">
            <text:p>55</text:p>
          </table:table-cell>
          <table:table-cell table:formula="of:=[.A4939]/[.B4939]" office:value-type="float" office:value="0.4" calcext:value-type="float">
            <text:p>0.4</text:p>
          </table:table-cell>
          <table:table-cell table:number-columns-repeated="6"/>
        </table:table-row>
        <table:table-row table:style-name="ro3">
          <table:table-cell office:value-type="float" office:value="19" calcext:value-type="float">
            <text:p>19</text:p>
          </table:table-cell>
          <table:table-cell office:value-type="float" office:value="55" calcext:value-type="float">
            <text:p>55</text:p>
          </table:table-cell>
          <table:table-cell table:formula="of:=[.A4940]/[.B4940]" office:value-type="float" office:value="0.345454545454545" calcext:value-type="float">
            <text:p>0.3454545455</text:p>
          </table:table-cell>
          <table:table-cell table:number-columns-repeated="6"/>
        </table:table-row>
        <table:table-row table:style-name="ro3">
          <table:table-cell office:value-type="float" office:value="21" calcext:value-type="float">
            <text:p>21</text:p>
          </table:table-cell>
          <table:table-cell office:value-type="float" office:value="54" calcext:value-type="float">
            <text:p>54</text:p>
          </table:table-cell>
          <table:table-cell table:formula="of:=[.A4941]/[.B4941]" office:value-type="float" office:value="0.388888888888889" calcext:value-type="float">
            <text:p>0.3888888889</text:p>
          </table:table-cell>
          <table:table-cell table:number-columns-repeated="6"/>
        </table:table-row>
        <table:table-row table:style-name="ro3">
          <table:table-cell office:value-type="float" office:value="22" calcext:value-type="float">
            <text:p>22</text:p>
          </table:table-cell>
          <table:table-cell office:value-type="float" office:value="55" calcext:value-type="float">
            <text:p>55</text:p>
          </table:table-cell>
          <table:table-cell table:formula="of:=[.A4942]/[.B4942]" office:value-type="float" office:value="0.4" calcext:value-type="float">
            <text:p>0.4</text:p>
          </table:table-cell>
          <table:table-cell table:number-columns-repeated="6"/>
        </table:table-row>
        <table:table-row table:style-name="ro3">
          <table:table-cell office:value-type="float" office:value="24" calcext:value-type="float">
            <text:p>24</text:p>
          </table:table-cell>
          <table:table-cell office:value-type="float" office:value="61" calcext:value-type="float">
            <text:p>61</text:p>
          </table:table-cell>
          <table:table-cell table:formula="of:=[.A4943]/[.B4943]" office:value-type="float" office:value="0.39344262295082" calcext:value-type="float">
            <text:p>0.393442623</text:p>
          </table:table-cell>
          <table:table-cell table:number-columns-repeated="6"/>
        </table:table-row>
        <table:table-row table:style-name="ro3">
          <table:table-cell office:value-type="float" office:value="25" calcext:value-type="float">
            <text:p>25</text:p>
          </table:table-cell>
          <table:table-cell office:value-type="float" office:value="65" calcext:value-type="float">
            <text:p>65</text:p>
          </table:table-cell>
          <table:table-cell table:formula="of:=[.A4944]/[.B4944]" office:value-type="float" office:value="0.384615384615385" calcext:value-type="float">
            <text:p>0.3846153846</text:p>
          </table:table-cell>
          <table:table-cell table:number-columns-repeated="6"/>
        </table:table-row>
        <table:table-row table:style-name="ro3">
          <table:table-cell office:value-type="float" office:value="24" calcext:value-type="float">
            <text:p>24</text:p>
          </table:table-cell>
          <table:table-cell office:value-type="float" office:value="70" calcext:value-type="float">
            <text:p>70</text:p>
          </table:table-cell>
          <table:table-cell table:formula="of:=[.A4945]/[.B4945]" office:value-type="float" office:value="0.342857142857143" calcext:value-type="float">
            <text:p>0.3428571429</text:p>
          </table:table-cell>
          <table:table-cell table:number-columns-repeated="6"/>
        </table:table-row>
      </table:table>
      <table:table table:name="AUTOMATICO" table:style-name="ta1">
        <table:table-column table:style-name="co2" table:default-cell-style-name="Default"/>
        <table:table-row table:style-name="ro3">
          <table:table-cell office:value-type="string" calcext:value-type="string">
            <text:p>Ajuste automatico de parametros</text:p>
          </table:table-cell>
        </table:table-row>
      </table:table>
      <table:named-expressions/>
      <table:database-ranges>
        <table:database-range table:name="__Anonymous_Sheet_DB__2" table:target-range-address="Study.A1:Study.C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00/00/0000</text:date>, <text:time style:data-style-name="N2" text:time-value="15:21:00.2748480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9:18:44.648485529</meta:creation-date>
    <dc:date>2017-04-13T17:11:24.742980925</dc:date>
    <meta:editing-duration>P2DT41M47S</meta:editing-duration>
    <meta:editing-cycles>15</meta:editing-cycles>
    <meta:generator>LibreOffice/4.2.8.2$Linux_X86_64 LibreOffice_project/420m0$Build-2</meta:generator>
    <meta:document-statistic meta:table-count="4" meta:cell-count="15390" meta:object-count="0"/>
  </office:meta>
</office:document-meta>
</file>